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9.883cm"/>
    </style:style>
    <style:style style:name="co7" style:family="table-column">
      <style:table-column-properties fo:break-before="auto" style:column-width="2.711cm"/>
    </style:style>
    <style:style style:name="co8" style:family="table-column">
      <style:table-column-properties fo:break-before="auto" style:column-width="4.466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2.006cm"/>
    </style:style>
    <style:style style:name="co26" style:family="table-column">
      <style:table-column-properties fo:break-before="auto" style:column-width="1.032cm"/>
    </style:style>
    <style:style style:name="co27" style:family="table-column">
      <style:table-column-properties fo:break-before="auto" style:column-width="1.007cm"/>
    </style:style>
    <style:style style:name="co28" style:family="table-column">
      <style:table-column-properties fo:break-before="auto" style:column-width="1.498cm"/>
    </style:style>
    <style:style style:name="co29" style:family="table-column">
      <style:table-column-properties fo:break-before="auto" style:column-width="0.843cm"/>
    </style:style>
    <style:style style:name="co30" style:family="table-column">
      <style:table-column-properties fo:break-before="auto" style:column-width="0.877cm"/>
    </style:style>
    <style:style style:name="co31" style:family="table-column">
      <style:table-column-properties fo:break-before="auto" style:column-width="0.898cm"/>
    </style:style>
    <style:style style:name="co32" style:family="table-column">
      <style:table-column-properties fo:break-before="auto" style:column-width="3.799cm"/>
    </style:style>
    <style:style style:name="co33" style:family="table-column">
      <style:table-column-properties fo:break-before="auto" style:column-width="0.572cm"/>
    </style:style>
    <style:style style:name="co34" style:family="table-column">
      <style:table-column-properties fo:break-before="auto" style:column-width="3.521cm"/>
    </style:style>
    <style:style style:name="co35" style:family="table-column">
      <style:table-column-properties fo:break-before="auto" style:column-width="3.63cm"/>
    </style:style>
    <style:style style:name="co36" style:family="table-column">
      <style:table-column-properties fo:break-before="auto" style:column-width="1.942cm"/>
    </style:style>
    <style:style style:name="co37" style:family="table-column">
      <style:table-column-properties fo:break-before="auto" style:column-width="7.28cm"/>
    </style:style>
    <style:style style:name="co38" style:family="table-column">
      <style:table-column-properties fo:break-before="auto" style:column-width="3.602cm"/>
    </style:style>
    <style:style style:name="co39" style:family="table-column">
      <style:table-column-properties fo:break-before="auto" style:column-width="16.293cm"/>
    </style:style>
    <style:style style:name="co40" style:family="table-column">
      <style:table-column-properties fo:break-before="auto" style:column-width="11.555cm"/>
    </style:style>
    <style:style style:name="co4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townzones">
      <style:table-properties table:display="true" style:writing-mode="lr-tb"/>
    </style:style>
    <style:style style:name="ta6" style:family="table" style:master-page-name="PageStyle_5f_dropdowns">
      <style:table-properties table:display="true" style:writing-mode="lr-tb"/>
    </style:style>
    <style:style style:name="ta7" style:family="table" style:master-page-name="PageStyle_5f_ID_20_check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1"/>
    </style:style>
    <style:style style:name="ce37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57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1"/>
    </style:style>
    <style:style style:name="ce50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386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7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8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9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0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1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2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3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5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6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7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8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9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0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1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2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3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4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5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6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7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8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9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3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4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6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7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8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9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0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1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8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9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0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1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2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3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4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5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2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9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0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7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2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3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4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5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6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7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8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0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21"/>
    </style:style>
    <style:style style:name="ce482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3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4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6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2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3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4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5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7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8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3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S21"/>
    </style:style>
    <style:style style:name="ce505" style:family="table-cell" style:parent-style-name="Default">
      <style:map style:condition="cell-content()&gt;0" style:apply-style-name="ConditionalStyle_5f_10" style:base-cell-address="colours.A21"/>
    </style:style>
    <style:style style:name="ce506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7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11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2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3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4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5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C21"/>
    </style:style>
    <style:style style:name="ce52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C21"/>
    </style:style>
    <style:style style:name="ce525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6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S21"/>
    </style:style>
    <style:style style:name="ce52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79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8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0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8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0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8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9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8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7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6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3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4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0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1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0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9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9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2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3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1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2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4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9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0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1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8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0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7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9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4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7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1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4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5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6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7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8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9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0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2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6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1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2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3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4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6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6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0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3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7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storage.A14"/>
    </style:style>
    <style:style style:name="ce807" style:family="table-cell" style:parent-style-name="Default">
      <style:text-properties fo:font-weight="bold" style:font-weight-asian="bold" style:font-weight-complex="bold"/>
    </style:style>
    <style:style style:name="ce76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9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0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3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6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816" style:family="table-cell" style:parent-style-name="Default">
      <style:text-properties fo:font-weight="normal" style:font-weight-asian="normal" style:font-weight-complex="normal"/>
    </style:style>
    <style:style style:name="ce340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items.M2">
          <table:error-message table:message-type="stop" table:display="true"/>
        </table:content-validation>
        <table:content-validation table:name="val2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342"/>
        <table:table-column table:style-name="co2" table:default-cell-style-name="ce34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342"/>
        <table:table-column table:style-name="co6" table:default-cell-style-name="ce342"/>
        <table:table-column table:style-name="co7" table:number-columns-repeated="3" table:default-cell-style-name="ce342"/>
        <table:table-column table:style-name="co8" table:default-cell-style-name="ce342"/>
        <table:table-column table:style-name="co9" table:default-cell-style-name="ce342"/>
        <table:table-column table:style-name="co10" table:default-cell-style-name="ce342"/>
        <table:table-column table:style-name="co11" table:default-cell-style-name="ce342"/>
        <table:table-column table:style-name="co10" table:number-columns-repeated="3" table:default-cell-style-name="ce342"/>
        <table:table-column table:style-name="co12" table:default-cell-style-name="ce342"/>
        <table:table-column table:style-name="co13" table:number-columns-repeated="3" table:default-cell-style-name="ce342"/>
        <table:table-column table:style-name="co14" table:default-cell-style-name="ce347"/>
        <table:table-column table:style-name="co15" table:default-cell-style-name="ce347"/>
        <table:table-column table:style-name="co16" table:default-cell-style-name="ce342"/>
        <table:table-column table:style-name="co17" table:default-cell-style-name="ce342"/>
        <table:table-column table:style-name="co18" table:default-cell-style-name="ce342"/>
        <table:table-column table:style-name="co19" table:default-cell-style-name="ce342"/>
        <table:table-column table:style-name="co20" table:default-cell-style-name="Default"/>
        <table:table-column table:style-name="co21" table:default-cell-style-name="ce342"/>
        <table:table-column table:style-name="co22" table:default-cell-style-name="ce342"/>
        <table:table-column table:style-name="co23" table:number-columns-repeated="2" table:default-cell-style-name="ce342"/>
        <table:table-column table:style-name="co20" table:default-cell-style-name="ce342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code_stream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colours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childsprites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construction_layouts</text:p>
          </table:table-cell>
          <table:table-cell table:style-name="ce2" office:value-type="string" calcext:value-type="string">
            <text:p>foundation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9" office:value-type="string" calcext:value-type="string">
            <text:p>yearstart</text:p>
          </table:table-cell>
          <table:table-cell table:style-name="ce19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,g,h,i,j,k,l,m,n,o,p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manual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fence':{'conditions':['single','remap','single_climate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fence':{'conditions':['single','remap']},'trees':{'conditions':['seasonal','variant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roofs':{'conditions':['variant','norm_only','remap','4choices','old_colours']},'signs':{'conditions':['variant','single','remap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c,d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table:formula="of:=VLOOKUP([.L26];[$dropdowns.A:.C];2;0)" office:value-type="float" office:value="10" calcext:value-type="float">
            <text:p>10</text:p>
          </table:table-cell>
          <table:table-cell table:formula="of:=VLOOKUP([.L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L29];[$dropdowns.A:.C];2;0)" office:value-type="float" office:value="10" calcext:value-type="float">
            <text:p>10</text:p>
          </table:table-cell>
          <table:table-cell table:formula="of:=VLOOKUP([.L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/>
          <table:table-cell table:formula="of:=VLOOKUP([.L31];[$dropdowns.A:.C];2;0)" office:value-type="float" office:value="10" calcext:value-type="float">
            <text:p>10</text:p>
          </table:table-cell>
          <table:table-cell table:formula="of:=VLOOKUP([.L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L32];[$dropdowns.A:.C];2;0)" office:value-type="float" office:value="14" calcext:value-type="float">
            <text:p>14</text:p>
          </table:table-cell>
          <table:table-cell table:formula="of:=VLOOKUP([.L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L33];[$dropdowns.A:.C];2;0)" office:value-type="float" office:value="10" calcext:value-type="float">
            <text:p>10</text:p>
          </table:table-cell>
          <table:table-cell table:formula="of:=VLOOKUP([.L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L34];[$dropdowns.A:.C];2;0)" office:value-type="float" office:value="14" calcext:value-type="float">
            <text:p>14</text:p>
          </table:table-cell>
          <table:table-cell table:formula="of:=VLOOKUP([.L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L35];[$dropdowns.A:.C];2;0)" office:value-type="float" office:value="10" calcext:value-type="float">
            <text:p>10</text:p>
          </table:table-cell>
          <table:table-cell table:formula="of:=VLOOKUP([.L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L36];[$dropdowns.A:.C];2;0)" office:value-type="float" office:value="14" calcext:value-type="float">
            <text:p>14</text:p>
          </table:table-cell>
          <table:table-cell table:formula="of:=VLOOKUP([.L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,12L,13L,14L,15L,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39];[$dropdowns.A:.C];2;0)" office:value-type="float" office:value="6" calcext:value-type="float">
            <text:p>6</text:p>
          </table:table-cell>
          <table:table-cell table:formula="of:=VLOOKUP([.L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0];[$dropdowns.A:.C];2;0)" office:value-type="float" office:value="10" calcext:value-type="float">
            <text:p>10</text:p>
          </table:table-cell>
          <table:table-cell table:formula="of:=VLOOKUP([.L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2" table:content-validation-name="val1"/>
          <table:table-cell table:style-name="ce8"/>
          <table:table-cell table:style-name="ce188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L41];[$dropdowns.A:.C];2;0)" office:value-type="float" office:value="6" calcext:value-type="float">
            <text:p>6</text:p>
          </table:table-cell>
          <table:table-cell table:formula="of:=VLOOKUP([.L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2" table:content-validation-name="val1"/>
          <table:table-cell table:style-name="ce8"/>
          <table:table-cell table:style-name="ce188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L42];[$dropdowns.A:.C];2;0)" office:value-type="float" office:value="10" calcext:value-type="float">
            <text:p>10</text:p>
          </table:table-cell>
          <table:table-cell table:formula="of:=VLOOKUP([.L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3];[$dropdowns.A:.C];2;0)" office:value-type="float" office:value="6" calcext:value-type="float">
            <text:p>6</text:p>
          </table:table-cell>
          <table:table-cell table:formula="of:=VLOOKUP([.L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4];[$dropdowns.A:.C];2;0)" office:value-type="float" office:value="10" calcext:value-type="float">
            <text:p>10</text:p>
          </table:table-cell>
          <table:table-cell table:formula="of:=VLOOKUP([.L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L45];[$dropdowns.A:.C];2;0)" office:value-type="float" office:value="6" calcext:value-type="float">
            <text:p>6</text:p>
          </table:table-cell>
          <table:table-cell table:formula="of:=VLOOKUP([.L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L46];[$dropdowns.A:.C];2;0)" office:value-type="float" office:value="10" calcext:value-type="float">
            <text:p>10</text:p>
          </table:table-cell>
          <table:table-cell table:formula="of:=VLOOKUP([.L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/>
          <table:table-cell table:formula="of:=VLOOKUP([.L47];[$dropdowns.A:.C];2;0)" office:value-type="float" office:value="10" calcext:value-type="float">
            <text:p>10</text:p>
          </table:table-cell>
          <table:table-cell table:formula="of:=VLOOKUP([.L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/>
          <table:table-cell table:formula="of:=VLOOKUP([.L48];[$dropdowns.A:.C];2;0)" office:value-type="float" office:value="10" calcext:value-type="float">
            <text:p>10</text:p>
          </table:table-cell>
          <table:table-cell table:formula="of:=VLOOKUP([.L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7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55];[$dropdowns.A:.C];2;0)" office:value-type="float" office:value="6" calcext:value-type="float">
            <text:p>6</text:p>
          </table:table-cell>
          <table:table-cell table:formula="of:=VLOOKUP([.L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56];[$dropdowns.A:.C];2;0)" office:value-type="float" office:value="10" calcext:value-type="float">
            <text:p>10</text:p>
          </table:table-cell>
          <table:table-cell table:formula="of:=VLOOKUP([.L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table:formula="of:=VLOOKUP([.L57];[$dropdowns.A:.C];2;0)" office:value-type="float" office:value="10" calcext:value-type="float">
            <text:p>10</text:p>
          </table:table-cell>
          <table:table-cell table:formula="of:=VLOOKUP([.L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L59];[$dropdowns.A:.C];2;0)" office:value-type="float" office:value="6" calcext:value-type="float">
            <text:p>6</text:p>
          </table:table-cell>
          <table:table-cell table:formula="of:=VLOOKUP([.L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L60];[$dropdowns.A:.C];2;0)" office:value-type="float" office:value="10" calcext:value-type="float">
            <text:p>10</text:p>
          </table:table-cell>
          <table:table-cell table:formula="of:=VLOOKUP([.L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62];[$dropdowns.A:.C];2;0)" office:value-type="float" office:value="6" calcext:value-type="float">
            <text:p>6</text:p>
          </table:table-cell>
          <table:table-cell table:formula="of:=VLOOKUP([.L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63];[$dropdowns.A:.C];2;0)" office:value-type="float" office:value="10" calcext:value-type="float">
            <text:p>10</text:p>
          </table:table-cell>
          <table:table-cell table:formula="of:=VLOOKUP([.L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/>
          <table:table-cell table:formula="of:=VLOOKUP([.L64];[$dropdowns.A:.C];2;0)" office:value-type="float" office:value="10" calcext:value-type="float">
            <text:p>10</text:p>
          </table:table-cell>
          <table:table-cell table:formula="of:=VLOOKUP([.L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L65];[$dropdowns.A:.C];2;0)" office:value-type="float" office:value="6" calcext:value-type="float">
            <text:p>6</text:p>
          </table:table-cell>
          <table:table-cell table:formula="of:=VLOOKUP([.L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L66];[$dropdowns.A:.C];2;0)" office:value-type="float" office:value="10" calcext:value-type="float">
            <text:p>10</text:p>
          </table:table-cell>
          <table:table-cell table:formula="of:=VLOOKUP([.L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/>
          <table:table-cell table:formula="of:=VLOOKUP([.L67];[$dropdowns.A:.C];2;0)" office:value-type="float" office:value="10" calcext:value-type="float">
            <text:p>10</text:p>
          </table:table-cell>
          <table:table-cell table:formula="of:=VLOOKUP([.L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a_6L,b_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table:formula="of:=VLOOKUP([.L69];[$dropdowns.A:.C];2;0)" office:value-type="float" office:value="10" calcext:value-type="float">
            <text:p>10</text:p>
          </table:table-cell>
          <table:table-cell table:formula="of:=VLOOKUP([.L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a_8L,b_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a_10L,b_10L,a_12L,b_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radiokaikan_l</text:p>
          </table:table-cell>
          <table:table-cell office:value-type="string" calcext:value-type="string">
            <text:p>radiokaikan</text:p>
          </table:table-cell>
          <table:table-cell office:value-type="float" office:value="100" calcext:value-type="float">
            <text:p>1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RADIOKAIKAN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4" calcext:value-type="float">
            <text:p>2014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/>
          <table:table-cell table:formula="of:=VLOOKUP([.L98];[$dropdowns.A:.C];2;0)" office:value-type="float" office:value="10" calcext:value-type="float">
            <text:p>10</text:p>
          </table:table-cell>
          <table:table-cell table:formula="of:=VLOOKUP([.L9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d,e,f,g</text:p>
          </table:table-cell>
          <table:table-cell table:style-name="ce2" table:content-validation-name="val1" office:value-type="string" calcext:value-type="string">
            <text:p>{'a': {'X': 2},'b': {'X': 2},'s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ako</text:p>
          </table:table-cell>
          <table:table-cell office:value-type="float" office:value="98" calcext:value-type="float">
            <text:p>9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AK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table:formula="of:=VLOOKUP([.L103];[$dropdowns.A:.C];2;0)" office:value-type="float" office:value="10" calcext:value-type="float">
            <text:p>10</text:p>
          </table:table-cell>
          <table:table-cell table:formula="of:=VLOOKUP([.L10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4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Y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Default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,'Y': -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kyo_sky_tree</text:p>
          </table:table-cell>
          <table:table-cell office:value-type="float" office:value="99" calcext:value-type="float">
            <text:p>9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_SKY_TREE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1" calcext:value-type="float">
            <text:p>2011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content-validation-name="val1" office:value-type="string" calcext:value-type="string">
            <text:p>{'n': {'X':2,'Y':2}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content-validation-name="val1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34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3,'X':1,'Y':1},'w': {'$': 3,'X':1,'Y':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,'Y': -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office:value-type="string" calcext:value-type="string">
            <text:p>{'override': 'spr_ground_temple'}</text:p>
          </table:table-cell>
          <table:table-cell table:style-name="ce2" table:content-validation-name="val1" office:value-type="string" calcext:value-type="string">
            <text:p>{'ground':{'conditions':['single']},'trees':{'conditions':['seasonal','variant']}}</text:p>
          </table:table-cell>
          <table:table-cell table:style-name="ce8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w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levels' }</text:p>
          </table:table-cell>
          <table:table-cell table:style-name="Default" office:value-type="string" calcext:value-type="string">
            <text:p>{'override': 'spr_ground_shiro'}</text:p>
          </table:table-cell>
          <table:table-cell table:style-name="ce2" table:content-validation-name="val1" office:value-type="string" calcext:value-type="string">
            <text:p>{'ground':{'conditions':['2x2']},'trees':{'conditions':['seasonal','variant','single_climate','level_driven'],'level':{'p':['no_north'],'q':['no_north','no_east'],'r':['no_north','no_east'],'u':['no_north','no_south']}}}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,r,u</text:p>
          </table:table-cell>
          <table:table-cell table:style-name="ce2" table:content-validation-name="val1" office:value-type="string" calcext:value-type="string">
            <text:p>{'n': {'#': 1,'$': 3},'e': {'$': 2},'w': {'$': 0},'s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HIMEJI_SHIRO','q': 'NAME_MATSUMOTO_SHIRO','r': 'NAME_KUMAMOTO_SHIRO','u': 'NAME_OKAYAMA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#': 1,'$': 3},'e': {'$': 2,'X': 1,'Y': 3},'w': {'$': 0,'X': 1},'s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number-rows-repeated="1048430">
          <table:table-cell table:number-columns-repeated="12"/>
          <table:table-cell table:content-validation-name="val1" table:number-columns-repeated="4"/>
          <table:table-cell table:number-columns-repeated="18"/>
        </table:table-row>
        <table:table-row table:style-name="ro1">
          <table:table-cell table:number-columns-repeated="12"/>
          <table:table-cell table:content-validation-name="val1" table:number-columns-repeated="4"/>
          <table:table-cell table:number-columns-repeated="18"/>
        </table:table-row>
        <calcext:conditional-formats>
          <calcext:conditional-format calcext:target-range-address="items.C146:items.E1048576 items.C1:items.C127 items.C129:items.C1048576 items.J142:items.K145 items.K139:items.K141 items.K121:items.K137 items.J2:items.J8 items.G9:items.J9 items.G26:items.J30 items.J15:items.J25 items.J31:items.J45 items.G55:items.J56 items.J47:items.J54 items.I59:items.J60 items.J57:items.J58 items.J61:items.J141 items.G72:items.I73 items.G67:items.I67 items.G62:items.I63 items.K2:items.K119 items.D1:items.E145 items.G15:items.G15 items.G17:items.G17 items.G11:items.J14 items.G10:items.G10 items.J10:items.J10 items.I46:items.J46 items.G43:items.H46 items.G41:items.G44 items.I45:items.I45 items.G59:items.G60 items.G65:items.G66 items.I65:items.I66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373"/>
        <table:table-column table:style-name="co25" table:default-cell-style-name="ce373"/>
        <table:table-column table:style-name="co26" table:number-columns-repeated="16" table:default-cell-style-name="ce56"/>
        <table:table-column table:style-name="co26" table:number-columns-repeated="73" table:default-cell-style-name="ce505"/>
        <table:table-column table:style-name="co20" table:number-columns-repeated="16277" table:default-cell-style-name="ce505"/>
        <table:table-row table:style-name="ro1"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option</text:p>
          </table:table-cell>
          <table:table-cell table:style-name="ce45" office:value-type="string" calcext:value-type="string">
            <text:p>white080F</text:p>
          </table:table-cell>
          <table:table-cell table:style-name="ce45" office:value-type="string" calcext:value-type="string">
            <text:p>grey</text:p>
          </table:table-cell>
          <table:table-cell table:style-name="ce45" office:value-type="string" calcext:value-type="string">
            <text:p>brown1</text:p>
          </table:table-cell>
          <table:table-cell table:style-name="ce45" office:value-type="string" calcext:value-type="string">
            <text:p>brown2</text:p>
          </table:table-cell>
          <table:table-cell table:style-name="ce45" office:value-type="string" calcext:value-type="string">
            <text:p>mauve</text:p>
          </table:table-cell>
          <table:table-cell table:style-name="ce45" office:value-type="string" calcext:value-type="string">
            <text:p>dark_green</text:p>
          </table:table-cell>
          <table:table-cell table:style-name="ce45" office:value-type="string" calcext:value-type="string">
            <text:p>peach</text:p>
          </table:table-cell>
          <table:table-cell table:style-name="ce45" office:value-type="string" calcext:value-type="string">
            <text:p>light_blue</text:p>
          </table:table-cell>
          <table:table-cell table:style-name="ce45" office:value-type="string" calcext:value-type="string">
            <text:p>dark_blue</text:p>
          </table:table-cell>
          <table:table-cell table:style-name="ce45" office:value-type="string" calcext:value-type="string">
            <text:p>black</text:p>
          </table:table-cell>
          <table:table-cell table:style-name="ce45" office:value-type="string" calcext:value-type="string">
            <text:p>midgrey</text:p>
          </table:table-cell>
          <table:table-cell table:style-name="ce45" office:value-type="string" calcext:value-type="string">
            <text:p>gold</text:p>
          </table:table-cell>
          <table:table-cell table:style-name="ce45" office:value-type="string" calcext:value-type="string">
            <text:p>red_brown</text:p>
          </table:table-cell>
          <table:table-cell table:style-name="ce45" office:value-type="string" calcext:value-type="string">
            <text:p>red</text:p>
          </table:table-cell>
          <table:table-cell table:style-name="ce45" office:value-type="string" calcext:value-type="string">
            <text:p>maroon</text:p>
          </table:table-cell>
          <table:table-cell table:style-name="ce45" office:value-type="string" calcext:value-type="string">
            <text:p>half13</text:p>
          </table:table-cell>
          <table:table-cell table:style-name="ce45" office:value-type="string" calcext:value-type="string">
            <text:p>brn686Dbla0106</text:p>
          </table:table-cell>
          <table:table-cell table:style-name="ce45" office:value-type="string" calcext:value-type="string">
            <text:p>brn686Dbla0308</text:p>
          </table:table-cell>
          <table:table-cell table:style-name="ce45" office:value-type="string" calcext:value-type="string">
            <text:p>brn686Dgry050A</text:p>
          </table:table-cell>
          <table:table-cell table:style-name="ce45" office:value-type="string" calcext:value-type="string">
            <text:p>brn686Dblu9095</text:p>
          </table:table-cell>
          <table:table-cell table:style-name="ce45" office:value-type="string" calcext:value-type="string">
            <text:p>brn686Dbrn6A6F</text:p>
          </table:table-cell>
          <table:table-cell table:style-name="ce45" office:value-type="string" calcext:value-type="string">
            <text:p>brn686Dbrn2025</text:p>
          </table:table-cell>
          <table:table-cell table:style-name="ce45" office:value-type="string" calcext:value-type="string">
            <text:p>brn686Dbrn2227</text:p>
          </table:table-cell>
          <table:table-cell table:style-name="ce45" office:value-type="string" calcext:value-type="string">
            <text:p>brn6A6Fbla0106</text:p>
          </table:table-cell>
          <table:table-cell table:style-name="ce45" office:value-type="string" calcext:value-type="string">
            <text:p>brn6A6Fbla0308</text:p>
          </table:table-cell>
          <table:table-cell table:style-name="ce45" office:value-type="string" calcext:value-type="string">
            <text:p>brn6A6Fbla050A</text:p>
          </table:table-cell>
          <table:table-cell table:style-name="ce45" office:value-type="string" calcext:value-type="string">
            <text:p>brn6A6Fbrn686D</text:p>
          </table:table-cell>
          <table:table-cell table:style-name="ce45" office:value-type="string" calcext:value-type="string">
            <text:p>brn6A6Fbrn2025</text:p>
          </table:table-cell>
          <table:table-cell table:style-name="ce45" office:value-type="string" calcext:value-type="string">
            <text:p>brn6A6Fbrn2227</text:p>
          </table:table-cell>
          <table:table-cell table:style-name="ce45" office:value-type="string" calcext:value-type="string">
            <text:p>bla0106bla0106</text:p>
          </table:table-cell>
          <table:table-cell table:style-name="ce45" office:value-type="string" calcext:value-type="string">
            <text:p>bla0308brn2025</text:p>
          </table:table-cell>
          <table:table-cell table:style-name="ce45" office:value-type="string" calcext:value-type="string">
            <text:p>bla0308brn2227</text:p>
          </table:table-cell>
          <table:table-cell table:style-name="ce45" office:value-type="string" calcext:value-type="string">
            <text:p>gry050Abla0106</text:p>
          </table:table-cell>
          <table:table-cell table:style-name="ce45" office:value-type="string" calcext:value-type="string">
            <text:p>gry050Abla0308</text:p>
          </table:table-cell>
          <table:table-cell table:style-name="ce45" office:value-type="string" calcext:value-type="string">
            <text:p>gry050Awhi0A0F</text:p>
          </table:table-cell>
          <table:table-cell table:style-name="ce45" office:value-type="string" calcext:value-type="string">
            <text:p>gry050Abrn686D</text:p>
          </table:table-cell>
          <table:table-cell table:style-name="ce45" office:value-type="string" calcext:value-type="string">
            <text:p>gry050Abrn2025</text:p>
          </table:table-cell>
          <table:table-cell table:style-name="ce45" office:value-type="string" calcext:value-type="string">
            <text:p>gry050Abrn2227</text:p>
          </table:table-cell>
          <table:table-cell table:style-name="ce45" office:value-type="string" calcext:value-type="string">
            <text:p>whi0A0Fbla0106</text:p>
          </table:table-cell>
          <table:table-cell table:style-name="ce45" office:value-type="string" calcext:value-type="string">
            <text:p>whi0A0Fbla0308</text:p>
          </table:table-cell>
          <table:table-cell table:style-name="ce45" office:value-type="string" calcext:value-type="string">
            <text:p>whi0A0Fbla050A</text:p>
          </table:table-cell>
          <table:table-cell table:style-name="ce45" office:value-type="string" calcext:value-type="string">
            <text:p>whi0A0Fbrn686D</text:p>
          </table:table-cell>
          <table:table-cell table:style-name="ce45" office:value-type="string" calcext:value-type="string">
            <text:p>whi0A0Fbrn2025</text:p>
          </table:table-cell>
          <table:table-cell table:style-name="ce45" office:value-type="string" calcext:value-type="string">
            <text:p>whi0A0Fbrn2227</text:p>
          </table:table-cell>
          <table:table-cell table:style-name="ce45" office:value-type="string" calcext:value-type="string">
            <text:p>whi080Dbla0106</text:p>
          </table:table-cell>
          <table:table-cell table:style-name="ce45" office:value-type="string" calcext:value-type="string">
            <text:p>whi080Dbla0308</text:p>
          </table:table-cell>
          <table:table-cell table:style-name="ce45" office:value-type="string" calcext:value-type="string">
            <text:p>whi080Dbla050A</text:p>
          </table:table-cell>
          <table:table-cell table:style-name="ce45" office:value-type="string" calcext:value-type="string">
            <text:p>whi080Dbrn686D</text:p>
          </table:table-cell>
          <table:table-cell table:style-name="ce45" office:value-type="string" calcext:value-type="string">
            <text:p>whi080Dbrn2025</text:p>
          </table:table-cell>
          <table:table-cell table:style-name="ce45" office:value-type="string" calcext:value-type="string">
            <text:p>whi080Dbrn2227</text:p>
          </table:table-cell>
          <table:table-cell table:style-name="ce25" office:value-type="string" calcext:value-type="string">
            <text:p>sil1116bla0106</text:p>
          </table:table-cell>
          <table:table-cell table:style-name="ce25" office:value-type="string" calcext:value-type="string">
            <text:p>sil1116bla0308</text:p>
          </table:table-cell>
          <table:table-cell table:style-name="ce25" office:value-type="string" calcext:value-type="string">
            <text:p>sil1116bla050A</text:p>
          </table:table-cell>
          <table:table-cell table:style-name="ce25" office:value-type="string" calcext:value-type="string">
            <text:p>sil1116brn686D</text:p>
          </table:table-cell>
          <table:table-cell table:style-name="ce25" office:value-type="string" calcext:value-type="string">
            <text:p>sil1116brn2025</text:p>
          </table:table-cell>
          <table:table-cell table:style-name="ce25" office:value-type="string" calcext:value-type="string">
            <text:p>sil1116brn2227</text:p>
          </table:table-cell>
          <table:table-cell table:style-name="ce25" office:value-type="string" calcext:value-type="string">
            <text:p>sil1116pea7378</text:p>
          </table:table-cell>
          <table:table-cell table:style-name="ce25" office:value-type="string" calcext:value-type="string">
            <text:p>sil1116mar292E</text:p>
          </table:table-cell>
          <table:table-cell table:style-name="ce25" office:value-type="string" calcext:value-type="string">
            <text:p>sil1116pea595E</text:p>
          </table:table-cell>
          <table:table-cell table:style-name="ce25" office:value-type="string" calcext:value-type="string">
            <text:p>brn2025bla0106</text:p>
          </table:table-cell>
          <table:table-cell table:style-name="ce25" office:value-type="string" calcext:value-type="string">
            <text:p>brn2025bla0308</text:p>
          </table:table-cell>
          <table:table-cell table:style-name="ce25" office:value-type="string" calcext:value-type="string">
            <text:p>brn2025bla050A</text:p>
          </table:table-cell>
          <table:table-cell table:style-name="ce25" office:value-type="string" calcext:value-type="string">
            <text:p>brn2025gry090E</text:p>
          </table:table-cell>
          <table:table-cell table:style-name="ce25" office:value-type="string" calcext:value-type="string">
            <text:p>brn2025whi0A0F</text:p>
          </table:table-cell>
          <table:table-cell table:style-name="ce25" office:value-type="string" calcext:value-type="string">
            <text:p>brn2025sil1116</text:p>
          </table:table-cell>
          <table:table-cell table:style-name="ce25" office:value-type="string" calcext:value-type="string">
            <text:p>brn2025brn686D</text:p>
          </table:table-cell>
          <table:table-cell table:style-name="ce25" office:value-type="string" calcext:value-type="string">
            <text:p>brn2025brn2227</text:p>
          </table:table-cell>
          <table:table-cell table:style-name="ce25" office:value-type="string" calcext:value-type="string">
            <text:p>brn2025brn484D</text:p>
          </table:table-cell>
          <table:table-cell table:style-name="ce25" office:value-type="string" calcext:value-type="string">
            <text:p>brn2025mau8186</text:p>
          </table:table-cell>
          <table:table-cell table:style-name="ce25" office:value-type="string" calcext:value-type="string">
            <text:p>brn2227bla0106</text:p>
          </table:table-cell>
          <table:table-cell table:style-name="ce25" office:value-type="string" calcext:value-type="string">
            <text:p>brn2227bla0308</text:p>
          </table:table-cell>
          <table:table-cell table:style-name="ce25" office:value-type="string" calcext:value-type="string">
            <text:p>brn2227bla050A</text:p>
          </table:table-cell>
          <table:table-cell table:style-name="ce25" office:value-type="string" calcext:value-type="string">
            <text:p>brn2227gry090E</text:p>
          </table:table-cell>
          <table:table-cell table:style-name="ce25" office:value-type="string" calcext:value-type="string">
            <text:p>brn2227whi0A0F</text:p>
          </table:table-cell>
          <table:table-cell table:style-name="ce25" office:value-type="string" calcext:value-type="string">
            <text:p>brn2227sil1116</text:p>
          </table:table-cell>
          <table:table-cell table:style-name="ce25" office:value-type="string" calcext:value-type="string">
            <text:p>brn2227brn686D</text:p>
          </table:table-cell>
          <table:table-cell table:style-name="ce25" office:value-type="string" calcext:value-type="string">
            <text:p>brn2227brn2025</text:p>
          </table:table-cell>
          <table:table-cell table:style-name="ce25" office:value-type="string" calcext:value-type="string">
            <text:p>brn2227rbrn484D</text:p>
          </table:table-cell>
          <table:table-cell table:style-name="ce25" office:value-type="string" calcext:value-type="string">
            <text:p>brn2227mau8186</text:p>
          </table:table-cell>
          <table:table-cell table:style-name="ce25" office:value-type="string" calcext:value-type="string">
            <text:p>mau8186brn2025</text:p>
          </table:table-cell>
          <table:table-cell table:style-name="ce25" office:value-type="string" calcext:value-type="string">
            <text:p>mau8186brn2227</text:p>
          </table:table-cell>
          <table:table-cell table:style-name="ce25" office:value-type="string" calcext:value-type="string">
            <text:p>mar484Dbla0106</text:p>
          </table:table-cell>
          <table:table-cell table:style-name="ce25" office:value-type="string" calcext:value-type="string">
            <text:p>mar484Dbrn2025</text:p>
          </table:table-cell>
          <table:table-cell table:style-name="ce25" office:value-type="string" calcext:value-type="string">
            <text:p>mar484Dbrn2227</text:p>
          </table:table-cell>
          <table:table-cell table:style-name="ce25" office:value-type="string" calcext:value-type="string">
            <text:p>mau8186brn3035</text:p>
          </table:table-cell>
          <table:table-cell table:style-name="ce25" office:value-type="string" calcext:value-type="string">
            <text:p>mau8186brn3237</text:p>
          </table:table-cell>
          <table:table-cell table:style-name="ce25" office:value-type="string" calcext:value-type="string">
            <text:p>mau8186brn3439</text:p>
          </table:table-cell>
          <table:table-cell table:style-name="ce25" office:value-type="string" calcext:value-type="string">
            <text:p>mau8186brn3641</text:p>
          </table:table-cell>
          <table:table-cell table:style-name="ce25" office:value-type="string" calcext:value-type="string">
            <text:p>mau8186brn3843</text:p>
          </table:table-cell>
          <table:table-cell table:style-name="ce24" table:number-columns-repeated="16277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2"/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2" calcext:value-type="float">
            <text:p>2</text:p>
          </table:table-cell>
          <table:table-cell table:style-name="ce375" office:value-type="float" office:value="3" calcext:value-type="float">
            <text:p>3</text:p>
          </table:table-cell>
          <table:table-cell table:style-name="ce375" office:value-type="float" office:value="4" calcext:value-type="float">
            <text:p>4</text:p>
          </table:table-cell>
          <table:table-cell table:style-name="ce375" office:value-type="float" office:value="5" calcext:value-type="float">
            <text:p>5</text:p>
          </table:table-cell>
          <table:table-cell table:style-name="ce375" office:value-type="float" office:value="6" calcext:value-type="float">
            <text:p>6</text:p>
          </table:table-cell>
          <table:table-cell table:style-name="ce375" office:value-type="float" office:value="7" calcext:value-type="float">
            <text:p>7</text:p>
          </table:table-cell>
          <table:table-cell table:style-name="ce375" office:value-type="float" office:value="8" calcext:value-type="float">
            <text:p>8</text:p>
          </table:table-cell>
          <table:table-cell table:style-name="ce375" office:value-type="float" office:value="9" calcext:value-type="float">
            <text:p>9</text:p>
          </table:table-cell>
          <table:table-cell table:style-name="ce375" office:value-type="float" office:value="10" calcext:value-type="float">
            <text:p>10</text:p>
          </table:table-cell>
          <table:table-cell table:style-name="ce375" office:value-type="float" office:value="11" calcext:value-type="float">
            <text:p>11</text:p>
          </table:table-cell>
          <table:table-cell table:style-name="ce375" office:value-type="float" office:value="12" calcext:value-type="float">
            <text:p>12</text:p>
          </table:table-cell>
          <table:table-cell table:style-name="ce375" office:value-type="float" office:value="13" calcext:value-type="float">
            <text:p>13</text:p>
          </table:table-cell>
          <table:table-cell table:style-name="ce375" office:value-type="float" office:value="14" calcext:value-type="float">
            <text:p>14</text:p>
          </table:table-cell>
          <table:table-cell table:style-name="ce375" office:value-type="float" office:value="15" calcext:value-type="float">
            <text:p>15</text:p>
          </table:table-cell>
          <table:table-cell table:style-name="ce375" office:value-type="float" office:value="16" calcext:value-type="float">
            <text:p>16</text:p>
          </table:table-cell>
          <table:table-cell table:style-name="ce375" office:value-type="float" office:value="17" calcext:value-type="float">
            <text:p>17</text:p>
          </table:table-cell>
          <table:table-cell table:style-name="ce375" office:value-type="float" office:value="18" calcext:value-type="float">
            <text:p>18</text:p>
          </table:table-cell>
          <table:table-cell table:style-name="ce375" office:value-type="float" office:value="19" calcext:value-type="float">
            <text:p>19</text:p>
          </table:table-cell>
          <table:table-cell table:style-name="ce375" office:value-type="float" office:value="20" calcext:value-type="float">
            <text:p>20</text:p>
          </table:table-cell>
          <table:table-cell table:style-name="ce375" office:value-type="float" office:value="21" calcext:value-type="float">
            <text:p>21</text:p>
          </table:table-cell>
          <table:table-cell table:style-name="ce375" office:value-type="float" office:value="22" calcext:value-type="float">
            <text:p>22</text:p>
          </table:table-cell>
          <table:table-cell table:style-name="ce375" office:value-type="float" office:value="23" calcext:value-type="float">
            <text:p>23</text:p>
          </table:table-cell>
          <table:table-cell table:style-name="ce375" office:value-type="float" office:value="24" calcext:value-type="float">
            <text:p>24</text:p>
          </table:table-cell>
          <table:table-cell table:style-name="ce375" office:value-type="float" office:value="25" calcext:value-type="float">
            <text:p>25</text:p>
          </table:table-cell>
          <table:table-cell table:style-name="ce375" office:value-type="float" office:value="26" calcext:value-type="float">
            <text:p>26</text:p>
          </table:table-cell>
          <table:table-cell table:style-name="ce375" office:value-type="float" office:value="27" calcext:value-type="float">
            <text:p>27</text:p>
          </table:table-cell>
          <table:table-cell table:style-name="ce375" office:value-type="float" office:value="28" calcext:value-type="float">
            <text:p>28</text:p>
          </table:table-cell>
          <table:table-cell table:style-name="ce375" office:value-type="float" office:value="29" calcext:value-type="float">
            <text:p>29</text:p>
          </table:table-cell>
          <table:table-cell table:style-name="ce375" office:value-type="float" office:value="30" calcext:value-type="float">
            <text:p>30</text:p>
          </table:table-cell>
          <table:table-cell table:style-name="ce375" office:value-type="float" office:value="31" calcext:value-type="float">
            <text:p>31</text:p>
          </table:table-cell>
          <table:table-cell table:style-name="ce375" office:value-type="float" office:value="32" calcext:value-type="float">
            <text:p>32</text:p>
          </table:table-cell>
          <table:table-cell table:style-name="ce375" office:value-type="float" office:value="33" calcext:value-type="float">
            <text:p>33</text:p>
          </table:table-cell>
          <table:table-cell table:style-name="ce375" office:value-type="float" office:value="34" calcext:value-type="float">
            <text:p>34</text:p>
          </table:table-cell>
          <table:table-cell table:style-name="ce375" office:value-type="float" office:value="35" calcext:value-type="float">
            <text:p>35</text:p>
          </table:table-cell>
          <table:table-cell table:style-name="ce375" office:value-type="float" office:value="36" calcext:value-type="float">
            <text:p>36</text:p>
          </table:table-cell>
          <table:table-cell table:style-name="ce375" office:value-type="float" office:value="37" calcext:value-type="float">
            <text:p>37</text:p>
          </table:table-cell>
          <table:table-cell table:style-name="ce375" office:value-type="float" office:value="38" calcext:value-type="float">
            <text:p>38</text:p>
          </table:table-cell>
          <table:table-cell table:style-name="ce375" office:value-type="float" office:value="39" calcext:value-type="float">
            <text:p>39</text:p>
          </table:table-cell>
          <table:table-cell table:style-name="ce375" office:value-type="float" office:value="40" calcext:value-type="float">
            <text:p>40</text:p>
          </table:table-cell>
          <table:table-cell table:style-name="ce375" office:value-type="float" office:value="41" calcext:value-type="float">
            <text:p>41</text:p>
          </table:table-cell>
          <table:table-cell table:style-name="ce375" office:value-type="float" office:value="42" calcext:value-type="float">
            <text:p>42</text:p>
          </table:table-cell>
          <table:table-cell table:style-name="ce375" office:value-type="float" office:value="43" calcext:value-type="float">
            <text:p>43</text:p>
          </table:table-cell>
          <table:table-cell table:style-name="ce375" office:value-type="float" office:value="44" calcext:value-type="float">
            <text:p>44</text:p>
          </table:table-cell>
          <table:table-cell table:style-name="ce375" office:value-type="float" office:value="45" calcext:value-type="float">
            <text:p>45</text:p>
          </table:table-cell>
          <table:table-cell table:style-name="ce375" office:value-type="float" office:value="46" calcext:value-type="float">
            <text:p>46</text:p>
          </table:table-cell>
          <table:table-cell table:style-name="ce375" office:value-type="float" office:value="47" calcext:value-type="float">
            <text:p>47</text:p>
          </table:table-cell>
          <table:table-cell table:style-name="ce375" office:value-type="float" office:value="48" calcext:value-type="float">
            <text:p>48</text:p>
          </table:table-cell>
          <table:table-cell table:style-name="ce375" office:value-type="float" office:value="49" calcext:value-type="float">
            <text:p>49</text:p>
          </table:table-cell>
          <table:table-cell table:style-name="ce375" office:value-type="float" office:value="50" calcext:value-type="float">
            <text:p>50</text:p>
          </table:table-cell>
          <table:table-cell table:style-name="ce375" office:value-type="float" office:value="51" calcext:value-type="float">
            <text:p>51</text:p>
          </table:table-cell>
          <table:table-cell table:style-name="ce375" office:value-type="float" office:value="52" calcext:value-type="float">
            <text:p>52</text:p>
          </table:table-cell>
          <table:table-cell table:style-name="ce375" office:value-type="float" office:value="53" calcext:value-type="float">
            <text:p>53</text:p>
          </table:table-cell>
          <table:table-cell table:style-name="ce375" office:value-type="float" office:value="54" calcext:value-type="float">
            <text:p>54</text:p>
          </table:table-cell>
          <table:table-cell table:style-name="ce375" office:value-type="float" office:value="55" calcext:value-type="float">
            <text:p>55</text:p>
          </table:table-cell>
          <table:table-cell table:style-name="ce375" office:value-type="float" office:value="56" calcext:value-type="float">
            <text:p>56</text:p>
          </table:table-cell>
          <table:table-cell table:style-name="ce375" office:value-type="float" office:value="57" calcext:value-type="float">
            <text:p>57</text:p>
          </table:table-cell>
          <table:table-cell table:style-name="ce375" office:value-type="float" office:value="58" calcext:value-type="float">
            <text:p>58</text:p>
          </table:table-cell>
          <table:table-cell table:style-name="ce375" office:value-type="float" office:value="59" calcext:value-type="float">
            <text:p>59</text:p>
          </table:table-cell>
          <table:table-cell table:style-name="ce375" office:value-type="float" office:value="60" calcext:value-type="float">
            <text:p>60</text:p>
          </table:table-cell>
          <table:table-cell table:style-name="ce375" office:value-type="float" office:value="61" calcext:value-type="float">
            <text:p>61</text:p>
          </table:table-cell>
          <table:table-cell table:style-name="ce375" office:value-type="float" office:value="62" calcext:value-type="float">
            <text:p>62</text:p>
          </table:table-cell>
          <table:table-cell table:style-name="ce375" office:value-type="float" office:value="63" calcext:value-type="float">
            <text:p>63</text:p>
          </table:table-cell>
          <table:table-cell table:style-name="ce375" office:value-type="float" office:value="64" calcext:value-type="float">
            <text:p>64</text:p>
          </table:table-cell>
          <table:table-cell table:style-name="ce375" office:value-type="float" office:value="65" calcext:value-type="float">
            <text:p>65</text:p>
          </table:table-cell>
          <table:table-cell table:style-name="ce375" office:value-type="float" office:value="66" calcext:value-type="float">
            <text:p>66</text:p>
          </table:table-cell>
          <table:table-cell table:style-name="ce375" office:value-type="float" office:value="67" calcext:value-type="float">
            <text:p>67</text:p>
          </table:table-cell>
          <table:table-cell table:style-name="ce375" office:value-type="float" office:value="68" calcext:value-type="float">
            <text:p>68</text:p>
          </table:table-cell>
          <table:table-cell table:style-name="ce375" office:value-type="float" office:value="69" calcext:value-type="float">
            <text:p>69</text:p>
          </table:table-cell>
          <table:table-cell table:style-name="ce375" office:value-type="float" office:value="70" calcext:value-type="float">
            <text:p>70</text:p>
          </table:table-cell>
          <table:table-cell table:style-name="ce375" office:value-type="float" office:value="71" calcext:value-type="float">
            <text:p>71</text:p>
          </table:table-cell>
          <table:table-cell table:style-name="ce375" office:value-type="float" office:value="72" calcext:value-type="float">
            <text:p>72</text:p>
          </table:table-cell>
          <table:table-cell table:style-name="ce375" office:value-type="float" office:value="73" calcext:value-type="float">
            <text:p>73</text:p>
          </table:table-cell>
          <table:table-cell table:style-name="ce375" office:value-type="float" office:value="74" calcext:value-type="float">
            <text:p>74</text:p>
          </table:table-cell>
          <table:table-cell table:style-name="ce375" office:value-type="float" office:value="75" calcext:value-type="float">
            <text:p>75</text:p>
          </table:table-cell>
          <table:table-cell table:style-name="ce375" office:value-type="float" office:value="76" calcext:value-type="float">
            <text:p>76</text:p>
          </table:table-cell>
          <table:table-cell table:style-name="ce375" office:value-type="float" office:value="77" calcext:value-type="float">
            <text:p>77</text:p>
          </table:table-cell>
          <table:table-cell table:style-name="ce375" office:value-type="float" office:value="78" calcext:value-type="float">
            <text:p>78</text:p>
          </table:table-cell>
          <table:table-cell table:style-name="ce375" office:value-type="float" office:value="79" calcext:value-type="float">
            <text:p>79</text:p>
          </table:table-cell>
          <table:table-cell table:style-name="ce375" office:value-type="float" office:value="80" calcext:value-type="float">
            <text:p>80</text:p>
          </table:table-cell>
          <table:table-cell table:style-name="ce375" office:value-type="float" office:value="81" calcext:value-type="float">
            <text:p>81</text:p>
          </table:table-cell>
          <table:table-cell table:style-name="ce375" office:value-type="float" office:value="82" calcext:value-type="float">
            <text:p>82</text:p>
          </table:table-cell>
          <table:table-cell table:style-name="ce375" office:value-type="float" office:value="83" calcext:value-type="float">
            <text:p>83</text:p>
          </table:table-cell>
          <table:table-cell table:style-name="ce375" office:value-type="float" office:value="84" calcext:value-type="float">
            <text:p>84</text:p>
          </table:table-cell>
          <table:table-cell table:style-name="ce375" office:value-type="float" office:value="85" calcext:value-type="float">
            <text:p>85</text:p>
          </table:table-cell>
          <table:table-cell table:style-name="ce375" office:value-type="float" office:value="86" calcext:value-type="float">
            <text:p>86</text:p>
          </table:table-cell>
          <table:table-cell table:style-name="ce375" office:value-type="float" office:value="87" calcext:value-type="float">
            <text:p>87</text:p>
          </table:table-cell>
          <table:table-cell table:style-name="ce375" office:value-type="float" office:value="88" calcext:value-type="float">
            <text:p>88</text:p>
          </table:table-cell>
          <table:table-cell table:style-name="ce24" table:number-columns-repeated="16277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style-name="ce2"/>
          <table:table-cell table:number-columns-repeated="89" table:style-name="ce375" office:value-type="string" calcext:value-type="string">
            <text:p>yes</text:p>
          </table:table-cell>
          <table:table-cell table:style-name="ce24" table:number-columns-repeated="16277"/>
        </table:table-row>
        <table:table-row table:style-name="ro1">
          <table:table-cell table:style-name="ce357" office:value-type="string" calcext:value-type="string">
            <text:p>palette01</text:p>
          </table:table-cell>
          <table:table-cell table:style-name="ce2"/>
          <table:table-cell table:style-name="ce376" office:value-type="string" calcext:value-type="string">
            <text:p>08</text:p>
          </table:table-cell>
          <table:table-cell table:style-name="ce386" office:value-type="float" office:value="10" calcext:value-type="float">
            <text:p>10</text:p>
          </table:table-cell>
          <table:table-cell table:style-name="ce395" office:value-type="float" office:value="20" calcext:value-type="float">
            <text:p>20</text:p>
          </table:table-cell>
          <table:table-cell table:style-name="ce403" office:value-type="float" office:value="69" calcext:value-type="float">
            <text:p>69</text:p>
          </table:table-cell>
          <table:table-cell table:style-name="ce411" office:value-type="float" office:value="80" calcext:value-type="float">
            <text:p>80</text:p>
          </table:table-cell>
          <table:table-cell table:style-name="ce419" office:value-type="float" office:value="58" calcext:value-type="float">
            <text:p>58</text:p>
          </table:table-cell>
          <table:table-cell table:style-name="ce427" office:value-type="float" office:value="72" calcext:value-type="float">
            <text:p>72</text:p>
          </table:table-cell>
          <table:table-cell table:style-name="ce435" office:value-type="string" calcext:value-type="string">
            <text:p>9A</text:p>
          </table:table-cell>
          <table:table-cell table:style-name="ce443" office:value-type="string" calcext:value-type="string">
            <text:p>C6</text:p>
          </table:table-cell>
          <table:table-cell table:style-name="ce450" office:value-type="string" calcext:value-type="string">
            <text:p>01</text:p>
          </table:table-cell>
          <table:table-cell table:style-name="ce454" office:value-type="string" calcext:value-type="string">
            <text:p>05</text:p>
          </table:table-cell>
          <table:table-cell table:style-name="ce457" office:value-type="string" calcext:value-type="string">
            <text:p>3C</text:p>
          </table:table-cell>
          <table:table-cell table:style-name="ce465" office:value-type="float" office:value="47" calcext:value-type="float">
            <text:p>47</text:p>
          </table:table-cell>
          <table:table-cell table:style-name="ce473" office:value-type="string" calcext:value-type="string">
            <text:p>B2</text:p>
          </table:table-cell>
          <table:table-cell table:style-name="ce482" office:value-type="float" office:value="28" calcext:value-type="float">
            <text:p>28</text:p>
          </table:table-cell>
          <table:table-cell table:style-name="ce491" office:value-type="float" office:value="50" calcext:value-type="float">
            <text:p>50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number-columns-repeated="5" table:style-name="ce483" office:value-type="float" office:value="29" calcext:value-type="float">
            <text:p>29</text:p>
          </table:table-cell>
          <table:table-cell table:style-name="ce382" office:value-type="string" calcext:value-type="string">
            <text:p>0E</text:p>
          </table:table-cell>
          <table:table-cell table:style-name="ce517" office:value-type="string" calcext:value-type="string">
            <text:p>CE</text:p>
          </table:table-cell>
          <table:table-cell table:style-name="ce519" office:value-type="string" calcext:value-type="string">
            <text:p>1C</text:p>
          </table:table-cell>
          <table:table-cell table:number-columns-repeated="3" table:style-name="ce382" office:value-type="string" calcext:value-type="string">
            <text:p>0E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495" office:value-type="string" calcext:value-type="string">
            <text:p>BB</text:p>
          </table:table-cell>
          <table:table-cell table:style-name="ce517" office:value-type="string" calcext:value-type="string">
            <text:p>CE</text:p>
          </table:table-cell>
          <table:table-cell table:style-name="ce456" office:value-type="string" calcext:value-type="string">
            <text:p>07</text:p>
          </table:table-cell>
          <table:table-cell table:style-name="ce506" office:value-type="float" office:value="92" calcext:value-type="float">
            <text:p>92</text:p>
          </table:table-cell>
          <table:table-cell table:style-name="ce451" office:value-type="string" calcext:value-type="string">
            <text:p>02</text:p>
          </table:table-cell>
          <table:table-cell table:number-columns-repeated="2" table:style-name="ce456" office:value-type="string" calcext:value-type="string">
            <text:p>07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7" office:value-type="string" calcext:value-type="string">
            <text:p>CE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9" office:value-type="string" calcext:value-type="string">
            <text:p>1C</text:p>
          </table:table-cell>
          <table:table-cell table:style-name="ce387" office:value-type="float" office:value="11" calcext:value-type="float">
            <text:p>11</text:p>
          </table:table-cell>
          <table:table-cell table:style-name="ce519" office:value-type="string" calcext:value-type="string">
            <text:p>1C</text:p>
          </table:table-cell>
          <table:table-cell table:style-name="ce517" office:value-type="string" calcext:value-type="string">
            <text:p>CE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387" office:value-type="float" office:value="11" calcext:value-type="float">
            <text:p>11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495" office:value-type="string" calcext:value-type="string">
            <text:p>BB</text:p>
          </table:table-cell>
          <table:table-cell table:number-columns-repeated="2" table:style-name="ce456" office:value-type="string" calcext:value-type="string">
            <text:p>07</text:p>
          </table:table-cell>
          <table:table-cell table:style-name="ce451" office:value-type="string" calcext:value-type="string">
            <text:p>02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451" office:value-type="string" calcext:value-type="string">
            <text:p>02</text:p>
          </table:table-cell>
          <table:table-cell table:number-columns-repeated="5" table:style-name="ce495" office:value-type="string" calcext:value-type="string">
            <text:p>BB</text:p>
          </table:table-cell>
          <table:table-cell table:number-columns-repeated="2" table:style-name="ce456" office:value-type="string" calcext:value-type="string">
            <text:p>07</text:p>
          </table:table-cell>
          <table:table-cell table:style-name="ce495" office:value-type="string" calcext:value-type="string">
            <text:p>BB</text:p>
          </table:table-cell>
          <table:table-cell table:style-name="ce387" office:value-type="float" office:value="11" calcext:value-type="float">
            <text:p>11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number-columns-repeated="3" table:style-name="ce495" office:value-type="string" calcext:value-type="string">
            <text:p>BB</text:p>
          </table:table-cell>
          <table:table-cell table:style-name="ce387" office:value-type="float" office:value="11" calcext:value-type="float">
            <text:p>11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number-columns-repeated="5" table:style-name="ce495" office:value-type="string" calcext:value-type="string">
            <text:p>BB</text:p>
          </table:table-cell>
          <table:table-cell table:style-name="ce24" table:number-columns-repeated="16277"/>
        </table:table-row>
        <table:table-row table:style-name="ro1">
          <table:table-cell table:style-name="ce358" office:value-type="string" calcext:value-type="string">
            <text:p>palette02</text:p>
          </table:table-cell>
          <table:table-cell table:style-name="ce2"/>
          <table:table-cell table:style-name="ce377" office:value-type="string" calcext:value-type="string">
            <text:p>09</text:p>
          </table:table-cell>
          <table:table-cell table:style-name="ce387" office:value-type="float" office:value="11" calcext:value-type="float">
            <text:p>11</text:p>
          </table:table-cell>
          <table:table-cell table:style-name="ce396" office:value-type="float" office:value="21" calcext:value-type="float">
            <text:p>21</text:p>
          </table:table-cell>
          <table:table-cell table:style-name="ce404" office:value-type="float" office:value="35" calcext:value-type="float">
            <text:p>35</text:p>
          </table:table-cell>
          <table:table-cell table:style-name="ce412" office:value-type="float" office:value="81" calcext:value-type="float">
            <text:p>81</text:p>
          </table:table-cell>
          <table:table-cell table:style-name="ce420" office:value-type="float" office:value="59" calcext:value-type="float">
            <text:p>59</text:p>
          </table:table-cell>
          <table:table-cell table:style-name="ce428" office:value-type="float" office:value="73" calcext:value-type="float">
            <text:p>73</text:p>
          </table:table-cell>
          <table:table-cell table:style-name="ce436" office:value-type="string" calcext:value-type="string">
            <text:p>9B</text:p>
          </table:table-cell>
          <table:table-cell table:style-name="ce444" office:value-type="string" calcext:value-type="string">
            <text:p>C7</text:p>
          </table:table-cell>
          <table:table-cell table:style-name="ce451" office:value-type="string" calcext:value-type="string">
            <text:p>02</text:p>
          </table:table-cell>
          <table:table-cell table:style-name="ce455" office:value-type="string" calcext:value-type="string">
            <text:p>06</text:p>
          </table:table-cell>
          <table:table-cell table:style-name="ce458" office:value-type="string" calcext:value-type="string">
            <text:p>3D</text:p>
          </table:table-cell>
          <table:table-cell table:style-name="ce466" office:value-type="float" office:value="48" calcext:value-type="float">
            <text:p>48</text:p>
          </table:table-cell>
          <table:table-cell table:style-name="ce474" office:value-type="string" calcext:value-type="string">
            <text:p>B3</text:p>
          </table:table-cell>
          <table:table-cell table:style-name="ce483" office:value-type="float" office:value="29" calcext:value-type="float">
            <text:p>29</text:p>
          </table:table-cell>
          <table:table-cell table:style-name="ce492" office:value-type="float" office:value="52" calcext:value-type="float">
            <text:p>52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number-columns-repeated="5" table:style-name="ce484" office:value-type="string" calcext:value-type="string">
            <text:p>2A</text:p>
          </table:table-cell>
          <table:table-cell table:style-name="ce383" office:value-type="string" calcext:value-type="string">
            <text:p>0F</text:p>
          </table:table-cell>
          <table:table-cell table:style-name="ce518" office:value-type="string" calcext:value-type="string">
            <text:p>CF</text:p>
          </table:table-cell>
          <table:table-cell table:style-name="ce520" office:value-type="string" calcext:value-type="string">
            <text:p>1D</text:p>
          </table:table-cell>
          <table:table-cell table:number-columns-repeated="3" table:style-name="ce383" office:value-type="string" calcext:value-type="string">
            <text:p>0F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496" office:value-type="string" calcext:value-type="string">
            <text:p>BC</text:p>
          </table:table-cell>
          <table:table-cell table:style-name="ce518" office:value-type="string" calcext:value-type="string">
            <text:p>CF</text:p>
          </table:table-cell>
          <table:table-cell table:style-name="ce377" office:value-type="string" calcext:value-type="string">
            <text:p>09</text:p>
          </table:table-cell>
          <table:table-cell table:style-name="ce507" office:value-type="float" office:value="93" calcext:value-type="float">
            <text:p>93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77" office:value-type="string" calcext:value-type="string">
            <text:p>09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18" office:value-type="string" calcext:value-type="string">
            <text:p>CF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20" office:value-type="string" calcext:value-type="string">
            <text:p>1D</text:p>
          </table:table-cell>
          <table:table-cell table:style-name="ce389" office:value-type="float" office:value="13" calcext:value-type="float">
            <text:p>13</text:p>
          </table:table-cell>
          <table:table-cell table:style-name="ce520" office:value-type="string" calcext:value-type="string">
            <text:p>1D</text:p>
          </table:table-cell>
          <table:table-cell table:style-name="ce518" office:value-type="string" calcext:value-type="string">
            <text:p>CF</text:p>
          </table:table-cell>
          <table:table-cell table:style-name="ce377" office:value-type="string" calcext:value-type="string">
            <text:p>09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389" office:value-type="float" office:value="13" calcext:value-type="float">
            <text:p>13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number-columns-repeated="2" table:style-name="ce496" office:value-type="string" calcext:value-type="string">
            <text:p>BC</text:p>
          </table:table-cell>
          <table:table-cell table:number-columns-repeated="2" table:style-name="ce377" office:value-type="string" calcext:value-type="string">
            <text:p>09</text:p>
          </table:table-cell>
          <table:table-cell table:style-name="ce453" office:value-type="string" calcext:value-type="string">
            <text:p>04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453" office:value-type="string" calcext:value-type="string">
            <text:p>04</text:p>
          </table:table-cell>
          <table:table-cell table:number-columns-repeated="5" table:style-name="ce496" office:value-type="string" calcext:value-type="string">
            <text:p>BC</text:p>
          </table:table-cell>
          <table:table-cell table:number-columns-repeated="2" table:style-name="ce377" office:value-type="string" calcext:value-type="string">
            <text:p>09</text:p>
          </table:table-cell>
          <table:table-cell table:style-name="ce496" office:value-type="string" calcext:value-type="string">
            <text:p>BC</text:p>
          </table:table-cell>
          <table:table-cell table:style-name="ce389" office:value-type="float" office:value="13" calcext:value-type="float">
            <text:p>13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number-columns-repeated="3" table:style-name="ce496" office:value-type="string" calcext:value-type="string">
            <text:p>BC</text:p>
          </table:table-cell>
          <table:table-cell table:style-name="ce389" office:value-type="float" office:value="13" calcext:value-type="float">
            <text:p>13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number-columns-repeated="5" table:style-name="ce496" office:value-type="string" calcext:value-type="string">
            <text:p>BC</text:p>
          </table:table-cell>
          <table:table-cell table:style-name="ce24" table:number-columns-repeated="16277"/>
        </table:table-row>
        <table:table-row table:style-name="ro1">
          <table:table-cell table:style-name="ce359" office:value-type="string" calcext:value-type="string">
            <text:p>palette03</text:p>
          </table:table-cell>
          <table:table-cell table:style-name="ce2"/>
          <table:table-cell table:style-name="ce378" office:value-type="string" calcext:value-type="string">
            <text:p>0A</text:p>
          </table:table-cell>
          <table:table-cell table:style-name="ce388" office:value-type="float" office:value="12" calcext:value-type="float">
            <text:p>12</text:p>
          </table:table-cell>
          <table:table-cell table:style-name="ce397" office:value-type="float" office:value="22" calcext:value-type="float">
            <text:p>22</text:p>
          </table:table-cell>
          <table:table-cell table:style-name="ce405" office:value-type="float" office:value="36" calcext:value-type="float">
            <text:p>36</text:p>
          </table:table-cell>
          <table:table-cell table:style-name="ce413" office:value-type="float" office:value="82" calcext:value-type="float">
            <text:p>82</text:p>
          </table:table-cell>
          <table:table-cell table:style-name="ce421" office:value-type="string" calcext:value-type="string">
            <text:p>5A</text:p>
          </table:table-cell>
          <table:table-cell table:style-name="ce429" office:value-type="float" office:value="74" calcext:value-type="float">
            <text:p>74</text:p>
          </table:table-cell>
          <table:table-cell table:style-name="ce437" office:value-type="string" calcext:value-type="string">
            <text:p>9C</text:p>
          </table:table-cell>
          <table:table-cell table:style-name="ce445" office:value-type="string" calcext:value-type="string">
            <text:p>C8</text:p>
          </table:table-cell>
          <table:table-cell table:style-name="ce452" office:value-type="string" calcext:value-type="string">
            <text:p>03</text:p>
          </table:table-cell>
          <table:table-cell table:style-name="ce456" office:value-type="string" calcext:value-type="string">
            <text:p>07</text:p>
          </table:table-cell>
          <table:table-cell table:style-name="ce459" office:value-type="string" calcext:value-type="string">
            <text:p>3E</text:p>
          </table:table-cell>
          <table:table-cell table:style-name="ce467" office:value-type="float" office:value="49" calcext:value-type="float">
            <text:p>49</text:p>
          </table:table-cell>
          <table:table-cell table:style-name="ce475" office:value-type="string" calcext:value-type="string">
            <text:p>B4</text:p>
          </table:table-cell>
          <table:table-cell table:style-name="ce484" office:value-type="string" calcext:value-type="string">
            <text:p>2A</text:p>
          </table:table-cell>
          <table:table-cell table:style-name="ce493" office:value-type="float" office:value="53" calcext:value-type="float">
            <text:p>53</text:p>
          </table:table-cell>
          <table:table-cell table:number-columns-repeated="7" table:style-name="ce497" office:value-type="float" office:value="68" calcext:value-type="float">
            <text:p>68</text:p>
          </table:table-cell>
          <table:table-cell table:number-columns-repeated="6" table:style-name="ce498" office:value-type="string" calcext:value-type="string">
            <text:p>6A</text:p>
          </table:table-cell>
          <table:table-cell table:style-name="ce450" office:value-type="string" calcext:value-type="string">
            <text:p>01</text:p>
          </table:table-cell>
          <table:table-cell table:number-columns-repeated="2" table:style-name="ce452" office:value-type="string" calcext:value-type="string">
            <text:p>03</text:p>
          </table:table-cell>
          <table:table-cell table:number-columns-repeated="6" table:style-name="ce454" office:value-type="string" calcext:value-type="string">
            <text:p>05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9" table:style-name="ce387" office:value-type="float" office:value="11" calcext:value-type="float">
            <text:p>11</text:p>
          </table:table-cell>
          <table:table-cell table:number-columns-repeated="10" table:style-name="ce395" office:value-type="float" office:value="20" calcext:value-type="float">
            <text:p>20</text:p>
          </table:table-cell>
          <table:table-cell table:number-columns-repeated="10" table:style-name="ce397" office:value-type="float" office:value="22" calcext:value-type="float">
            <text:p>22</text:p>
          </table:table-cell>
          <table:table-cell table:number-columns-repeated="2" table:style-name="ce412" office:value-type="float" office:value="81" calcext:value-type="float">
            <text:p>81</text:p>
          </table:table-cell>
          <table:table-cell table:number-columns-repeated="3" table:style-name="ce466" office:value-type="float" office:value="48" calcext:value-type="float">
            <text:p>48</text:p>
          </table:table-cell>
          <table:table-cell table:style-name="ce482" office:value-type="float" office:value="28" calcext:value-type="float">
            <text:p>28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68" office:value-type="float" office:value="55" calcext:value-type="float">
            <text:p>55</text:p>
          </table:table-cell>
          <table:table-cell table:style-name="ce531" office:value-type="float" office:value="60" calcext:value-type="float">
            <text:p>60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60" office:value-type="string" calcext:value-type="string">
            <text:p>palette04</text:p>
          </table:table-cell>
          <table:table-cell table:style-name="ce2"/>
          <table:table-cell table:style-name="ce379" office:value-type="string" calcext:value-type="string">
            <text:p>0B</text:p>
          </table:table-cell>
          <table:table-cell table:style-name="ce389" office:value-type="float" office:value="13" calcext:value-type="float">
            <text:p>13</text:p>
          </table:table-cell>
          <table:table-cell table:style-name="ce398" office:value-type="float" office:value="23" calcext:value-type="float">
            <text:p>23</text:p>
          </table:table-cell>
          <table:table-cell table:style-name="ce406" office:value-type="float" office:value="37" calcext:value-type="float">
            <text:p>37</text:p>
          </table:table-cell>
          <table:table-cell table:style-name="ce414" office:value-type="float" office:value="83" calcext:value-type="float">
            <text:p>83</text:p>
          </table:table-cell>
          <table:table-cell table:style-name="ce422" office:value-type="string" calcext:value-type="string">
            <text:p>5B</text:p>
          </table:table-cell>
          <table:table-cell table:style-name="ce430" office:value-type="float" office:value="75" calcext:value-type="float">
            <text:p>75</text:p>
          </table:table-cell>
          <table:table-cell table:style-name="ce438" office:value-type="string" calcext:value-type="string">
            <text:p>9D</text:p>
          </table:table-cell>
          <table:table-cell table:style-name="ce445" office:value-type="string" calcext:value-type="string">
            <text:p>C9</text:p>
          </table:table-cell>
          <table:table-cell table:style-name="ce453" office:value-type="string" calcext:value-type="string">
            <text:p>04</text:p>
          </table:table-cell>
          <table:table-cell table:style-name="ce376" office:value-type="string" calcext:value-type="string">
            <text:p>08</text:p>
          </table:table-cell>
          <table:table-cell table:style-name="ce460" office:value-type="string" calcext:value-type="string">
            <text:p>3F</text:p>
          </table:table-cell>
          <table:table-cell table:style-name="ce468" office:value-type="string" calcext:value-type="string">
            <text:p>4A</text:p>
          </table:table-cell>
          <table:table-cell table:style-name="ce476" office:value-type="string" calcext:value-type="string">
            <text:p>B6</text:p>
          </table:table-cell>
          <table:table-cell table:style-name="ce485" office:value-type="string" calcext:value-type="string">
            <text:p>2B</text:p>
          </table:table-cell>
          <table:table-cell table:style-name="ce494" office:value-type="float" office:value="54" calcext:value-type="float">
            <text:p>54</text:p>
          </table:table-cell>
          <table:table-cell table:number-columns-repeated="7" table:style-name="ce403" office:value-type="float" office:value="69" calcext:value-type="float">
            <text:p>69</text:p>
          </table:table-cell>
          <table:table-cell table:number-columns-repeated="6" table:style-name="ce499" office:value-type="string" calcext:value-type="string">
            <text:p>6B</text:p>
          </table:table-cell>
          <table:table-cell table:style-name="ce451" office:value-type="string" calcext:value-type="string">
            <text:p>02</text:p>
          </table:table-cell>
          <table:table-cell table:number-columns-repeated="2" table:style-name="ce453" office:value-type="string" calcext:value-type="string">
            <text:p>04</text:p>
          </table:table-cell>
          <table:table-cell table:number-columns-repeated="6" table:style-name="ce455" office:value-type="string" calcext:value-type="string">
            <text:p>06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9" table:style-name="ce388" office:value-type="float" office:value="12" calcext:value-type="float">
            <text:p>12</text:p>
          </table:table-cell>
          <table:table-cell table:number-columns-repeated="10" table:style-name="ce396" office:value-type="float" office:value="21" calcext:value-type="float">
            <text:p>21</text:p>
          </table:table-cell>
          <table:table-cell table:number-columns-repeated="10" table:style-name="ce398" office:value-type="float" office:value="23" calcext:value-type="float">
            <text:p>23</text:p>
          </table:table-cell>
          <table:table-cell table:number-columns-repeated="2" table:style-name="ce413" office:value-type="float" office:value="82" calcext:value-type="float">
            <text:p>82</text:p>
          </table:table-cell>
          <table:table-cell table:number-columns-repeated="3" table:style-name="ce467" office:value-type="float" office:value="49" calcext:value-type="float">
            <text:p>49</text:p>
          </table:table-cell>
          <table:table-cell table:style-name="ce483" office:value-type="float" office:value="29" calcext:value-type="float">
            <text:p>29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77" office:value-type="float" office:value="56" calcext:value-type="float">
            <text:p>56</text:p>
          </table:table-cell>
          <table:table-cell table:style-name="ce540" office:value-type="float" office:value="61" calcext:value-type="float">
            <text:p>61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61" office:value-type="string" calcext:value-type="string">
            <text:p>palette05</text:p>
          </table:table-cell>
          <table:table-cell table:style-name="ce2"/>
          <table:table-cell table:style-name="ce380" office:value-type="string" calcext:value-type="string">
            <text:p>0C</text:p>
          </table:table-cell>
          <table:table-cell table:style-name="ce390" office:value-type="float" office:value="14" calcext:value-type="float">
            <text:p>14</text:p>
          </table:table-cell>
          <table:table-cell table:style-name="ce399" office:value-type="float" office:value="24" calcext:value-type="float">
            <text:p>24</text:p>
          </table:table-cell>
          <table:table-cell table:style-name="ce407" office:value-type="float" office:value="38" calcext:value-type="float">
            <text:p>38</text:p>
          </table:table-cell>
          <table:table-cell table:style-name="ce415" office:value-type="float" office:value="84" calcext:value-type="float">
            <text:p>84</text:p>
          </table:table-cell>
          <table:table-cell table:style-name="ce423" office:value-type="string" calcext:value-type="string">
            <text:p>5C</text:p>
          </table:table-cell>
          <table:table-cell table:style-name="ce431" office:value-type="float" office:value="76" calcext:value-type="float">
            <text:p>76</text:p>
          </table:table-cell>
          <table:table-cell table:style-name="ce439" office:value-type="string" calcext:value-type="string">
            <text:p>9E</text:p>
          </table:table-cell>
          <table:table-cell table:style-name="ce446" office:value-type="string" calcext:value-type="string">
            <text:p>CA</text:p>
          </table:table-cell>
          <table:table-cell table:style-name="ce454" office:value-type="string" calcext:value-type="string">
            <text:p>05</text:p>
          </table:table-cell>
          <table:table-cell table:style-name="ce377" office:value-type="string" calcext:value-type="string">
            <text:p>09</text:p>
          </table:table-cell>
          <table:table-cell table:style-name="ce461" office:value-type="float" office:value="40" calcext:value-type="float">
            <text:p>40</text:p>
          </table:table-cell>
          <table:table-cell table:style-name="ce469" office:value-type="string" calcext:value-type="string">
            <text:p>4B</text:p>
          </table:table-cell>
          <table:table-cell table:style-name="ce477" office:value-type="string" calcext:value-type="string">
            <text:p>B7</text:p>
          </table:table-cell>
          <table:table-cell table:style-name="ce486" office:value-type="string" calcext:value-type="string">
            <text:p>2C</text:p>
          </table:table-cell>
          <table:table-cell table:style-name="ce450" office:value-type="string" calcext:value-type="string">
            <text:p>01</text:p>
          </table:table-cell>
          <table:table-cell table:number-columns-repeated="7" table:style-name="ce498" office:value-type="string" calcext:value-type="string">
            <text:p>6A</text:p>
          </table:table-cell>
          <table:table-cell table:number-columns-repeated="6" table:style-name="ce500" office:value-type="string" calcext:value-type="string">
            <text:p>6C</text:p>
          </table:table-cell>
          <table:table-cell table:style-name="ce452" office:value-type="string" calcext:value-type="string">
            <text:p>03</text:p>
          </table:table-cell>
          <table:table-cell table:number-columns-repeated="2" table:style-name="ce454" office:value-type="string" calcext:value-type="string">
            <text:p>05</text:p>
          </table:table-cell>
          <table:table-cell table:number-columns-repeated="6" table:style-name="ce456" office:value-type="string" calcext:value-type="string">
            <text:p>07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9" table:style-name="ce389" office:value-type="float" office:value="13" calcext:value-type="float">
            <text:p>13</text:p>
          </table:table-cell>
          <table:table-cell table:number-columns-repeated="10" table:style-name="ce397" office:value-type="float" office:value="22" calcext:value-type="float">
            <text:p>22</text:p>
          </table:table-cell>
          <table:table-cell table:number-columns-repeated="10" table:style-name="ce399" office:value-type="float" office:value="24" calcext:value-type="float">
            <text:p>24</text:p>
          </table:table-cell>
          <table:table-cell table:number-columns-repeated="2" table:style-name="ce414" office:value-type="float" office:value="83" calcext:value-type="float">
            <text:p>83</text:p>
          </table:table-cell>
          <table:table-cell table:number-columns-repeated="3" table:style-name="ce468" office:value-type="string" calcext:value-type="string">
            <text:p>4A</text:p>
          </table:table-cell>
          <table:table-cell table:style-name="ce484" office:value-type="string" calcext:value-type="string">
            <text:p>2A</text:p>
          </table:table-cell>
          <table:table-cell table:style-name="ce478" office:value-type="string" calcext:value-type="string">
            <text:p>B8</text:p>
          </table:table-cell>
          <table:table-cell table:style-name="ce716" office:value-type="string" calcext:value-type="string">
            <text:p>BD</text:p>
          </table:table-cell>
          <table:table-cell table:style-name="ce586" office:value-type="float" office:value="57" calcext:value-type="float">
            <text:p>57</text:p>
          </table:table-cell>
          <table:table-cell table:style-name="ce548" office:value-type="float" office:value="62" calcext:value-type="float">
            <text:p>62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62" office:value-type="string" calcext:value-type="string">
            <text:p>palette06</text:p>
          </table:table-cell>
          <table:table-cell table:style-name="ce2"/>
          <table:table-cell table:style-name="ce381" office:value-type="string" calcext:value-type="string">
            <text:p>0D</text:p>
          </table:table-cell>
          <table:table-cell table:style-name="ce391" office:value-type="float" office:value="15" calcext:value-type="float">
            <text:p>15</text:p>
          </table:table-cell>
          <table:table-cell table:style-name="ce400" office:value-type="float" office:value="25" calcext:value-type="float">
            <text:p>25</text:p>
          </table:table-cell>
          <table:table-cell table:style-name="ce408" office:value-type="float" office:value="39" calcext:value-type="float">
            <text:p>39</text:p>
          </table:table-cell>
          <table:table-cell table:style-name="ce416" office:value-type="float" office:value="85" calcext:value-type="float">
            <text:p>85</text:p>
          </table:table-cell>
          <table:table-cell table:style-name="ce424" office:value-type="string" calcext:value-type="string">
            <text:p>5D</text:p>
          </table:table-cell>
          <table:table-cell table:style-name="ce432" office:value-type="float" office:value="77" calcext:value-type="float">
            <text:p>77</text:p>
          </table:table-cell>
          <table:table-cell table:style-name="ce440" office:value-type="string" calcext:value-type="string">
            <text:p>9F</text:p>
          </table:table-cell>
          <table:table-cell table:style-name="ce447" office:value-type="string" calcext:value-type="string">
            <text:p>CB</text:p>
          </table:table-cell>
          <table:table-cell table:style-name="ce455" office:value-type="string" calcext:value-type="string">
            <text:p>06</text:p>
          </table:table-cell>
          <table:table-cell table:style-name="ce378" office:value-type="string" calcext:value-type="string">
            <text:p>0A</text:p>
          </table:table-cell>
          <table:table-cell table:style-name="ce462" office:value-type="float" office:value="41" calcext:value-type="float">
            <text:p>41</text:p>
          </table:table-cell>
          <table:table-cell table:style-name="ce470" office:value-type="string" calcext:value-type="string">
            <text:p>4C</text:p>
          </table:table-cell>
          <table:table-cell table:style-name="ce478" office:value-type="string" calcext:value-type="string">
            <text:p>B8</text:p>
          </table:table-cell>
          <table:table-cell table:style-name="ce487" office:value-type="string" calcext:value-type="string">
            <text:p>2D</text:p>
          </table:table-cell>
          <table:table-cell table:style-name="ce452" office:value-type="string" calcext:value-type="string">
            <text:p>03</text:p>
          </table:table-cell>
          <table:table-cell table:number-columns-repeated="7" table:style-name="ce499" office:value-type="string" calcext:value-type="string">
            <text:p>6B</text:p>
          </table:table-cell>
          <table:table-cell table:number-columns-repeated="6" table:style-name="ce501" office:value-type="string" calcext:value-type="string">
            <text:p>6D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455" office:value-type="string" calcext:value-type="string">
            <text:p>06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9" table:style-name="ce390" office:value-type="float" office:value="14" calcext:value-type="float">
            <text:p>14</text:p>
          </table:table-cell>
          <table:table-cell table:number-columns-repeated="10" table:style-name="ce398" office:value-type="float" office:value="23" calcext:value-type="float">
            <text:p>23</text:p>
          </table:table-cell>
          <table:table-cell table:number-columns-repeated="10" table:style-name="ce400" office:value-type="float" office:value="25" calcext:value-type="float">
            <text:p>25</text:p>
          </table:table-cell>
          <table:table-cell table:number-columns-repeated="2" table:style-name="ce415" office:value-type="float" office:value="84" calcext:value-type="float">
            <text:p>84</text:p>
          </table:table-cell>
          <table:table-cell table:number-columns-repeated="3" table:style-name="ce469" office:value-type="string" calcext:value-type="string">
            <text:p>4B</text:p>
          </table:table-cell>
          <table:table-cell table:style-name="ce485" office:value-type="string" calcext:value-type="string">
            <text:p>2B</text:p>
          </table:table-cell>
          <table:table-cell table:style-name="ce514" office:value-type="float" office:value="95" calcext:value-type="float">
            <text:p>95</text:p>
          </table:table-cell>
          <table:table-cell table:style-name="ce595" office:value-type="float" office:value="88" calcext:value-type="float">
            <text:p>88</text:p>
          </table:table-cell>
          <table:table-cell table:style-name="ce521" office:value-type="string" calcext:value-type="string">
            <text:p>AD</text:p>
          </table:table-cell>
          <table:table-cell table:style-name="ce484" office:value-type="string" calcext:value-type="string">
            <text:p>2A</text:p>
          </table:table-cell>
          <table:table-cell table:style-name="ce24" table:number-columns-repeated="16277"/>
        </table:table-row>
        <table:table-row table:style-name="ro1">
          <table:table-cell table:style-name="ce363" office:value-type="string" calcext:value-type="string">
            <text:p>palette07</text:p>
          </table:table-cell>
          <table:table-cell table:style-name="ce2"/>
          <table:table-cell table:style-name="ce382" office:value-type="string" calcext:value-type="string">
            <text:p>0E</text:p>
          </table:table-cell>
          <table:table-cell table:style-name="ce392" office:value-type="float" office:value="16" calcext:value-type="float">
            <text:p>16</text:p>
          </table:table-cell>
          <table:table-cell table:style-name="ce401" office:value-type="float" office:value="26" calcext:value-type="float">
            <text:p>26</text:p>
          </table:table-cell>
          <table:table-cell table:style-name="ce409" office:value-type="string" calcext:value-type="string">
            <text:p>3A</text:p>
          </table:table-cell>
          <table:table-cell table:style-name="ce417" office:value-type="float" office:value="86" calcext:value-type="float">
            <text:p>86</text:p>
          </table:table-cell>
          <table:table-cell table:style-name="ce425" office:value-type="string" calcext:value-type="string">
            <text:p>5E</text:p>
          </table:table-cell>
          <table:table-cell table:style-name="ce433" office:value-type="float" office:value="78" calcext:value-type="float">
            <text:p>78</text:p>
          </table:table-cell>
          <table:table-cell table:style-name="ce441" office:value-type="string" calcext:value-type="string">
            <text:p>A0</text:p>
          </table:table-cell>
          <table:table-cell table:style-name="ce448" office:value-type="string" calcext:value-type="string">
            <text:p>CC</text:p>
          </table:table-cell>
          <table:table-cell table:style-name="ce456" office:value-type="string" calcext:value-type="string">
            <text:p>07</text:p>
          </table:table-cell>
          <table:table-cell table:style-name="ce379" office:value-type="string" calcext:value-type="string">
            <text:p>0B</text:p>
          </table:table-cell>
          <table:table-cell table:style-name="ce463" office:value-type="float" office:value="42" calcext:value-type="float">
            <text:p>42</text:p>
          </table:table-cell>
          <table:table-cell table:style-name="ce471" office:value-type="string" calcext:value-type="string">
            <text:p>4D</text:p>
          </table:table-cell>
          <table:table-cell table:style-name="ce479" office:value-type="string" calcext:value-type="string">
            <text:p>B9</text:p>
          </table:table-cell>
          <table:table-cell table:style-name="ce488" office:value-type="string" calcext:value-type="string">
            <text:p>2E</text:p>
          </table:table-cell>
          <table:table-cell table:style-name="ce453" office:value-type="string" calcext:value-type="string">
            <text:p>04</text:p>
          </table:table-cell>
          <table:table-cell table:number-columns-repeated="7" table:style-name="ce500" office:value-type="string" calcext:value-type="string">
            <text:p>6C</text:p>
          </table:table-cell>
          <table:table-cell table:number-columns-repeated="6" table:style-name="ce515" office:value-type="string" calcext:value-type="string">
            <text:p>6E</text:p>
          </table:table-cell>
          <table:table-cell table:style-name="ce454" office:value-type="string" calcext:value-type="string">
            <text:p>05</text:p>
          </table:table-cell>
          <table:table-cell table:number-columns-repeated="2" table:style-name="ce456" office:value-type="string" calcext:value-type="string">
            <text:p>07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6" table:style-name="ce382" office:value-type="string" calcext:value-type="string">
            <text:p>0E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9" table:style-name="ce391" office:value-type="float" office:value="15" calcext:value-type="float">
            <text:p>15</text:p>
          </table:table-cell>
          <table:table-cell table:number-columns-repeated="10" table:style-name="ce399" office:value-type="float" office:value="24" calcext:value-type="float">
            <text:p>24</text:p>
          </table:table-cell>
          <table:table-cell table:number-columns-repeated="10" table:style-name="ce401" office:value-type="float" office:value="26" calcext:value-type="float">
            <text:p>26</text:p>
          </table:table-cell>
          <table:table-cell table:number-columns-repeated="2" table:style-name="ce416" office:value-type="float" office:value="85" calcext:value-type="float">
            <text:p>85</text:p>
          </table:table-cell>
          <table:table-cell table:number-columns-repeated="3" table:style-name="ce470" office:value-type="string" calcext:value-type="string">
            <text:p>4C</text:p>
          </table:table-cell>
          <table:table-cell table:style-name="ce486" office:value-type="string" calcext:value-type="string">
            <text:p>2C</text:p>
          </table:table-cell>
          <table:table-cell table:style-name="ce579" office:value-type="float" office:value="96" calcext:value-type="float">
            <text:p>96</text:p>
          </table:table-cell>
          <table:table-cell table:style-name="ce502" office:value-type="float" office:value="89" calcext:value-type="float">
            <text:p>89</text:p>
          </table:table-cell>
          <table:table-cell table:style-name="ce522" office:value-type="string" calcext:value-type="string">
            <text:p>AE</text:p>
          </table:table-cell>
          <table:table-cell table:style-name="ce485" office:value-type="string" calcext:value-type="string">
            <text:p>2B</text:p>
          </table:table-cell>
          <table:table-cell table:style-name="ce24" table:number-columns-repeated="16277"/>
        </table:table-row>
        <table:table-row table:style-name="ro1">
          <table:table-cell table:style-name="ce364" office:value-type="string" calcext:value-type="string">
            <text:p>palette08</text:p>
          </table:table-cell>
          <table:table-cell table:style-name="ce2"/>
          <table:table-cell table:style-name="ce383" office:value-type="string" calcext:value-type="string">
            <text:p>0F</text:p>
          </table:table-cell>
          <table:table-cell table:style-name="ce393" office:value-type="float" office:value="17" calcext:value-type="float">
            <text:p>17</text:p>
          </table:table-cell>
          <table:table-cell table:style-name="ce402" office:value-type="float" office:value="27" calcext:value-type="float">
            <text:p>27</text:p>
          </table:table-cell>
          <table:table-cell table:style-name="ce410" office:value-type="string" calcext:value-type="string">
            <text:p>3B</text:p>
          </table:table-cell>
          <table:table-cell table:style-name="ce418" office:value-type="float" office:value="87" calcext:value-type="float">
            <text:p>87</text:p>
          </table:table-cell>
          <table:table-cell table:style-name="ce426" office:value-type="string" calcext:value-type="string">
            <text:p>5F</text:p>
          </table:table-cell>
          <table:table-cell table:style-name="ce434" office:value-type="float" office:value="79" calcext:value-type="float">
            <text:p>79</text:p>
          </table:table-cell>
          <table:table-cell table:style-name="ce442" office:value-type="string" calcext:value-type="string">
            <text:p>A1</text:p>
          </table:table-cell>
          <table:table-cell table:style-name="ce449" office:value-type="string" calcext:value-type="string">
            <text:p>CD</text:p>
          </table:table-cell>
          <table:table-cell table:style-name="ce376" office:value-type="string" calcext:value-type="string">
            <text:p>08</text:p>
          </table:table-cell>
          <table:table-cell table:style-name="ce380" office:value-type="string" calcext:value-type="string">
            <text:p>0C</text:p>
          </table:table-cell>
          <table:table-cell table:style-name="ce464" office:value-type="float" office:value="43" calcext:value-type="float">
            <text:p>43</text:p>
          </table:table-cell>
          <table:table-cell table:style-name="ce472" office:value-type="string" calcext:value-type="string">
            <text:p>4E</text:p>
          </table:table-cell>
          <table:table-cell table:style-name="ce480" office:value-type="string" calcext:value-type="string">
            <text:p>BA</text:p>
          </table:table-cell>
          <table:table-cell table:style-name="ce489" office:value-type="string" calcext:value-type="string">
            <text:p>2F</text:p>
          </table:table-cell>
          <table:table-cell table:style-name="ce455" office:value-type="string" calcext:value-type="string">
            <text:p>06</text:p>
          </table:table-cell>
          <table:table-cell table:number-columns-repeated="7" table:style-name="ce501" office:value-type="string" calcext:value-type="string">
            <text:p>6D</text:p>
          </table:table-cell>
          <table:table-cell table:number-columns-repeated="6" table:style-name="ce516" office:value-type="string" calcext:value-type="string">
            <text:p>6F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76" office:value-type="string" calcext:value-type="string">
            <text:p>08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83" office:value-type="string" calcext:value-type="string">
            <text:p>0F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9" table:style-name="ce392" office:value-type="float" office:value="16" calcext:value-type="float">
            <text:p>16</text:p>
          </table:table-cell>
          <table:table-cell table:number-columns-repeated="10" table:style-name="ce400" office:value-type="float" office:value="25" calcext:value-type="float">
            <text:p>25</text:p>
          </table:table-cell>
          <table:table-cell table:number-columns-repeated="10" table:style-name="ce402" office:value-type="float" office:value="27" calcext:value-type="float">
            <text:p>27</text:p>
          </table:table-cell>
          <table:table-cell table:number-columns-repeated="2" table:style-name="ce417" office:value-type="float" office:value="86" calcext:value-type="float">
            <text:p>86</text:p>
          </table:table-cell>
          <table:table-cell table:number-columns-repeated="3" table:style-name="ce471" office:value-type="string" calcext:value-type="string">
            <text:p>4D</text:p>
          </table:table-cell>
          <table:table-cell table:style-name="ce487" office:value-type="string" calcext:value-type="string">
            <text:p>2D</text:p>
          </table:table-cell>
          <table:table-cell table:style-name="ce588" office:value-type="float" office:value="97" calcext:value-type="float">
            <text:p>97</text:p>
          </table:table-cell>
          <table:table-cell table:style-name="ce503" office:value-type="string" calcext:value-type="string">
            <text:p>8A</text:p>
          </table:table-cell>
          <table:table-cell table:style-name="ce736" office:value-type="string" calcext:value-type="string">
            <text:p>AF</text:p>
          </table:table-cell>
          <table:table-cell table:style-name="ce486" office:value-type="string" calcext:value-type="string">
            <text:p>2C</text:p>
          </table:table-cell>
          <table:table-cell table:style-name="ce24" table:number-columns-repeated="16277"/>
        </table:table-row>
        <table:table-row table:style-name="ro1">
          <table:table-cell table:style-name="ce365" office:value-type="string" calcext:value-type="string">
            <text:p>palette09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4"/>
          <table:table-cell table:style-name="ce502" office:value-type="float" office:value="89" calcext:value-type="float">
            <text:p>89</text:p>
          </table:table-cell>
          <table:table-cell table:style-name="ce461" office:value-type="float" office:value="40" calcext:value-type="float">
            <text:p>40</text:p>
          </table:table-cell>
          <table:table-cell table:number-columns-repeated="5" table:style-name="ce440" office:value-type="string" calcext:value-type="string">
            <text:p>9F</text:p>
          </table:table-cell>
          <table:table-cell table:style-name="ce488" office:value-type="string" calcext:value-type="string">
            <text:p>2E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number-columns-repeated="3" table:style-name="ce461" office:value-type="float" office:value="40" calcext:value-type="float">
            <text:p>40</text:p>
          </table:table-cell>
          <table:table-cell table:number-columns-repeated="3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88" office:value-type="string" calcext:value-type="string">
            <text:p>2E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number-columns-repeated="38" table:style-name="ce440" office:value-type="string" calcext:value-type="string">
            <text:p>9F</text:p>
          </table:table-cell>
          <table:table-cell table:style-name="ce24" table:number-columns-repeated="16277"/>
        </table:table-row>
        <table:table-row table:style-name="ro1">
          <table:table-cell table:style-name="ce366" office:value-type="string" calcext:value-type="string">
            <text:p>palette10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4"/>
          <table:table-cell table:style-name="ce503" office:value-type="string" calcext:value-type="string">
            <text:p>8A</text:p>
          </table:table-cell>
          <table:table-cell table:style-name="ce462" office:value-type="float" office:value="41" calcext:value-type="float">
            <text:p>41</text:p>
          </table:table-cell>
          <table:table-cell table:number-columns-repeated="5" table:style-name="ce441" office:value-type="string" calcext:value-type="string">
            <text:p>A0</text:p>
          </table:table-cell>
          <table:table-cell table:style-name="ce489" office:value-type="string" calcext:value-type="string">
            <text:p>2F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number-columns-repeated="3" table:style-name="ce462" office:value-type="float" office:value="41" calcext:value-type="float">
            <text:p>41</text:p>
          </table:table-cell>
          <table:table-cell table:number-columns-repeated="3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89" office:value-type="string" calcext:value-type="string">
            <text:p>2F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number-columns-repeated="38" table:style-name="ce441" office:value-type="string" calcext:value-type="string">
            <text:p>A0</text:p>
          </table:table-cell>
          <table:table-cell table:style-name="ce24" table:number-columns-repeated="16277"/>
        </table:table-row>
        <table:table-row table:style-name="ro1">
          <table:table-cell table:style-name="ce367" office:value-type="string" calcext:value-type="string">
            <text:p>palette11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4"/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511" office:value-type="float" office:value="90" calcext:value-type="float">
            <text:p>90</text:p>
          </table:table-cell>
          <table:table-cell table:style-name="ce498" office:value-type="string" calcext:value-type="string">
            <text:p>6A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378" office:value-type="string" calcext:value-type="string">
            <text:p>0A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28" office:value-type="float" office:value="73" calcext:value-type="float">
            <text:p>73</text:p>
          </table:table-cell>
          <table:table-cell table:style-name="ce483" office:value-type="float" office:value="29" calcext:value-type="float">
            <text:p>29</text:p>
          </table:table-cell>
          <table:table-cell table:style-name="ce420" office:value-type="float" office:value="59" calcext:value-type="float">
            <text:p>59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97" office:value-type="float" office:value="68" calcext:value-type="float">
            <text:p>68</text:p>
          </table:table-cell>
          <table:table-cell table:style-name="ce397" office:value-type="float" office:value="22" calcext:value-type="float">
            <text:p>22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540" office:value-type="float" office:value="61" calcext:value-type="float">
            <text:p>61</text:p>
          </table:table-cell>
          <table:table-cell table:style-name="ce489" office:value-type="string" calcext:value-type="string">
            <text:p>2F</text:p>
          </table:table-cell>
          <table:table-cell table:style-name="ce507" office:value-type="float" office:value="93" calcext:value-type="float">
            <text:p>93</text:p>
          </table:table-cell>
          <table:table-cell table:style-name="ce550" office:value-type="string" calcext:value-type="string">
            <text:p>C2</text:p>
          </table:table-cell>
          <table:table-cell table:style-name="ce24" table:number-columns-repeated="16277"/>
        </table:table-row>
        <table:table-row table:style-name="ro1">
          <table:table-cell table:style-name="ce368" office:value-type="string" calcext:value-type="string">
            <text:p>palette12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4"/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512" office:value-type="float" office:value="91" calcext:value-type="float">
            <text:p>91</text:p>
          </table:table-cell>
          <table:table-cell table:style-name="ce499" office:value-type="string" calcext:value-type="string">
            <text:p>6B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379" office:value-type="string" calcext:value-type="string">
            <text:p>0B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29" office:value-type="float" office:value="74" calcext:value-type="float">
            <text:p>74</text:p>
          </table:table-cell>
          <table:table-cell table:style-name="ce484" office:value-type="string" calcext:value-type="string">
            <text:p>2A</text:p>
          </table:table-cell>
          <table:table-cell table:style-name="ce421" office:value-type="string" calcext:value-type="string">
            <text:p>5A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03" office:value-type="float" office:value="69" calcext:value-type="float">
            <text:p>69</text:p>
          </table:table-cell>
          <table:table-cell table:style-name="ce398" office:value-type="float" office:value="23" calcext:value-type="float">
            <text:p>23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548" office:value-type="float" office:value="62" calcext:value-type="float">
            <text:p>62</text:p>
          </table:table-cell>
          <table:table-cell table:style-name="ce530" office:value-type="float" office:value="30" calcext:value-type="float">
            <text:p>30</text:p>
          </table:table-cell>
          <table:table-cell table:style-name="ce513" office:value-type="float" office:value="94" calcext:value-type="float">
            <text:p>94</text:p>
          </table:table-cell>
          <table:table-cell table:style-name="ce556" office:value-type="string" calcext:value-type="string">
            <text:p>C3</text:p>
          </table:table-cell>
          <table:table-cell table:style-name="ce24" table:number-columns-repeated="16277"/>
        </table:table-row>
        <table:table-row table:style-name="ro1">
          <table:table-cell table:style-name="ce369" office:value-type="string" calcext:value-type="string">
            <text:p>palette13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4"/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506" office:value-type="float" office:value="92" calcext:value-type="float">
            <text:p>92</text:p>
          </table:table-cell>
          <table:table-cell table:style-name="ce500" office:value-type="string" calcext:value-type="string">
            <text:p>6C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80" office:value-type="string" calcext:value-type="string">
            <text:p>0C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30" office:value-type="float" office:value="75" calcext:value-type="float">
            <text:p>75</text:p>
          </table:table-cell>
          <table:table-cell table:style-name="ce485" office:value-type="string" calcext:value-type="string">
            <text:p>2B</text:p>
          </table:table-cell>
          <table:table-cell table:style-name="ce422" office:value-type="string" calcext:value-type="string">
            <text:p>5B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98" office:value-type="string" calcext:value-type="string">
            <text:p>6A</text:p>
          </table:table-cell>
          <table:table-cell table:style-name="ce399" office:value-type="float" office:value="24" calcext:value-type="float">
            <text:p>24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525" office:value-type="float" office:value="63" calcext:value-type="float">
            <text:p>63</text:p>
          </table:table-cell>
          <table:table-cell table:style-name="ce538" office:value-type="float" office:value="31" calcext:value-type="float">
            <text:p>31</text:p>
          </table:table-cell>
          <table:table-cell table:style-name="ce514" office:value-type="float" office:value="95" calcext:value-type="float">
            <text:p>95</text:p>
          </table:table-cell>
          <table:table-cell table:style-name="ce563" office:value-type="string" calcext:value-type="string">
            <text:p>C4</text:p>
          </table:table-cell>
          <table:table-cell table:style-name="ce24" table:number-columns-repeated="16277"/>
        </table:table-row>
        <table:table-row table:style-name="ro1">
          <table:table-cell table:style-name="ce370" office:value-type="string" calcext:value-type="string">
            <text:p>palette14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4"/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507" office:value-type="float" office:value="93" calcext:value-type="float">
            <text:p>93</text:p>
          </table:table-cell>
          <table:table-cell table:style-name="ce501" office:value-type="string" calcext:value-type="string">
            <text:p>6D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81" office:value-type="string" calcext:value-type="string">
            <text:p>0D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31" office:value-type="float" office:value="76" calcext:value-type="float">
            <text:p>76</text:p>
          </table:table-cell>
          <table:table-cell table:style-name="ce486" office:value-type="string" calcext:value-type="string">
            <text:p>2C</text:p>
          </table:table-cell>
          <table:table-cell table:style-name="ce423" office:value-type="string" calcext:value-type="string">
            <text:p>5C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99" office:value-type="string" calcext:value-type="string">
            <text:p>6B</text:p>
          </table:table-cell>
          <table:table-cell table:style-name="ce400" office:value-type="float" office:value="25" calcext:value-type="float">
            <text:p>25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81" office:value-type="string" calcext:value-type="string">
            <text:p>0D</text:p>
          </table:table-cell>
          <table:table-cell table:style-name="ce549" office:value-type="string" calcext:value-type="string">
            <text:p>A2</text:p>
          </table:table-cell>
          <table:table-cell table:style-name="ce547" office:value-type="float" office:value="32" calcext:value-type="float">
            <text:p>32</text:p>
          </table:table-cell>
          <table:table-cell table:style-name="ce579" office:value-type="float" office:value="96" calcext:value-type="float">
            <text:p>96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71" office:value-type="string" calcext:value-type="string">
            <text:p>palette15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4"/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13" office:value-type="float" office:value="94" calcext:value-type="float">
            <text:p>94</text:p>
          </table:table-cell>
          <table:table-cell table:style-name="ce515" office:value-type="string" calcext:value-type="string">
            <text:p>6E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82" office:value-type="string" calcext:value-type="string">
            <text:p>0E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32" office:value-type="float" office:value="77" calcext:value-type="float">
            <text:p>77</text:p>
          </table:table-cell>
          <table:table-cell table:style-name="ce487" office:value-type="string" calcext:value-type="string">
            <text:p>2D</text:p>
          </table:table-cell>
          <table:table-cell table:style-name="ce424" office:value-type="string" calcext:value-type="string">
            <text:p>5D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500" office:value-type="string" calcext:value-type="string">
            <text:p>6C</text:p>
          </table:table-cell>
          <table:table-cell table:style-name="ce401" office:value-type="float" office:value="26" calcext:value-type="float">
            <text:p>26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82" office:value-type="string" calcext:value-type="string">
            <text:p>0E</text:p>
          </table:table-cell>
          <table:table-cell table:style-name="ce555" office:value-type="string" calcext:value-type="string">
            <text:p>A3</text:p>
          </table:table-cell>
          <table:table-cell table:style-name="ce554" office:value-type="float" office:value="33" calcext:value-type="float">
            <text:p>33</text:p>
          </table:table-cell>
          <table:table-cell table:style-name="ce588" office:value-type="float" office:value="97" calcext:value-type="float">
            <text:p>97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72" office:value-type="string" calcext:value-type="string">
            <text:p>palette16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4"/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14" office:value-type="float" office:value="95" calcext:value-type="float">
            <text:p>95</text:p>
          </table:table-cell>
          <table:table-cell table:style-name="ce516" office:value-type="string" calcext:value-type="string">
            <text:p>6F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83" office:value-type="string" calcext:value-type="string">
            <text:p>0F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33" office:value-type="float" office:value="78" calcext:value-type="float">
            <text:p>78</text:p>
          </table:table-cell>
          <table:table-cell table:style-name="ce488" office:value-type="string" calcext:value-type="string">
            <text:p>2E</text:p>
          </table:table-cell>
          <table:table-cell table:style-name="ce425" office:value-type="string" calcext:value-type="string">
            <text:p>5E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501" office:value-type="string" calcext:value-type="string">
            <text:p>6D</text:p>
          </table:table-cell>
          <table:table-cell table:style-name="ce402" office:value-type="float" office:value="27" calcext:value-type="float">
            <text:p>27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83" office:value-type="string" calcext:value-type="string">
            <text:p>0F</text:p>
          </table:table-cell>
          <table:table-cell table:style-name="ce562" office:value-type="string" calcext:value-type="string">
            <text:p>A4</text:p>
          </table:table-cell>
          <table:table-cell table:style-name="ce560" office:value-type="float" office:value="34" calcext:value-type="float">
            <text:p>34</text:p>
          </table:table-cell>
          <table:table-cell table:style-name="ce596" office:value-type="float" office:value="98" calcext:value-type="float">
            <text:p>98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24" office:value-type="string" calcext:value-type="string">
            <text:p>building</text:p>
          </table:table-cell>
          <table:table-cell table:style-name="ce2" office:value-type="string" calcext:value-type="string">
            <text:p>option</text:p>
          </table:table-cell>
          <table:table-cell table:style-name="ce384" table:formula="of:=[.C1]" office:value-type="string" office:string-value="white080F" calcext:value-type="string">
            <text:p>white080F</text:p>
          </table:table-cell>
          <table:table-cell table:style-name="ce384" table:formula="of:=[.D1]" office:value-type="string" office:string-value="grey" calcext:value-type="string">
            <text:p>grey</text:p>
          </table:table-cell>
          <table:table-cell table:style-name="ce384" table:formula="of:=[.E1]" office:value-type="string" office:string-value="brown1" calcext:value-type="string">
            <text:p>brown1</text:p>
          </table:table-cell>
          <table:table-cell table:style-name="ce384" table:formula="of:=[.F1]" office:value-type="string" office:string-value="brown2" calcext:value-type="string">
            <text:p>brown2</text:p>
          </table:table-cell>
          <table:table-cell table:style-name="ce384" table:formula="of:=[.G1]" office:value-type="string" office:string-value="mauve" calcext:value-type="string">
            <text:p>mauve</text:p>
          </table:table-cell>
          <table:table-cell table:style-name="ce384" table:formula="of:=[.H1]" office:value-type="string" office:string-value="dark_green" calcext:value-type="string">
            <text:p>dark_green</text:p>
          </table:table-cell>
          <table:table-cell table:style-name="ce384" table:formula="of:=[.I1]" office:value-type="string" office:string-value="peach" calcext:value-type="string">
            <text:p>peach</text:p>
          </table:table-cell>
          <table:table-cell table:style-name="ce384" table:formula="of:=[.J1]" office:value-type="string" office:string-value="light_blue" calcext:value-type="string">
            <text:p>light_blue</text:p>
          </table:table-cell>
          <table:table-cell table:style-name="ce384" table:formula="of:=[.K1]" office:value-type="string" office:string-value="dark_blue" calcext:value-type="string">
            <text:p>dark_blue</text:p>
          </table:table-cell>
          <table:table-cell table:style-name="ce384" table:formula="of:=[.L1]" office:value-type="string" office:string-value="black" calcext:value-type="string">
            <text:p>black</text:p>
          </table:table-cell>
          <table:table-cell table:style-name="ce384" table:formula="of:=[.M1]" office:value-type="string" office:string-value="midgrey" calcext:value-type="string">
            <text:p>midgrey</text:p>
          </table:table-cell>
          <table:table-cell table:style-name="ce384" table:formula="of:=[.N1]" office:value-type="string" office:string-value="gold" calcext:value-type="string">
            <text:p>gold</text:p>
          </table:table-cell>
          <table:table-cell table:style-name="ce384" table:formula="of:=[.O1]" office:value-type="string" office:string-value="red_brown" calcext:value-type="string">
            <text:p>red_brown</text:p>
          </table:table-cell>
          <table:table-cell table:style-name="ce384" table:formula="of:=[.P1]" office:value-type="string" office:string-value="red" calcext:value-type="string">
            <text:p>red</text:p>
          </table:table-cell>
          <table:table-cell table:style-name="ce384" table:formula="of:=[.Q1]" office:value-type="string" office:string-value="maroon" calcext:value-type="string">
            <text:p>maroon</text:p>
          </table:table-cell>
          <table:table-cell table:style-name="ce384" table:formula="of:=[.R1]" office:value-type="string" office:string-value="half13" calcext:value-type="string">
            <text:p>half13</text:p>
          </table:table-cell>
          <table:table-cell table:style-name="ce384" table:formula="of:=[.S1]" office:value-type="string" office:string-value="brn686Dbla0106" calcext:value-type="string">
            <text:p>brn686Dbla0106</text:p>
          </table:table-cell>
          <table:table-cell table:style-name="ce384" table:formula="of:=[.T1]" office:value-type="string" office:string-value="brn686Dbla0308" calcext:value-type="string">
            <text:p>brn686Dbla0308</text:p>
          </table:table-cell>
          <table:table-cell table:style-name="ce384" table:formula="of:=[.U1]" office:value-type="string" office:string-value="brn686Dgry050A" calcext:value-type="string">
            <text:p>brn686Dgry050A</text:p>
          </table:table-cell>
          <table:table-cell table:style-name="ce384" table:formula="of:=[.V1]" office:value-type="string" office:string-value="brn686Dblu9095" calcext:value-type="string">
            <text:p>brn686Dblu9095</text:p>
          </table:table-cell>
          <table:table-cell table:style-name="ce384" table:formula="of:=[.W1]" office:value-type="string" office:string-value="brn686Dbrn6A6F" calcext:value-type="string">
            <text:p>brn686Dbrn6A6F</text:p>
          </table:table-cell>
          <table:table-cell table:style-name="ce384" table:formula="of:=[.X1]" office:value-type="string" office:string-value="brn686Dbrn2025" calcext:value-type="string">
            <text:p>brn686Dbrn2025</text:p>
          </table:table-cell>
          <table:table-cell table:style-name="ce384" table:formula="of:=[.Y1]" office:value-type="string" office:string-value="brn686Dbrn2227" calcext:value-type="string">
            <text:p>brn686Dbrn2227</text:p>
          </table:table-cell>
          <table:table-cell table:style-name="ce384" table:formula="of:=[.Z1]" office:value-type="string" office:string-value="brn6A6Fbla0106" calcext:value-type="string">
            <text:p>brn6A6Fbla0106</text:p>
          </table:table-cell>
          <table:table-cell table:style-name="ce384" table:formula="of:=[.AA1]" office:value-type="string" office:string-value="brn6A6Fbla0308" calcext:value-type="string">
            <text:p>brn6A6Fbla0308</text:p>
          </table:table-cell>
          <table:table-cell table:style-name="ce384" table:formula="of:=[.AB1]" office:value-type="string" office:string-value="brn6A6Fbla050A" calcext:value-type="string">
            <text:p>brn6A6Fbla050A</text:p>
          </table:table-cell>
          <table:table-cell table:style-name="ce384" table:formula="of:=[.AC1]" office:value-type="string" office:string-value="brn6A6Fbrn686D" calcext:value-type="string">
            <text:p>brn6A6Fbrn686D</text:p>
          </table:table-cell>
          <table:table-cell table:style-name="ce384" table:formula="of:=[.AD1]" office:value-type="string" office:string-value="brn6A6Fbrn2025" calcext:value-type="string">
            <text:p>brn6A6Fbrn2025</text:p>
          </table:table-cell>
          <table:table-cell table:style-name="ce384" table:formula="of:=[.AE1]" office:value-type="string" office:string-value="brn6A6Fbrn2227" calcext:value-type="string">
            <text:p>brn6A6Fbrn2227</text:p>
          </table:table-cell>
          <table:table-cell table:style-name="ce384" table:formula="of:=[.AF1]" office:value-type="string" office:string-value="bla0106bla0106" calcext:value-type="string">
            <text:p>bla0106bla0106</text:p>
          </table:table-cell>
          <table:table-cell table:style-name="ce384" table:formula="of:=[.AG1]" office:value-type="string" office:string-value="bla0308brn2025" calcext:value-type="string">
            <text:p>bla0308brn2025</text:p>
          </table:table-cell>
          <table:table-cell table:style-name="ce384" table:formula="of:=[.AH1]" office:value-type="string" office:string-value="bla0308brn2227" calcext:value-type="string">
            <text:p>bla0308brn2227</text:p>
          </table:table-cell>
          <table:table-cell table:style-name="ce384" table:formula="of:=[.AI1]" office:value-type="string" office:string-value="gry050Abla0106" calcext:value-type="string">
            <text:p>gry050Abla0106</text:p>
          </table:table-cell>
          <table:table-cell table:style-name="ce384" table:formula="of:=[.AJ1]" office:value-type="string" office:string-value="gry050Abla0308" calcext:value-type="string">
            <text:p>gry050Abla0308</text:p>
          </table:table-cell>
          <table:table-cell table:style-name="ce384" table:formula="of:=[.AK1]" office:value-type="string" office:string-value="gry050Awhi0A0F" calcext:value-type="string">
            <text:p>gry050Awhi0A0F</text:p>
          </table:table-cell>
          <table:table-cell table:style-name="ce384" table:formula="of:=[.AL1]" office:value-type="string" office:string-value="gry050Abrn686D" calcext:value-type="string">
            <text:p>gry050Abrn686D</text:p>
          </table:table-cell>
          <table:table-cell table:style-name="ce384" table:formula="of:=[.AM1]" office:value-type="string" office:string-value="gry050Abrn2025" calcext:value-type="string">
            <text:p>gry050Abrn2025</text:p>
          </table:table-cell>
          <table:table-cell table:style-name="ce384" table:formula="of:=[.AN1]" office:value-type="string" office:string-value="gry050Abrn2227" calcext:value-type="string">
            <text:p>gry050Abrn2227</text:p>
          </table:table-cell>
          <table:table-cell table:style-name="ce384" table:formula="of:=[.AO1]" office:value-type="string" office:string-value="whi0A0Fbla0106" calcext:value-type="string">
            <text:p>whi0A0Fbla0106</text:p>
          </table:table-cell>
          <table:table-cell table:style-name="ce384" table:formula="of:=[.AP1]" office:value-type="string" office:string-value="whi0A0Fbla0308" calcext:value-type="string">
            <text:p>whi0A0Fbla0308</text:p>
          </table:table-cell>
          <table:table-cell table:style-name="ce384" table:formula="of:=[.AQ1]" office:value-type="string" office:string-value="whi0A0Fbla050A" calcext:value-type="string">
            <text:p>whi0A0Fbla050A</text:p>
          </table:table-cell>
          <table:table-cell table:style-name="ce384" table:formula="of:=[.AR1]" office:value-type="string" office:string-value="whi0A0Fbrn686D" calcext:value-type="string">
            <text:p>whi0A0Fbrn686D</text:p>
          </table:table-cell>
          <table:table-cell table:style-name="ce384" table:formula="of:=[.AS1]" office:value-type="string" office:string-value="whi0A0Fbrn2025" calcext:value-type="string">
            <text:p>whi0A0Fbrn2025</text:p>
          </table:table-cell>
          <table:table-cell table:style-name="ce384" table:formula="of:=[.AT1]" office:value-type="string" office:string-value="whi0A0Fbrn2227" calcext:value-type="string">
            <text:p>whi0A0Fbrn2227</text:p>
          </table:table-cell>
          <table:table-cell table:style-name="ce384" table:formula="of:=[.AU1]" office:value-type="string" office:string-value="whi080Dbla0106" calcext:value-type="string">
            <text:p>whi080Dbla0106</text:p>
          </table:table-cell>
          <table:table-cell table:style-name="ce384" table:formula="of:=[.AV1]" office:value-type="string" office:string-value="whi080Dbla0308" calcext:value-type="string">
            <text:p>whi080Dbla0308</text:p>
          </table:table-cell>
          <table:table-cell table:style-name="ce384" table:formula="of:=[.AW1]" office:value-type="string" office:string-value="whi080Dbla050A" calcext:value-type="string">
            <text:p>whi080Dbla050A</text:p>
          </table:table-cell>
          <table:table-cell table:style-name="ce384" table:formula="of:=[.AX1]" office:value-type="string" office:string-value="whi080Dbrn686D" calcext:value-type="string">
            <text:p>whi080Dbrn686D</text:p>
          </table:table-cell>
          <table:table-cell table:style-name="ce384" table:formula="of:=[.AY1]" office:value-type="string" office:string-value="whi080Dbrn2025" calcext:value-type="string">
            <text:p>whi080Dbrn2025</text:p>
          </table:table-cell>
          <table:table-cell table:style-name="ce384" table:formula="of:=[.AZ1]" office:value-type="string" office:string-value="whi080Dbrn2227" calcext:value-type="string">
            <text:p>whi080Dbrn2227</text:p>
          </table:table-cell>
          <table:table-cell table:style-name="ce384" table:formula="of:=[.BA1]" office:value-type="string" office:string-value="sil1116bla0106" calcext:value-type="string">
            <text:p>sil1116bla0106</text:p>
          </table:table-cell>
          <table:table-cell table:style-name="ce384" table:formula="of:=[.BB1]" office:value-type="string" office:string-value="sil1116bla0308" calcext:value-type="string">
            <text:p>sil1116bla0308</text:p>
          </table:table-cell>
          <table:table-cell table:style-name="ce384" table:formula="of:=[.BC1]" office:value-type="string" office:string-value="sil1116bla050A" calcext:value-type="string">
            <text:p>sil1116bla050A</text:p>
          </table:table-cell>
          <table:table-cell table:style-name="ce384" table:formula="of:=[.BD1]" office:value-type="string" office:string-value="sil1116brn686D" calcext:value-type="string">
            <text:p>sil1116brn686D</text:p>
          </table:table-cell>
          <table:table-cell table:style-name="ce384" table:formula="of:=[.BE1]" office:value-type="string" office:string-value="sil1116brn2025" calcext:value-type="string">
            <text:p>sil1116brn2025</text:p>
          </table:table-cell>
          <table:table-cell table:style-name="ce384" table:formula="of:=[.BF1]" office:value-type="string" office:string-value="sil1116brn2227" calcext:value-type="string">
            <text:p>sil1116brn2227</text:p>
          </table:table-cell>
          <table:table-cell table:style-name="ce384" table:formula="of:=[.BG1]" office:value-type="string" office:string-value="sil1116pea7378" calcext:value-type="string">
            <text:p>sil1116pea7378</text:p>
          </table:table-cell>
          <table:table-cell table:style-name="ce384" table:formula="of:=[.BH1]" office:value-type="string" office:string-value="sil1116mar292E" calcext:value-type="string">
            <text:p>sil1116mar292E</text:p>
          </table:table-cell>
          <table:table-cell table:style-name="ce384" table:formula="of:=[.BI1]" office:value-type="string" office:string-value="sil1116pea595E" calcext:value-type="string">
            <text:p>sil1116pea595E</text:p>
          </table:table-cell>
          <table:table-cell table:style-name="ce384" table:formula="of:=[.BJ1]" office:value-type="string" office:string-value="brn2025bla0106" calcext:value-type="string">
            <text:p>brn2025bla0106</text:p>
          </table:table-cell>
          <table:table-cell table:style-name="ce384" table:formula="of:=[.BK1]" office:value-type="string" office:string-value="brn2025bla0308" calcext:value-type="string">
            <text:p>brn2025bla0308</text:p>
          </table:table-cell>
          <table:table-cell table:style-name="ce384" table:formula="of:=[.BL1]" office:value-type="string" office:string-value="brn2025bla050A" calcext:value-type="string">
            <text:p>brn2025bla050A</text:p>
          </table:table-cell>
          <table:table-cell table:style-name="ce384" table:formula="of:=[.BM1]" office:value-type="string" office:string-value="brn2025gry090E" calcext:value-type="string">
            <text:p>brn2025gry090E</text:p>
          </table:table-cell>
          <table:table-cell table:style-name="ce384" table:formula="of:=[.BN1]" office:value-type="string" office:string-value="brn2025whi0A0F" calcext:value-type="string">
            <text:p>brn2025whi0A0F</text:p>
          </table:table-cell>
          <table:table-cell table:style-name="ce384" table:formula="of:=[.BO1]" office:value-type="string" office:string-value="brn2025sil1116" calcext:value-type="string">
            <text:p>brn2025sil1116</text:p>
          </table:table-cell>
          <table:table-cell table:style-name="ce384" table:formula="of:=[.BP1]" office:value-type="string" office:string-value="brn2025brn686D" calcext:value-type="string">
            <text:p>brn2025brn686D</text:p>
          </table:table-cell>
          <table:table-cell table:style-name="ce384" table:formula="of:=[.BQ1]" office:value-type="string" office:string-value="brn2025brn2227" calcext:value-type="string">
            <text:p>brn2025brn2227</text:p>
          </table:table-cell>
          <table:table-cell table:style-name="ce384" table:formula="of:=[.BR1]" office:value-type="string" office:string-value="brn2025brn484D" calcext:value-type="string">
            <text:p>brn2025brn484D</text:p>
          </table:table-cell>
          <table:table-cell table:style-name="ce384" table:formula="of:=[.BS1]" office:value-type="string" office:string-value="brn2025mau8186" calcext:value-type="string">
            <text:p>brn2025mau8186</text:p>
          </table:table-cell>
          <table:table-cell table:style-name="ce384" table:formula="of:=[.BT1]" office:value-type="string" office:string-value="brn2227bla0106" calcext:value-type="string">
            <text:p>brn2227bla0106</text:p>
          </table:table-cell>
          <table:table-cell table:style-name="ce384" table:formula="of:=[.BU1]" office:value-type="string" office:string-value="brn2227bla0308" calcext:value-type="string">
            <text:p>brn2227bla0308</text:p>
          </table:table-cell>
          <table:table-cell table:style-name="ce384" table:formula="of:=[.BV1]" office:value-type="string" office:string-value="brn2227bla050A" calcext:value-type="string">
            <text:p>brn2227bla050A</text:p>
          </table:table-cell>
          <table:table-cell table:style-name="ce384" table:formula="of:=[.BW1]" office:value-type="string" office:string-value="brn2227gry090E" calcext:value-type="string">
            <text:p>brn2227gry090E</text:p>
          </table:table-cell>
          <table:table-cell table:style-name="ce384" table:formula="of:=[.BX1]" office:value-type="string" office:string-value="brn2227whi0A0F" calcext:value-type="string">
            <text:p>brn2227whi0A0F</text:p>
          </table:table-cell>
          <table:table-cell table:style-name="ce384" table:formula="of:=[.BY1]" office:value-type="string" office:string-value="brn2227sil1116" calcext:value-type="string">
            <text:p>brn2227sil1116</text:p>
          </table:table-cell>
          <table:table-cell table:style-name="ce384" table:formula="of:=[.BZ1]" office:value-type="string" office:string-value="brn2227brn686D" calcext:value-type="string">
            <text:p>brn2227brn686D</text:p>
          </table:table-cell>
          <table:table-cell table:style-name="ce384" table:formula="of:=[.CA1]" office:value-type="string" office:string-value="brn2227brn2025" calcext:value-type="string">
            <text:p>brn2227brn2025</text:p>
          </table:table-cell>
          <table:table-cell table:style-name="ce384" table:formula="of:=[.CB1]" office:value-type="string" office:string-value="brn2227rbrn484D" calcext:value-type="string">
            <text:p>brn2227rbrn484D</text:p>
          </table:table-cell>
          <table:table-cell table:style-name="ce384" table:formula="of:=[.CC1]" office:value-type="string" office:string-value="brn2227mau8186" calcext:value-type="string">
            <text:p>brn2227mau8186</text:p>
          </table:table-cell>
          <table:table-cell table:style-name="ce384" table:formula="of:=[.CD1]" office:value-type="string" office:string-value="mau8186brn2025" calcext:value-type="string">
            <text:p>mau8186brn2025</text:p>
          </table:table-cell>
          <table:table-cell table:style-name="ce384" table:formula="of:=[.CE1]" office:value-type="string" office:string-value="mau8186brn2227" calcext:value-type="string">
            <text:p>mau8186brn2227</text:p>
          </table:table-cell>
          <table:table-cell table:style-name="ce384"/>
          <table:table-cell table:style-name="ce384" table:formula="of:=[.CG1]" office:value-type="string" office:string-value="mar484Dbrn2025" calcext:value-type="string">
            <text:p>mar484Dbrn2025</text:p>
          </table:table-cell>
          <table:table-cell table:style-name="ce384" table:formula="of:=[.CH1]" office:value-type="string" office:string-value="mar484Dbrn2227" calcext:value-type="string">
            <text:p>mar484Dbrn2227</text:p>
          </table:table-cell>
          <table:table-cell table:style-name="ce384" table:formula="of:=[.CI1]" office:value-type="string" office:string-value="mau8186brn3035" calcext:value-type="string">
            <text:p>mau8186brn3035</text:p>
          </table:table-cell>
          <table:table-cell table:style-name="ce384" table:formula="of:=[.CJ1]" office:value-type="string" office:string-value="mau8186brn3237" calcext:value-type="string">
            <text:p>mau8186brn3237</text:p>
          </table:table-cell>
          <table:table-cell table:style-name="ce384" table:formula="of:=[.CK1]" office:value-type="string" office:string-value="mau8186brn3439" calcext:value-type="string">
            <text:p>mau8186brn3439</text:p>
          </table:table-cell>
          <table:table-cell table:style-name="ce384" table:formula="of:=[.CL1]" office:value-type="string" office:string-value="mau8186brn3641" calcext:value-type="string">
            <text:p>mau8186brn3641</text:p>
          </table:table-cell>
          <table:table-cell table:style-name="ce384" table:formula="of:=[.CM1]" office:value-type="string" office:string-value="mau8186brn3843" calcext:value-type="string">
            <text:p>mau8186brn3843</text:p>
          </table:table-cell>
          <table:table-cell table:style-name="ce199" table:number-columns-repeated="16277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7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bank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convini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dense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dense_wooden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enterprise_tower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farm_new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fire_station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fuku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rada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segawa</text:p>
          </table:table-cell>
          <table:table-cell table:style-name="ce2" office:value-type="string" calcext:value-type="string">
            <text:p>new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shimoto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yashi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new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old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ospital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new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old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signs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65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new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roofs_new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1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new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signs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69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nsuran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shida_commercial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shii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anek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o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uroi_tower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andmark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arge_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arge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ong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ong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ne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ol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tsui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new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old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fence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dern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j</text:p>
          </table:table-cell>
          <table:table-cell table:style-name="ce2" office:value-type="string" calcext:value-type="string">
            <text:p>new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new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old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ultimedia_offices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oya</text:p>
          </table:table-cell>
          <table:table-cell table:style-name="ce2" office:value-type="string" calcext:value-type="string">
            <text:p>new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new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old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ol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building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kada_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office:value-type="string" calcext:value-type="string">
            <text:p>old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ld_villa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nse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saka</text:p>
          </table:table-cell>
          <table:table-cell table:style-name="ce2" office:value-type="string" calcext:value-type="string">
            <text:p>new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achinko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agoda</text:p>
          </table:table-cell>
          <table:table-cell table:style-name="ce2" office:value-type="string" calcext:value-type="string">
            <text:p>new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etrol_station_large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etrol_station_old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etrol_station_small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olice_statio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radiokaikan</text:p>
          </table:table-cell>
          <table:table-cell table:style-name="ce2" office:value-type="string" calcext:value-type="string">
            <text:p>new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6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ato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b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buyat</text:p>
          </table:table-cell>
          <table:table-cell table:style-name="ce2" office:value-type="string" calcext:value-type="string">
            <text:p>new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p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q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r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u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new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roofs_new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kiya</text:p>
          </table:table-cell>
          <table:table-cell table:style-name="ce2" office:value-type="string" calcext:value-type="string">
            <text:p>new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5"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ps_small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old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9" office:value-type="float" office:value="2" calcext:value-type="float">
            <text:p>2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3" table:style-name="ce523" office:value-type="float" office:value="2" calcext:value-type="float">
            <text:p>2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new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roofs_old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roofs_new</text:p>
          </table:table-cell>
          <table:table-cell table:number-columns-repeated="1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signs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36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rin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rine_prohibition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tadium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ugiyama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uzuki</text:p>
          </table:table-cell>
          <table:table-cell table:style-name="ce2" office:value-type="string" calcext:value-type="string">
            <text:p>new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uzuki</text:p>
          </table:table-cell>
          <table:table-cell table:style-name="ce2" office:value-type="string" calcext:value-type="string">
            <text:p>signs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65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k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kag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kemaru_shopping_centre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naguch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naka</text:p>
          </table:table-cell>
          <table:table-cell table:style-name="ce2" office:value-type="string" calcext:value-type="string">
            <text:p>new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naka</text:p>
          </table:table-cell>
          <table:table-cell table:style-name="ce2" office:value-type="string" calcext:value-type="string">
            <text:p>signs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69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empl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etsui</text:p>
          </table:table-cell>
          <table:table-cell table:style-name="ce2" office:value-type="string" calcext:value-type="string">
            <text:p>new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6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hree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i</text:p>
          </table:table-cell>
          <table:table-cell table:style-name="ce2" office:value-type="string" calcext:value-type="string">
            <text:p>new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yo</text:p>
          </table:table-cell>
          <table:table-cell table:style-name="ce2" office:value-type="string" calcext:value-type="string">
            <text:p>new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yo_sky_tree</text:p>
          </table:table-cell>
          <table:table-cell table:style-name="ce2" office:value-type="string" calcext:value-type="string">
            <text:p>new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24" office:value-type="float" office:value="0" calcext:value-type="float">
            <text:p>0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yo_tower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wnhouses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yoko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riple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suno_building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suzumi_electronics_centr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win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wo_small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wo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ueda_office_block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wako</text:p>
          </table:table-cell>
          <table:table-cell table:style-name="ce2" office:value-type="string" calcext:value-type="string">
            <text:p>new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x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da_electronics_centr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guchi_offic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shiro_office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shita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nagi</text:p>
          </table:table-cell>
          <table:table-cell table:style-name="ce2" office:value-type="string" calcext:value-type="string">
            <text:p>new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noya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noya_sushi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table:style-name="ce2" office:value-type="string" calcext:value-type="string">
            <text:p>new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old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8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fence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1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 table:number-rows-repeated="1048410">
          <table:table-cell table:number-columns-repeated="16368"/>
        </table:table-row>
        <table:table-row table:style-name="ro1">
          <table:table-cell table:number-columns-repeated="16368"/>
        </table:table-row>
        <calcext:conditional-formats>
          <calcext:conditional-format calcext:target-range-address="colours.S166:colours.XFD1048576 colours.B92:colours.O92 colours.A166:colours.Q1048576 colours.C21:colours.O91 colours.C93:colours.D107 colours.B164:colours.Q165 colours.T139:colours.Y164 colours.B107:colours.B110 colours.S138:colours.Y138 colours.AO21:colours.AR21 colours.AT21:colours.XFD21 colours.AA138:colours.AB138 colours.AG21:colours.AN22 colours.AO22:colours.XFD22 colours.CJ119:colours.XFD121 colours.R119:colours.R1048576 colours.S165:colours.Y165 colours.T104:colours.Z111 colours.T132:colours.Y137 colours.T113:colours.Z115 colours.AA165:colours.AC165 colours.S112:colours.AC112 colours.S119:colours.AC119 colours.CN122:colours.XFD165 colours.CF119:colours.CI124 colours.CN23:colours.XFD118 colours.CF117:colours.CM118 colours.R108:colours.R117 colours.S116:colours.AC117 colours.R118:colours.AE118 colours.T49:colours.Z66 colours.T21:colours.Z43 colours.T45:colours.Z45 colours.E104:colours.R107 colours.T120:colours.Z124 colours.CJ122:colours.CM124 colours.AG104:colours.CM111 colours.AG132:colours.CM164 colours.AG113:colours.CM115 colours.AF112:colours.CM112 colours.AF117:colours.CE119 colours.AF165:colours.CM165 colours.AD116:colours.CM116 colours.AG49:colours.CM66 colours.S67:colours.CM67 colours.AG23:colours.CM43 colours.S44:colours.CM44 colours.AG45:colours.CM45 colours.S46:colours.CM46 colours.AG120:colours.CE124 colours.S125:colours.CM125 colours.E93:colours.O103 colours.T68:colours.Z102 colours.AG68:colours.CM102 colours.S103:colours.CM103 colours.T126:colours.Z130 colours.AG126:colours.CM130 colours.S131:colours.CM131 colours.C108:colours.Q163 colours.A21:colours.A56 colours.T47:colours.Z47 colours.AG47:colours.CM47 colours.P22:colours.Q103 colours.S48:colours.CM48 colours.R21:colours.R103 colours.Z132:colours.Z165 colours.AA136:colours.AF136">
            <calcext:condition calcext:apply-style-name="ConditionalStyle_10" calcext:value="&gt;0" calcext:base-cell-address="colours.A21"/>
          </calcext:conditional-format>
          <calcext:conditional-format calcext:target-range-address="colours.P21:colours.Q21">
            <calcext:condition calcext:apply-style-name="ConditionalStyle_10" calcext:value="&gt;0" calcext:base-cell-address="colours.P21"/>
          </calcext:conditional-format>
          <calcext:conditional-format calcext:target-range-address="colours.Z139:colours.Z164 colours.W137:colours.Z137 colours.U22:colours.Z22 colours.Z113:colours.Z115 colours.U139:colours.V164 colours.U132:colours.V137 colours.U104:colours.V111 colours.Z104:colours.Z111 colours.U113:colours.V115 colours.W24:colours.Y24 colours.W26:colours.Y26 colours.W28:colours.Y28 colours.W30:colours.Y30 colours.W32:colours.Y32 colours.W34:colours.Y34 colours.W36:colours.Y36 colours.W38:colours.Y38 colours.W40:colours.Y40 colours.W42:colours.Y42 colours.U45:colours.Z45 colours.W49:colours.Y49 colours.W51:colours.Y51 colours.W53:colours.Y53 colours.W55:colours.Y55 colours.W57:colours.Y57 colours.W59:colours.Y59 colours.W61:colours.Y61 colours.W63:colours.Y63 colours.W65:colours.Y65 colours.W68:colours.Y68 colours.W70:colours.Y70 colours.W72:colours.Y72 colours.W74:colours.Y74 colours.W76:colours.Y76 colours.W78:colours.Y78 colours.W80:colours.Y80 colours.W82:colours.Y82 colours.W84:colours.Y84 colours.W86:colours.Y86 colours.W88:colours.Y88 colours.W90:colours.Y90 colours.W92:colours.Y92 colours.W94:colours.Y94 colours.W96:colours.Y96 colours.W98:colours.Y98 colours.W100:colours.Y100 colours.W102:colours.Y102 colours.W105:colours.Y105 colours.W107:colours.Y107 colours.W109:colours.Y109 colours.W111:colours.Y111 colours.W113:colours.Y113 colours.W115:colours.Y115 colours.W119:colours.Y119 colours.W121:colours.Y121 colours.W123:colours.Y123 colours.W126:colours.Y126 colours.W128:colours.Y128 colours.W130:colours.Y130 colours.W133:colours.Y133 colours.W135:colours.Y135 colours.W139:colours.Y139 colours.W141:colours.Y141 colours.W143:colours.Y143 colours.W145:colours.Y145 colours.W147:colours.Y147 colours.W149:colours.Y149 colours.W151:colours.Y151 colours.W153:colours.Y153 colours.W155:colours.Y155 colours.W157:colours.Y157 colours.W159:colours.Y159 colours.W161:colours.Y161 colours.W163:colours.Y163 colours.W165:colours.Y165 colours.U49:colours.V66 colours.Z49:colours.Z66 colours.U23:colours.V43 colours.Z23:colours.Z43 colours.Z120:colours.Z124 colours.U120:colours.V124 colours.U68:colours.V102 colours.Z68:colours.Z102 colours.Z126:colours.Z130 colours.U126:colours.V130 colours.U47:colours.V47 colours.Z47:colours.Z47 colours.Z132:colours.Z135">
            <calcext:condition calcext:apply-style-name="ConditionalStyle_10" calcext:value="&gt;0" calcext:base-cell-address="colours.U22"/>
          </calcext:conditional-format>
          <calcext:conditional-format calcext:target-range-address="colours.S139:colours.S164 colours.AA139:colours.AB164 colours.S132:colours.S137 colours.AA137:colours.AB137 colours.S104:colours.S111 colours.AA104:colours.AB111 colours.S113:colours.S115 colours.AA113:colours.AB115 colours.S49:colours.S66 colours.AA49:colours.AB66 colours.S21:colours.S43 colours.AA21:colours.AB43 colours.S45:colours.S45 colours.AA45:colours.AB45 colours.S120:colours.S124 colours.AA120:colours.AB124 colours.S68:colours.S102 colours.AA68:colours.AB102 colours.S126:colours.S130 colours.AA126:colours.AB130 colours.S47:colours.S47 colours.AA47:colours.AB47 colours.AA132:colours.AB135">
            <calcext:condition calcext:apply-style-name="ConditionalStyle_10" calcext:value="&gt;0" calcext:base-cell-address="colours.S21"/>
          </calcext:conditional-format>
          <calcext:conditional-format calcext:target-range-address="colours.A57:colours.A165">
            <calcext:condition calcext:apply-style-name="ConditionalStyle_10" calcext:value="&gt;0" calcext:base-cell-address="colours.A57"/>
          </calcext:conditional-format>
          <calcext:conditional-format calcext:target-range-address="colours.AS21:colours.AS21 colours.AS23:colours.AS23 colours.AS25:colours.AS25 colours.AS27:colours.AS27 colours.AS29:colours.AS29 colours.AS31:colours.AS31 colours.AS33:colours.AS33 colours.AS35:colours.AS35 colours.AS37:colours.AS37 colours.AS39:colours.AS39 colours.AS41:colours.AS41 colours.AS43:colours.AS43 colours.AS47:colours.AS47 colours.AS50:colours.AS50 colours.AS52:colours.AS52 colours.AS54:colours.AS54 colours.AS56:colours.AS56 colours.AS58:colours.AS58">
            <calcext:condition calcext:apply-style-name="ConditionalStyle_10" calcext:value="&gt;0" calcext:base-cell-address="colours.AS21"/>
          </calcext:conditional-format>
          <calcext:conditional-format calcext:target-range-address="colours.AF137:colours.AF164 colours.AC104:colours.AF111 colours.AF113:colours.AF115 colours.AC137:colours.AC164 colours.AC113:colours.AC115 colours.AD137:colours.AE165 colours.AD112:colours.AE115 colours.AD117:colours.AE117 colours.AC49:colours.AF66 colours.AC21:colours.AF43 colours.AC45:colours.AF45 colours.AF120:colours.AF124 colours.AC120:colours.AC124 colours.AD119:colours.AE124 colours.AC68:colours.AF102 colours.AC126:colours.AF130 colours.AC47:colours.AF47 colours.AC132:colours.AF135">
            <calcext:condition calcext:apply-style-name="ConditionalStyle_10" calcext:value="&gt;0" calcext:base-cell-address="colours.AC21"/>
          </calcext:conditional-format>
        </calcext:conditional-formats>
      </table:table>
      <table:table table:name="palette" table:style-name="ta3">
        <office:forms form:automatic-focus="false" form:apply-design-mode="false"/>
        <table:table-column table:style-name="co27" table:default-cell-style-name="ce342"/>
        <table:table-column table:style-name="co27" table:default-cell-style-name="ce347"/>
        <table:table-column table:style-name="co28" table:number-columns-repeated="16" table:default-cell-style-name="ce342"/>
        <table:table-column table:style-name="co29" table:default-cell-style-name="ce342"/>
        <table:table-column table:style-name="co30" table:default-cell-style-name="ce342"/>
        <table:table-column table:style-name="co31" table:number-columns-repeated="16" table:default-cell-style-name="ce342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529" office:value-type="float" office:value="0" calcext:value-type="float">
            <text:p>0</text:p>
          </table:table-cell>
          <table:table-cell table:style-name="ce450" office:value-type="string" calcext:value-type="string">
            <text:p>01</text:p>
          </table:table-cell>
          <table:table-cell table:style-name="ce451" office:value-type="string" calcext:value-type="string">
            <text:p>02</text:p>
          </table:table-cell>
          <table:table-cell table:style-name="ce452" office:value-type="string" calcext:value-type="string">
            <text:p>03</text:p>
          </table:table-cell>
          <table:table-cell table:style-name="ce453" office:value-type="string" calcext:value-type="string">
            <text:p>04</text:p>
          </table:table-cell>
          <table:table-cell table:style-name="ce454" office:value-type="string" calcext:value-type="string">
            <text:p>05</text:p>
          </table:table-cell>
          <table:table-cell table:style-name="ce455" office:value-type="string" calcext:value-type="string">
            <text:p>06</text:p>
          </table:table-cell>
          <table:table-cell table:style-name="ce456" office:value-type="string" calcext:value-type="string">
            <text:p>07</text:p>
          </table:table-cell>
          <table:table-cell table:style-name="ce376" office:value-type="string" calcext:value-type="string">
            <text:p>08</text:p>
          </table:table-cell>
          <table:table-cell table:style-name="ce377" office:value-type="string" calcext:value-type="string">
            <text:p>09</text:p>
          </table:table-cell>
          <table:table-cell table:style-name="ce378" office:value-type="string" calcext:value-type="string">
            <text:p>0A</text:p>
          </table:table-cell>
          <table:table-cell table:style-name="ce379" office:value-type="string" calcext:value-type="string">
            <text:p>0B</text:p>
          </table:table-cell>
          <table:table-cell table:style-name="ce380" office:value-type="string" calcext:value-type="string">
            <text:p>0C</text:p>
          </table:table-cell>
          <table:table-cell table:style-name="ce381" office:value-type="string" calcext:value-type="string">
            <text:p>0D</text:p>
          </table:table-cell>
          <table:table-cell table:style-name="ce382" office:value-type="string" calcext:value-type="string">
            <text:p>0E</text:p>
          </table:table-cell>
          <table:table-cell table:style-name="ce383" office:value-type="string" calcext:value-type="string">
            <text:p>0F</text:p>
          </table:table-cell>
          <table:table-cell/>
          <table:table-cell table:style-name="ce3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86" office:value-type="float" office:value="10" calcext:value-type="float">
            <text:p>10</text:p>
          </table:table-cell>
          <table:table-cell table:style-name="ce387" office:value-type="float" office:value="11" calcext:value-type="float">
            <text:p>11</text:p>
          </table:table-cell>
          <table:table-cell table:style-name="ce388" office:value-type="float" office:value="12" calcext:value-type="float">
            <text:p>12</text:p>
          </table:table-cell>
          <table:table-cell table:style-name="ce389" office:value-type="float" office:value="13" calcext:value-type="float">
            <text:p>13</text:p>
          </table:table-cell>
          <table:table-cell table:style-name="ce390" office:value-type="float" office:value="14" calcext:value-type="float">
            <text:p>14</text:p>
          </table:table-cell>
          <table:table-cell table:style-name="ce391" office:value-type="float" office:value="15" calcext:value-type="float">
            <text:p>15</text:p>
          </table:table-cell>
          <table:table-cell table:style-name="ce392" office:value-type="float" office:value="16" calcext:value-type="float">
            <text:p>16</text:p>
          </table:table-cell>
          <table:table-cell table:style-name="ce393" office:value-type="float" office:value="17" calcext:value-type="float">
            <text:p>17</text:p>
          </table:table-cell>
          <table:table-cell table:style-name="ce594" office:value-type="float" office:value="18" calcext:value-type="float">
            <text:p>18</text:p>
          </table:table-cell>
          <table:table-cell table:style-name="ce603" office:value-type="float" office:value="19" calcext:value-type="float">
            <text:p>19</text:p>
          </table:table-cell>
          <table:table-cell table:style-name="ce610" office:value-type="string" calcext:value-type="string">
            <text:p>1A</text:p>
          </table:table-cell>
          <table:table-cell table:style-name="ce619" office:value-type="string" calcext:value-type="string">
            <text:p>1B</text:p>
          </table:table-cell>
          <table:table-cell table:style-name="ce519" office:value-type="string" calcext:value-type="string">
            <text:p>1C</text:p>
          </table:table-cell>
          <table:table-cell table:style-name="ce520" office:value-type="string" calcext:value-type="string">
            <text:p>1D</text:p>
          </table:table-cell>
          <table:table-cell table:style-name="ce721" office:value-type="string" calcext:value-type="string">
            <text:p>1E</text:p>
          </table:table-cell>
          <table:table-cell table:style-name="ce732" office:value-type="string" calcext:value-type="string">
            <text:p>1F</text:p>
          </table:table-cell>
          <table:table-cell/>
          <table:table-cell table:style-name="ce34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95" office:value-type="float" office:value="20" calcext:value-type="float">
            <text:p>20</text:p>
          </table:table-cell>
          <table:table-cell table:style-name="ce396" office:value-type="float" office:value="21" calcext:value-type="float">
            <text:p>21</text:p>
          </table:table-cell>
          <table:table-cell table:style-name="ce397" office:value-type="float" office:value="22" calcext:value-type="float">
            <text:p>22</text:p>
          </table:table-cell>
          <table:table-cell table:style-name="ce398" office:value-type="float" office:value="23" calcext:value-type="float">
            <text:p>23</text:p>
          </table:table-cell>
          <table:table-cell table:style-name="ce399" office:value-type="float" office:value="24" calcext:value-type="float">
            <text:p>24</text:p>
          </table:table-cell>
          <table:table-cell table:style-name="ce400" office:value-type="float" office:value="25" calcext:value-type="float">
            <text:p>25</text:p>
          </table:table-cell>
          <table:table-cell table:style-name="ce401" office:value-type="float" office:value="26" calcext:value-type="float">
            <text:p>26</text:p>
          </table:table-cell>
          <table:table-cell table:style-name="ce402" office:value-type="float" office:value="27" calcext:value-type="float">
            <text:p>27</text:p>
          </table:table-cell>
          <table:table-cell table:style-name="ce482" office:value-type="float" office:value="28" calcext:value-type="float">
            <text:p>28</text:p>
          </table:table-cell>
          <table:table-cell table:style-name="ce483" office:value-type="float" office:value="29" calcext:value-type="float">
            <text:p>29</text:p>
          </table:table-cell>
          <table:table-cell table:style-name="ce484" office:value-type="string" calcext:value-type="string">
            <text:p>2A</text:p>
          </table:table-cell>
          <table:table-cell table:style-name="ce485" office:value-type="string" calcext:value-type="string">
            <text:p>2B</text:p>
          </table:table-cell>
          <table:table-cell table:style-name="ce486" office:value-type="string" calcext:value-type="string">
            <text:p>2C</text:p>
          </table:table-cell>
          <table:table-cell table:style-name="ce487" office:value-type="string" calcext:value-type="string">
            <text:p>2D</text:p>
          </table:table-cell>
          <table:table-cell table:style-name="ce488" office:value-type="string" calcext:value-type="string">
            <text:p>2E</text:p>
          </table:table-cell>
          <table:table-cell table:style-name="ce489" office:value-type="string" calcext:value-type="string">
            <text:p>2F</text:p>
          </table:table-cell>
          <table:table-cell/>
          <table:table-cell table:style-name="ce34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530" office:value-type="float" office:value="30" calcext:value-type="float">
            <text:p>30</text:p>
          </table:table-cell>
          <table:table-cell table:style-name="ce538" office:value-type="float" office:value="31" calcext:value-type="float">
            <text:p>31</text:p>
          </table:table-cell>
          <table:table-cell table:style-name="ce547" office:value-type="float" office:value="32" calcext:value-type="float">
            <text:p>32</text:p>
          </table:table-cell>
          <table:table-cell table:style-name="ce554" office:value-type="float" office:value="33" calcext:value-type="float">
            <text:p>33</text:p>
          </table:table-cell>
          <table:table-cell table:style-name="ce560" office:value-type="float" office:value="34" calcext:value-type="float">
            <text:p>34</text:p>
          </table:table-cell>
          <table:table-cell table:style-name="ce404" office:value-type="float" office:value="35" calcext:value-type="float">
            <text:p>35</text:p>
          </table:table-cell>
          <table:table-cell table:style-name="ce405" office:value-type="float" office:value="36" calcext:value-type="float">
            <text:p>36</text:p>
          </table:table-cell>
          <table:table-cell table:style-name="ce406" office:value-type="float" office:value="37" calcext:value-type="float">
            <text:p>37</text:p>
          </table:table-cell>
          <table:table-cell table:style-name="ce407" office:value-type="float" office:value="38" calcext:value-type="float">
            <text:p>38</text:p>
          </table:table-cell>
          <table:table-cell table:style-name="ce408" office:value-type="float" office:value="39" calcext:value-type="float">
            <text:p>39</text:p>
          </table:table-cell>
          <table:table-cell table:style-name="ce409" office:value-type="string" calcext:value-type="string">
            <text:p>3A</text:p>
          </table:table-cell>
          <table:table-cell table:style-name="ce410" office:value-type="string" calcext:value-type="string">
            <text:p>3B</text:p>
          </table:table-cell>
          <table:table-cell table:style-name="ce457" office:value-type="string" calcext:value-type="string">
            <text:p>3C</text:p>
          </table:table-cell>
          <table:table-cell table:style-name="ce458" office:value-type="string" calcext:value-type="string">
            <text:p>3D</text:p>
          </table:table-cell>
          <table:table-cell table:style-name="ce459" office:value-type="string" calcext:value-type="string">
            <text:p>3E</text:p>
          </table:table-cell>
          <table:table-cell table:style-name="ce460" office:value-type="string" calcext:value-type="string">
            <text:p>3F</text:p>
          </table:table-cell>
          <table:table-cell/>
          <table:table-cell table:style-name="ce34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461" office:value-type="float" office:value="40" calcext:value-type="float">
            <text:p>40</text:p>
          </table:table-cell>
          <table:table-cell table:style-name="ce462" office:value-type="float" office:value="41" calcext:value-type="float">
            <text:p>41</text:p>
          </table:table-cell>
          <table:table-cell table:style-name="ce463" office:value-type="float" office:value="42" calcext:value-type="float">
            <text:p>42</text:p>
          </table:table-cell>
          <table:table-cell table:style-name="ce464" office:value-type="float" office:value="43" calcext:value-type="float">
            <text:p>43</text:p>
          </table:table-cell>
          <table:table-cell table:style-name="ce561" office:value-type="float" office:value="44" calcext:value-type="float">
            <text:p>44</text:p>
          </table:table-cell>
          <table:table-cell table:style-name="ce567" office:value-type="float" office:value="45" calcext:value-type="float">
            <text:p>45</text:p>
          </table:table-cell>
          <table:table-cell table:style-name="ce576" office:value-type="float" office:value="46" calcext:value-type="float">
            <text:p>46</text:p>
          </table:table-cell>
          <table:table-cell table:style-name="ce465" office:value-type="float" office:value="47" calcext:value-type="float">
            <text:p>47</text:p>
          </table:table-cell>
          <table:table-cell table:style-name="ce466" office:value-type="float" office:value="48" calcext:value-type="float">
            <text:p>48</text:p>
          </table:table-cell>
          <table:table-cell table:style-name="ce467" office:value-type="float" office:value="49" calcext:value-type="float">
            <text:p>49</text:p>
          </table:table-cell>
          <table:table-cell table:style-name="ce468" office:value-type="string" calcext:value-type="string">
            <text:p>4A</text:p>
          </table:table-cell>
          <table:table-cell table:style-name="ce469" office:value-type="string" calcext:value-type="string">
            <text:p>4B</text:p>
          </table:table-cell>
          <table:table-cell table:style-name="ce470" office:value-type="string" calcext:value-type="string">
            <text:p>4C</text:p>
          </table:table-cell>
          <table:table-cell table:style-name="ce471" office:value-type="string" calcext:value-type="string">
            <text:p>4D</text:p>
          </table:table-cell>
          <table:table-cell table:style-name="ce472" office:value-type="string" calcext:value-type="string">
            <text:p>4E</text:p>
          </table:table-cell>
          <table:table-cell table:style-name="ce733" office:value-type="string" calcext:value-type="string">
            <text:p>4F</text:p>
          </table:table-cell>
          <table:table-cell/>
          <table:table-cell table:style-name="ce34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91" office:value-type="float" office:value="50" calcext:value-type="float">
            <text:p>50</text:p>
          </table:table-cell>
          <table:table-cell table:style-name="ce539" office:value-type="float" office:value="51" calcext:value-type="float">
            <text:p>51</text:p>
          </table:table-cell>
          <table:table-cell table:style-name="ce492" office:value-type="float" office:value="52" calcext:value-type="float">
            <text:p>52</text:p>
          </table:table-cell>
          <table:table-cell table:style-name="ce493" office:value-type="float" office:value="53" calcext:value-type="float">
            <text:p>53</text:p>
          </table:table-cell>
          <table:table-cell table:style-name="ce494" office:value-type="float" office:value="54" calcext:value-type="float">
            <text:p>54</text:p>
          </table:table-cell>
          <table:table-cell table:style-name="ce568" office:value-type="float" office:value="55" calcext:value-type="float">
            <text:p>55</text:p>
          </table:table-cell>
          <table:table-cell table:style-name="ce577" office:value-type="float" office:value="56" calcext:value-type="float">
            <text:p>56</text:p>
          </table:table-cell>
          <table:table-cell table:style-name="ce586" office:value-type="float" office:value="57" calcext:value-type="float">
            <text:p>57</text:p>
          </table:table-cell>
          <table:table-cell table:style-name="ce419" office:value-type="float" office:value="58" calcext:value-type="float">
            <text:p>58</text:p>
          </table:table-cell>
          <table:table-cell table:style-name="ce420" office:value-type="float" office:value="59" calcext:value-type="float">
            <text:p>59</text:p>
          </table:table-cell>
          <table:table-cell table:style-name="ce421" office:value-type="string" calcext:value-type="string">
            <text:p>5A</text:p>
          </table:table-cell>
          <table:table-cell table:style-name="ce422" office:value-type="string" calcext:value-type="string">
            <text:p>5B</text:p>
          </table:table-cell>
          <table:table-cell table:style-name="ce423" office:value-type="string" calcext:value-type="string">
            <text:p>5C</text:p>
          </table:table-cell>
          <table:table-cell table:style-name="ce424" office:value-type="string" calcext:value-type="string">
            <text:p>5D</text:p>
          </table:table-cell>
          <table:table-cell table:style-name="ce425" office:value-type="string" calcext:value-type="string">
            <text:p>5E</text:p>
          </table:table-cell>
          <table:table-cell table:style-name="ce426" office:value-type="string" calcext:value-type="string">
            <text:p>5F</text:p>
          </table:table-cell>
          <table:table-cell/>
          <table:table-cell table:style-name="ce34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531" office:value-type="float" office:value="60" calcext:value-type="float">
            <text:p>60</text:p>
          </table:table-cell>
          <table:table-cell table:style-name="ce540" office:value-type="float" office:value="61" calcext:value-type="float">
            <text:p>61</text:p>
          </table:table-cell>
          <table:table-cell table:style-name="ce548" office:value-type="float" office:value="62" calcext:value-type="float">
            <text:p>62</text:p>
          </table:table-cell>
          <table:table-cell table:style-name="ce525" office:value-type="float" office:value="63" calcext:value-type="float">
            <text:p>63</text:p>
          </table:table-cell>
          <table:table-cell table:style-name="ce526" office:value-type="float" office:value="64" calcext:value-type="float">
            <text:p>64</text:p>
          </table:table-cell>
          <table:table-cell table:style-name="ce569" office:value-type="float" office:value="65" calcext:value-type="float">
            <text:p>65</text:p>
          </table:table-cell>
          <table:table-cell table:style-name="ce578" office:value-type="float" office:value="66" calcext:value-type="float">
            <text:p>66</text:p>
          </table:table-cell>
          <table:table-cell table:style-name="ce587" office:value-type="float" office:value="67" calcext:value-type="float">
            <text:p>67</text:p>
          </table:table-cell>
          <table:table-cell table:style-name="ce497" office:value-type="float" office:value="68" calcext:value-type="float">
            <text:p>68</text:p>
          </table:table-cell>
          <table:table-cell table:style-name="ce403" office:value-type="float" office:value="69" calcext:value-type="float">
            <text:p>69</text:p>
          </table:table-cell>
          <table:table-cell table:style-name="ce498" office:value-type="string" calcext:value-type="string">
            <text:p>6A</text:p>
          </table:table-cell>
          <table:table-cell table:style-name="ce499" office:value-type="string" calcext:value-type="string">
            <text:p>6B</text:p>
          </table:table-cell>
          <table:table-cell table:style-name="ce500" office:value-type="string" calcext:value-type="string">
            <text:p>6C</text:p>
          </table:table-cell>
          <table:table-cell table:style-name="ce501" office:value-type="string" calcext:value-type="string">
            <text:p>6D</text:p>
          </table:table-cell>
          <table:table-cell table:style-name="ce515" office:value-type="string" calcext:value-type="string">
            <text:p>6E</text:p>
          </table:table-cell>
          <table:table-cell table:style-name="ce516" office:value-type="string" calcext:value-type="string">
            <text:p>6F</text:p>
          </table:table-cell>
          <table:table-cell/>
          <table:table-cell table:style-name="ce34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532" office:value-type="float" office:value="70" calcext:value-type="float">
            <text:p>70</text:p>
          </table:table-cell>
          <table:table-cell table:style-name="ce541" office:value-type="float" office:value="71" calcext:value-type="float">
            <text:p>71</text:p>
          </table:table-cell>
          <table:table-cell table:style-name="ce427" office:value-type="float" office:value="72" calcext:value-type="float">
            <text:p>72</text:p>
          </table:table-cell>
          <table:table-cell table:style-name="ce428" office:value-type="float" office:value="73" calcext:value-type="float">
            <text:p>73</text:p>
          </table:table-cell>
          <table:table-cell table:style-name="ce429" office:value-type="float" office:value="74" calcext:value-type="float">
            <text:p>74</text:p>
          </table:table-cell>
          <table:table-cell table:style-name="ce430" office:value-type="float" office:value="75" calcext:value-type="float">
            <text:p>75</text:p>
          </table:table-cell>
          <table:table-cell table:style-name="ce431" office:value-type="float" office:value="76" calcext:value-type="float">
            <text:p>76</text:p>
          </table:table-cell>
          <table:table-cell table:style-name="ce432" office:value-type="float" office:value="77" calcext:value-type="float">
            <text:p>77</text:p>
          </table:table-cell>
          <table:table-cell table:style-name="ce433" office:value-type="float" office:value="78" calcext:value-type="float">
            <text:p>78</text:p>
          </table:table-cell>
          <table:table-cell table:style-name="ce434" office:value-type="float" office:value="79" calcext:value-type="float">
            <text:p>79</text:p>
          </table:table-cell>
          <table:table-cell table:style-name="ce612" office:value-type="string" calcext:value-type="string">
            <text:p>7A</text:p>
          </table:table-cell>
          <table:table-cell table:style-name="ce620" office:value-type="string" calcext:value-type="string">
            <text:p>7B</text:p>
          </table:table-cell>
          <table:table-cell table:style-name="ce643" office:value-type="string" calcext:value-type="string">
            <text:p>7C</text:p>
          </table:table-cell>
          <table:table-cell table:style-name="ce650" office:value-type="string" calcext:value-type="string">
            <text:p>7D</text:p>
          </table:table-cell>
          <table:table-cell table:style-name="ce722" office:value-type="string" calcext:value-type="string">
            <text:p>7E</text:p>
          </table:table-cell>
          <table:table-cell table:style-name="ce734" office:value-type="string" calcext:value-type="string">
            <text:p>7F</text:p>
          </table:table-cell>
          <table:table-cell/>
          <table:table-cell table:style-name="ce34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11" office:value-type="float" office:value="80" calcext:value-type="float">
            <text:p>80</text:p>
          </table:table-cell>
          <table:table-cell table:style-name="ce412" office:value-type="float" office:value="81" calcext:value-type="float">
            <text:p>81</text:p>
          </table:table-cell>
          <table:table-cell table:style-name="ce413" office:value-type="float" office:value="82" calcext:value-type="float">
            <text:p>82</text:p>
          </table:table-cell>
          <table:table-cell table:style-name="ce414" office:value-type="float" office:value="83" calcext:value-type="float">
            <text:p>83</text:p>
          </table:table-cell>
          <table:table-cell table:style-name="ce415" office:value-type="float" office:value="84" calcext:value-type="float">
            <text:p>84</text:p>
          </table:table-cell>
          <table:table-cell table:style-name="ce416" office:value-type="float" office:value="85" calcext:value-type="float">
            <text:p>85</text:p>
          </table:table-cell>
          <table:table-cell table:style-name="ce417" office:value-type="float" office:value="86" calcext:value-type="float">
            <text:p>86</text:p>
          </table:table-cell>
          <table:table-cell table:style-name="ce418" office:value-type="float" office:value="87" calcext:value-type="float">
            <text:p>87</text:p>
          </table:table-cell>
          <table:table-cell table:style-name="ce595" office:value-type="float" office:value="88" calcext:value-type="float">
            <text:p>88</text:p>
          </table:table-cell>
          <table:table-cell table:style-name="ce502" office:value-type="float" office:value="89" calcext:value-type="float">
            <text:p>89</text:p>
          </table:table-cell>
          <table:table-cell table:style-name="ce503" office:value-type="string" calcext:value-type="string">
            <text:p>8A</text:p>
          </table:table-cell>
          <table:table-cell table:style-name="ce621" office:value-type="string" calcext:value-type="string">
            <text:p>8B</text:p>
          </table:table-cell>
          <table:table-cell table:style-name="ce644" office:value-type="string" calcext:value-type="string">
            <text:p>8C</text:p>
          </table:table-cell>
          <table:table-cell table:style-name="ce663" office:value-type="string" calcext:value-type="string">
            <text:p>8D</text:p>
          </table:table-cell>
          <table:table-cell table:style-name="ce727" office:value-type="string" calcext:value-type="string">
            <text:p>8E</text:p>
          </table:table-cell>
          <table:table-cell table:style-name="ce735" office:value-type="string" calcext:value-type="string">
            <text:p>8F</text:p>
          </table:table-cell>
          <table:table-cell/>
          <table:table-cell table:style-name="ce34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511" office:value-type="float" office:value="90" calcext:value-type="float">
            <text:p>90</text:p>
          </table:table-cell>
          <table:table-cell table:style-name="ce512" office:value-type="float" office:value="91" calcext:value-type="float">
            <text:p>91</text:p>
          </table:table-cell>
          <table:table-cell table:style-name="ce506" office:value-type="float" office:value="92" calcext:value-type="float">
            <text:p>92</text:p>
          </table:table-cell>
          <table:table-cell table:style-name="ce507" office:value-type="float" office:value="93" calcext:value-type="float">
            <text:p>93</text:p>
          </table:table-cell>
          <table:table-cell table:style-name="ce513" office:value-type="float" office:value="94" calcext:value-type="float">
            <text:p>94</text:p>
          </table:table-cell>
          <table:table-cell table:style-name="ce514" office:value-type="float" office:value="95" calcext:value-type="float">
            <text:p>95</text:p>
          </table:table-cell>
          <table:table-cell table:style-name="ce579" office:value-type="float" office:value="96" calcext:value-type="float">
            <text:p>96</text:p>
          </table:table-cell>
          <table:table-cell table:style-name="ce588" office:value-type="float" office:value="97" calcext:value-type="float">
            <text:p>97</text:p>
          </table:table-cell>
          <table:table-cell table:style-name="ce596" office:value-type="float" office:value="98" calcext:value-type="float">
            <text:p>98</text:p>
          </table:table-cell>
          <table:table-cell table:style-name="ce604" office:value-type="float" office:value="99" calcext:value-type="float">
            <text:p>99</text:p>
          </table:table-cell>
          <table:table-cell table:style-name="ce435" office:value-type="string" calcext:value-type="string">
            <text:p>9A</text:p>
          </table:table-cell>
          <table:table-cell table:style-name="ce436" office:value-type="string" calcext:value-type="string">
            <text:p>9B</text:p>
          </table:table-cell>
          <table:table-cell table:style-name="ce437" office:value-type="string" calcext:value-type="string">
            <text:p>9C</text:p>
          </table:table-cell>
          <table:table-cell table:style-name="ce438" office:value-type="string" calcext:value-type="string">
            <text:p>9D</text:p>
          </table:table-cell>
          <table:table-cell table:style-name="ce439" office:value-type="string" calcext:value-type="string">
            <text:p>9E</text:p>
          </table:table-cell>
          <table:table-cell table:style-name="ce440" office:value-type="string" calcext:value-type="string">
            <text:p>9F</text:p>
          </table:table-cell>
          <table:table-cell/>
          <table:table-cell table:style-name="ce34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441" office:value-type="string" calcext:value-type="string">
            <text:p>A0</text:p>
          </table:table-cell>
          <table:table-cell table:style-name="ce442" office:value-type="string" calcext:value-type="string">
            <text:p>A1</text:p>
          </table:table-cell>
          <table:table-cell table:style-name="ce549" office:value-type="string" calcext:value-type="string">
            <text:p>A2</text:p>
          </table:table-cell>
          <table:table-cell table:style-name="ce555" office:value-type="string" calcext:value-type="string">
            <text:p>A3</text:p>
          </table:table-cell>
          <table:table-cell table:style-name="ce562" office:value-type="string" calcext:value-type="string">
            <text:p>A4</text:p>
          </table:table-cell>
          <table:table-cell table:style-name="ce570" office:value-type="string" calcext:value-type="string">
            <text:p>A5</text:p>
          </table:table-cell>
          <table:table-cell table:style-name="ce580" office:value-type="string" calcext:value-type="string">
            <text:p>A6</text:p>
          </table:table-cell>
          <table:table-cell table:style-name="ce589" office:value-type="string" calcext:value-type="string">
            <text:p>A7</text:p>
          </table:table-cell>
          <table:table-cell table:style-name="ce597" office:value-type="string" calcext:value-type="string">
            <text:p>A8</text:p>
          </table:table-cell>
          <table:table-cell table:style-name="ce605" office:value-type="string" calcext:value-type="string">
            <text:p>A9</text:p>
          </table:table-cell>
          <table:table-cell table:style-name="ce613" office:value-type="string" calcext:value-type="string">
            <text:p>AA</text:p>
          </table:table-cell>
          <table:table-cell table:style-name="ce622" office:value-type="string" calcext:value-type="string">
            <text:p>AB</text:p>
          </table:table-cell>
          <table:table-cell table:style-name="ce645" office:value-type="string" calcext:value-type="string">
            <text:p>AC</text:p>
          </table:table-cell>
          <table:table-cell table:style-name="ce521" office:value-type="string" calcext:value-type="string">
            <text:p>AD</text:p>
          </table:table-cell>
          <table:table-cell table:style-name="ce522" office:value-type="string" calcext:value-type="string">
            <text:p>AE</text:p>
          </table:table-cell>
          <table:table-cell table:style-name="ce736" office:value-type="string" calcext:value-type="string">
            <text:p>AF</text:p>
          </table:table-cell>
          <table:table-cell/>
          <table:table-cell table:style-name="ce34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533" office:value-type="string" calcext:value-type="string">
            <text:p>B0</text:p>
          </table:table-cell>
          <table:table-cell table:style-name="ce542" office:value-type="string" calcext:value-type="string">
            <text:p>B1</text:p>
          </table:table-cell>
          <table:table-cell table:style-name="ce473" office:value-type="string" calcext:value-type="string">
            <text:p>B2</text:p>
          </table:table-cell>
          <table:table-cell table:style-name="ce474" office:value-type="string" calcext:value-type="string">
            <text:p>B3</text:p>
          </table:table-cell>
          <table:table-cell table:style-name="ce475" office:value-type="string" calcext:value-type="string">
            <text:p>B4</text:p>
          </table:table-cell>
          <table:table-cell table:style-name="ce571" office:value-type="string" calcext:value-type="string">
            <text:p>B5</text:p>
          </table:table-cell>
          <table:table-cell table:style-name="ce476" office:value-type="string" calcext:value-type="string">
            <text:p>B6</text:p>
          </table:table-cell>
          <table:table-cell table:style-name="ce477" office:value-type="string" calcext:value-type="string">
            <text:p>B7</text:p>
          </table:table-cell>
          <table:table-cell table:style-name="ce478" office:value-type="string" calcext:value-type="string">
            <text:p>B8</text:p>
          </table:table-cell>
          <table:table-cell table:style-name="ce479" office:value-type="string" calcext:value-type="string">
            <text:p>B9</text:p>
          </table:table-cell>
          <table:table-cell table:style-name="ce480" office:value-type="string" calcext:value-type="string">
            <text:p>BA</text:p>
          </table:table-cell>
          <table:table-cell table:style-name="ce495" office:value-type="string" calcext:value-type="string">
            <text:p>BB</text:p>
          </table:table-cell>
          <table:table-cell table:style-name="ce496" office:value-type="string" calcext:value-type="string">
            <text:p>BC</text:p>
          </table:table-cell>
          <table:table-cell table:style-name="ce716" office:value-type="string" calcext:value-type="string">
            <text:p>BD</text:p>
          </table:table-cell>
          <table:table-cell table:style-name="ce728" office:value-type="string" calcext:value-type="string">
            <text:p>BE</text:p>
          </table:table-cell>
          <table:table-cell table:style-name="ce737" office:value-type="string" calcext:value-type="string">
            <text:p>BF</text:p>
          </table:table-cell>
          <table:table-cell/>
          <table:table-cell table:style-name="ce34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534" office:value-type="string" calcext:value-type="string">
            <text:p>C0</text:p>
          </table:table-cell>
          <table:table-cell table:style-name="ce543" office:value-type="string" calcext:value-type="string">
            <text:p>C1</text:p>
          </table:table-cell>
          <table:table-cell table:style-name="ce550" office:value-type="string" calcext:value-type="string">
            <text:p>C2</text:p>
          </table:table-cell>
          <table:table-cell table:style-name="ce556" office:value-type="string" calcext:value-type="string">
            <text:p>C3</text:p>
          </table:table-cell>
          <table:table-cell table:style-name="ce563" office:value-type="string" calcext:value-type="string">
            <text:p>C4</text:p>
          </table:table-cell>
          <table:table-cell table:style-name="ce572" office:value-type="string" calcext:value-type="string">
            <text:p>C5</text:p>
          </table:table-cell>
          <table:table-cell table:style-name="ce581" office:value-type="string" calcext:value-type="string">
            <text:p>C6</text:p>
          </table:table-cell>
          <table:table-cell table:style-name="ce590" office:value-type="string" calcext:value-type="string">
            <text:p>C7</text:p>
          </table:table-cell>
          <table:table-cell table:style-name="ce598" office:value-type="string" calcext:value-type="string">
            <text:p>C8</text:p>
          </table:table-cell>
          <table:table-cell table:style-name="ce606" office:value-type="string" calcext:value-type="string">
            <text:p>C9</text:p>
          </table:table-cell>
          <table:table-cell table:style-name="ce614" office:value-type="string" calcext:value-type="string">
            <text:p>CA</text:p>
          </table:table-cell>
          <table:table-cell table:style-name="ce623" office:value-type="string" calcext:value-type="string">
            <text:p>CB</text:p>
          </table:table-cell>
          <table:table-cell table:style-name="ce646" office:value-type="string" calcext:value-type="string">
            <text:p>CC</text:p>
          </table:table-cell>
          <table:table-cell table:style-name="ce717" office:value-type="string" calcext:value-type="string">
            <text:p>CD</text:p>
          </table:table-cell>
          <table:table-cell table:style-name="ce517" office:value-type="string" calcext:value-type="string">
            <text:p>CE</text:p>
          </table:table-cell>
          <table:table-cell table:style-name="ce518" office:value-type="string" calcext:value-type="string">
            <text:p>CF</text:p>
          </table:table-cell>
          <table:table-cell/>
          <table:table-cell table:style-name="ce34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535" office:value-type="string" calcext:value-type="string">
            <text:p>D0</text:p>
          </table:table-cell>
          <table:table-cell table:style-name="ce544" office:value-type="string" calcext:value-type="string">
            <text:p>D1</text:p>
          </table:table-cell>
          <table:table-cell table:style-name="ce551" office:value-type="string" calcext:value-type="string">
            <text:p>D2</text:p>
          </table:table-cell>
          <table:table-cell table:style-name="ce557" office:value-type="string" calcext:value-type="string">
            <text:p>D3</text:p>
          </table:table-cell>
          <table:table-cell table:style-name="ce564" office:value-type="string" calcext:value-type="string">
            <text:p>D4</text:p>
          </table:table-cell>
          <table:table-cell table:style-name="ce573" office:value-type="string" calcext:value-type="string">
            <text:p>D5</text:p>
          </table:table-cell>
          <table:table-cell table:style-name="ce582" office:value-type="string" calcext:value-type="string">
            <text:p>D6</text:p>
          </table:table-cell>
          <table:table-cell table:style-name="ce591" office:value-type="string" calcext:value-type="string">
            <text:p>D7</text:p>
          </table:table-cell>
          <table:table-cell table:style-name="ce599" office:value-type="string" calcext:value-type="string">
            <text:p>D8</text:p>
          </table:table-cell>
          <table:table-cell table:style-name="ce607" office:value-type="string" calcext:value-type="string">
            <text:p>D9</text:p>
          </table:table-cell>
          <table:table-cell table:style-name="ce615" office:value-type="string" calcext:value-type="string">
            <text:p>DA</text:p>
          </table:table-cell>
          <table:table-cell table:style-name="ce624" office:value-type="string" calcext:value-type="string">
            <text:p>DB</text:p>
          </table:table-cell>
          <table:table-cell table:style-name="ce647" office:value-type="string" calcext:value-type="string">
            <text:p>DC</text:p>
          </table:table-cell>
          <table:table-cell table:style-name="ce718" office:value-type="string" calcext:value-type="string">
            <text:p>DD</text:p>
          </table:table-cell>
          <table:table-cell table:style-name="ce729" office:value-type="string" calcext:value-type="string">
            <text:p>DE</text:p>
          </table:table-cell>
          <table:table-cell table:style-name="ce738" office:value-type="string" calcext:value-type="string">
            <text:p>DF</text:p>
          </table:table-cell>
          <table:table-cell/>
          <table:table-cell table:style-name="ce34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536" office:value-type="string" calcext:value-type="string">
            <text:p>E0</text:p>
          </table:table-cell>
          <table:table-cell table:style-name="ce545" office:value-type="string" calcext:value-type="string">
            <text:p>E1</text:p>
          </table:table-cell>
          <table:table-cell table:style-name="ce552" office:value-type="string" calcext:value-type="string">
            <text:p>E2</text:p>
          </table:table-cell>
          <table:table-cell table:style-name="ce558" office:value-type="string" calcext:value-type="string">
            <text:p>E3</text:p>
          </table:table-cell>
          <table:table-cell table:style-name="ce565" office:value-type="string" calcext:value-type="string">
            <text:p>E4</text:p>
          </table:table-cell>
          <table:table-cell table:style-name="ce574" office:value-type="string" calcext:value-type="string">
            <text:p>E5</text:p>
          </table:table-cell>
          <table:table-cell table:style-name="ce583" office:value-type="string" calcext:value-type="string">
            <text:p>E6</text:p>
          </table:table-cell>
          <table:table-cell table:style-name="ce592" office:value-type="string" calcext:value-type="string">
            <text:p>E7</text:p>
          </table:table-cell>
          <table:table-cell table:style-name="ce600" office:value-type="string" calcext:value-type="string">
            <text:p>E8</text:p>
          </table:table-cell>
          <table:table-cell table:style-name="ce608" office:value-type="string" calcext:value-type="string">
            <text:p>E9</text:p>
          </table:table-cell>
          <table:table-cell table:style-name="ce616" office:value-type="string" calcext:value-type="string">
            <text:p>EA</text:p>
          </table:table-cell>
          <table:table-cell table:style-name="ce626" office:value-type="string" calcext:value-type="string">
            <text:p>EB</text:p>
          </table:table-cell>
          <table:table-cell table:style-name="ce648" office:value-type="string" calcext:value-type="string">
            <text:p>EC</text:p>
          </table:table-cell>
          <table:table-cell table:style-name="ce719" office:value-type="string" calcext:value-type="string">
            <text:p>ED</text:p>
          </table:table-cell>
          <table:table-cell table:style-name="ce730" office:value-type="string" calcext:value-type="string">
            <text:p>EE</text:p>
          </table:table-cell>
          <table:table-cell table:style-name="ce739" office:value-type="string" calcext:value-type="string">
            <text:p>EF</text:p>
          </table:table-cell>
          <table:table-cell/>
          <table:table-cell table:style-name="ce34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537" office:value-type="string" calcext:value-type="string">
            <text:p>F0</text:p>
          </table:table-cell>
          <table:table-cell table:style-name="ce546" office:value-type="string" calcext:value-type="string">
            <text:p>F1</text:p>
          </table:table-cell>
          <table:table-cell table:style-name="ce553" office:value-type="string" calcext:value-type="string">
            <text:p>F2</text:p>
          </table:table-cell>
          <table:table-cell table:style-name="ce559" office:value-type="string" calcext:value-type="string">
            <text:p>F3</text:p>
          </table:table-cell>
          <table:table-cell table:style-name="ce566" office:value-type="string" calcext:value-type="string">
            <text:p>F4</text:p>
          </table:table-cell>
          <table:table-cell table:style-name="ce575" office:value-type="string" calcext:value-type="string">
            <text:p>F5</text:p>
          </table:table-cell>
          <table:table-cell table:style-name="ce584" office:value-type="string" calcext:value-type="string">
            <text:p>F6</text:p>
          </table:table-cell>
          <table:table-cell table:style-name="ce593" office:value-type="string" calcext:value-type="string">
            <text:p>F7</text:p>
          </table:table-cell>
          <table:table-cell table:style-name="ce601" office:value-type="string" calcext:value-type="string">
            <text:p>F8</text:p>
          </table:table-cell>
          <table:table-cell table:style-name="ce609" office:value-type="string" calcext:value-type="string">
            <text:p>F9</text:p>
          </table:table-cell>
          <table:table-cell table:style-name="ce618" office:value-type="string" calcext:value-type="string">
            <text:p>FA</text:p>
          </table:table-cell>
          <table:table-cell table:style-name="ce642" office:value-type="string" calcext:value-type="string">
            <text:p>FB</text:p>
          </table:table-cell>
          <table:table-cell table:style-name="ce649" office:value-type="string" calcext:value-type="string">
            <text:p>FC</text:p>
          </table:table-cell>
          <table:table-cell table:style-name="ce720" office:value-type="string" calcext:value-type="string">
            <text:p>FD</text:p>
          </table:table-cell>
          <table:table-cell table:style-name="ce731" office:value-type="string" calcext:value-type="string">
            <text:p>FE</text:p>
          </table:table-cell>
          <table:table-cell table:style-name="ce740" office:value-type="string" calcext:value-type="string">
            <text:p>FF</text:p>
          </table:table-cell>
          <table:table-cell/>
          <table:table-cell table:style-name="ce34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47" office:value-type="string" calcext:value-type="string">
            <text:p>0000FF</text:p>
          </table:table-cell>
          <table:table-cell table:style-name="ce347" office:value-type="float" office:value="101010" calcext:value-type="float">
            <text:p>101010</text:p>
          </table:table-cell>
          <table:table-cell table:style-name="ce347" office:value-type="float" office:value="202020" calcext:value-type="float">
            <text:p>202020</text:p>
          </table:table-cell>
          <table:table-cell table:style-name="ce347" office:value-type="float" office:value="303030" calcext:value-type="float">
            <text:p>303030</text:p>
          </table:table-cell>
          <table:table-cell table:style-name="ce347" office:value-type="float" office:value="404040" calcext:value-type="float">
            <text:p>404040</text:p>
          </table:table-cell>
          <table:table-cell table:style-name="ce347" office:value-type="float" office:value="505050" calcext:value-type="float">
            <text:p>505050</text:p>
          </table:table-cell>
          <table:table-cell table:style-name="ce347" office:value-type="float" office:value="646464" calcext:value-type="float">
            <text:p>646464</text:p>
          </table:table-cell>
          <table:table-cell table:style-name="ce347" office:value-type="float" office:value="747474" calcext:value-type="float">
            <text:p>747474</text:p>
          </table:table-cell>
          <table:table-cell table:style-name="ce347" office:value-type="float" office:value="848484" calcext:value-type="float">
            <text:p>848484</text:p>
          </table:table-cell>
          <table:table-cell table:style-name="ce347" office:value-type="float" office:value="949494" calcext:value-type="float">
            <text:p>949494</text:p>
          </table:table-cell>
          <table:table-cell table:style-name="ce347" office:value-type="string" calcext:value-type="string">
            <text:p>a8a8a8</text:p>
          </table:table-cell>
          <table:table-cell table:style-name="ce347" office:value-type="string" calcext:value-type="string">
            <text:p>b8b8b8</text:p>
          </table:table-cell>
          <table:table-cell table:style-name="ce347" office:value-type="string" calcext:value-type="string">
            <text:p>c8c8c8</text:p>
          </table:table-cell>
          <table:table-cell table:style-name="ce347" office:value-type="string" calcext:value-type="string">
            <text:p>d8d8d8</text:p>
          </table:table-cell>
          <table:table-cell table:style-name="ce347" office:value-type="string" calcext:value-type="string">
            <text:p>e8e8e8</text:p>
          </table:table-cell>
          <table:table-cell table:style-name="ce34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47" office:value-type="string" calcext:value-type="string">
            <text:p>343c48</text:p>
          </table:table-cell>
          <table:table-cell table:style-name="ce347" office:value-type="string" calcext:value-type="string">
            <text:p>444c5c</text:p>
          </table:table-cell>
          <table:table-cell table:style-name="ce347" office:value-type="float" office:value="586070" calcext:value-type="float">
            <text:p>586070</text:p>
          </table:table-cell>
          <table:table-cell table:style-name="ce347" office:value-type="string" calcext:value-type="string">
            <text:p>6c7484</text:p>
          </table:table-cell>
          <table:table-cell table:style-name="ce347" office:value-type="string" calcext:value-type="string">
            <text:p>848c98</text:p>
          </table:table-cell>
          <table:table-cell table:style-name="ce347" office:value-type="string" calcext:value-type="string">
            <text:p>9ca0ac</text:p>
          </table:table-cell>
          <table:table-cell table:style-name="ce347" office:value-type="string" calcext:value-type="string">
            <text:p>b0b8c4</text:p>
          </table:table-cell>
          <table:table-cell table:style-name="ce347" office:value-type="string" calcext:value-type="string">
            <text:p>ccd0dc</text:p>
          </table:table-cell>
          <table:table-cell table:style-name="ce347" office:value-type="string" calcext:value-type="string">
            <text:p>302c04</text:p>
          </table:table-cell>
          <table:table-cell table:style-name="ce347" office:value-type="string" calcext:value-type="string">
            <text:p>403c0c</text:p>
          </table:table-cell>
          <table:table-cell table:style-name="ce347" office:value-type="string" calcext:value-type="string">
            <text:p>504c14</text:p>
          </table:table-cell>
          <table:table-cell table:style-name="ce347" office:value-type="string" calcext:value-type="string">
            <text:p>605c1c</text:p>
          </table:table-cell>
          <table:table-cell table:style-name="ce347" office:value-type="float" office:value="787840" calcext:value-type="float">
            <text:p>787840</text:p>
          </table:table-cell>
          <table:table-cell table:style-name="ce347" office:value-type="float" office:value="949464" calcext:value-type="float">
            <text:p>949464</text:p>
          </table:table-cell>
          <table:table-cell table:style-name="ce347" office:value-type="string" calcext:value-type="string">
            <text:p>b0b084</text:p>
          </table:table-cell>
          <table:table-cell table:style-name="ce34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47" office:value-type="string" calcext:value-type="string">
            <text:p>482c04</text:p>
          </table:table-cell>
          <table:table-cell table:style-name="ce347" office:value-type="string" calcext:value-type="string">
            <text:p>583c14</text:p>
          </table:table-cell>
          <table:table-cell table:style-name="ce347" office:value-type="string" calcext:value-type="string">
            <text:p>68502c</text:p>
          </table:table-cell>
          <table:table-cell table:style-name="ce347" office:value-type="string" calcext:value-type="string">
            <text:p>7c6848</text:p>
          </table:table-cell>
          <table:table-cell table:style-name="ce347" office:value-type="string" calcext:value-type="string">
            <text:p>98845c</text:p>
          </table:table-cell>
          <table:table-cell table:style-name="ce347" office:value-type="string" calcext:value-type="string">
            <text:p>b8a078</text:p>
          </table:table-cell>
          <table:table-cell table:style-name="ce347" office:value-type="string" calcext:value-type="string">
            <text:p>d4bc94</text:p>
          </table:table-cell>
          <table:table-cell table:style-name="ce347" office:value-type="string" calcext:value-type="string">
            <text:p>f4dcb0</text:p>
          </table:table-cell>
          <table:table-cell table:style-name="ce347" office:value-type="float" office:value="400004" calcext:value-type="float">
            <text:p>400004</text:p>
          </table:table-cell>
          <table:table-cell table:style-name="ce347" office:value-type="float" office:value="580410" calcext:value-type="float">
            <text:p>580410</text:p>
          </table:table-cell>
          <table:table-cell table:style-name="ce347" office:value-type="float" office:value="701020" calcext:value-type="float">
            <text:p>701020</text:p>
          </table:table-cell>
          <table:table-cell table:style-name="ce347" office:value-type="float" office:value="882034" calcext:value-type="float">
            <text:p>882034</text:p>
          </table:table-cell>
          <table:table-cell table:style-name="ce347" office:value-type="string" calcext:value-type="string">
            <text:p>a0384c</text:p>
          </table:table-cell>
          <table:table-cell table:style-name="ce347" office:value-type="string" calcext:value-type="string">
            <text:p>bc546c</text:p>
          </table:table-cell>
          <table:table-cell table:style-name="ce347" office:value-type="string" calcext:value-type="string">
            <text:p>cc687c</text:p>
          </table:table-cell>
          <table:table-cell table:style-name="ce34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47" office:value-type="string" calcext:value-type="string">
            <text:p>ec9ce4</text:p>
          </table:table-cell>
          <table:table-cell table:style-name="ce347" office:value-type="string" calcext:value-type="string">
            <text:p>fcbcc0</text:p>
          </table:table-cell>
          <table:table-cell table:style-name="ce347" office:value-type="string" calcext:value-type="string">
            <text:p>fcd000</text:p>
          </table:table-cell>
          <table:table-cell table:style-name="ce347" office:value-type="string" calcext:value-type="string">
            <text:p>fce83c</text:p>
          </table:table-cell>
          <table:table-cell table:style-name="ce347" office:value-type="string" calcext:value-type="string">
            <text:p>fcfc80</text:p>
          </table:table-cell>
          <table:table-cell table:style-name="ce347" office:value-type="string" calcext:value-type="string">
            <text:p>4c2800</text:p>
          </table:table-cell>
          <table:table-cell table:style-name="ce347" office:value-type="string" calcext:value-type="string">
            <text:p>603c08</text:p>
          </table:table-cell>
          <table:table-cell table:style-name="ce347" office:value-type="string" calcext:value-type="string">
            <text:p>74581c</text:p>
          </table:table-cell>
          <table:table-cell table:style-name="ce347" office:value-type="float" office:value="887438" calcext:value-type="float">
            <text:p>887438</text:p>
          </table:table-cell>
          <table:table-cell table:style-name="ce347" office:value-type="string" calcext:value-type="string">
            <text:p>9c8850</text:p>
          </table:table-cell>
          <table:table-cell table:style-name="ce347" office:value-type="string" calcext:value-type="string">
            <text:p>b09c6c</text:p>
          </table:table-cell>
          <table:table-cell table:style-name="ce347" office:value-type="string" calcext:value-type="string">
            <text:p>c4b488</text:p>
          </table:table-cell>
          <table:table-cell table:style-name="ce347" office:value-type="float" office:value="441800" calcext:value-type="float">
            <text:p>441800</text:p>
          </table:table-cell>
          <table:table-cell table:style-name="ce347" office:value-type="string" calcext:value-type="string">
            <text:p>602c04</text:p>
          </table:table-cell>
          <table:table-cell table:style-name="ce347" office:value-type="float" office:value="804408" calcext:value-type="float">
            <text:p>804408</text:p>
          </table:table-cell>
          <table:table-cell table:style-name="ce34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47" office:value-type="string" calcext:value-type="string">
            <text:p>b87818</text:p>
          </table:table-cell>
          <table:table-cell table:style-name="ce347" office:value-type="string" calcext:value-type="string">
            <text:p>d49c20</text:p>
          </table:table-cell>
          <table:table-cell table:style-name="ce347" office:value-type="string" calcext:value-type="string">
            <text:p>e8b810</text:p>
          </table:table-cell>
          <table:table-cell table:style-name="ce347" office:value-type="string" calcext:value-type="string">
            <text:p>fcd400</text:p>
          </table:table-cell>
          <table:table-cell table:style-name="ce347" office:value-type="string" calcext:value-type="string">
            <text:p>fcf880</text:p>
          </table:table-cell>
          <table:table-cell table:style-name="ce347" office:value-type="string" calcext:value-type="string">
            <text:p>fcfcc0</text:p>
          </table:table-cell>
          <table:table-cell table:style-name="ce347" office:value-type="float" office:value="200400" calcext:value-type="float">
            <text:p>200400</text:p>
          </table:table-cell>
          <table:table-cell table:style-name="ce347" office:value-type="float" office:value="401408" calcext:value-type="float">
            <text:p>401408</text:p>
          </table:table-cell>
          <table:table-cell table:style-name="ce347" office:value-type="string" calcext:value-type="string">
            <text:p>541c10</text:p>
          </table:table-cell>
          <table:table-cell table:style-name="ce347" office:value-type="string" calcext:value-type="string">
            <text:p>6c2c1c</text:p>
          </table:table-cell>
          <table:table-cell table:style-name="ce347" office:value-type="float" office:value="803828" calcext:value-type="float">
            <text:p>803828</text:p>
          </table:table-cell>
          <table:table-cell table:style-name="ce347" office:value-type="float" office:value="944838" calcext:value-type="float">
            <text:p>944838</text:p>
          </table:table-cell>
          <table:table-cell table:style-name="ce347" office:value-type="string" calcext:value-type="string">
            <text:p>a85c4c</text:p>
          </table:table-cell>
          <table:table-cell table:style-name="ce347" office:value-type="string" calcext:value-type="string">
            <text:p>b86c58</text:p>
          </table:table-cell>
          <table:table-cell table:style-name="ce347" office:value-type="string" calcext:value-type="string">
            <text:p>c4806c</text:p>
          </table:table-cell>
          <table:table-cell table:style-name="ce34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47" office:value-type="string" calcext:value-type="string">
            <text:p>083400</text:p>
          </table:table-cell>
          <table:table-cell table:style-name="ce347" office:value-type="float" office:value="104000" calcext:value-type="float">
            <text:p>104000</text:p>
          </table:table-cell>
          <table:table-cell table:style-name="ce347" office:value-type="float" office:value="205004" calcext:value-type="float">
            <text:p>205004</text:p>
          </table:table-cell>
          <table:table-cell table:style-name="ce347" office:value-type="float" office:value="306004" calcext:value-type="float">
            <text:p>306004</text:p>
          </table:table-cell>
          <table:table-cell table:style-name="ce347" office:value-type="string" calcext:value-type="string">
            <text:p>40700c</text:p>
          </table:table-cell>
          <table:table-cell table:style-name="ce347" office:value-type="float" office:value="548414" calcext:value-type="float">
            <text:p>548414</text:p>
          </table:table-cell>
          <table:table-cell table:style-name="ce347" office:value-type="string" calcext:value-type="string">
            <text:p>68941c</text:p>
          </table:table-cell>
          <table:table-cell table:style-name="ce347" office:value-type="string" calcext:value-type="string">
            <text:p>80a82c</text:p>
          </table:table-cell>
          <table:table-cell table:style-name="ce347" office:value-type="string" calcext:value-type="string">
            <text:p>1c3418</text:p>
          </table:table-cell>
          <table:table-cell table:style-name="ce347" office:value-type="string" calcext:value-type="string">
            <text:p>2c4420</text:p>
          </table:table-cell>
          <table:table-cell table:style-name="ce347" office:value-type="string" calcext:value-type="string">
            <text:p>3c5830</text:p>
          </table:table-cell>
          <table:table-cell table:style-name="ce347" office:value-type="string" calcext:value-type="string">
            <text:p>50683c</text:p>
          </table:table-cell>
          <table:table-cell table:style-name="ce347" office:value-type="string" calcext:value-type="string">
            <text:p>687c4c</text:p>
          </table:table-cell>
          <table:table-cell table:style-name="ce347" office:value-type="string" calcext:value-type="string">
            <text:p>80945c</text:p>
          </table:table-cell>
          <table:table-cell table:style-name="ce347" office:value-type="string" calcext:value-type="string">
            <text:p>98b06c</text:p>
          </table:table-cell>
          <table:table-cell table:style-name="ce34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47" office:value-type="float" office:value="103418" calcext:value-type="float">
            <text:p>103418</text:p>
          </table:table-cell>
          <table:table-cell table:style-name="ce347" office:value-type="string" calcext:value-type="string">
            <text:p>20482c</text:p>
          </table:table-cell>
          <table:table-cell table:style-name="ce347" office:value-type="float" office:value="386048" calcext:value-type="float">
            <text:p>386048</text:p>
          </table:table-cell>
          <table:table-cell table:style-name="ce347" office:value-type="string" calcext:value-type="string">
            <text:p>4c7458</text:p>
          </table:table-cell>
          <table:table-cell table:style-name="ce347" office:value-type="string" calcext:value-type="string">
            <text:p>60886c</text:p>
          </table:table-cell>
          <table:table-cell table:style-name="ce347" office:value-type="string" calcext:value-type="string">
            <text:p>78a488</text:p>
          </table:table-cell>
          <table:table-cell table:style-name="ce347" office:value-type="string" calcext:value-type="string">
            <text:p>98c0a8</text:p>
          </table:table-cell>
          <table:table-cell table:style-name="ce347" office:value-type="string" calcext:value-type="string">
            <text:p>b8dcc8</text:p>
          </table:table-cell>
          <table:table-cell table:style-name="ce347" office:value-type="float" office:value="201800" calcext:value-type="float">
            <text:p>201800</text:p>
          </table:table-cell>
          <table:table-cell table:style-name="ce347" office:value-type="string" calcext:value-type="string">
            <text:p>381c00</text:p>
          </table:table-cell>
          <table:table-cell table:style-name="ce347" office:value-type="float" office:value="482804" calcext:value-type="float">
            <text:p>482804</text:p>
          </table:table-cell>
          <table:table-cell table:style-name="ce347" office:value-type="string" calcext:value-type="string">
            <text:p>58340c</text:p>
          </table:table-cell>
          <table:table-cell table:style-name="ce347" office:value-type="float" office:value="684018" calcext:value-type="float">
            <text:p>684018</text:p>
          </table:table-cell>
          <table:table-cell table:style-name="ce347" office:value-type="string" calcext:value-type="string">
            <text:p>7c542c</text:p>
          </table:table-cell>
          <table:table-cell table:style-name="ce347" office:value-type="string" calcext:value-type="string">
            <text:p>8c6c40</text:p>
          </table:table-cell>
          <table:table-cell table:style-name="ce34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47" office:value-type="string" calcext:value-type="string">
            <text:p>4c2810</text:p>
          </table:table-cell>
          <table:table-cell table:style-name="ce347" office:value-type="float" office:value="603418" calcext:value-type="float">
            <text:p>603418</text:p>
          </table:table-cell>
          <table:table-cell table:style-name="ce347" office:value-type="float" office:value="744428" calcext:value-type="float">
            <text:p>744428</text:p>
          </table:table-cell>
          <table:table-cell table:style-name="ce347" office:value-type="float" office:value="885438" calcext:value-type="float">
            <text:p>885438</text:p>
          </table:table-cell>
          <table:table-cell table:style-name="ce347" office:value-type="string" calcext:value-type="string">
            <text:p>a46040</text:p>
          </table:table-cell>
          <table:table-cell table:style-name="ce347" office:value-type="string" calcext:value-type="string">
            <text:p>b87050</text:p>
          </table:table-cell>
          <table:table-cell table:style-name="ce347" office:value-type="string" calcext:value-type="string">
            <text:p>cc8060</text:p>
          </table:table-cell>
          <table:table-cell table:style-name="ce347" office:value-type="string" calcext:value-type="string">
            <text:p>d49470</text:p>
          </table:table-cell>
          <table:table-cell table:style-name="ce347" office:value-type="string" calcext:value-type="string">
            <text:p>e0a880</text:p>
          </table:table-cell>
          <table:table-cell table:style-name="ce347" office:value-type="string" calcext:value-type="string">
            <text:p>ecbc94</text:p>
          </table:table-cell>
          <table:table-cell table:style-name="ce347" office:value-type="string" calcext:value-type="string">
            <text:p>501c04</text:p>
          </table:table-cell>
          <table:table-cell table:style-name="ce347" office:value-type="float" office:value="642814" calcext:value-type="float">
            <text:p>642814</text:p>
          </table:table-cell>
          <table:table-cell table:style-name="ce347" office:value-type="float" office:value="783828" calcext:value-type="float">
            <text:p>783828</text:p>
          </table:table-cell>
          <table:table-cell table:style-name="ce347" office:value-type="string" calcext:value-type="string">
            <text:p>8c4c40</text:p>
          </table:table-cell>
          <table:table-cell table:style-name="ce347" office:value-type="string" calcext:value-type="string">
            <text:p>a06460</text:p>
          </table:table-cell>
          <table:table-cell table:style-name="ce34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47" office:value-type="float" office:value="242844" calcext:value-type="float">
            <text:p>242844</text:p>
          </table:table-cell>
          <table:table-cell table:style-name="ce347" office:value-type="float" office:value="303454" calcext:value-type="float">
            <text:p>303454</text:p>
          </table:table-cell>
          <table:table-cell table:style-name="ce347" office:value-type="float" office:value="404064" calcext:value-type="float">
            <text:p>404064</text:p>
          </table:table-cell>
          <table:table-cell table:style-name="ce347" office:value-type="float" office:value="505074" calcext:value-type="float">
            <text:p>505074</text:p>
          </table:table-cell>
          <table:table-cell table:style-name="ce347" office:value-type="float" office:value="646488" calcext:value-type="float">
            <text:p>646488</text:p>
          </table:table-cell>
          <table:table-cell table:style-name="ce347" office:value-type="string" calcext:value-type="string">
            <text:p>8484a4</text:p>
          </table:table-cell>
          <table:table-cell table:style-name="ce347" office:value-type="string" calcext:value-type="string">
            <text:p>acacc0</text:p>
          </table:table-cell>
          <table:table-cell table:style-name="ce347" office:value-type="string" calcext:value-type="string">
            <text:p>d4d4e0</text:p>
          </table:table-cell>
          <table:table-cell table:style-name="ce347" office:value-type="float" office:value="281470" calcext:value-type="float">
            <text:p>281470</text:p>
          </table:table-cell>
          <table:table-cell table:style-name="ce347" office:value-type="string" calcext:value-type="string">
            <text:p>402c90</text:p>
          </table:table-cell>
          <table:table-cell table:style-name="ce347" office:value-type="string" calcext:value-type="string">
            <text:p>5840ac</text:p>
          </table:table-cell>
          <table:table-cell table:style-name="ce347" office:value-type="string" calcext:value-type="string">
            <text:p>684cc4</text:p>
          </table:table-cell>
          <table:table-cell table:style-name="ce585" office:value-type="string" calcext:value-type="string">
            <text:p>7858e0</text:p>
          </table:table-cell>
          <table:table-cell table:style-name="ce347" office:value-type="string" calcext:value-type="string">
            <text:p>8c68fc</text:p>
          </table:table-cell>
          <table:table-cell table:style-name="ce347" office:value-type="string" calcext:value-type="string">
            <text:p>a088fc</text:p>
          </table:table-cell>
          <table:table-cell table:style-name="ce34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47" office:value-type="string" calcext:value-type="string">
            <text:p>00186c</text:p>
          </table:table-cell>
          <table:table-cell table:style-name="ce347" office:value-type="string" calcext:value-type="string">
            <text:p>002484</text:p>
          </table:table-cell>
          <table:table-cell table:style-name="ce347" office:value-type="string" calcext:value-type="string">
            <text:p>0034a0</text:p>
          </table:table-cell>
          <table:table-cell table:style-name="ce347" office:value-type="string" calcext:value-type="string">
            <text:p>0048b8</text:p>
          </table:table-cell>
          <table:table-cell table:style-name="ce347" office:value-type="string" calcext:value-type="string">
            <text:p>0060d4</text:p>
          </table:table-cell>
          <table:table-cell table:style-name="ce347" office:value-type="string" calcext:value-type="string">
            <text:p>1878dc</text:p>
          </table:table-cell>
          <table:table-cell table:style-name="ce585" office:value-type="string" calcext:value-type="string">
            <text:p>3890e8</text:p>
          </table:table-cell>
          <table:table-cell table:style-name="ce347" office:value-type="string" calcext:value-type="string">
            <text:p>58a8f0</text:p>
          </table:table-cell>
          <table:table-cell table:style-name="ce347" office:value-type="string" calcext:value-type="string">
            <text:p>80c4fc</text:p>
          </table:table-cell>
          <table:table-cell table:style-name="ce347" office:value-type="string" calcext:value-type="string">
            <text:p>bce0fc</text:p>
          </table:table-cell>
          <table:table-cell table:style-name="ce347" office:value-type="float" office:value="104060" calcext:value-type="float">
            <text:p>104060</text:p>
          </table:table-cell>
          <table:table-cell table:style-name="ce347" office:value-type="string" calcext:value-type="string">
            <text:p>18506c</text:p>
          </table:table-cell>
          <table:table-cell table:style-name="ce347" office:value-type="float" office:value="286078" calcext:value-type="float">
            <text:p>286078</text:p>
          </table:table-cell>
          <table:table-cell table:style-name="ce347" office:value-type="float" office:value="347084" calcext:value-type="float">
            <text:p>347084</text:p>
          </table:table-cell>
          <table:table-cell table:style-name="ce347" office:value-type="string" calcext:value-type="string">
            <text:p>508ca0</text:p>
          </table:table-cell>
          <table:table-cell table:style-name="ce34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47" office:value-type="string" calcext:value-type="string">
            <text:p>9cccdc</text:p>
          </table:table-cell>
          <table:table-cell table:style-name="ce347" office:value-type="string" calcext:value-type="string">
            <text:p>ccf0fc</text:p>
          </table:table-cell>
          <table:table-cell table:style-name="ce347" office:value-type="string" calcext:value-type="string">
            <text:p>ac3434</text:p>
          </table:table-cell>
          <table:table-cell table:style-name="ce347" office:value-type="string" calcext:value-type="string">
            <text:p>d43434</text:p>
          </table:table-cell>
          <table:table-cell table:style-name="ce347" office:value-type="string" calcext:value-type="string">
            <text:p>fc3434</text:p>
          </table:table-cell>
          <table:table-cell table:style-name="ce347" office:value-type="string" calcext:value-type="string">
            <text:p>fc6458</text:p>
          </table:table-cell>
          <table:table-cell table:style-name="ce347" office:value-type="string" calcext:value-type="string">
            <text:p>fc907c</text:p>
          </table:table-cell>
          <table:table-cell table:style-name="ce347" office:value-type="string" calcext:value-type="string">
            <text:p>fcb8a0</text:p>
          </table:table-cell>
          <table:table-cell table:style-name="ce347" office:value-type="string" calcext:value-type="string">
            <text:p>fcd8c8</text:p>
          </table:table-cell>
          <table:table-cell table:style-name="ce347" office:value-type="string" calcext:value-type="string">
            <text:p>fcf4ec</text:p>
          </table:table-cell>
          <table:table-cell table:style-name="ce347" office:value-type="float" office:value="481470" calcext:value-type="float">
            <text:p>481470</text:p>
          </table:table-cell>
          <table:table-cell table:style-name="ce347" office:value-type="string" calcext:value-type="string">
            <text:p>5c2c8c</text:p>
          </table:table-cell>
          <table:table-cell table:style-name="ce347" office:value-type="string" calcext:value-type="string">
            <text:p>7044a8</text:p>
          </table:table-cell>
          <table:table-cell table:style-name="ce347" office:value-type="string" calcext:value-type="string">
            <text:p>8c64c4</text:p>
          </table:table-cell>
          <table:table-cell table:style-name="ce347" office:value-type="string" calcext:value-type="string">
            <text:p>a888e0</text:p>
          </table:table-cell>
          <table:table-cell table:style-name="ce34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347" office:value-type="string" calcext:value-type="string">
            <text:p>d0b8ff</text:p>
          </table:table-cell>
          <table:table-cell table:style-name="ce347" office:value-type="string" calcext:value-type="string">
            <text:p>e8d0fc</text:p>
          </table:table-cell>
          <table:table-cell table:style-name="ce347" office:value-type="string" calcext:value-type="string">
            <text:p>3c0000</text:p>
          </table:table-cell>
          <table:table-cell table:style-name="ce347" office:value-type="string" calcext:value-type="string">
            <text:p>5c0000</text:p>
          </table:table-cell>
          <table:table-cell table:style-name="ce347" office:value-type="float" office:value="800000" calcext:value-type="float">
            <text:p>800000</text:p>
          </table:table-cell>
          <table:table-cell table:style-name="ce347" office:value-type="string" calcext:value-type="string">
            <text:p>a00000</text:p>
          </table:table-cell>
          <table:table-cell table:style-name="ce347" office:value-type="string" calcext:value-type="string">
            <text:p>c40000</text:p>
          </table:table-cell>
          <table:table-cell table:style-name="ce347" office:value-type="string" calcext:value-type="string">
            <text:p>e00000</text:p>
          </table:table-cell>
          <table:table-cell table:style-name="ce347" office:value-type="string" calcext:value-type="string">
            <text:p>fc0000</text:p>
          </table:table-cell>
          <table:table-cell table:style-name="ce347" office:value-type="string" calcext:value-type="string">
            <text:p>fc5000</text:p>
          </table:table-cell>
          <table:table-cell table:style-name="ce347" office:value-type="string" calcext:value-type="string">
            <text:p>fc6c00</text:p>
          </table:table-cell>
          <table:table-cell table:style-name="ce347" office:value-type="string" calcext:value-type="string">
            <text:p>fc8800</text:p>
          </table:table-cell>
          <table:table-cell table:style-name="ce347" office:value-type="string" calcext:value-type="string">
            <text:p>fca400</text:p>
          </table:table-cell>
          <table:table-cell table:style-name="ce347" office:value-type="string" calcext:value-type="string">
            <text:p>fcc000</text:p>
          </table:table-cell>
          <table:table-cell table:style-name="ce347" office:value-type="string" calcext:value-type="string">
            <text:p>fcdc00</text:p>
          </table:table-cell>
          <table:table-cell table:style-name="ce34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347" office:value-type="string" calcext:value-type="string">
            <text:p>cc8808</text:p>
          </table:table-cell>
          <table:table-cell table:style-name="ce347" office:value-type="string" calcext:value-type="string">
            <text:p>e49004</text:p>
          </table:table-cell>
          <table:table-cell table:style-name="ce347" office:value-type="string" calcext:value-type="string">
            <text:p>fc9c00</text:p>
          </table:table-cell>
          <table:table-cell table:style-name="ce347" office:value-type="string" calcext:value-type="string">
            <text:p>fcb030</text:p>
          </table:table-cell>
          <table:table-cell table:style-name="ce347" office:value-type="string" calcext:value-type="string">
            <text:p>fcc464</text:p>
          </table:table-cell>
          <table:table-cell table:style-name="ce347" office:value-type="string" calcext:value-type="string">
            <text:p>fcd898</text:p>
          </table:table-cell>
          <table:table-cell table:style-name="ce347" office:value-type="string" calcext:value-type="string">
            <text:p>081858</text:p>
          </table:table-cell>
          <table:table-cell table:style-name="ce347" office:value-type="string" calcext:value-type="string">
            <text:p>0c2468</text:p>
          </table:table-cell>
          <table:table-cell table:style-name="ce347" office:value-type="string" calcext:value-type="string">
            <text:p>14347c</text:p>
          </table:table-cell>
          <table:table-cell table:style-name="ce347" office:value-type="string" calcext:value-type="string">
            <text:p>1c448c</text:p>
          </table:table-cell>
          <table:table-cell table:style-name="ce347" office:value-type="string" calcext:value-type="string">
            <text:p>285ca4</text:p>
          </table:table-cell>
          <table:table-cell table:style-name="ce347" office:value-type="string" calcext:value-type="string">
            <text:p>3878bc</text:p>
          </table:table-cell>
          <table:table-cell table:style-name="ce347" office:value-type="string" calcext:value-type="string">
            <text:p>4898d8</text:p>
          </table:table-cell>
          <table:table-cell table:style-name="ce347" office:value-type="string" calcext:value-type="string">
            <text:p>64ace0</text:p>
          </table:table-cell>
          <table:table-cell table:style-name="ce347" office:value-type="string" calcext:value-type="string">
            <text:p>5c9c34</text:p>
          </table:table-cell>
          <table:table-cell table:style-name="ce34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347" office:value-type="string" calcext:value-type="string">
            <text:p>7cc84c</text:p>
          </table:table-cell>
          <table:table-cell table:style-name="ce347" office:value-type="string" calcext:value-type="string">
            <text:p>90e05c</text:p>
          </table:table-cell>
          <table:table-cell table:style-name="ce347" office:value-type="string" calcext:value-type="string">
            <text:p>e0f4fc</text:p>
          </table:table-cell>
          <table:table-cell table:style-name="ce347" office:value-type="string" calcext:value-type="string">
            <text:p>c8ecf8</text:p>
          </table:table-cell>
          <table:table-cell table:style-name="ce347" office:value-type="string" calcext:value-type="string">
            <text:p>b4dcec</text:p>
          </table:table-cell>
          <table:table-cell table:style-name="ce347" office:value-type="string" calcext:value-type="string">
            <text:p>84bcd8</text:p>
          </table:table-cell>
          <table:table-cell table:style-name="ce347" office:value-type="string" calcext:value-type="string">
            <text:p>5898ac</text:p>
          </table:table-cell>
          <table:table-cell table:style-name="ce347" office:value-type="string" calcext:value-type="string">
            <text:p>f400f4</text:p>
          </table:table-cell>
          <table:table-cell table:style-name="ce347" office:value-type="string" calcext:value-type="string">
            <text:p>f500f5</text:p>
          </table:table-cell>
          <table:table-cell table:style-name="ce347" office:value-type="string" calcext:value-type="string">
            <text:p>f600f6</text:p>
          </table:table-cell>
          <table:table-cell table:style-name="ce347" office:value-type="string" calcext:value-type="string">
            <text:p>f700f7</text:p>
          </table:table-cell>
          <table:table-cell table:style-name="ce347" office:value-type="string" calcext:value-type="string">
            <text:p>f800f8</text:p>
          </table:table-cell>
          <table:table-cell table:style-name="ce347" office:value-type="string" calcext:value-type="string">
            <text:p>f900f9</text:p>
          </table:table-cell>
          <table:table-cell table:style-name="ce347" office:value-type="string" calcext:value-type="string">
            <text:p>fa00fa</text:p>
          </table:table-cell>
          <table:table-cell table:style-name="ce347" office:value-type="string" calcext:value-type="string">
            <text:p>fb00fb</text:p>
          </table:table-cell>
          <table:table-cell table:style-name="ce34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347" office:value-type="string" calcext:value-type="string">
            <text:p>fd00fd</text:p>
          </table:table-cell>
          <table:table-cell table:style-name="ce347" office:value-type="string" calcext:value-type="string">
            <text:p>fe00fe</text:p>
          </table:table-cell>
          <table:table-cell table:style-name="ce347" office:value-type="string" calcext:value-type="string">
            <text:p>ff00ff</text:p>
          </table:table-cell>
          <table:table-cell table:style-name="ce347" office:value-type="string" calcext:value-type="string">
            <text:p>4c1808</text:p>
          </table:table-cell>
          <table:table-cell table:style-name="ce347" office:value-type="string" calcext:value-type="string">
            <text:p>6c2c18</text:p>
          </table:table-cell>
          <table:table-cell table:style-name="ce347" office:value-type="float" office:value="904834" calcext:value-type="float">
            <text:p>904834</text:p>
          </table:table-cell>
          <table:table-cell table:style-name="ce347" office:value-type="string" calcext:value-type="string">
            <text:p>b06c54</text:p>
          </table:table-cell>
          <table:table-cell table:style-name="ce347" office:value-type="string" calcext:value-type="string">
            <text:p>d2927e</text:p>
          </table:table-cell>
          <table:table-cell table:style-name="ce347" office:value-type="string" calcext:value-type="string">
            <text:p>fc3c00</text:p>
          </table:table-cell>
          <table:table-cell table:style-name="ce347" office:value-type="string" calcext:value-type="string">
            <text:p>fc5400</text:p>
          </table:table-cell>
          <table:table-cell table:style-name="ce347" office:value-type="string" calcext:value-type="string">
            <text:p>fc6800</text:p>
          </table:table-cell>
          <table:table-cell table:style-name="ce347" office:value-type="string" calcext:value-type="string">
            <text:p>fc7c00</text:p>
          </table:table-cell>
          <table:table-cell table:style-name="ce347" office:value-type="string" calcext:value-type="string">
            <text:p>fc9400</text:p>
          </table:table-cell>
          <table:table-cell table:style-name="ce347" office:value-type="string" calcext:value-type="string">
            <text:p>fcac00</text:p>
          </table:table-cell>
          <table:table-cell table:style-name="ce347" office:value-type="string" calcext:value-type="string">
            <text:p>fcc400</text:p>
          </table:table-cell>
          <table:table-cell table:style-name="ce34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347" office:value-type="string" calcext:value-type="string">
            <text:p>ff0000</text:p>
          </table:table-cell>
          <table:table-cell table:style-name="ce347" office:value-type="float" office:value="303000" calcext:value-type="float">
            <text:p>303000</text:p>
          </table:table-cell>
          <table:table-cell table:style-name="ce347" office:value-type="float" office:value="404000" calcext:value-type="float">
            <text:p>404000</text:p>
          </table:table-cell>
          <table:table-cell table:style-name="ce347" office:value-type="float" office:value="505000" calcext:value-type="float">
            <text:p>505000</text:p>
          </table:table-cell>
          <table:table-cell table:style-name="ce347" office:value-type="string" calcext:value-type="string">
            <text:p>ffff00</text:p>
          </table:table-cell>
          <table:table-cell table:style-name="ce347" office:value-type="float" office:value="204470" calcext:value-type="float">
            <text:p>204470</text:p>
          </table:table-cell>
          <table:table-cell table:style-name="ce34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347" office:value-type="string" calcext:value-type="string">
            <text:p>2c507c</text:p>
          </table:table-cell>
          <table:table-cell table:style-name="ce347" office:value-type="float" office:value="305480" calcext:value-type="float">
            <text:p>305480</text:p>
          </table:table-cell>
          <table:table-cell table:style-name="ce347" office:value-type="float" office:value="486490" calcext:value-type="float">
            <text:p>486490</text:p>
          </table:table-cell>
          <table:table-cell table:style-name="ce347" office:value-type="string" calcext:value-type="string">
            <text:p>6484a8</text:p>
          </table:table-cell>
          <table:table-cell table:style-name="ce347" office:value-type="string" calcext:value-type="string">
            <text:p>d8f4fc</text:p>
          </table:table-cell>
          <table:table-cell table:style-name="ce347" office:value-type="string" calcext:value-type="string">
            <text:p>6080a4</text:p>
          </table:table-cell>
          <table:table-cell table:style-name="ce347" office:value-type="string" calcext:value-type="string">
            <text:p>44608c</text:p>
          </table:table-cell>
          <table:table-cell table:style-name="ce34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storage" table:style-name="ta4">
        <office:forms form:automatic-focus="false" form:apply-design-mode="false"/>
        <table:table-column table:style-name="co20" table:default-cell-style-name="ce25"/>
        <table:table-column table:style-name="co32" table:default-cell-style-name="Default"/>
        <table:table-row table:style-name="ro1">
          <table:table-cell office:value-type="string" calcext:value-type="string">
            <text:p>Register</text:p>
          </table:table-cell>
          <table:table-cell table:style-name="ce807" office:value-type="string" calcext:value-type="string">
            <text:p>Purpo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ilding Recolou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nce Colou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e Seasonali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f Colou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of Variation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gn Colour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gn Variation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ound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 table:number-rows-repeated="5">
          <table:table-cell table:style-name="ce326"/>
          <table:table-cell/>
        </table:table-row>
        <table:table-row table:style-name="ro1">
          <table:table-cell table:style-name="ce326"/>
          <table:table-cell/>
        </table:table-row>
        <calcext:conditional-formats>
          <calcext:conditional-format calcext:target-range-address="storage.A14:storage.A19">
            <calcext:condition calcext:apply-style-name="ConditionalStyle_10" calcext:value="&gt;0" calcext:base-cell-address="storage.A14"/>
          </calcext:conditional-format>
        </calcext:conditional-formats>
      </table:table>
      <table:table table:name="townzones" table:style-name="ta5">
        <table:table-column table:style-name="co33" table:default-cell-style-name="ce342"/>
        <table:table-column table:style-name="co20" table:default-cell-style-name="Default"/>
        <table:table-column table:style-name="co20" table:default-cell-style-name="ce347"/>
        <table:table-column table:style-name="co34" table:default-cell-style-name="ce342"/>
        <table:table-column table:style-name="co35" table:default-cell-style-name="ce342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769" office:value-type="string" calcext:value-type="string">
            <text:p>Town Zone</text:p>
          </table:table-cell>
          <table:table-cell table:style-name="ce769" office:value-type="string" calcext:value-type="string">
            <text:p>Threshold</text:p>
          </table:table-cell>
          <table:table-cell table:style-name="ce769" office:value-type="string" calcext:value-type="string">
            <text:p>WideRoad + PASS</text:p>
          </table:table-cell>
          <table:table-cell table:style-name="ce769" office:value-type="string" calcext:value-type="string">
            <text:p>!WideRoad + PASS</text:p>
          </table:table-cell>
          <table:table-cell table:style-name="ce769" office:value-type="string" calcext:value-type="string">
            <text:p>No PASS</text:p>
          </table:table-cell>
          <table:table-cell/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778" office:value-type="float" office:value="4" calcext:value-type="float" table:number-columns-spanned="1" table:number-rows-spanned="4">
            <text:p>4</text:p>
          </table:table-cell>
          <table:table-cell table:style-name="ce779" office:value-type="string" calcext:value-type="string">
            <text:p>Xtra</text:p>
          </table:table-cell>
          <table:table-cell table:style-name="ce780" office:value-type="string" calcext:value-type="string">
            <text:p>X</text:p>
          </table:table-cell>
          <table:table-cell table:style-name="ce789" office:value-type="string" calcext:value-type="string">
            <text:p>L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s</text:p>
          </table:table-cell>
          <table:table-cell table:style-name="ce342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89" office:value-type="string" calcext:value-type="string">
            <text:p>L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m</text:p>
          </table:table-cell>
          <table:table-cell table:style-name="ce342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1" table:number-rows-spanned="2">
            <text:p>Houses</text:p>
          </table:table-cell>
          <table:table-cell/>
          <table:table-cell table:style-name="ce342" office:value-type="string" calcext:value-type="string">
            <text:p>l</text:p>
          </table:table-cell>
          <table:table-cell table:style-name="ce342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/>
          <table:table-cell table:style-name="ce342" office:value-type="string" calcext:value-type="string">
            <text:p>x</text:p>
          </table:table-cell>
          <table:table-cell table:style-name="ce342" office:value-type="string" calcext:value-type="string">
            <text:p>9L, 10L</text:p>
          </table:table-cell>
        </table:table-row>
        <table:table-row table:style-name="ro1">
          <table:table-cell/>
          <table:table-cell table:style-name="ce778" office:value-type="float" office:value="3" calcext:value-type="float" table:number-columns-spanned="1" table:number-rows-spanned="4">
            <text:p>3</text:p>
          </table:table-cell>
          <table:table-cell table:style-name="ce779" office:value-type="string" calcext:value-type="string">
            <text:p>Xtra</text:p>
          </table:table-cell>
          <table:table-cell table:style-name="ce792" office:value-type="string" calcext:value-type="string">
            <text:p>L</text:p>
          </table:table-cell>
          <table:table-cell table:style-name="ce793" office:value-type="string" calcext:value-type="string">
            <text:p>M</text:p>
          </table:table-cell>
          <table:table-cell table:style-name="ce337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2" calcext:value-type="float" table:number-columns-spanned="1" table:number-rows-spanned="4">
            <text:p>2</text:p>
          </table:table-cell>
          <table:table-cell table:style-name="ce779" office:value-type="string" calcext:value-type="string">
            <text:p>Xtra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1" calcext:value-type="float" table:number-columns-spanned="1" table:number-rows-spanned="4">
            <text:p>1</text:p>
          </table:table-cell>
          <table:table-cell table:style-name="ce779" office:value-type="string" calcext:value-type="string">
            <text:p>Xtra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2" table:number-rows-spanned="4">
            <text:p>House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1" office:value-type="string" calcext:value-type="string">
            <text:p>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337" office:value-type="string" calcext:value-type="string" table:number-columns-spanned="1" table:number-rows-spanned="2">
            <text:p>House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0" calcext:value-type="float" table:number-columns-spanned="1" table:number-rows-spanned="4">
            <text:p>0</text:p>
          </table:table-cell>
          <table:table-cell table:style-name="ce779" office:value-type="string" calcext:value-type="string">
            <text:p>Xtra</text:p>
          </table:table-cell>
          <table:table-cell table:style-name="ce337" office:value-type="string" calcext:value-type="string" table:number-columns-spanned="3" table:number-rows-spanned="4">
            <text:p>House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6">
        <table:table-column table:style-name="co20" table:default-cell-style-name="Default"/>
        <table:table-column table:style-name="co9" table:default-cell-style-name="ce342"/>
        <table:table-column table:style-name="co36" table:default-cell-style-name="ce342"/>
        <table:table-column table:style-name="co37" table:default-cell-style-name="ce342"/>
        <table:table-column table:style-name="co38" table:default-cell-style-name="ce342"/>
        <table:table-column table:style-name="co39" table:default-cell-style-name="ce342"/>
        <table:table-column table:style-name="co40" table:default-cell-style-name="ce342"/>
        <table:table-row table:style-name="ro1">
          <table:table-cell table:style-name="ce342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35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42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342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342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7">
        <office:forms form:automatic-focus="false" form:apply-design-mode="false"/>
        <table:table-column table:style-name="co20" table:default-cell-style-name="ce347"/>
        <table:table-column table:style-name="co20" table:default-cell-style-name="Default"/>
        <table:table-column table:style-name="co20" table:number-columns-repeated="2" table:default-cell-style-name="ce342"/>
        <table:table-column table:style-name="co20" table:number-columns-repeated="4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342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342" office:value-type="string" calcext:value-type="string">
            <text:p>ID Available?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342" table:formula="of:=IFERROR(VLOOKUP([.A2];[$items.C:.F];4;0);&quot;ID not in use&quot;)" office:value-type="string" office:string-value="1X1" calcext:value-type="string">
            <text:p>1X1</text:p>
          </table:table-cell>
          <table:table-cell table:formula="of:=IF([.B2]=&quot;2X2&quot;;4;IF(OR([.B2]=&quot;1X2&quot;;[.B2]=&quot;2X1&quot;);2;IF([.B2]=&quot;1X1&quot;;1;0)))" office:value-type="float" office:value="1" calcext:value-type="float">
            <text:p>1</text:p>
          </table:table-cell>
          <table:table-cell table:formula="of:=IF([.C2]&gt;0;[.C2];MAX([.D1]-1;0))" office:value-type="float" office:value="1" calcext:value-type="float">
            <text:p>1</text:p>
          </table:table-cell>
          <table:table-cell table:style-name="ce806" table:formula="of:=[.D2]=0" office:value-type="boolean" office:boolean-value="false" calcext:value-type="boolean">
            <text:p>FALSE</text:p>
          </table:table-cell>
          <table:table-cell table:style-name="ce342"/>
          <table:table-cell table:style-name="ce342" office:value-type="string" calcext:value-type="string">
            <text:p>Used Ids</text:p>
          </table:table-cell>
          <table:table-cell table:style-name="ce342" table:formula="of:=COUNTIF([.E:.E];&quot;FALSE&quot;)" office:value-type="float" office:value="168" calcext:value-type="float">
            <text:p>168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342" table:formula="of:=IFERROR(VLOOKUP([.A3];[$items.C:.F];4;0);&quot;ID not in use&quot;)" office:value-type="string" office:string-value="1X1" calcext:value-type="string">
            <text:p>1X1</text:p>
          </table:table-cell>
          <table:table-cell table:formula="of:=IF([.B3]=&quot;2X2&quot;;4;IF(OR([.B3]=&quot;1X2&quot;;[.B3]=&quot;2X1&quot;);2;IF([.B3]=&quot;1X1&quot;;1;0)))" office:value-type="float" office:value="1" calcext:value-type="float">
            <text:p>1</text:p>
          </table:table-cell>
          <table:table-cell table:formula="of:=IF([.C3]&gt;0;[.C3];MAX([.D2]-1;0))" office:value-type="float" office:value="1" calcext:value-type="float">
            <text:p>1</text:p>
          </table:table-cell>
          <table:table-cell table:style-name="ce806" table:formula="of:=[.D3]=0" office:value-type="boolean" office:boolean-value="false" calcext:value-type="boolean">
            <text:p>FALSE</text:p>
          </table:table-cell>
          <table:table-cell table:style-name="ce342"/>
          <table:table-cell table:style-name="ce342" office:value-type="string" calcext:value-type="string">
            <text:p>Available Ids</text:p>
          </table:table-cell>
          <table:table-cell table:style-name="ce342" table:formula="of:=COUNTIF([.E:.E];&quot;TRUE&quot;)" office:value-type="float" office:value="88" calcext:value-type="float">
            <text:p>88</text:p>
          </table:table-cell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342" table:formula="of:=IFERROR(VLOOKUP([.A4];[$items.C:.F];4;0);&quot;ID not in use&quot;)" office:value-type="string" office:string-value="1X1" calcext:value-type="string">
            <text:p>1X1</text:p>
          </table:table-cell>
          <table:table-cell table:formula="of:=IF([.B4]=&quot;2X2&quot;;4;IF(OR([.B4]=&quot;1X2&quot;;[.B4]=&quot;2X1&quot;);2;IF([.B4]=&quot;1X1&quot;;1;0)))" office:value-type="float" office:value="1" calcext:value-type="float">
            <text:p>1</text:p>
          </table:table-cell>
          <table:table-cell table:formula="of:=IF([.C4]&gt;0;[.C4];MAX([.D3]-1;0))" office:value-type="float" office:value="1" calcext:value-type="float">
            <text:p>1</text:p>
          </table:table-cell>
          <table:table-cell table:style-name="ce806" table:formula="of:=[.D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342" table:formula="of:=IFERROR(VLOOKUP([.A5];[$items.C:.F];4;0);&quot;ID not in use&quot;)" office:value-type="string" office:string-value="1X1" calcext:value-type="string">
            <text:p>1X1</text:p>
          </table:table-cell>
          <table:table-cell table:formula="of:=IF([.B5]=&quot;2X2&quot;;4;IF(OR([.B5]=&quot;1X2&quot;;[.B5]=&quot;2X1&quot;);2;IF([.B5]=&quot;1X1&quot;;1;0)))" office:value-type="float" office:value="1" calcext:value-type="float">
            <text:p>1</text:p>
          </table:table-cell>
          <table:table-cell table:formula="of:=IF([.C5]&gt;0;[.C5];MAX([.D4]-1;0))" office:value-type="float" office:value="1" calcext:value-type="float">
            <text:p>1</text:p>
          </table:table-cell>
          <table:table-cell table:style-name="ce806" table:formula="of:=[.D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342" table:formula="of:=IFERROR(VLOOKUP([.A6];[$items.C:.F];4;0);&quot;ID not in use&quot;)" office:value-type="string" office:string-value="1X1" calcext:value-type="string">
            <text:p>1X1</text:p>
          </table:table-cell>
          <table:table-cell table:formula="of:=IF([.B6]=&quot;2X2&quot;;4;IF(OR([.B6]=&quot;1X2&quot;;[.B6]=&quot;2X1&quot;);2;IF([.B6]=&quot;1X1&quot;;1;0)))" office:value-type="float" office:value="1" calcext:value-type="float">
            <text:p>1</text:p>
          </table:table-cell>
          <table:table-cell table:formula="of:=IF([.C6]&gt;0;[.C6];MAX([.D5]-1;0))" office:value-type="float" office:value="1" calcext:value-type="float">
            <text:p>1</text:p>
          </table:table-cell>
          <table:table-cell table:style-name="ce806" table:formula="of:=[.D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342" table:formula="of:=IFERROR(VLOOKUP([.A7];[$items.C:.F];4;0);&quot;ID not in use&quot;)" office:value-type="string" office:string-value="1X1" calcext:value-type="string">
            <text:p>1X1</text:p>
          </table:table-cell>
          <table:table-cell table:formula="of:=IF([.B7]=&quot;2X2&quot;;4;IF(OR([.B7]=&quot;1X2&quot;;[.B7]=&quot;2X1&quot;);2;IF([.B7]=&quot;1X1&quot;;1;0)))" office:value-type="float" office:value="1" calcext:value-type="float">
            <text:p>1</text:p>
          </table:table-cell>
          <table:table-cell table:formula="of:=IF([.C7]&gt;0;[.C7];MAX([.D6]-1;0))" office:value-type="float" office:value="1" calcext:value-type="float">
            <text:p>1</text:p>
          </table:table-cell>
          <table:table-cell table:style-name="ce806" table:formula="of:=[.D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342" table:formula="of:=IFERROR(VLOOKUP([.A8];[$items.C:.F];4;0);&quot;ID not in use&quot;)" office:value-type="string" office:string-value="1X1" calcext:value-type="string">
            <text:p>1X1</text:p>
          </table:table-cell>
          <table:table-cell table:formula="of:=IF([.B8]=&quot;2X2&quot;;4;IF(OR([.B8]=&quot;1X2&quot;;[.B8]=&quot;2X1&quot;);2;IF([.B8]=&quot;1X1&quot;;1;0)))" office:value-type="float" office:value="1" calcext:value-type="float">
            <text:p>1</text:p>
          </table:table-cell>
          <table:table-cell table:formula="of:=IF([.C8]&gt;0;[.C8];MAX([.D7]-1;0))" office:value-type="float" office:value="1" calcext:value-type="float">
            <text:p>1</text:p>
          </table:table-cell>
          <table:table-cell table:style-name="ce806" table:formula="of:=[.D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342" table:formula="of:=IFERROR(VLOOKUP([.A9];[$items.C:.F];4;0);&quot;ID not in use&quot;)" office:value-type="string" office:string-value="1X1" calcext:value-type="string">
            <text:p>1X1</text:p>
          </table:table-cell>
          <table:table-cell table:formula="of:=IF([.B9]=&quot;2X2&quot;;4;IF(OR([.B9]=&quot;1X2&quot;;[.B9]=&quot;2X1&quot;);2;IF([.B9]=&quot;1X1&quot;;1;0)))" office:value-type="float" office:value="1" calcext:value-type="float">
            <text:p>1</text:p>
          </table:table-cell>
          <table:table-cell table:formula="of:=IF([.C9]&gt;0;[.C9];MAX([.D8]-1;0))" office:value-type="float" office:value="1" calcext:value-type="float">
            <text:p>1</text:p>
          </table:table-cell>
          <table:table-cell table:style-name="ce806" table:formula="of:=[.D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342" table:formula="of:=IFERROR(VLOOKUP([.A10];[$items.C:.F];4;0);&quot;ID not in use&quot;)" office:value-type="string" office:string-value="1X1" calcext:value-type="string">
            <text:p>1X1</text:p>
          </table:table-cell>
          <table:table-cell table:formula="of:=IF([.B10]=&quot;2X2&quot;;4;IF(OR([.B10]=&quot;1X2&quot;;[.B10]=&quot;2X1&quot;);2;IF([.B10]=&quot;1X1&quot;;1;0)))" office:value-type="float" office:value="1" calcext:value-type="float">
            <text:p>1</text:p>
          </table:table-cell>
          <table:table-cell table:formula="of:=IF([.C10]&gt;0;[.C10];MAX([.D9]-1;0))" office:value-type="float" office:value="1" calcext:value-type="float">
            <text:p>1</text:p>
          </table:table-cell>
          <table:table-cell table:style-name="ce806" table:formula="of:=[.D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342" table:formula="of:=IFERROR(VLOOKUP([.A11];[$items.C:.F];4;0);&quot;ID not in use&quot;)" office:value-type="string" office:string-value="1X1" calcext:value-type="string">
            <text:p>1X1</text:p>
          </table:table-cell>
          <table:table-cell table:formula="of:=IF([.B11]=&quot;2X2&quot;;4;IF(OR([.B11]=&quot;1X2&quot;;[.B11]=&quot;2X1&quot;);2;IF([.B11]=&quot;1X1&quot;;1;0)))" office:value-type="float" office:value="1" calcext:value-type="float">
            <text:p>1</text:p>
          </table:table-cell>
          <table:table-cell table:formula="of:=IF([.C11]&gt;0;[.C11];MAX([.D10]-1;0))" office:value-type="float" office:value="1" calcext:value-type="float">
            <text:p>1</text:p>
          </table:table-cell>
          <table:table-cell table:style-name="ce806" table:formula="of:=[.D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342" table:formula="of:=IFERROR(VLOOKUP([.A12];[$items.C:.F];4;0);&quot;ID not in use&quot;)" office:value-type="string" office:string-value="1X1" calcext:value-type="string">
            <text:p>1X1</text:p>
          </table:table-cell>
          <table:table-cell table:formula="of:=IF([.B12]=&quot;2X2&quot;;4;IF(OR([.B12]=&quot;1X2&quot;;[.B12]=&quot;2X1&quot;);2;IF([.B12]=&quot;1X1&quot;;1;0)))" office:value-type="float" office:value="1" calcext:value-type="float">
            <text:p>1</text:p>
          </table:table-cell>
          <table:table-cell table:formula="of:=IF([.C12]&gt;0;[.C12];MAX([.D11]-1;0))" office:value-type="float" office:value="1" calcext:value-type="float">
            <text:p>1</text:p>
          </table:table-cell>
          <table:table-cell table:style-name="ce806" table:formula="of:=[.D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342" table:formula="of:=IFERROR(VLOOKUP([.A13];[$items.C:.F];4;0);&quot;ID not in use&quot;)" office:value-type="string" office:string-value="1X1" calcext:value-type="string">
            <text:p>1X1</text:p>
          </table:table-cell>
          <table:table-cell table:formula="of:=IF([.B13]=&quot;2X2&quot;;4;IF(OR([.B13]=&quot;1X2&quot;;[.B13]=&quot;2X1&quot;);2;IF([.B13]=&quot;1X1&quot;;1;0)))" office:value-type="float" office:value="1" calcext:value-type="float">
            <text:p>1</text:p>
          </table:table-cell>
          <table:table-cell table:formula="of:=IF([.C13]&gt;0;[.C13];MAX([.D12]-1;0))" office:value-type="float" office:value="1" calcext:value-type="float">
            <text:p>1</text:p>
          </table:table-cell>
          <table:table-cell table:style-name="ce806" table:formula="of:=[.D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342" table:formula="of:=IFERROR(VLOOKUP([.A14];[$items.C:.F];4;0);&quot;ID not in use&quot;)" office:value-type="string" office:string-value="1X1" calcext:value-type="string">
            <text:p>1X1</text:p>
          </table:table-cell>
          <table:table-cell table:formula="of:=IF([.B14]=&quot;2X2&quot;;4;IF(OR([.B14]=&quot;1X2&quot;;[.B14]=&quot;2X1&quot;);2;IF([.B14]=&quot;1X1&quot;;1;0)))" office:value-type="float" office:value="1" calcext:value-type="float">
            <text:p>1</text:p>
          </table:table-cell>
          <table:table-cell table:formula="of:=IF([.C14]&gt;0;[.C14];MAX([.D13]-1;0))" office:value-type="float" office:value="1" calcext:value-type="float">
            <text:p>1</text:p>
          </table:table-cell>
          <table:table-cell table:style-name="ce806" table:formula="of:=[.D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342" table:formula="of:=IFERROR(VLOOKUP([.A15];[$items.C:.F];4;0);&quot;ID not in use&quot;)" office:value-type="string" office:string-value="1X1" calcext:value-type="string">
            <text:p>1X1</text:p>
          </table:table-cell>
          <table:table-cell table:formula="of:=IF([.B15]=&quot;2X2&quot;;4;IF(OR([.B15]=&quot;1X2&quot;;[.B15]=&quot;2X1&quot;);2;IF([.B15]=&quot;1X1&quot;;1;0)))" office:value-type="float" office:value="1" calcext:value-type="float">
            <text:p>1</text:p>
          </table:table-cell>
          <table:table-cell table:formula="of:=IF([.C15]&gt;0;[.C15];MAX([.D14]-1;0))" office:value-type="float" office:value="1" calcext:value-type="float">
            <text:p>1</text:p>
          </table:table-cell>
          <table:table-cell table:style-name="ce806" table:formula="of:=[.D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342" table:formula="of:=IFERROR(VLOOKUP([.A16];[$items.C:.F];4;0);&quot;ID not in use&quot;)" office:value-type="string" office:string-value="1X1" calcext:value-type="string">
            <text:p>1X1</text:p>
          </table:table-cell>
          <table:table-cell table:formula="of:=IF([.B16]=&quot;2X2&quot;;4;IF(OR([.B16]=&quot;1X2&quot;;[.B16]=&quot;2X1&quot;);2;IF([.B16]=&quot;1X1&quot;;1;0)))" office:value-type="float" office:value="1" calcext:value-type="float">
            <text:p>1</text:p>
          </table:table-cell>
          <table:table-cell table:formula="of:=IF([.C16]&gt;0;[.C16];MAX([.D15]-1;0))" office:value-type="float" office:value="1" calcext:value-type="float">
            <text:p>1</text:p>
          </table:table-cell>
          <table:table-cell table:style-name="ce806" table:formula="of:=[.D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342" table:formula="of:=IFERROR(VLOOKUP([.A17];[$items.C:.F];4;0);&quot;ID not in use&quot;)" office:value-type="string" office:string-value="1X1" calcext:value-type="string">
            <text:p>1X1</text:p>
          </table:table-cell>
          <table:table-cell table:formula="of:=IF([.B17]=&quot;2X2&quot;;4;IF(OR([.B17]=&quot;1X2&quot;;[.B17]=&quot;2X1&quot;);2;IF([.B17]=&quot;1X1&quot;;1;0)))" office:value-type="float" office:value="1" calcext:value-type="float">
            <text:p>1</text:p>
          </table:table-cell>
          <table:table-cell table:formula="of:=IF([.C17]&gt;0;[.C17];MAX([.D16]-1;0))" office:value-type="float" office:value="1" calcext:value-type="float">
            <text:p>1</text:p>
          </table:table-cell>
          <table:table-cell table:style-name="ce806" table:formula="of:=[.D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342" table:formula="of:=IFERROR(VLOOKUP([.A18];[$items.C:.F];4;0);&quot;ID not in use&quot;)" office:value-type="string" office:string-value="1X1" calcext:value-type="string">
            <text:p>1X1</text:p>
          </table:table-cell>
          <table:table-cell table:formula="of:=IF([.B18]=&quot;2X2&quot;;4;IF(OR([.B18]=&quot;1X2&quot;;[.B18]=&quot;2X1&quot;);2;IF([.B18]=&quot;1X1&quot;;1;0)))" office:value-type="float" office:value="1" calcext:value-type="float">
            <text:p>1</text:p>
          </table:table-cell>
          <table:table-cell table:formula="of:=IF([.C18]&gt;0;[.C18];MAX([.D17]-1;0))" office:value-type="float" office:value="1" calcext:value-type="float">
            <text:p>1</text:p>
          </table:table-cell>
          <table:table-cell table:style-name="ce806" table:formula="of:=[.D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342" table:formula="of:=IFERROR(VLOOKUP([.A19];[$items.C:.F];4;0);&quot;ID not in use&quot;)" office:value-type="string" office:string-value="1X1" calcext:value-type="string">
            <text:p>1X1</text:p>
          </table:table-cell>
          <table:table-cell table:formula="of:=IF([.B19]=&quot;2X2&quot;;4;IF(OR([.B19]=&quot;1X2&quot;;[.B19]=&quot;2X1&quot;);2;IF([.B19]=&quot;1X1&quot;;1;0)))" office:value-type="float" office:value="1" calcext:value-type="float">
            <text:p>1</text:p>
          </table:table-cell>
          <table:table-cell table:formula="of:=IF([.C19]&gt;0;[.C19];MAX([.D18]-1;0))" office:value-type="float" office:value="1" calcext:value-type="float">
            <text:p>1</text:p>
          </table:table-cell>
          <table:table-cell table:style-name="ce806" table:formula="of:=[.D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342" table:formula="of:=IFERROR(VLOOKUP([.A20];[$items.C:.F];4;0);&quot;ID not in use&quot;)" office:value-type="string" office:string-value="1X1" calcext:value-type="string">
            <text:p>1X1</text:p>
          </table:table-cell>
          <table:table-cell table:formula="of:=IF([.B20]=&quot;2X2&quot;;4;IF(OR([.B20]=&quot;1X2&quot;;[.B20]=&quot;2X1&quot;);2;IF([.B20]=&quot;1X1&quot;;1;0)))" office:value-type="float" office:value="1" calcext:value-type="float">
            <text:p>1</text:p>
          </table:table-cell>
          <table:table-cell table:formula="of:=IF([.C20]&gt;0;[.C20];MAX([.D19]-1;0))" office:value-type="float" office:value="1" calcext:value-type="float">
            <text:p>1</text:p>
          </table:table-cell>
          <table:table-cell table:style-name="ce806" table:formula="of:=[.D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style-name="ce342" table:formula="of:=IFERROR(VLOOKUP([.A21];[$items.C:.F];4;0);&quot;ID not in use&quot;)" office:value-type="string" office:string-value="1X1" calcext:value-type="string">
            <text:p>1X1</text:p>
          </table:table-cell>
          <table:table-cell table:formula="of:=IF([.B21]=&quot;2X2&quot;;4;IF(OR([.B21]=&quot;1X2&quot;;[.B21]=&quot;2X1&quot;);2;IF([.B21]=&quot;1X1&quot;;1;0)))" office:value-type="float" office:value="1" calcext:value-type="float">
            <text:p>1</text:p>
          </table:table-cell>
          <table:table-cell table:formula="of:=IF([.C21]&gt;0;[.C21];MAX([.D20]-1;0))" office:value-type="float" office:value="1" calcext:value-type="float">
            <text:p>1</text:p>
          </table:table-cell>
          <table:table-cell table:style-name="ce806" table:formula="of:=[.D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342" table:formula="of:=IFERROR(VLOOKUP([.A22];[$items.C:.F];4;0);&quot;ID not in use&quot;)" office:value-type="string" office:string-value="1X1" calcext:value-type="string">
            <text:p>1X1</text:p>
          </table:table-cell>
          <table:table-cell table:formula="of:=IF([.B22]=&quot;2X2&quot;;4;IF(OR([.B22]=&quot;1X2&quot;;[.B22]=&quot;2X1&quot;);2;IF([.B22]=&quot;1X1&quot;;1;0)))" office:value-type="float" office:value="1" calcext:value-type="float">
            <text:p>1</text:p>
          </table:table-cell>
          <table:table-cell table:formula="of:=IF([.C22]&gt;0;[.C22];MAX([.D21]-1;0))" office:value-type="float" office:value="1" calcext:value-type="float">
            <text:p>1</text:p>
          </table:table-cell>
          <table:table-cell table:style-name="ce806" table:formula="of:=[.D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style-name="ce342" table:formula="of:=IFERROR(VLOOKUP([.A23];[$items.C:.F];4;0);&quot;ID not in use&quot;)" office:value-type="string" office:string-value="1X1" calcext:value-type="string">
            <text:p>1X1</text:p>
          </table:table-cell>
          <table:table-cell table:formula="of:=IF([.B23]=&quot;2X2&quot;;4;IF(OR([.B23]=&quot;1X2&quot;;[.B23]=&quot;2X1&quot;);2;IF([.B23]=&quot;1X1&quot;;1;0)))" office:value-type="float" office:value="1" calcext:value-type="float">
            <text:p>1</text:p>
          </table:table-cell>
          <table:table-cell table:formula="of:=IF([.C23]&gt;0;[.C23];MAX([.D22]-1;0))" office:value-type="float" office:value="1" calcext:value-type="float">
            <text:p>1</text:p>
          </table:table-cell>
          <table:table-cell table:style-name="ce806" table:formula="of:=[.D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table:style-name="ce342" table:formula="of:=IFERROR(VLOOKUP([.A24];[$items.C:.F];4;0);&quot;ID not in use&quot;)" office:value-type="string" office:string-value="1X1" calcext:value-type="string">
            <text:p>1X1</text:p>
          </table:table-cell>
          <table:table-cell table:formula="of:=IF([.B24]=&quot;2X2&quot;;4;IF(OR([.B24]=&quot;1X2&quot;;[.B24]=&quot;2X1&quot;);2;IF([.B24]=&quot;1X1&quot;;1;0)))" office:value-type="float" office:value="1" calcext:value-type="float">
            <text:p>1</text:p>
          </table:table-cell>
          <table:table-cell table:formula="of:=IF([.C24]&gt;0;[.C24];MAX([.D23]-1;0))" office:value-type="float" office:value="1" calcext:value-type="float">
            <text:p>1</text:p>
          </table:table-cell>
          <table:table-cell table:style-name="ce806" table:formula="of:=[.D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style-name="ce342" table:formula="of:=IFERROR(VLOOKUP([.A25];[$items.C:.F];4;0);&quot;ID not in use&quot;)" office:value-type="string" office:string-value="1X1" calcext:value-type="string">
            <text:p>1X1</text:p>
          </table:table-cell>
          <table:table-cell table:formula="of:=IF([.B25]=&quot;2X2&quot;;4;IF(OR([.B25]=&quot;1X2&quot;;[.B25]=&quot;2X1&quot;);2;IF([.B25]=&quot;1X1&quot;;1;0)))" office:value-type="float" office:value="1" calcext:value-type="float">
            <text:p>1</text:p>
          </table:table-cell>
          <table:table-cell table:formula="of:=IF([.C25]&gt;0;[.C25];MAX([.D24]-1;0))" office:value-type="float" office:value="1" calcext:value-type="float">
            <text:p>1</text:p>
          </table:table-cell>
          <table:table-cell table:style-name="ce806" table:formula="of:=[.D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" calcext:value-type="float">
            <text:p>24</text:p>
          </table:table-cell>
          <table:table-cell table:style-name="ce342" table:formula="of:=IFERROR(VLOOKUP([.A26];[$items.C:.F];4;0);&quot;ID not in use&quot;)" office:value-type="string" office:string-value="1X1" calcext:value-type="string">
            <text:p>1X1</text:p>
          </table:table-cell>
          <table:table-cell table:formula="of:=IF([.B26]=&quot;2X2&quot;;4;IF(OR([.B26]=&quot;1X2&quot;;[.B26]=&quot;2X1&quot;);2;IF([.B26]=&quot;1X1&quot;;1;0)))" office:value-type="float" office:value="1" calcext:value-type="float">
            <text:p>1</text:p>
          </table:table-cell>
          <table:table-cell table:formula="of:=IF([.C26]&gt;0;[.C26];MAX([.D25]-1;0))" office:value-type="float" office:value="1" calcext:value-type="float">
            <text:p>1</text:p>
          </table:table-cell>
          <table:table-cell table:style-name="ce806" table:formula="of:=[.D2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342" table:formula="of:=IFERROR(VLOOKUP([.A27];[$items.C:.F];4;0);&quot;ID not in use&quot;)" office:value-type="string" office:string-value="1X1" calcext:value-type="string">
            <text:p>1X1</text:p>
          </table:table-cell>
          <table:table-cell table:formula="of:=IF([.B27]=&quot;2X2&quot;;4;IF(OR([.B27]=&quot;1X2&quot;;[.B27]=&quot;2X1&quot;);2;IF([.B27]=&quot;1X1&quot;;1;0)))" office:value-type="float" office:value="1" calcext:value-type="float">
            <text:p>1</text:p>
          </table:table-cell>
          <table:table-cell table:formula="of:=IF([.C27]&gt;0;[.C27];MAX([.D26]-1;0))" office:value-type="float" office:value="1" calcext:value-type="float">
            <text:p>1</text:p>
          </table:table-cell>
          <table:table-cell table:style-name="ce806" table:formula="of:=[.D2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6" calcext:value-type="float">
            <text:p>26</text:p>
          </table:table-cell>
          <table:table-cell table:style-name="ce342" table:formula="of:=IFERROR(VLOOKUP([.A28];[$items.C:.F];4;0);&quot;ID not in use&quot;)" office:value-type="string" office:string-value="1X1" calcext:value-type="string">
            <text:p>1X1</text:p>
          </table:table-cell>
          <table:table-cell table:formula="of:=IF([.B28]=&quot;2X2&quot;;4;IF(OR([.B28]=&quot;1X2&quot;;[.B28]=&quot;2X1&quot;);2;IF([.B28]=&quot;1X1&quot;;1;0)))" office:value-type="float" office:value="1" calcext:value-type="float">
            <text:p>1</text:p>
          </table:table-cell>
          <table:table-cell table:formula="of:=IF([.C28]&gt;0;[.C28];MAX([.D27]-1;0))" office:value-type="float" office:value="1" calcext:value-type="float">
            <text:p>1</text:p>
          </table:table-cell>
          <table:table-cell table:style-name="ce806" table:formula="of:=[.D2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table:style-name="ce342" table:formula="of:=IFERROR(VLOOKUP([.A29];[$items.C:.F];4;0);&quot;ID not in use&quot;)" office:value-type="string" office:string-value="1X1" calcext:value-type="string">
            <text:p>1X1</text:p>
          </table:table-cell>
          <table:table-cell table:formula="of:=IF([.B29]=&quot;2X2&quot;;4;IF(OR([.B29]=&quot;1X2&quot;;[.B29]=&quot;2X1&quot;);2;IF([.B29]=&quot;1X1&quot;;1;0)))" office:value-type="float" office:value="1" calcext:value-type="float">
            <text:p>1</text:p>
          </table:table-cell>
          <table:table-cell table:formula="of:=IF([.C29]&gt;0;[.C29];MAX([.D28]-1;0))" office:value-type="float" office:value="1" calcext:value-type="float">
            <text:p>1</text:p>
          </table:table-cell>
          <table:table-cell table:style-name="ce806" table:formula="of:=[.D2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8" calcext:value-type="float">
            <text:p>28</text:p>
          </table:table-cell>
          <table:table-cell table:style-name="ce342" table:formula="of:=IFERROR(VLOOKUP([.A30];[$items.C:.F];4;0);&quot;ID not in use&quot;)" office:value-type="string" office:string-value="1X1" calcext:value-type="string">
            <text:p>1X1</text:p>
          </table:table-cell>
          <table:table-cell table:formula="of:=IF([.B30]=&quot;2X2&quot;;4;IF(OR([.B30]=&quot;1X2&quot;;[.B30]=&quot;2X1&quot;);2;IF([.B30]=&quot;1X1&quot;;1;0)))" office:value-type="float" office:value="1" calcext:value-type="float">
            <text:p>1</text:p>
          </table:table-cell>
          <table:table-cell table:formula="of:=IF([.C30]&gt;0;[.C30];MAX([.D29]-1;0))" office:value-type="float" office:value="1" calcext:value-type="float">
            <text:p>1</text:p>
          </table:table-cell>
          <table:table-cell table:style-name="ce806" table:formula="of:=[.D3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style-name="ce342" table:formula="of:=IFERROR(VLOOKUP([.A31];[$items.C:.F];4;0);&quot;ID not in use&quot;)" office:value-type="string" office:string-value="1X1" calcext:value-type="string">
            <text:p>1X1</text:p>
          </table:table-cell>
          <table:table-cell table:formula="of:=IF([.B31]=&quot;2X2&quot;;4;IF(OR([.B31]=&quot;1X2&quot;;[.B31]=&quot;2X1&quot;);2;IF([.B31]=&quot;1X1&quot;;1;0)))" office:value-type="float" office:value="1" calcext:value-type="float">
            <text:p>1</text:p>
          </table:table-cell>
          <table:table-cell table:formula="of:=IF([.C31]&gt;0;[.C31];MAX([.D30]-1;0))" office:value-type="float" office:value="1" calcext:value-type="float">
            <text:p>1</text:p>
          </table:table-cell>
          <table:table-cell table:style-name="ce806" table:formula="of:=[.D3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342" table:formula="of:=IFERROR(VLOOKUP([.A32];[$items.C:.F];4;0);&quot;ID not in use&quot;)" office:value-type="string" office:string-value="1X1" calcext:value-type="string">
            <text:p>1X1</text:p>
          </table:table-cell>
          <table:table-cell table:formula="of:=IF([.B32]=&quot;2X2&quot;;4;IF(OR([.B32]=&quot;1X2&quot;;[.B32]=&quot;2X1&quot;);2;IF([.B32]=&quot;1X1&quot;;1;0)))" office:value-type="float" office:value="1" calcext:value-type="float">
            <text:p>1</text:p>
          </table:table-cell>
          <table:table-cell table:formula="of:=IF([.C32]&gt;0;[.C32];MAX([.D31]-1;0))" office:value-type="float" office:value="1" calcext:value-type="float">
            <text:p>1</text:p>
          </table:table-cell>
          <table:table-cell table:style-name="ce806" table:formula="of:=[.D3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1" calcext:value-type="float">
            <text:p>31</text:p>
          </table:table-cell>
          <table:table-cell table:style-name="ce342" table:formula="of:=IFERROR(VLOOKUP([.A33];[$items.C:.F];4;0);&quot;ID not in use&quot;)" office:value-type="string" office:string-value="1X1" calcext:value-type="string">
            <text:p>1X1</text:p>
          </table:table-cell>
          <table:table-cell table:formula="of:=IF([.B33]=&quot;2X2&quot;;4;IF(OR([.B33]=&quot;1X2&quot;;[.B33]=&quot;2X1&quot;);2;IF([.B33]=&quot;1X1&quot;;1;0)))" office:value-type="float" office:value="1" calcext:value-type="float">
            <text:p>1</text:p>
          </table:table-cell>
          <table:table-cell table:formula="of:=IF([.C33]&gt;0;[.C33];MAX([.D32]-1;0))" office:value-type="float" office:value="1" calcext:value-type="float">
            <text:p>1</text:p>
          </table:table-cell>
          <table:table-cell table:style-name="ce806" table:formula="of:=[.D3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2" calcext:value-type="float">
            <text:p>32</text:p>
          </table:table-cell>
          <table:table-cell table:style-name="ce342" table:formula="of:=IFERROR(VLOOKUP([.A34];[$items.C:.F];4;0);&quot;ID not in use&quot;)" office:value-type="string" office:string-value="1X1" calcext:value-type="string">
            <text:p>1X1</text:p>
          </table:table-cell>
          <table:table-cell table:formula="of:=IF([.B34]=&quot;2X2&quot;;4;IF(OR([.B34]=&quot;1X2&quot;;[.B34]=&quot;2X1&quot;);2;IF([.B34]=&quot;1X1&quot;;1;0)))" office:value-type="float" office:value="1" calcext:value-type="float">
            <text:p>1</text:p>
          </table:table-cell>
          <table:table-cell table:formula="of:=IF([.C34]&gt;0;[.C34];MAX([.D33]-1;0))" office:value-type="float" office:value="1" calcext:value-type="float">
            <text:p>1</text:p>
          </table:table-cell>
          <table:table-cell table:style-name="ce806" table:formula="of:=[.D3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3" calcext:value-type="float">
            <text:p>33</text:p>
          </table:table-cell>
          <table:table-cell table:style-name="ce342" table:formula="of:=IFERROR(VLOOKUP([.A35];[$items.C:.F];4;0);&quot;ID not in use&quot;)" office:value-type="string" office:string-value="1X1" calcext:value-type="string">
            <text:p>1X1</text:p>
          </table:table-cell>
          <table:table-cell table:formula="of:=IF([.B35]=&quot;2X2&quot;;4;IF(OR([.B35]=&quot;1X2&quot;;[.B35]=&quot;2X1&quot;);2;IF([.B35]=&quot;1X1&quot;;1;0)))" office:value-type="float" office:value="1" calcext:value-type="float">
            <text:p>1</text:p>
          </table:table-cell>
          <table:table-cell table:formula="of:=IF([.C35]&gt;0;[.C35];MAX([.D34]-1;0))" office:value-type="float" office:value="1" calcext:value-type="float">
            <text:p>1</text:p>
          </table:table-cell>
          <table:table-cell table:style-name="ce806" table:formula="of:=[.D3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4" calcext:value-type="float">
            <text:p>34</text:p>
          </table:table-cell>
          <table:table-cell table:style-name="ce342" table:formula="of:=IFERROR(VLOOKUP([.A36];[$items.C:.F];4;0);&quot;ID not in use&quot;)" office:value-type="string" office:string-value="1X1" calcext:value-type="string">
            <text:p>1X1</text:p>
          </table:table-cell>
          <table:table-cell table:formula="of:=IF([.B36]=&quot;2X2&quot;;4;IF(OR([.B36]=&quot;1X2&quot;;[.B36]=&quot;2X1&quot;);2;IF([.B36]=&quot;1X1&quot;;1;0)))" office:value-type="float" office:value="1" calcext:value-type="float">
            <text:p>1</text:p>
          </table:table-cell>
          <table:table-cell table:formula="of:=IF([.C36]&gt;0;[.C36];MAX([.D35]-1;0))" office:value-type="float" office:value="1" calcext:value-type="float">
            <text:p>1</text:p>
          </table:table-cell>
          <table:table-cell table:style-name="ce806" table:formula="of:=[.D3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5" calcext:value-type="float">
            <text:p>35</text:p>
          </table:table-cell>
          <table:table-cell table:style-name="ce342" table:formula="of:=IFERROR(VLOOKUP([.A37];[$items.C:.F];4;0);&quot;ID not in use&quot;)" office:value-type="string" office:string-value="1X1" calcext:value-type="string">
            <text:p>1X1</text:p>
          </table:table-cell>
          <table:table-cell table:formula="of:=IF([.B37]=&quot;2X2&quot;;4;IF(OR([.B37]=&quot;1X2&quot;;[.B37]=&quot;2X1&quot;);2;IF([.B37]=&quot;1X1&quot;;1;0)))" office:value-type="float" office:value="1" calcext:value-type="float">
            <text:p>1</text:p>
          </table:table-cell>
          <table:table-cell table:formula="of:=IF([.C37]&gt;0;[.C37];MAX([.D36]-1;0))" office:value-type="float" office:value="1" calcext:value-type="float">
            <text:p>1</text:p>
          </table:table-cell>
          <table:table-cell table:style-name="ce806" table:formula="of:=[.D3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6" calcext:value-type="float">
            <text:p>36</text:p>
          </table:table-cell>
          <table:table-cell table:style-name="ce342" table:formula="of:=IFERROR(VLOOKUP([.A38];[$items.C:.F];4;0);&quot;ID not in use&quot;)" office:value-type="string" office:string-value="1X1" calcext:value-type="string">
            <text:p>1X1</text:p>
          </table:table-cell>
          <table:table-cell table:formula="of:=IF([.B38]=&quot;2X2&quot;;4;IF(OR([.B38]=&quot;1X2&quot;;[.B38]=&quot;2X1&quot;);2;IF([.B38]=&quot;1X1&quot;;1;0)))" office:value-type="float" office:value="1" calcext:value-type="float">
            <text:p>1</text:p>
          </table:table-cell>
          <table:table-cell table:formula="of:=IF([.C38]&gt;0;[.C38];MAX([.D37]-1;0))" office:value-type="float" office:value="1" calcext:value-type="float">
            <text:p>1</text:p>
          </table:table-cell>
          <table:table-cell table:style-name="ce806" table:formula="of:=[.D3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7" calcext:value-type="float">
            <text:p>37</text:p>
          </table:table-cell>
          <table:table-cell table:style-name="ce342" table:formula="of:=IFERROR(VLOOKUP([.A39];[$items.C:.F];4;0);&quot;ID not in use&quot;)" office:value-type="string" office:string-value="1X1" calcext:value-type="string">
            <text:p>1X1</text:p>
          </table:table-cell>
          <table:table-cell table:formula="of:=IF([.B39]=&quot;2X2&quot;;4;IF(OR([.B39]=&quot;1X2&quot;;[.B39]=&quot;2X1&quot;);2;IF([.B39]=&quot;1X1&quot;;1;0)))" office:value-type="float" office:value="1" calcext:value-type="float">
            <text:p>1</text:p>
          </table:table-cell>
          <table:table-cell table:formula="of:=IF([.C39]&gt;0;[.C39];MAX([.D38]-1;0))" office:value-type="float" office:value="1" calcext:value-type="float">
            <text:p>1</text:p>
          </table:table-cell>
          <table:table-cell table:style-name="ce806" table:formula="of:=[.D3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8" calcext:value-type="float">
            <text:p>38</text:p>
          </table:table-cell>
          <table:table-cell table:style-name="ce342" table:formula="of:=IFERROR(VLOOKUP([.A40];[$items.C:.F];4;0);&quot;ID not in use&quot;)" office:value-type="string" office:string-value="1X1" calcext:value-type="string">
            <text:p>1X1</text:p>
          </table:table-cell>
          <table:table-cell table:formula="of:=IF([.B40]=&quot;2X2&quot;;4;IF(OR([.B40]=&quot;1X2&quot;;[.B40]=&quot;2X1&quot;);2;IF([.B40]=&quot;1X1&quot;;1;0)))" office:value-type="float" office:value="1" calcext:value-type="float">
            <text:p>1</text:p>
          </table:table-cell>
          <table:table-cell table:formula="of:=IF([.C40]&gt;0;[.C40];MAX([.D39]-1;0))" office:value-type="float" office:value="1" calcext:value-type="float">
            <text:p>1</text:p>
          </table:table-cell>
          <table:table-cell table:style-name="ce806" table:formula="of:=[.D4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9" calcext:value-type="float">
            <text:p>39</text:p>
          </table:table-cell>
          <table:table-cell table:style-name="ce342" table:formula="of:=IFERROR(VLOOKUP([.A41];[$items.C:.F];4;0);&quot;ID not in use&quot;)" office:value-type="string" office:string-value="1X1" calcext:value-type="string">
            <text:p>1X1</text:p>
          </table:table-cell>
          <table:table-cell table:formula="of:=IF([.B41]=&quot;2X2&quot;;4;IF(OR([.B41]=&quot;1X2&quot;;[.B41]=&quot;2X1&quot;);2;IF([.B41]=&quot;1X1&quot;;1;0)))" office:value-type="float" office:value="1" calcext:value-type="float">
            <text:p>1</text:p>
          </table:table-cell>
          <table:table-cell table:formula="of:=IF([.C41]&gt;0;[.C41];MAX([.D40]-1;0))" office:value-type="float" office:value="1" calcext:value-type="float">
            <text:p>1</text:p>
          </table:table-cell>
          <table:table-cell table:style-name="ce806" table:formula="of:=[.D4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342" table:formula="of:=IFERROR(VLOOKUP([.A42];[$items.C:.F];4;0);&quot;ID not in use&quot;)" office:value-type="string" office:string-value="1X1" calcext:value-type="string">
            <text:p>1X1</text:p>
          </table:table-cell>
          <table:table-cell table:formula="of:=IF([.B42]=&quot;2X2&quot;;4;IF(OR([.B42]=&quot;1X2&quot;;[.B42]=&quot;2X1&quot;);2;IF([.B42]=&quot;1X1&quot;;1;0)))" office:value-type="float" office:value="1" calcext:value-type="float">
            <text:p>1</text:p>
          </table:table-cell>
          <table:table-cell table:formula="of:=IF([.C42]&gt;0;[.C42];MAX([.D41]-1;0))" office:value-type="float" office:value="1" calcext:value-type="float">
            <text:p>1</text:p>
          </table:table-cell>
          <table:table-cell table:style-name="ce806" table:formula="of:=[.D4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1" calcext:value-type="float">
            <text:p>41</text:p>
          </table:table-cell>
          <table:table-cell table:style-name="ce342" table:formula="of:=IFERROR(VLOOKUP([.A43];[$items.C:.F];4;0);&quot;ID not in use&quot;)" office:value-type="string" office:string-value="1X1" calcext:value-type="string">
            <text:p>1X1</text:p>
          </table:table-cell>
          <table:table-cell table:formula="of:=IF([.B43]=&quot;2X2&quot;;4;IF(OR([.B43]=&quot;1X2&quot;;[.B43]=&quot;2X1&quot;);2;IF([.B43]=&quot;1X1&quot;;1;0)))" office:value-type="float" office:value="1" calcext:value-type="float">
            <text:p>1</text:p>
          </table:table-cell>
          <table:table-cell table:formula="of:=IF([.C43]&gt;0;[.C43];MAX([.D42]-1;0))" office:value-type="float" office:value="1" calcext:value-type="float">
            <text:p>1</text:p>
          </table:table-cell>
          <table:table-cell table:style-name="ce806" table:formula="of:=[.D4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2" calcext:value-type="float">
            <text:p>42</text:p>
          </table:table-cell>
          <table:table-cell table:style-name="ce342" table:formula="of:=IFERROR(VLOOKUP([.A44];[$items.C:.F];4;0);&quot;ID not in use&quot;)" office:value-type="string" office:string-value="1X1" calcext:value-type="string">
            <text:p>1X1</text:p>
          </table:table-cell>
          <table:table-cell table:formula="of:=IF([.B44]=&quot;2X2&quot;;4;IF(OR([.B44]=&quot;1X2&quot;;[.B44]=&quot;2X1&quot;);2;IF([.B44]=&quot;1X1&quot;;1;0)))" office:value-type="float" office:value="1" calcext:value-type="float">
            <text:p>1</text:p>
          </table:table-cell>
          <table:table-cell table:formula="of:=IF([.C44]&gt;0;[.C44];MAX([.D43]-1;0))" office:value-type="float" office:value="1" calcext:value-type="float">
            <text:p>1</text:p>
          </table:table-cell>
          <table:table-cell table:style-name="ce806" table:formula="of:=[.D4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3" calcext:value-type="float">
            <text:p>43</text:p>
          </table:table-cell>
          <table:table-cell table:style-name="ce342" table:formula="of:=IFERROR(VLOOKUP([.A45];[$items.C:.F];4;0);&quot;ID not in use&quot;)" office:value-type="string" office:string-value="1X1" calcext:value-type="string">
            <text:p>1X1</text:p>
          </table:table-cell>
          <table:table-cell table:formula="of:=IF([.B45]=&quot;2X2&quot;;4;IF(OR([.B45]=&quot;1X2&quot;;[.B45]=&quot;2X1&quot;);2;IF([.B45]=&quot;1X1&quot;;1;0)))" office:value-type="float" office:value="1" calcext:value-type="float">
            <text:p>1</text:p>
          </table:table-cell>
          <table:table-cell table:formula="of:=IF([.C45]&gt;0;[.C45];MAX([.D44]-1;0))" office:value-type="float" office:value="1" calcext:value-type="float">
            <text:p>1</text:p>
          </table:table-cell>
          <table:table-cell table:style-name="ce806" table:formula="of:=[.D4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4" calcext:value-type="float">
            <text:p>44</text:p>
          </table:table-cell>
          <table:table-cell table:style-name="ce342" table:formula="of:=IFERROR(VLOOKUP([.A46];[$items.C:.F];4;0);&quot;ID not in use&quot;)" office:value-type="string" office:string-value="1X1" calcext:value-type="string">
            <text:p>1X1</text:p>
          </table:table-cell>
          <table:table-cell table:formula="of:=IF([.B46]=&quot;2X2&quot;;4;IF(OR([.B46]=&quot;1X2&quot;;[.B46]=&quot;2X1&quot;);2;IF([.B46]=&quot;1X1&quot;;1;0)))" office:value-type="float" office:value="1" calcext:value-type="float">
            <text:p>1</text:p>
          </table:table-cell>
          <table:table-cell table:formula="of:=IF([.C46]&gt;0;[.C46];MAX([.D45]-1;0))" office:value-type="float" office:value="1" calcext:value-type="float">
            <text:p>1</text:p>
          </table:table-cell>
          <table:table-cell table:style-name="ce806" table:formula="of:=[.D4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5" calcext:value-type="float">
            <text:p>45</text:p>
          </table:table-cell>
          <table:table-cell table:style-name="ce342" table:formula="of:=IFERROR(VLOOKUP([.A47];[$items.C:.F];4;0);&quot;ID not in use&quot;)" office:value-type="string" office:string-value="1X1" calcext:value-type="string">
            <text:p>1X1</text:p>
          </table:table-cell>
          <table:table-cell table:formula="of:=IF([.B47]=&quot;2X2&quot;;4;IF(OR([.B47]=&quot;1X2&quot;;[.B47]=&quot;2X1&quot;);2;IF([.B47]=&quot;1X1&quot;;1;0)))" office:value-type="float" office:value="1" calcext:value-type="float">
            <text:p>1</text:p>
          </table:table-cell>
          <table:table-cell table:formula="of:=IF([.C47]&gt;0;[.C47];MAX([.D46]-1;0))" office:value-type="float" office:value="1" calcext:value-type="float">
            <text:p>1</text:p>
          </table:table-cell>
          <table:table-cell table:style-name="ce806" table:formula="of:=[.D4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6" calcext:value-type="float">
            <text:p>46</text:p>
          </table:table-cell>
          <table:table-cell table:style-name="ce342" table:formula="of:=IFERROR(VLOOKUP([.A48];[$items.C:.F];4;0);&quot;ID not in use&quot;)" office:value-type="string" office:string-value="1X1" calcext:value-type="string">
            <text:p>1X1</text:p>
          </table:table-cell>
          <table:table-cell table:formula="of:=IF([.B48]=&quot;2X2&quot;;4;IF(OR([.B48]=&quot;1X2&quot;;[.B48]=&quot;2X1&quot;);2;IF([.B48]=&quot;1X1&quot;;1;0)))" office:value-type="float" office:value="1" calcext:value-type="float">
            <text:p>1</text:p>
          </table:table-cell>
          <table:table-cell table:formula="of:=IF([.C48]&gt;0;[.C48];MAX([.D47]-1;0))" office:value-type="float" office:value="1" calcext:value-type="float">
            <text:p>1</text:p>
          </table:table-cell>
          <table:table-cell table:style-name="ce806" table:formula="of:=[.D4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7" calcext:value-type="float">
            <text:p>47</text:p>
          </table:table-cell>
          <table:table-cell table:style-name="ce342" table:formula="of:=IFERROR(VLOOKUP([.A49];[$items.C:.F];4;0);&quot;ID not in use&quot;)" office:value-type="string" office:string-value="1X1" calcext:value-type="string">
            <text:p>1X1</text:p>
          </table:table-cell>
          <table:table-cell table:formula="of:=IF([.B49]=&quot;2X2&quot;;4;IF(OR([.B49]=&quot;1X2&quot;;[.B49]=&quot;2X1&quot;);2;IF([.B49]=&quot;1X1&quot;;1;0)))" office:value-type="float" office:value="1" calcext:value-type="float">
            <text:p>1</text:p>
          </table:table-cell>
          <table:table-cell table:formula="of:=IF([.C49]&gt;0;[.C49];MAX([.D48]-1;0))" office:value-type="float" office:value="1" calcext:value-type="float">
            <text:p>1</text:p>
          </table:table-cell>
          <table:table-cell table:style-name="ce806" table:formula="of:=[.D4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8" calcext:value-type="float">
            <text:p>48</text:p>
          </table:table-cell>
          <table:table-cell table:style-name="ce342" table:formula="of:=IFERROR(VLOOKUP([.A50];[$items.C:.F];4;0);&quot;ID not in use&quot;)" office:value-type="string" office:string-value="1X1" calcext:value-type="string">
            <text:p>1X1</text:p>
          </table:table-cell>
          <table:table-cell table:formula="of:=IF([.B50]=&quot;2X2&quot;;4;IF(OR([.B50]=&quot;1X2&quot;;[.B50]=&quot;2X1&quot;);2;IF([.B50]=&quot;1X1&quot;;1;0)))" office:value-type="float" office:value="1" calcext:value-type="float">
            <text:p>1</text:p>
          </table:table-cell>
          <table:table-cell table:formula="of:=IF([.C50]&gt;0;[.C50];MAX([.D49]-1;0))" office:value-type="float" office:value="1" calcext:value-type="float">
            <text:p>1</text:p>
          </table:table-cell>
          <table:table-cell table:style-name="ce806" table:formula="of:=[.D5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9" calcext:value-type="float">
            <text:p>49</text:p>
          </table:table-cell>
          <table:table-cell table:style-name="ce342" table:formula="of:=IFERROR(VLOOKUP([.A51];[$items.C:.F];4;0);&quot;ID not in use&quot;)" office:value-type="string" office:string-value="1X1" calcext:value-type="string">
            <text:p>1X1</text:p>
          </table:table-cell>
          <table:table-cell table:formula="of:=IF([.B51]=&quot;2X2&quot;;4;IF(OR([.B51]=&quot;1X2&quot;;[.B51]=&quot;2X1&quot;);2;IF([.B51]=&quot;1X1&quot;;1;0)))" office:value-type="float" office:value="1" calcext:value-type="float">
            <text:p>1</text:p>
          </table:table-cell>
          <table:table-cell table:formula="of:=IF([.C51]&gt;0;[.C51];MAX([.D50]-1;0))" office:value-type="float" office:value="1" calcext:value-type="float">
            <text:p>1</text:p>
          </table:table-cell>
          <table:table-cell table:style-name="ce806" table:formula="of:=[.D5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342" table:formula="of:=IFERROR(VLOOKUP([.A52];[$items.C:.F];4;0);&quot;ID not in use&quot;)" office:value-type="string" office:string-value="1X2" calcext:value-type="string">
            <text:p>1X2</text:p>
          </table:table-cell>
          <table:table-cell table:formula="of:=IF([.B52]=&quot;2X2&quot;;4;IF(OR([.B52]=&quot;1X2&quot;;[.B52]=&quot;2X1&quot;);2;IF([.B52]=&quot;1X1&quot;;1;0)))" office:value-type="float" office:value="2" calcext:value-type="float">
            <text:p>2</text:p>
          </table:table-cell>
          <table:table-cell table:formula="of:=IF([.C52]&gt;0;[.C52];MAX([.D51]-1;0))" office:value-type="float" office:value="2" calcext:value-type="float">
            <text:p>2</text:p>
          </table:table-cell>
          <table:table-cell table:style-name="ce806" table:formula="of:=[.D5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1" calcext:value-type="float">
            <text:p>51</text:p>
          </table:table-cell>
          <table:table-cell table:style-name="ce342" table:formula="of:=IFERROR(VLOOKUP([.A53];[$items.C:.F];4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1" calcext:value-type="float">
            <text:p>1</text:p>
          </table:table-cell>
          <table:table-cell table:style-name="ce806" table:formula="of:=[.D5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2" calcext:value-type="float">
            <text:p>52</text:p>
          </table:table-cell>
          <table:table-cell table:style-name="ce342" table:formula="of:=IFERROR(VLOOKUP([.A54];[$items.C:.F];4;0);&quot;ID not in use&quot;)" office:value-type="string" office:string-value="1X1" calcext:value-type="string">
            <text:p>1X1</text:p>
          </table:table-cell>
          <table:table-cell table:formula="of:=IF([.B54]=&quot;2X2&quot;;4;IF(OR([.B54]=&quot;1X2&quot;;[.B54]=&quot;2X1&quot;);2;IF([.B54]=&quot;1X1&quot;;1;0)))" office:value-type="float" office:value="1" calcext:value-type="float">
            <text:p>1</text:p>
          </table:table-cell>
          <table:table-cell table:formula="of:=IF([.C54]&gt;0;[.C54];MAX([.D53]-1;0))" office:value-type="float" office:value="1" calcext:value-type="float">
            <text:p>1</text:p>
          </table:table-cell>
          <table:table-cell table:style-name="ce806" table:formula="of:=[.D5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3" calcext:value-type="float">
            <text:p>53</text:p>
          </table:table-cell>
          <table:table-cell table:style-name="ce342" table:formula="of:=IFERROR(VLOOKUP([.A55];[$items.C:.F];4;0);&quot;ID not in use&quot;)" office:value-type="string" office:string-value="1X1" calcext:value-type="string">
            <text:p>1X1</text:p>
          </table:table-cell>
          <table:table-cell table:formula="of:=IF([.B55]=&quot;2X2&quot;;4;IF(OR([.B55]=&quot;1X2&quot;;[.B55]=&quot;2X1&quot;);2;IF([.B55]=&quot;1X1&quot;;1;0)))" office:value-type="float" office:value="1" calcext:value-type="float">
            <text:p>1</text:p>
          </table:table-cell>
          <table:table-cell table:formula="of:=IF([.C55]&gt;0;[.C55];MAX([.D54]-1;0))" office:value-type="float" office:value="1" calcext:value-type="float">
            <text:p>1</text:p>
          </table:table-cell>
          <table:table-cell table:style-name="ce806" table:formula="of:=[.D5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4" calcext:value-type="float">
            <text:p>54</text:p>
          </table:table-cell>
          <table:table-cell table:style-name="ce342" table:formula="of:=IFERROR(VLOOKUP([.A56];[$items.C:.F];4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806" table:formula="of:=[.D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5" calcext:value-type="float">
            <text:p>55</text:p>
          </table:table-cell>
          <table:table-cell table:style-name="ce342" table:formula="of:=IFERROR(VLOOKUP([.A57];[$items.C:.F];4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806" table:formula="of:=[.D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6" calcext:value-type="float">
            <text:p>56</text:p>
          </table:table-cell>
          <table:table-cell table:style-name="ce342" table:formula="of:=IFERROR(VLOOKUP([.A58];[$items.C:.F];4;0);&quot;ID not in use&quot;)" office:value-type="string" office:string-value="1X1" calcext:value-type="string">
            <text:p>1X1</text:p>
          </table:table-cell>
          <table:table-cell table:formula="of:=IF([.B58]=&quot;2X2&quot;;4;IF(OR([.B58]=&quot;1X2&quot;;[.B58]=&quot;2X1&quot;);2;IF([.B58]=&quot;1X1&quot;;1;0)))" office:value-type="float" office:value="1" calcext:value-type="float">
            <text:p>1</text:p>
          </table:table-cell>
          <table:table-cell table:formula="of:=IF([.C58]&gt;0;[.C58];MAX([.D57]-1;0))" office:value-type="float" office:value="1" calcext:value-type="float">
            <text:p>1</text:p>
          </table:table-cell>
          <table:table-cell table:style-name="ce806" table:formula="of:=[.D5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7" calcext:value-type="float">
            <text:p>57</text:p>
          </table:table-cell>
          <table:table-cell table:style-name="ce342" table:formula="of:=IFERROR(VLOOKUP([.A59];[$items.C:.F];4;0);&quot;ID not in use&quot;)" office:value-type="string" office:string-value="1X1" calcext:value-type="string">
            <text:p>1X1</text:p>
          </table:table-cell>
          <table:table-cell table:formula="of:=IF([.B59]=&quot;2X2&quot;;4;IF(OR([.B59]=&quot;1X2&quot;;[.B59]=&quot;2X1&quot;);2;IF([.B59]=&quot;1X1&quot;;1;0)))" office:value-type="float" office:value="1" calcext:value-type="float">
            <text:p>1</text:p>
          </table:table-cell>
          <table:table-cell table:formula="of:=IF([.C59]&gt;0;[.C59];MAX([.D58]-1;0))" office:value-type="float" office:value="1" calcext:value-type="float">
            <text:p>1</text:p>
          </table:table-cell>
          <table:table-cell table:style-name="ce806" table:formula="of:=[.D5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8" calcext:value-type="float">
            <text:p>58</text:p>
          </table:table-cell>
          <table:table-cell table:style-name="ce342" table:formula="of:=IFERROR(VLOOKUP([.A60];[$items.C:.F];4;0);&quot;ID not in use&quot;)" office:value-type="string" office:string-value="1X1" calcext:value-type="string">
            <text:p>1X1</text:p>
          </table:table-cell>
          <table:table-cell table:formula="of:=IF([.B60]=&quot;2X2&quot;;4;IF(OR([.B60]=&quot;1X2&quot;;[.B60]=&quot;2X1&quot;);2;IF([.B60]=&quot;1X1&quot;;1;0)))" office:value-type="float" office:value="1" calcext:value-type="float">
            <text:p>1</text:p>
          </table:table-cell>
          <table:table-cell table:formula="of:=IF([.C60]&gt;0;[.C60];MAX([.D59]-1;0))" office:value-type="float" office:value="1" calcext:value-type="float">
            <text:p>1</text:p>
          </table:table-cell>
          <table:table-cell table:style-name="ce806" table:formula="of:=[.D6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9" calcext:value-type="float">
            <text:p>59</text:p>
          </table:table-cell>
          <table:table-cell table:style-name="ce342" table:formula="of:=IFERROR(VLOOKUP([.A61];[$items.C:.F];4;0);&quot;ID not in use&quot;)" office:value-type="string" office:string-value="1X1" calcext:value-type="string">
            <text:p>1X1</text:p>
          </table:table-cell>
          <table:table-cell table:formula="of:=IF([.B61]=&quot;2X2&quot;;4;IF(OR([.B61]=&quot;1X2&quot;;[.B61]=&quot;2X1&quot;);2;IF([.B61]=&quot;1X1&quot;;1;0)))" office:value-type="float" office:value="1" calcext:value-type="float">
            <text:p>1</text:p>
          </table:table-cell>
          <table:table-cell table:formula="of:=IF([.C61]&gt;0;[.C61];MAX([.D60]-1;0))" office:value-type="float" office:value="1" calcext:value-type="float">
            <text:p>1</text:p>
          </table:table-cell>
          <table:table-cell table:style-name="ce806" table:formula="of:=[.D6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0" calcext:value-type="float">
            <text:p>60</text:p>
          </table:table-cell>
          <table:table-cell table:style-name="ce342" table:formula="of:=IFERROR(VLOOKUP([.A62];[$items.C:.F];4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806" table:formula="of:=[.D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1" calcext:value-type="float">
            <text:p>61</text:p>
          </table:table-cell>
          <table:table-cell table:style-name="ce342" table:formula="of:=IFERROR(VLOOKUP([.A63];[$items.C:.F];4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806" table:formula="of:=[.D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2" calcext:value-type="float">
            <text:p>62</text:p>
          </table:table-cell>
          <table:table-cell table:style-name="ce342" table:formula="of:=IFERROR(VLOOKUP([.A64];[$items.C:.F];4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806" table:formula="of:=[.D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3" calcext:value-type="float">
            <text:p>63</text:p>
          </table:table-cell>
          <table:table-cell table:style-name="ce342" table:formula="of:=IFERROR(VLOOKUP([.A65];[$items.C:.F];4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806" table:formula="of:=[.D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4" calcext:value-type="float">
            <text:p>64</text:p>
          </table:table-cell>
          <table:table-cell table:style-name="ce342" table:formula="of:=IFERROR(VLOOKUP([.A66];[$items.C:.F];4;0);&quot;ID not in use&quot;)" office:value-type="string" office:string-value="1X1" calcext:value-type="string">
            <text:p>1X1</text:p>
          </table:table-cell>
          <table:table-cell table:formula="of:=IF([.B66]=&quot;2X2&quot;;4;IF(OR([.B66]=&quot;1X2&quot;;[.B66]=&quot;2X1&quot;);2;IF([.B66]=&quot;1X1&quot;;1;0)))" office:value-type="float" office:value="1" calcext:value-type="float">
            <text:p>1</text:p>
          </table:table-cell>
          <table:table-cell table:formula="of:=IF([.C66]&gt;0;[.C66];MAX([.D65]-1;0))" office:value-type="float" office:value="1" calcext:value-type="float">
            <text:p>1</text:p>
          </table:table-cell>
          <table:table-cell table:style-name="ce806" table:formula="of:=[.D6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5" calcext:value-type="float">
            <text:p>65</text:p>
          </table:table-cell>
          <table:table-cell table:style-name="ce342" table:formula="of:=IFERROR(VLOOKUP([.A67];[$items.C:.F];4;0);&quot;ID not in use&quot;)" office:value-type="string" office:string-value="1X1" calcext:value-type="string">
            <text:p>1X1</text:p>
          </table:table-cell>
          <table:table-cell table:formula="of:=IF([.B67]=&quot;2X2&quot;;4;IF(OR([.B67]=&quot;1X2&quot;;[.B67]=&quot;2X1&quot;);2;IF([.B67]=&quot;1X1&quot;;1;0)))" office:value-type="float" office:value="1" calcext:value-type="float">
            <text:p>1</text:p>
          </table:table-cell>
          <table:table-cell table:formula="of:=IF([.C67]&gt;0;[.C67];MAX([.D66]-1;0))" office:value-type="float" office:value="1" calcext:value-type="float">
            <text:p>1</text:p>
          </table:table-cell>
          <table:table-cell table:style-name="ce806" table:formula="of:=[.D6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6" calcext:value-type="float">
            <text:p>66</text:p>
          </table:table-cell>
          <table:table-cell table:style-name="ce342" table:formula="of:=IFERROR(VLOOKUP([.A68];[$items.C:.F];4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806" table:formula="of:=[.D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7" calcext:value-type="float">
            <text:p>67</text:p>
          </table:table-cell>
          <table:table-cell table:style-name="ce342" table:formula="of:=IFERROR(VLOOKUP([.A69];[$items.C:.F];4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806" table:formula="of:=[.D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8" calcext:value-type="float">
            <text:p>68</text:p>
          </table:table-cell>
          <table:table-cell table:style-name="ce342" table:formula="of:=IFERROR(VLOOKUP([.A70];[$items.C:.F];4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806" table:formula="of:=[.D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9" calcext:value-type="float">
            <text:p>69</text:p>
          </table:table-cell>
          <table:table-cell table:style-name="ce342" table:formula="of:=IFERROR(VLOOKUP([.A71];[$items.C:.F];4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806" table:formula="of:=[.D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table:style-name="ce342" table:formula="of:=IFERROR(VLOOKUP([.A72];[$items.C:.F];4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806" table:formula="of:=[.D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1" calcext:value-type="float">
            <text:p>71</text:p>
          </table:table-cell>
          <table:table-cell table:style-name="ce342" table:formula="of:=IFERROR(VLOOKUP([.A73];[$items.C:.F];4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806" table:formula="of:=[.D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2" calcext:value-type="float">
            <text:p>72</text:p>
          </table:table-cell>
          <table:table-cell table:style-name="ce342" table:formula="of:=IFERROR(VLOOKUP([.A74];[$items.C:.F];4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806" table:formula="of:=[.D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3" calcext:value-type="float">
            <text:p>73</text:p>
          </table:table-cell>
          <table:table-cell table:style-name="ce342" table:formula="of:=IFERROR(VLOOKUP([.A75];[$items.C:.F];4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806" table:formula="of:=[.D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4" calcext:value-type="float">
            <text:p>74</text:p>
          </table:table-cell>
          <table:table-cell table:style-name="ce342" table:formula="of:=IFERROR(VLOOKUP([.A76];[$items.C:.F];4;0);&quot;ID not in use&quot;)" office:value-type="string" office:string-value="1X1" calcext:value-type="string">
            <text:p>1X1</text:p>
          </table:table-cell>
          <table:table-cell table:formula="of:=IF([.B76]=&quot;2X2&quot;;4;IF(OR([.B76]=&quot;1X2&quot;;[.B76]=&quot;2X1&quot;);2;IF([.B76]=&quot;1X1&quot;;1;0)))" office:value-type="float" office:value="1" calcext:value-type="float">
            <text:p>1</text:p>
          </table:table-cell>
          <table:table-cell table:formula="of:=IF([.C76]&gt;0;[.C76];MAX([.D75]-1;0))" office:value-type="float" office:value="1" calcext:value-type="float">
            <text:p>1</text:p>
          </table:table-cell>
          <table:table-cell table:style-name="ce806" table:formula="of:=[.D7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5" calcext:value-type="float">
            <text:p>75</text:p>
          </table:table-cell>
          <table:table-cell table:style-name="ce342" table:formula="of:=IFERROR(VLOOKUP([.A77];[$items.C:.F];4;0);&quot;ID not in use&quot;)" office:value-type="string" office:string-value="1X1" calcext:value-type="string">
            <text:p>1X1</text:p>
          </table:table-cell>
          <table:table-cell table:formula="of:=IF([.B77]=&quot;2X2&quot;;4;IF(OR([.B77]=&quot;1X2&quot;;[.B77]=&quot;2X1&quot;);2;IF([.B77]=&quot;1X1&quot;;1;0)))" office:value-type="float" office:value="1" calcext:value-type="float">
            <text:p>1</text:p>
          </table:table-cell>
          <table:table-cell table:formula="of:=IF([.C77]&gt;0;[.C77];MAX([.D76]-1;0))" office:value-type="float" office:value="1" calcext:value-type="float">
            <text:p>1</text:p>
          </table:table-cell>
          <table:table-cell table:style-name="ce806" table:formula="of:=[.D7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6" calcext:value-type="float">
            <text:p>76</text:p>
          </table:table-cell>
          <table:table-cell table:style-name="ce342" table:formula="of:=IFERROR(VLOOKUP([.A78];[$items.C:.F];4;0);&quot;ID not in use&quot;)" office:value-type="string" office:string-value="1X2" calcext:value-type="string">
            <text:p>1X2</text:p>
          </table:table-cell>
          <table:table-cell table:formula="of:=IF([.B78]=&quot;2X2&quot;;4;IF(OR([.B78]=&quot;1X2&quot;;[.B78]=&quot;2X1&quot;);2;IF([.B78]=&quot;1X1&quot;;1;0)))" office:value-type="float" office:value="2" calcext:value-type="float">
            <text:p>2</text:p>
          </table:table-cell>
          <table:table-cell table:formula="of:=IF([.C78]&gt;0;[.C78];MAX([.D77]-1;0))" office:value-type="float" office:value="2" calcext:value-type="float">
            <text:p>2</text:p>
          </table:table-cell>
          <table:table-cell table:style-name="ce806" table:formula="of:=[.D7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7" calcext:value-type="float">
            <text:p>77</text:p>
          </table:table-cell>
          <table:table-cell table:style-name="ce342" table:formula="of:=IFERROR(VLOOKUP([.A79];[$items.C:.F];4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1" calcext:value-type="float">
            <text:p>1</text:p>
          </table:table-cell>
          <table:table-cell table:style-name="ce806" table:formula="of:=[.D7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8" calcext:value-type="float">
            <text:p>78</text:p>
          </table:table-cell>
          <table:table-cell table:style-name="ce342" table:formula="of:=IFERROR(VLOOKUP([.A80];[$items.C:.F];4;0);&quot;ID not in use&quot;)" office:value-type="string" office:string-value="1X1" calcext:value-type="string">
            <text:p>1X1</text:p>
          </table:table-cell>
          <table:table-cell table:formula="of:=IF([.B80]=&quot;2X2&quot;;4;IF(OR([.B80]=&quot;1X2&quot;;[.B80]=&quot;2X1&quot;);2;IF([.B80]=&quot;1X1&quot;;1;0)))" office:value-type="float" office:value="1" calcext:value-type="float">
            <text:p>1</text:p>
          </table:table-cell>
          <table:table-cell table:formula="of:=IF([.C80]&gt;0;[.C80];MAX([.D79]-1;0))" office:value-type="float" office:value="1" calcext:value-type="float">
            <text:p>1</text:p>
          </table:table-cell>
          <table:table-cell table:style-name="ce806" table:formula="of:=[.D8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9" calcext:value-type="float">
            <text:p>79</text:p>
          </table:table-cell>
          <table:table-cell table:style-name="ce342" table:formula="of:=IFERROR(VLOOKUP([.A81];[$items.C:.F];4;0);&quot;ID not in use&quot;)" office:value-type="string" office:string-value="1X1" calcext:value-type="string">
            <text:p>1X1</text:p>
          </table:table-cell>
          <table:table-cell table:formula="of:=IF([.B81]=&quot;2X2&quot;;4;IF(OR([.B81]=&quot;1X2&quot;;[.B81]=&quot;2X1&quot;);2;IF([.B81]=&quot;1X1&quot;;1;0)))" office:value-type="float" office:value="1" calcext:value-type="float">
            <text:p>1</text:p>
          </table:table-cell>
          <table:table-cell table:formula="of:=IF([.C81]&gt;0;[.C81];MAX([.D80]-1;0))" office:value-type="float" office:value="1" calcext:value-type="float">
            <text:p>1</text:p>
          </table:table-cell>
          <table:table-cell table:style-name="ce806" table:formula="of:=[.D8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0" calcext:value-type="float">
            <text:p>80</text:p>
          </table:table-cell>
          <table:table-cell table:style-name="ce342" table:formula="of:=IFERROR(VLOOKUP([.A82];[$items.C:.F];4;0);&quot;ID not in use&quot;)" office:value-type="string" office:string-value="1X1" calcext:value-type="string">
            <text:p>1X1</text:p>
          </table:table-cell>
          <table:table-cell table:formula="of:=IF([.B82]=&quot;2X2&quot;;4;IF(OR([.B82]=&quot;1X2&quot;;[.B82]=&quot;2X1&quot;);2;IF([.B82]=&quot;1X1&quot;;1;0)))" office:value-type="float" office:value="1" calcext:value-type="float">
            <text:p>1</text:p>
          </table:table-cell>
          <table:table-cell table:formula="of:=IF([.C82]&gt;0;[.C82];MAX([.D81]-1;0))" office:value-type="float" office:value="1" calcext:value-type="float">
            <text:p>1</text:p>
          </table:table-cell>
          <table:table-cell table:style-name="ce806" table:formula="of:=[.D8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1" calcext:value-type="float">
            <text:p>81</text:p>
          </table:table-cell>
          <table:table-cell table:style-name="ce342" table:formula="of:=IFERROR(VLOOKUP([.A83];[$items.C:.F];4;0);&quot;ID not in use&quot;)" office:value-type="string" office:string-value="1X1" calcext:value-type="string">
            <text:p>1X1</text:p>
          </table:table-cell>
          <table:table-cell table:formula="of:=IF([.B83]=&quot;2X2&quot;;4;IF(OR([.B83]=&quot;1X2&quot;;[.B83]=&quot;2X1&quot;);2;IF([.B83]=&quot;1X1&quot;;1;0)))" office:value-type="float" office:value="1" calcext:value-type="float">
            <text:p>1</text:p>
          </table:table-cell>
          <table:table-cell table:formula="of:=IF([.C83]&gt;0;[.C83];MAX([.D82]-1;0))" office:value-type="float" office:value="1" calcext:value-type="float">
            <text:p>1</text:p>
          </table:table-cell>
          <table:table-cell table:style-name="ce806" table:formula="of:=[.D8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2" calcext:value-type="float">
            <text:p>82</text:p>
          </table:table-cell>
          <table:table-cell table:style-name="ce342" table:formula="of:=IFERROR(VLOOKUP([.A84];[$items.C:.F];4;0);&quot;ID not in use&quot;)" office:value-type="string" office:string-value="1X1" calcext:value-type="string">
            <text:p>1X1</text:p>
          </table:table-cell>
          <table:table-cell table:formula="of:=IF([.B84]=&quot;2X2&quot;;4;IF(OR([.B84]=&quot;1X2&quot;;[.B84]=&quot;2X1&quot;);2;IF([.B84]=&quot;1X1&quot;;1;0)))" office:value-type="float" office:value="1" calcext:value-type="float">
            <text:p>1</text:p>
          </table:table-cell>
          <table:table-cell table:formula="of:=IF([.C84]&gt;0;[.C84];MAX([.D83]-1;0))" office:value-type="float" office:value="1" calcext:value-type="float">
            <text:p>1</text:p>
          </table:table-cell>
          <table:table-cell table:style-name="ce806" table:formula="of:=[.D8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3" calcext:value-type="float">
            <text:p>83</text:p>
          </table:table-cell>
          <table:table-cell table:style-name="ce342" table:formula="of:=IFERROR(VLOOKUP([.A85];[$items.C:.F];4;0);&quot;ID not in use&quot;)" office:value-type="string" office:string-value="1X1" calcext:value-type="string">
            <text:p>1X1</text:p>
          </table:table-cell>
          <table:table-cell table:formula="of:=IF([.B85]=&quot;2X2&quot;;4;IF(OR([.B85]=&quot;1X2&quot;;[.B85]=&quot;2X1&quot;);2;IF([.B85]=&quot;1X1&quot;;1;0)))" office:value-type="float" office:value="1" calcext:value-type="float">
            <text:p>1</text:p>
          </table:table-cell>
          <table:table-cell table:formula="of:=IF([.C85]&gt;0;[.C85];MAX([.D84]-1;0))" office:value-type="float" office:value="1" calcext:value-type="float">
            <text:p>1</text:p>
          </table:table-cell>
          <table:table-cell table:style-name="ce806" table:formula="of:=[.D8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4" calcext:value-type="float">
            <text:p>84</text:p>
          </table:table-cell>
          <table:table-cell table:style-name="ce342" table:formula="of:=IFERROR(VLOOKUP([.A86];[$items.C:.F];4;0);&quot;ID not in use&quot;)" office:value-type="string" office:string-value="1X1" calcext:value-type="string">
            <text:p>1X1</text:p>
          </table:table-cell>
          <table:table-cell table:formula="of:=IF([.B86]=&quot;2X2&quot;;4;IF(OR([.B86]=&quot;1X2&quot;;[.B86]=&quot;2X1&quot;);2;IF([.B86]=&quot;1X1&quot;;1;0)))" office:value-type="float" office:value="1" calcext:value-type="float">
            <text:p>1</text:p>
          </table:table-cell>
          <table:table-cell table:formula="of:=IF([.C86]&gt;0;[.C86];MAX([.D85]-1;0))" office:value-type="float" office:value="1" calcext:value-type="float">
            <text:p>1</text:p>
          </table:table-cell>
          <table:table-cell table:style-name="ce806" table:formula="of:=[.D8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5" calcext:value-type="float">
            <text:p>85</text:p>
          </table:table-cell>
          <table:table-cell table:style-name="ce342" table:formula="of:=IFERROR(VLOOKUP([.A87];[$items.C:.F];4;0);&quot;ID not in use&quot;)" office:value-type="string" office:string-value="1X1" calcext:value-type="string">
            <text:p>1X1</text:p>
          </table:table-cell>
          <table:table-cell table:formula="of:=IF([.B87]=&quot;2X2&quot;;4;IF(OR([.B87]=&quot;1X2&quot;;[.B87]=&quot;2X1&quot;);2;IF([.B87]=&quot;1X1&quot;;1;0)))" office:value-type="float" office:value="1" calcext:value-type="float">
            <text:p>1</text:p>
          </table:table-cell>
          <table:table-cell table:formula="of:=IF([.C87]&gt;0;[.C87];MAX([.D86]-1;0))" office:value-type="float" office:value="1" calcext:value-type="float">
            <text:p>1</text:p>
          </table:table-cell>
          <table:table-cell table:style-name="ce806" table:formula="of:=[.D8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6" calcext:value-type="float">
            <text:p>86</text:p>
          </table:table-cell>
          <table:table-cell table:style-name="ce342" table:formula="of:=IFERROR(VLOOKUP([.A88];[$items.C:.F];4;0);&quot;ID not in use&quot;)" office:value-type="string" office:string-value="1X1" calcext:value-type="string">
            <text:p>1X1</text:p>
          </table:table-cell>
          <table:table-cell table:formula="of:=IF([.B88]=&quot;2X2&quot;;4;IF(OR([.B88]=&quot;1X2&quot;;[.B88]=&quot;2X1&quot;);2;IF([.B88]=&quot;1X1&quot;;1;0)))" office:value-type="float" office:value="1" calcext:value-type="float">
            <text:p>1</text:p>
          </table:table-cell>
          <table:table-cell table:formula="of:=IF([.C88]&gt;0;[.C88];MAX([.D87]-1;0))" office:value-type="float" office:value="1" calcext:value-type="float">
            <text:p>1</text:p>
          </table:table-cell>
          <table:table-cell table:style-name="ce806" table:formula="of:=[.D8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7" calcext:value-type="float">
            <text:p>87</text:p>
          </table:table-cell>
          <table:table-cell table:style-name="ce342" table:formula="of:=IFERROR(VLOOKUP([.A89];[$items.C:.F];4;0);&quot;ID not in use&quot;)" office:value-type="string" office:string-value="1X1" calcext:value-type="string">
            <text:p>1X1</text:p>
          </table:table-cell>
          <table:table-cell table:formula="of:=IF([.B89]=&quot;2X2&quot;;4;IF(OR([.B89]=&quot;1X2&quot;;[.B89]=&quot;2X1&quot;);2;IF([.B89]=&quot;1X1&quot;;1;0)))" office:value-type="float" office:value="1" calcext:value-type="float">
            <text:p>1</text:p>
          </table:table-cell>
          <table:table-cell table:formula="of:=IF([.C89]&gt;0;[.C89];MAX([.D88]-1;0))" office:value-type="float" office:value="1" calcext:value-type="float">
            <text:p>1</text:p>
          </table:table-cell>
          <table:table-cell table:style-name="ce806" table:formula="of:=[.D8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8" calcext:value-type="float">
            <text:p>88</text:p>
          </table:table-cell>
          <table:table-cell table:style-name="ce342" table:formula="of:=IFERROR(VLOOKUP([.A90];[$items.C:.F];4;0);&quot;ID not in use&quot;)" office:value-type="string" office:string-value="1X1" calcext:value-type="string">
            <text:p>1X1</text:p>
          </table:table-cell>
          <table:table-cell table:formula="of:=IF([.B90]=&quot;2X2&quot;;4;IF(OR([.B90]=&quot;1X2&quot;;[.B90]=&quot;2X1&quot;);2;IF([.B90]=&quot;1X1&quot;;1;0)))" office:value-type="float" office:value="1" calcext:value-type="float">
            <text:p>1</text:p>
          </table:table-cell>
          <table:table-cell table:formula="of:=IF([.C90]&gt;0;[.C90];MAX([.D89]-1;0))" office:value-type="float" office:value="1" calcext:value-type="float">
            <text:p>1</text:p>
          </table:table-cell>
          <table:table-cell table:style-name="ce806" table:formula="of:=[.D9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9" calcext:value-type="float">
            <text:p>89</text:p>
          </table:table-cell>
          <table:table-cell table:style-name="ce342" table:formula="of:=IFERROR(VLOOKUP([.A91];[$items.C:.F];4;0);&quot;ID not in use&quot;)" office:value-type="string" office:string-value="1X1" calcext:value-type="string">
            <text:p>1X1</text:p>
          </table:table-cell>
          <table:table-cell table:formula="of:=IF([.B91]=&quot;2X2&quot;;4;IF(OR([.B91]=&quot;1X2&quot;;[.B91]=&quot;2X1&quot;);2;IF([.B91]=&quot;1X1&quot;;1;0)))" office:value-type="float" office:value="1" calcext:value-type="float">
            <text:p>1</text:p>
          </table:table-cell>
          <table:table-cell table:formula="of:=IF([.C91]&gt;0;[.C91];MAX([.D90]-1;0))" office:value-type="float" office:value="1" calcext:value-type="float">
            <text:p>1</text:p>
          </table:table-cell>
          <table:table-cell table:style-name="ce806" table:formula="of:=[.D9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0" calcext:value-type="float">
            <text:p>90</text:p>
          </table:table-cell>
          <table:table-cell table:style-name="ce342" table:formula="of:=IFERROR(VLOOKUP([.A92];[$items.C:.F];4;0);&quot;ID not in use&quot;)" office:value-type="string" office:string-value="1X1" calcext:value-type="string">
            <text:p>1X1</text:p>
          </table:table-cell>
          <table:table-cell table:formula="of:=IF([.B92]=&quot;2X2&quot;;4;IF(OR([.B92]=&quot;1X2&quot;;[.B92]=&quot;2X1&quot;);2;IF([.B92]=&quot;1X1&quot;;1;0)))" office:value-type="float" office:value="1" calcext:value-type="float">
            <text:p>1</text:p>
          </table:table-cell>
          <table:table-cell table:formula="of:=IF([.C92]&gt;0;[.C92];MAX([.D91]-1;0))" office:value-type="float" office:value="1" calcext:value-type="float">
            <text:p>1</text:p>
          </table:table-cell>
          <table:table-cell table:style-name="ce806" table:formula="of:=[.D9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1" calcext:value-type="float">
            <text:p>91</text:p>
          </table:table-cell>
          <table:table-cell table:style-name="ce342" table:formula="of:=IFERROR(VLOOKUP([.A93];[$items.C:.F];4;0);&quot;ID not in use&quot;)" office:value-type="string" office:string-value="1X1" calcext:value-type="string">
            <text:p>1X1</text:p>
          </table:table-cell>
          <table:table-cell table:formula="of:=IF([.B93]=&quot;2X2&quot;;4;IF(OR([.B93]=&quot;1X2&quot;;[.B93]=&quot;2X1&quot;);2;IF([.B93]=&quot;1X1&quot;;1;0)))" office:value-type="float" office:value="1" calcext:value-type="float">
            <text:p>1</text:p>
          </table:table-cell>
          <table:table-cell table:formula="of:=IF([.C93]&gt;0;[.C93];MAX([.D92]-1;0))" office:value-type="float" office:value="1" calcext:value-type="float">
            <text:p>1</text:p>
          </table:table-cell>
          <table:table-cell table:style-name="ce806" table:formula="of:=[.D9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2" calcext:value-type="float">
            <text:p>92</text:p>
          </table:table-cell>
          <table:table-cell table:style-name="ce342" table:formula="of:=IFERROR(VLOOKUP([.A94];[$items.C:.F];4;0);&quot;ID not in use&quot;)" office:value-type="string" office:string-value="1X1" calcext:value-type="string">
            <text:p>1X1</text:p>
          </table:table-cell>
          <table:table-cell table:formula="of:=IF([.B94]=&quot;2X2&quot;;4;IF(OR([.B94]=&quot;1X2&quot;;[.B94]=&quot;2X1&quot;);2;IF([.B94]=&quot;1X1&quot;;1;0)))" office:value-type="float" office:value="1" calcext:value-type="float">
            <text:p>1</text:p>
          </table:table-cell>
          <table:table-cell table:formula="of:=IF([.C94]&gt;0;[.C94];MAX([.D93]-1;0))" office:value-type="float" office:value="1" calcext:value-type="float">
            <text:p>1</text:p>
          </table:table-cell>
          <table:table-cell table:style-name="ce806" table:formula="of:=[.D9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3" calcext:value-type="float">
            <text:p>93</text:p>
          </table:table-cell>
          <table:table-cell table:style-name="ce342" table:formula="of:=IFERROR(VLOOKUP([.A95];[$items.C:.F];4;0);&quot;ID not in use&quot;)" office:value-type="string" office:string-value="1X1" calcext:value-type="string">
            <text:p>1X1</text:p>
          </table:table-cell>
          <table:table-cell table:formula="of:=IF([.B95]=&quot;2X2&quot;;4;IF(OR([.B95]=&quot;1X2&quot;;[.B95]=&quot;2X1&quot;);2;IF([.B95]=&quot;1X1&quot;;1;0)))" office:value-type="float" office:value="1" calcext:value-type="float">
            <text:p>1</text:p>
          </table:table-cell>
          <table:table-cell table:formula="of:=IF([.C95]&gt;0;[.C95];MAX([.D94]-1;0))" office:value-type="float" office:value="1" calcext:value-type="float">
            <text:p>1</text:p>
          </table:table-cell>
          <table:table-cell table:style-name="ce806" table:formula="of:=[.D9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4" calcext:value-type="float">
            <text:p>94</text:p>
          </table:table-cell>
          <table:table-cell table:style-name="ce342" table:formula="of:=IFERROR(VLOOKUP([.A96];[$items.C:.F];4;0);&quot;ID not in use&quot;)" office:value-type="string" office:string-value="1X1" calcext:value-type="string">
            <text:p>1X1</text:p>
          </table:table-cell>
          <table:table-cell table:formula="of:=IF([.B96]=&quot;2X2&quot;;4;IF(OR([.B96]=&quot;1X2&quot;;[.B96]=&quot;2X1&quot;);2;IF([.B96]=&quot;1X1&quot;;1;0)))" office:value-type="float" office:value="1" calcext:value-type="float">
            <text:p>1</text:p>
          </table:table-cell>
          <table:table-cell table:formula="of:=IF([.C96]&gt;0;[.C96];MAX([.D95]-1;0))" office:value-type="float" office:value="1" calcext:value-type="float">
            <text:p>1</text:p>
          </table:table-cell>
          <table:table-cell table:style-name="ce806" table:formula="of:=[.D9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5" calcext:value-type="float">
            <text:p>95</text:p>
          </table:table-cell>
          <table:table-cell table:style-name="ce342" table:formula="of:=IFERROR(VLOOKUP([.A97];[$items.C:.F];4;0);&quot;ID not in use&quot;)" office:value-type="string" office:string-value="1X1" calcext:value-type="string">
            <text:p>1X1</text:p>
          </table:table-cell>
          <table:table-cell table:formula="of:=IF([.B97]=&quot;2X2&quot;;4;IF(OR([.B97]=&quot;1X2&quot;;[.B97]=&quot;2X1&quot;);2;IF([.B97]=&quot;1X1&quot;;1;0)))" office:value-type="float" office:value="1" calcext:value-type="float">
            <text:p>1</text:p>
          </table:table-cell>
          <table:table-cell table:formula="of:=IF([.C97]&gt;0;[.C97];MAX([.D96]-1;0))" office:value-type="float" office:value="1" calcext:value-type="float">
            <text:p>1</text:p>
          </table:table-cell>
          <table:table-cell table:style-name="ce806" table:formula="of:=[.D9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6" calcext:value-type="float">
            <text:p>96</text:p>
          </table:table-cell>
          <table:table-cell table:style-name="ce342" table:formula="of:=IFERROR(VLOOKUP([.A98];[$items.C:.F];4;0);&quot;ID not in use&quot;)" office:value-type="string" office:string-value="1X1" calcext:value-type="string">
            <text:p>1X1</text:p>
          </table:table-cell>
          <table:table-cell table:formula="of:=IF([.B98]=&quot;2X2&quot;;4;IF(OR([.B98]=&quot;1X2&quot;;[.B98]=&quot;2X1&quot;);2;IF([.B98]=&quot;1X1&quot;;1;0)))" office:value-type="float" office:value="1" calcext:value-type="float">
            <text:p>1</text:p>
          </table:table-cell>
          <table:table-cell table:formula="of:=IF([.C98]&gt;0;[.C98];MAX([.D97]-1;0))" office:value-type="float" office:value="1" calcext:value-type="float">
            <text:p>1</text:p>
          </table:table-cell>
          <table:table-cell table:style-name="ce806" table:formula="of:=[.D9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7" calcext:value-type="float">
            <text:p>97</text:p>
          </table:table-cell>
          <table:table-cell table:style-name="ce342" table:formula="of:=IFERROR(VLOOKUP([.A99];[$items.C:.F];4;0);&quot;ID not in use&quot;)" office:value-type="string" office:string-value="1X1" calcext:value-type="string">
            <text:p>1X1</text:p>
          </table:table-cell>
          <table:table-cell table:formula="of:=IF([.B99]=&quot;2X2&quot;;4;IF(OR([.B99]=&quot;1X2&quot;;[.B99]=&quot;2X1&quot;);2;IF([.B99]=&quot;1X1&quot;;1;0)))" office:value-type="float" office:value="1" calcext:value-type="float">
            <text:p>1</text:p>
          </table:table-cell>
          <table:table-cell table:formula="of:=IF([.C99]&gt;0;[.C99];MAX([.D98]-1;0))" office:value-type="float" office:value="1" calcext:value-type="float">
            <text:p>1</text:p>
          </table:table-cell>
          <table:table-cell table:style-name="ce806" table:formula="of:=[.D9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8" calcext:value-type="float">
            <text:p>98</text:p>
          </table:table-cell>
          <table:table-cell table:style-name="ce342" table:formula="of:=IFERROR(VLOOKUP([.A100];[$items.C:.F];4;0);&quot;ID not in use&quot;)" office:value-type="string" office:string-value="1X1" calcext:value-type="string">
            <text:p>1X1</text:p>
          </table:table-cell>
          <table:table-cell table:formula="of:=IF([.B100]=&quot;2X2&quot;;4;IF(OR([.B100]=&quot;1X2&quot;;[.B100]=&quot;2X1&quot;);2;IF([.B100]=&quot;1X1&quot;;1;0)))" office:value-type="float" office:value="1" calcext:value-type="float">
            <text:p>1</text:p>
          </table:table-cell>
          <table:table-cell table:formula="of:=IF([.C100]&gt;0;[.C100];MAX([.D99]-1;0))" office:value-type="float" office:value="1" calcext:value-type="float">
            <text:p>1</text:p>
          </table:table-cell>
          <table:table-cell table:style-name="ce806" table:formula="of:=[.D10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9" calcext:value-type="float">
            <text:p>99</text:p>
          </table:table-cell>
          <table:table-cell table:style-name="ce342" table:formula="of:=IFERROR(VLOOKUP([.A101];[$items.C:.F];4;0);&quot;ID not in use&quot;)" office:value-type="string" office:string-value="1X1" calcext:value-type="string">
            <text:p>1X1</text:p>
          </table:table-cell>
          <table:table-cell table:formula="of:=IF([.B101]=&quot;2X2&quot;;4;IF(OR([.B101]=&quot;1X2&quot;;[.B101]=&quot;2X1&quot;);2;IF([.B101]=&quot;1X1&quot;;1;0)))" office:value-type="float" office:value="1" calcext:value-type="float">
            <text:p>1</text:p>
          </table:table-cell>
          <table:table-cell table:formula="of:=IF([.C101]&gt;0;[.C101];MAX([.D100]-1;0))" office:value-type="float" office:value="1" calcext:value-type="float">
            <text:p>1</text:p>
          </table:table-cell>
          <table:table-cell table:style-name="ce806" table:formula="of:=[.D10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style-name="ce342" table:formula="of:=IFERROR(VLOOKUP([.A102];[$items.C:.F];4;0);&quot;ID not in use&quot;)" office:value-type="string" office:string-value="1X1" calcext:value-type="string">
            <text:p>1X1</text:p>
          </table:table-cell>
          <table:table-cell table:formula="of:=IF([.B102]=&quot;2X2&quot;;4;IF(OR([.B102]=&quot;1X2&quot;;[.B102]=&quot;2X1&quot;);2;IF([.B102]=&quot;1X1&quot;;1;0)))" office:value-type="float" office:value="1" calcext:value-type="float">
            <text:p>1</text:p>
          </table:table-cell>
          <table:table-cell table:formula="of:=IF([.C102]&gt;0;[.C102];MAX([.D101]-1;0))" office:value-type="float" office:value="1" calcext:value-type="float">
            <text:p>1</text:p>
          </table:table-cell>
          <table:table-cell table:style-name="ce806" table:formula="of:=[.D10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1" calcext:value-type="float">
            <text:p>101</text:p>
          </table:table-cell>
          <table:table-cell table:style-name="ce342" table:formula="of:=IFERROR(VLOOKUP([.A103];[$items.C:.F];4;0);&quot;ID not in use&quot;)" office:value-type="string" office:string-value="1X2" calcext:value-type="string">
            <text:p>1X2</text:p>
          </table:table-cell>
          <table:table-cell table:formula="of:=IF([.B103]=&quot;2X2&quot;;4;IF(OR([.B103]=&quot;1X2&quot;;[.B103]=&quot;2X1&quot;);2;IF([.B103]=&quot;1X1&quot;;1;0)))" office:value-type="float" office:value="2" calcext:value-type="float">
            <text:p>2</text:p>
          </table:table-cell>
          <table:table-cell table:formula="of:=IF([.C103]&gt;0;[.C103];MAX([.D102]-1;0))" office:value-type="float" office:value="2" calcext:value-type="float">
            <text:p>2</text:p>
          </table:table-cell>
          <table:table-cell table:style-name="ce806" table:formula="of:=[.D10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2" calcext:value-type="float">
            <text:p>102</text:p>
          </table:table-cell>
          <table:table-cell table:style-name="ce342" table:formula="of:=IFERROR(VLOOKUP([.A104];[$items.C:.F];4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1" calcext:value-type="float">
            <text:p>1</text:p>
          </table:table-cell>
          <table:table-cell table:style-name="ce806" table:formula="of:=[.D10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3" calcext:value-type="float">
            <text:p>103</text:p>
          </table:table-cell>
          <table:table-cell table:style-name="ce342" table:formula="of:=IFERROR(VLOOKUP([.A105];[$items.C:.F];4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806" table:formula="of:=[.D10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4" calcext:value-type="float">
            <text:p>104</text:p>
          </table:table-cell>
          <table:table-cell table:style-name="ce342" table:formula="of:=IFERROR(VLOOKUP([.A106];[$items.C:.F];4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806" table:formula="of:=[.D10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5" calcext:value-type="float">
            <text:p>105</text:p>
          </table:table-cell>
          <table:table-cell table:style-name="ce342" table:formula="of:=IFERROR(VLOOKUP([.A107];[$items.C:.F];4;0);&quot;ID not in use&quot;)" office:value-type="string" office:string-value="1X2" calcext:value-type="string">
            <text:p>1X2</text:p>
          </table:table-cell>
          <table:table-cell table:formula="of:=IF([.B107]=&quot;2X2&quot;;4;IF(OR([.B107]=&quot;1X2&quot;;[.B107]=&quot;2X1&quot;);2;IF([.B107]=&quot;1X1&quot;;1;0)))" office:value-type="float" office:value="2" calcext:value-type="float">
            <text:p>2</text:p>
          </table:table-cell>
          <table:table-cell table:formula="of:=IF([.C107]&gt;0;[.C107];MAX([.D106]-1;0))" office:value-type="float" office:value="2" calcext:value-type="float">
            <text:p>2</text:p>
          </table:table-cell>
          <table:table-cell table:style-name="ce806" table:formula="of:=[.D10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6" calcext:value-type="float">
            <text:p>106</text:p>
          </table:table-cell>
          <table:table-cell table:style-name="ce342" table:formula="of:=IFERROR(VLOOKUP([.A108];[$items.C:.F];4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1" calcext:value-type="float">
            <text:p>1</text:p>
          </table:table-cell>
          <table:table-cell table:style-name="ce806" table:formula="of:=[.D10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7" calcext:value-type="float">
            <text:p>107</text:p>
          </table:table-cell>
          <table:table-cell table:style-name="ce342" table:formula="of:=IFERROR(VLOOKUP([.A109];[$items.C:.F];4;0);&quot;ID not in use&quot;)" office:value-type="string" office:string-value="2X1" calcext:value-type="string">
            <text:p>2X1</text:p>
          </table:table-cell>
          <table:table-cell table:formula="of:=IF([.B109]=&quot;2X2&quot;;4;IF(OR([.B109]=&quot;1X2&quot;;[.B109]=&quot;2X1&quot;);2;IF([.B109]=&quot;1X1&quot;;1;0)))" office:value-type="float" office:value="2" calcext:value-type="float">
            <text:p>2</text:p>
          </table:table-cell>
          <table:table-cell table:formula="of:=IF([.C109]&gt;0;[.C109];MAX([.D108]-1;0))" office:value-type="float" office:value="2" calcext:value-type="float">
            <text:p>2</text:p>
          </table:table-cell>
          <table:table-cell table:style-name="ce806" table:formula="of:=[.D10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8" calcext:value-type="float">
            <text:p>108</text:p>
          </table:table-cell>
          <table:table-cell table:style-name="ce342" table:formula="of:=IFERROR(VLOOKUP([.A110];[$items.C:.F];4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1" calcext:value-type="float">
            <text:p>1</text:p>
          </table:table-cell>
          <table:table-cell table:style-name="ce806" table:formula="of:=[.D1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9" calcext:value-type="float">
            <text:p>109</text:p>
          </table:table-cell>
          <table:table-cell table:style-name="ce342" table:formula="of:=IFERROR(VLOOKUP([.A111];[$items.C:.F];4;0);&quot;ID not in use&quot;)" office:value-type="string" office:string-value="1X1" calcext:value-type="string">
            <text:p>1X1</text:p>
          </table:table-cell>
          <table:table-cell table:formula="of:=IF([.B111]=&quot;2X2&quot;;4;IF(OR([.B111]=&quot;1X2&quot;;[.B111]=&quot;2X1&quot;);2;IF([.B111]=&quot;1X1&quot;;1;0)))" office:value-type="float" office:value="1" calcext:value-type="float">
            <text:p>1</text:p>
          </table:table-cell>
          <table:table-cell table:formula="of:=IF([.C111]&gt;0;[.C111];MAX([.D110]-1;0))" office:value-type="float" office:value="1" calcext:value-type="float">
            <text:p>1</text:p>
          </table:table-cell>
          <table:table-cell table:style-name="ce806" table:formula="of:=[.D1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0" calcext:value-type="float">
            <text:p>110</text:p>
          </table:table-cell>
          <table:table-cell table:style-name="ce342" table:formula="of:=IFERROR(VLOOKUP([.A112];[$items.C:.F];4;0);&quot;ID not in use&quot;)" office:value-type="string" office:string-value="2X1" calcext:value-type="string">
            <text:p>2X1</text:p>
          </table:table-cell>
          <table:table-cell table:formula="of:=IF([.B112]=&quot;2X2&quot;;4;IF(OR([.B112]=&quot;1X2&quot;;[.B112]=&quot;2X1&quot;);2;IF([.B112]=&quot;1X1&quot;;1;0)))" office:value-type="float" office:value="2" calcext:value-type="float">
            <text:p>2</text:p>
          </table:table-cell>
          <table:table-cell table:formula="of:=IF([.C112]&gt;0;[.C112];MAX([.D111]-1;0))" office:value-type="float" office:value="2" calcext:value-type="float">
            <text:p>2</text:p>
          </table:table-cell>
          <table:table-cell table:style-name="ce806" table:formula="of:=[.D1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1" calcext:value-type="float">
            <text:p>111</text:p>
          </table:table-cell>
          <table:table-cell table:style-name="ce342" table:formula="of:=IFERROR(VLOOKUP([.A113];[$items.C:.F];4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1" calcext:value-type="float">
            <text:p>1</text:p>
          </table:table-cell>
          <table:table-cell table:style-name="ce806" table:formula="of:=[.D1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2" calcext:value-type="float">
            <text:p>112</text:p>
          </table:table-cell>
          <table:table-cell table:style-name="ce342" table:formula="of:=IFERROR(VLOOKUP([.A114];[$items.C:.F];4;0);&quot;ID not in use&quot;)" office:value-type="string" office:string-value="1X1" calcext:value-type="string">
            <text:p>1X1</text:p>
          </table:table-cell>
          <table:table-cell table:formula="of:=IF([.B114]=&quot;2X2&quot;;4;IF(OR([.B114]=&quot;1X2&quot;;[.B114]=&quot;2X1&quot;);2;IF([.B114]=&quot;1X1&quot;;1;0)))" office:value-type="float" office:value="1" calcext:value-type="float">
            <text:p>1</text:p>
          </table:table-cell>
          <table:table-cell table:formula="of:=IF([.C114]&gt;0;[.C114];MAX([.D113]-1;0))" office:value-type="float" office:value="1" calcext:value-type="float">
            <text:p>1</text:p>
          </table:table-cell>
          <table:table-cell table:style-name="ce806" table:formula="of:=[.D1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3" calcext:value-type="float">
            <text:p>113</text:p>
          </table:table-cell>
          <table:table-cell table:style-name="ce342" table:formula="of:=IFERROR(VLOOKUP([.A115];[$items.C:.F];4;0);&quot;ID not in use&quot;)" office:value-type="string" office:string-value="1X1" calcext:value-type="string">
            <text:p>1X1</text:p>
          </table:table-cell>
          <table:table-cell table:formula="of:=IF([.B115]=&quot;2X2&quot;;4;IF(OR([.B115]=&quot;1X2&quot;;[.B115]=&quot;2X1&quot;);2;IF([.B115]=&quot;1X1&quot;;1;0)))" office:value-type="float" office:value="1" calcext:value-type="float">
            <text:p>1</text:p>
          </table:table-cell>
          <table:table-cell table:formula="of:=IF([.C115]&gt;0;[.C115];MAX([.D114]-1;0))" office:value-type="float" office:value="1" calcext:value-type="float">
            <text:p>1</text:p>
          </table:table-cell>
          <table:table-cell table:style-name="ce806" table:formula="of:=[.D1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4" calcext:value-type="float">
            <text:p>114</text:p>
          </table:table-cell>
          <table:table-cell table:style-name="ce342" table:formula="of:=IFERROR(VLOOKUP([.A116];[$items.C:.F];4;0);&quot;ID not in use&quot;)" office:value-type="string" office:string-value="1X1" calcext:value-type="string">
            <text:p>1X1</text:p>
          </table:table-cell>
          <table:table-cell table:formula="of:=IF([.B116]=&quot;2X2&quot;;4;IF(OR([.B116]=&quot;1X2&quot;;[.B116]=&quot;2X1&quot;);2;IF([.B116]=&quot;1X1&quot;;1;0)))" office:value-type="float" office:value="1" calcext:value-type="float">
            <text:p>1</text:p>
          </table:table-cell>
          <table:table-cell table:formula="of:=IF([.C116]&gt;0;[.C116];MAX([.D115]-1;0))" office:value-type="float" office:value="1" calcext:value-type="float">
            <text:p>1</text:p>
          </table:table-cell>
          <table:table-cell table:style-name="ce806" table:formula="of:=[.D1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5" calcext:value-type="float">
            <text:p>115</text:p>
          </table:table-cell>
          <table:table-cell table:style-name="ce342" table:formula="of:=IFERROR(VLOOKUP([.A117];[$items.C:.F];4;0);&quot;ID not in use&quot;)" office:value-type="string" office:string-value="1X1" calcext:value-type="string">
            <text:p>1X1</text:p>
          </table:table-cell>
          <table:table-cell table:formula="of:=IF([.B117]=&quot;2X2&quot;;4;IF(OR([.B117]=&quot;1X2&quot;;[.B117]=&quot;2X1&quot;);2;IF([.B117]=&quot;1X1&quot;;1;0)))" office:value-type="float" office:value="1" calcext:value-type="float">
            <text:p>1</text:p>
          </table:table-cell>
          <table:table-cell table:formula="of:=IF([.C117]&gt;0;[.C117];MAX([.D116]-1;0))" office:value-type="float" office:value="1" calcext:value-type="float">
            <text:p>1</text:p>
          </table:table-cell>
          <table:table-cell table:style-name="ce806" table:formula="of:=[.D1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6" calcext:value-type="float">
            <text:p>116</text:p>
          </table:table-cell>
          <table:table-cell table:style-name="ce342" table:formula="of:=IFERROR(VLOOKUP([.A118];[$items.C:.F];4;0);&quot;ID not in use&quot;)" office:value-type="string" office:string-value="1X1" calcext:value-type="string">
            <text:p>1X1</text:p>
          </table:table-cell>
          <table:table-cell table:formula="of:=IF([.B118]=&quot;2X2&quot;;4;IF(OR([.B118]=&quot;1X2&quot;;[.B118]=&quot;2X1&quot;);2;IF([.B118]=&quot;1X1&quot;;1;0)))" office:value-type="float" office:value="1" calcext:value-type="float">
            <text:p>1</text:p>
          </table:table-cell>
          <table:table-cell table:formula="of:=IF([.C118]&gt;0;[.C118];MAX([.D117]-1;0))" office:value-type="float" office:value="1" calcext:value-type="float">
            <text:p>1</text:p>
          </table:table-cell>
          <table:table-cell table:style-name="ce806" table:formula="of:=[.D1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7" calcext:value-type="float">
            <text:p>117</text:p>
          </table:table-cell>
          <table:table-cell table:style-name="ce342" table:formula="of:=IFERROR(VLOOKUP([.A119];[$items.C:.F];4;0);&quot;ID not in use&quot;)" office:value-type="string" office:string-value="1X1" calcext:value-type="string">
            <text:p>1X1</text:p>
          </table:table-cell>
          <table:table-cell table:formula="of:=IF([.B119]=&quot;2X2&quot;;4;IF(OR([.B119]=&quot;1X2&quot;;[.B119]=&quot;2X1&quot;);2;IF([.B119]=&quot;1X1&quot;;1;0)))" office:value-type="float" office:value="1" calcext:value-type="float">
            <text:p>1</text:p>
          </table:table-cell>
          <table:table-cell table:formula="of:=IF([.C119]&gt;0;[.C119];MAX([.D118]-1;0))" office:value-type="float" office:value="1" calcext:value-type="float">
            <text:p>1</text:p>
          </table:table-cell>
          <table:table-cell table:style-name="ce806" table:formula="of:=[.D1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8" calcext:value-type="float">
            <text:p>118</text:p>
          </table:table-cell>
          <table:table-cell table:style-name="ce342" table:formula="of:=IFERROR(VLOOKUP([.A120];[$items.C:.F];4;0);&quot;ID not in use&quot;)" office:value-type="string" office:string-value="1X1" calcext:value-type="string">
            <text:p>1X1</text:p>
          </table:table-cell>
          <table:table-cell table:formula="of:=IF([.B120]=&quot;2X2&quot;;4;IF(OR([.B120]=&quot;1X2&quot;;[.B120]=&quot;2X1&quot;);2;IF([.B120]=&quot;1X1&quot;;1;0)))" office:value-type="float" office:value="1" calcext:value-type="float">
            <text:p>1</text:p>
          </table:table-cell>
          <table:table-cell table:formula="of:=IF([.C120]&gt;0;[.C120];MAX([.D119]-1;0))" office:value-type="float" office:value="1" calcext:value-type="float">
            <text:p>1</text:p>
          </table:table-cell>
          <table:table-cell table:style-name="ce806" table:formula="of:=[.D1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9" calcext:value-type="float">
            <text:p>119</text:p>
          </table:table-cell>
          <table:table-cell table:style-name="ce342" table:formula="of:=IFERROR(VLOOKUP([.A121];[$items.C:.F];4;0);&quot;ID not in use&quot;)" office:value-type="string" office:string-value="1X1" calcext:value-type="string">
            <text:p>1X1</text:p>
          </table:table-cell>
          <table:table-cell table:formula="of:=IF([.B121]=&quot;2X2&quot;;4;IF(OR([.B121]=&quot;1X2&quot;;[.B121]=&quot;2X1&quot;);2;IF([.B121]=&quot;1X1&quot;;1;0)))" office:value-type="float" office:value="1" calcext:value-type="float">
            <text:p>1</text:p>
          </table:table-cell>
          <table:table-cell table:formula="of:=IF([.C121]&gt;0;[.C121];MAX([.D120]-1;0))" office:value-type="float" office:value="1" calcext:value-type="float">
            <text:p>1</text:p>
          </table:table-cell>
          <table:table-cell table:style-name="ce806" table:formula="of:=[.D1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0" calcext:value-type="float">
            <text:p>120</text:p>
          </table:table-cell>
          <table:table-cell table:style-name="ce342" table:formula="of:=IFERROR(VLOOKUP([.A122];[$items.C:.F];4;0);&quot;ID not in use&quot;)" office:value-type="string" office:string-value="1X1" calcext:value-type="string">
            <text:p>1X1</text:p>
          </table:table-cell>
          <table:table-cell table:formula="of:=IF([.B122]=&quot;2X2&quot;;4;IF(OR([.B122]=&quot;1X2&quot;;[.B122]=&quot;2X1&quot;);2;IF([.B122]=&quot;1X1&quot;;1;0)))" office:value-type="float" office:value="1" calcext:value-type="float">
            <text:p>1</text:p>
          </table:table-cell>
          <table:table-cell table:formula="of:=IF([.C122]&gt;0;[.C122];MAX([.D121]-1;0))" office:value-type="float" office:value="1" calcext:value-type="float">
            <text:p>1</text:p>
          </table:table-cell>
          <table:table-cell table:style-name="ce806" table:formula="of:=[.D1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1" calcext:value-type="float">
            <text:p>121</text:p>
          </table:table-cell>
          <table:table-cell table:style-name="ce342" table:formula="of:=IFERROR(VLOOKUP([.A123];[$items.C:.F];4;0);&quot;ID not in use&quot;)" office:value-type="string" office:string-value="1X1" calcext:value-type="string">
            <text:p>1X1</text:p>
          </table:table-cell>
          <table:table-cell table:formula="of:=IF([.B123]=&quot;2X2&quot;;4;IF(OR([.B123]=&quot;1X2&quot;;[.B123]=&quot;2X1&quot;);2;IF([.B123]=&quot;1X1&quot;;1;0)))" office:value-type="float" office:value="1" calcext:value-type="float">
            <text:p>1</text:p>
          </table:table-cell>
          <table:table-cell table:formula="of:=IF([.C123]&gt;0;[.C123];MAX([.D122]-1;0))" office:value-type="float" office:value="1" calcext:value-type="float">
            <text:p>1</text:p>
          </table:table-cell>
          <table:table-cell table:style-name="ce806" table:formula="of:=[.D1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2" calcext:value-type="float">
            <text:p>122</text:p>
          </table:table-cell>
          <table:table-cell table:style-name="ce342" table:formula="of:=IFERROR(VLOOKUP([.A124];[$items.C:.F];4;0);&quot;ID not in use&quot;)" office:value-type="string" office:string-value="1X1" calcext:value-type="string">
            <text:p>1X1</text:p>
          </table:table-cell>
          <table:table-cell table:formula="of:=IF([.B124]=&quot;2X2&quot;;4;IF(OR([.B124]=&quot;1X2&quot;;[.B124]=&quot;2X1&quot;);2;IF([.B124]=&quot;1X1&quot;;1;0)))" office:value-type="float" office:value="1" calcext:value-type="float">
            <text:p>1</text:p>
          </table:table-cell>
          <table:table-cell table:formula="of:=IF([.C124]&gt;0;[.C124];MAX([.D123]-1;0))" office:value-type="float" office:value="1" calcext:value-type="float">
            <text:p>1</text:p>
          </table:table-cell>
          <table:table-cell table:style-name="ce806" table:formula="of:=[.D1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3" calcext:value-type="float">
            <text:p>123</text:p>
          </table:table-cell>
          <table:table-cell table:style-name="ce342" table:formula="of:=IFERROR(VLOOKUP([.A125];[$items.C:.F];4;0);&quot;ID not in use&quot;)" office:value-type="string" office:string-value="1X1" calcext:value-type="string">
            <text:p>1X1</text:p>
          </table:table-cell>
          <table:table-cell table:formula="of:=IF([.B125]=&quot;2X2&quot;;4;IF(OR([.B125]=&quot;1X2&quot;;[.B125]=&quot;2X1&quot;);2;IF([.B125]=&quot;1X1&quot;;1;0)))" office:value-type="float" office:value="1" calcext:value-type="float">
            <text:p>1</text:p>
          </table:table-cell>
          <table:table-cell table:formula="of:=IF([.C125]&gt;0;[.C125];MAX([.D124]-1;0))" office:value-type="float" office:value="1" calcext:value-type="float">
            <text:p>1</text:p>
          </table:table-cell>
          <table:table-cell table:style-name="ce806" table:formula="of:=[.D1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4" calcext:value-type="float">
            <text:p>124</text:p>
          </table:table-cell>
          <table:table-cell table:style-name="ce342" table:formula="of:=IFERROR(VLOOKUP([.A126];[$items.C:.F];4;0);&quot;ID not in use&quot;)" office:value-type="string" office:string-value="1X1" calcext:value-type="string">
            <text:p>1X1</text:p>
          </table:table-cell>
          <table:table-cell table:formula="of:=IF([.B126]=&quot;2X2&quot;;4;IF(OR([.B126]=&quot;1X2&quot;;[.B126]=&quot;2X1&quot;);2;IF([.B126]=&quot;1X1&quot;;1;0)))" office:value-type="float" office:value="1" calcext:value-type="float">
            <text:p>1</text:p>
          </table:table-cell>
          <table:table-cell table:formula="of:=IF([.C126]&gt;0;[.C126];MAX([.D125]-1;0))" office:value-type="float" office:value="1" calcext:value-type="float">
            <text:p>1</text:p>
          </table:table-cell>
          <table:table-cell table:style-name="ce806" table:formula="of:=[.D12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5" calcext:value-type="float">
            <text:p>125</text:p>
          </table:table-cell>
          <table:table-cell table:style-name="ce342" table:formula="of:=IFERROR(VLOOKUP([.A127];[$items.C:.F];4;0);&quot;ID not in use&quot;)" office:value-type="string" office:string-value="1X1" calcext:value-type="string">
            <text:p>1X1</text:p>
          </table:table-cell>
          <table:table-cell table:formula="of:=IF([.B127]=&quot;2X2&quot;;4;IF(OR([.B127]=&quot;1X2&quot;;[.B127]=&quot;2X1&quot;);2;IF([.B127]=&quot;1X1&quot;;1;0)))" office:value-type="float" office:value="1" calcext:value-type="float">
            <text:p>1</text:p>
          </table:table-cell>
          <table:table-cell table:formula="of:=IF([.C127]&gt;0;[.C127];MAX([.D126]-1;0))" office:value-type="float" office:value="1" calcext:value-type="float">
            <text:p>1</text:p>
          </table:table-cell>
          <table:table-cell table:style-name="ce806" table:formula="of:=[.D12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6" calcext:value-type="float">
            <text:p>126</text:p>
          </table:table-cell>
          <table:table-cell table:style-name="ce342" table:formula="of:=IFERROR(VLOOKUP([.A128];[$items.C:.F];4;0);&quot;ID not in use&quot;)" office:value-type="string" office:string-value="1X1" calcext:value-type="string">
            <text:p>1X1</text:p>
          </table:table-cell>
          <table:table-cell table:formula="of:=IF([.B128]=&quot;2X2&quot;;4;IF(OR([.B128]=&quot;1X2&quot;;[.B128]=&quot;2X1&quot;);2;IF([.B128]=&quot;1X1&quot;;1;0)))" office:value-type="float" office:value="1" calcext:value-type="float">
            <text:p>1</text:p>
          </table:table-cell>
          <table:table-cell table:formula="of:=IF([.C128]&gt;0;[.C128];MAX([.D127]-1;0))" office:value-type="float" office:value="1" calcext:value-type="float">
            <text:p>1</text:p>
          </table:table-cell>
          <table:table-cell table:style-name="ce806" table:formula="of:=[.D12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7" calcext:value-type="float">
            <text:p>127</text:p>
          </table:table-cell>
          <table:table-cell table:style-name="ce342" table:formula="of:=IFERROR(VLOOKUP([.A129];[$items.C:.F];4;0);&quot;ID not in use&quot;)" office:value-type="string" office:string-value="1X1" calcext:value-type="string">
            <text:p>1X1</text:p>
          </table:table-cell>
          <table:table-cell table:formula="of:=IF([.B129]=&quot;2X2&quot;;4;IF(OR([.B129]=&quot;1X2&quot;;[.B129]=&quot;2X1&quot;);2;IF([.B129]=&quot;1X1&quot;;1;0)))" office:value-type="float" office:value="1" calcext:value-type="float">
            <text:p>1</text:p>
          </table:table-cell>
          <table:table-cell table:formula="of:=IF([.C129]&gt;0;[.C129];MAX([.D128]-1;0))" office:value-type="float" office:value="1" calcext:value-type="float">
            <text:p>1</text:p>
          </table:table-cell>
          <table:table-cell table:style-name="ce806" table:formula="of:=[.D12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8" calcext:value-type="float">
            <text:p>128</text:p>
          </table:table-cell>
          <table:table-cell table:style-name="ce342" table:formula="of:=IFERROR(VLOOKUP([.A130];[$items.C:.F];4;0);&quot;ID not in use&quot;)" office:value-type="string" office:string-value="1X1" calcext:value-type="string">
            <text:p>1X1</text:p>
          </table:table-cell>
          <table:table-cell table:formula="of:=IF([.B130]=&quot;2X2&quot;;4;IF(OR([.B130]=&quot;1X2&quot;;[.B130]=&quot;2X1&quot;);2;IF([.B130]=&quot;1X1&quot;;1;0)))" office:value-type="float" office:value="1" calcext:value-type="float">
            <text:p>1</text:p>
          </table:table-cell>
          <table:table-cell table:formula="of:=IF([.C130]&gt;0;[.C130];MAX([.D129]-1;0))" office:value-type="float" office:value="1" calcext:value-type="float">
            <text:p>1</text:p>
          </table:table-cell>
          <table:table-cell table:style-name="ce806" table:formula="of:=[.D13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9" calcext:value-type="float">
            <text:p>129</text:p>
          </table:table-cell>
          <table:table-cell table:style-name="ce342" table:formula="of:=IFERROR(VLOOKUP([.A131];[$items.C:.F];4;0);&quot;ID not in use&quot;)" office:value-type="string" office:string-value="1X1" calcext:value-type="string">
            <text:p>1X1</text:p>
          </table:table-cell>
          <table:table-cell table:formula="of:=IF([.B131]=&quot;2X2&quot;;4;IF(OR([.B131]=&quot;1X2&quot;;[.B131]=&quot;2X1&quot;);2;IF([.B131]=&quot;1X1&quot;;1;0)))" office:value-type="float" office:value="1" calcext:value-type="float">
            <text:p>1</text:p>
          </table:table-cell>
          <table:table-cell table:formula="of:=IF([.C131]&gt;0;[.C131];MAX([.D130]-1;0))" office:value-type="float" office:value="1" calcext:value-type="float">
            <text:p>1</text:p>
          </table:table-cell>
          <table:table-cell table:style-name="ce806" table:formula="of:=[.D13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0" calcext:value-type="float">
            <text:p>130</text:p>
          </table:table-cell>
          <table:table-cell table:style-name="ce342" table:formula="of:=IFERROR(VLOOKUP([.A132];[$items.C:.F];4;0);&quot;ID not in use&quot;)" office:value-type="string" office:string-value="1X1" calcext:value-type="string">
            <text:p>1X1</text:p>
          </table:table-cell>
          <table:table-cell table:formula="of:=IF([.B132]=&quot;2X2&quot;;4;IF(OR([.B132]=&quot;1X2&quot;;[.B132]=&quot;2X1&quot;);2;IF([.B132]=&quot;1X1&quot;;1;0)))" office:value-type="float" office:value="1" calcext:value-type="float">
            <text:p>1</text:p>
          </table:table-cell>
          <table:table-cell table:formula="of:=IF([.C132]&gt;0;[.C132];MAX([.D131]-1;0))" office:value-type="float" office:value="1" calcext:value-type="float">
            <text:p>1</text:p>
          </table:table-cell>
          <table:table-cell table:style-name="ce806" table:formula="of:=[.D13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1" calcext:value-type="float">
            <text:p>131</text:p>
          </table:table-cell>
          <table:table-cell table:style-name="ce342" table:formula="of:=IFERROR(VLOOKUP([.A133];[$items.C:.F];4;0);&quot;ID not in use&quot;)" office:value-type="string" office:string-value="1X1" calcext:value-type="string">
            <text:p>1X1</text:p>
          </table:table-cell>
          <table:table-cell table:formula="of:=IF([.B133]=&quot;2X2&quot;;4;IF(OR([.B133]=&quot;1X2&quot;;[.B133]=&quot;2X1&quot;);2;IF([.B133]=&quot;1X1&quot;;1;0)))" office:value-type="float" office:value="1" calcext:value-type="float">
            <text:p>1</text:p>
          </table:table-cell>
          <table:table-cell table:formula="of:=IF([.C133]&gt;0;[.C133];MAX([.D132]-1;0))" office:value-type="float" office:value="1" calcext:value-type="float">
            <text:p>1</text:p>
          </table:table-cell>
          <table:table-cell table:style-name="ce806" table:formula="of:=[.D13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2" calcext:value-type="float">
            <text:p>132</text:p>
          </table:table-cell>
          <table:table-cell table:style-name="ce342" table:formula="of:=IFERROR(VLOOKUP([.A134];[$items.C:.F];4;0);&quot;ID not in use&quot;)" office:value-type="string" office:string-value="1X1" calcext:value-type="string">
            <text:p>1X1</text:p>
          </table:table-cell>
          <table:table-cell table:formula="of:=IF([.B134]=&quot;2X2&quot;;4;IF(OR([.B134]=&quot;1X2&quot;;[.B134]=&quot;2X1&quot;);2;IF([.B134]=&quot;1X1&quot;;1;0)))" office:value-type="float" office:value="1" calcext:value-type="float">
            <text:p>1</text:p>
          </table:table-cell>
          <table:table-cell table:formula="of:=IF([.C134]&gt;0;[.C134];MAX([.D133]-1;0))" office:value-type="float" office:value="1" calcext:value-type="float">
            <text:p>1</text:p>
          </table:table-cell>
          <table:table-cell table:style-name="ce806" table:formula="of:=[.D13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3" calcext:value-type="float">
            <text:p>133</text:p>
          </table:table-cell>
          <table:table-cell table:style-name="ce342" table:formula="of:=IFERROR(VLOOKUP([.A135];[$items.C:.F];4;0);&quot;ID not in use&quot;)" office:value-type="string" office:string-value="1X1" calcext:value-type="string">
            <text:p>1X1</text:p>
          </table:table-cell>
          <table:table-cell table:formula="of:=IF([.B135]=&quot;2X2&quot;;4;IF(OR([.B135]=&quot;1X2&quot;;[.B135]=&quot;2X1&quot;);2;IF([.B135]=&quot;1X1&quot;;1;0)))" office:value-type="float" office:value="1" calcext:value-type="float">
            <text:p>1</text:p>
          </table:table-cell>
          <table:table-cell table:formula="of:=IF([.C135]&gt;0;[.C135];MAX([.D134]-1;0))" office:value-type="float" office:value="1" calcext:value-type="float">
            <text:p>1</text:p>
          </table:table-cell>
          <table:table-cell table:style-name="ce806" table:formula="of:=[.D13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4" calcext:value-type="float">
            <text:p>134</text:p>
          </table:table-cell>
          <table:table-cell table:style-name="ce342" table:formula="of:=IFERROR(VLOOKUP([.A136];[$items.C:.F];4;0);&quot;ID not in use&quot;)" office:value-type="string" office:string-value="1X1" calcext:value-type="string">
            <text:p>1X1</text:p>
          </table:table-cell>
          <table:table-cell table:formula="of:=IF([.B136]=&quot;2X2&quot;;4;IF(OR([.B136]=&quot;1X2&quot;;[.B136]=&quot;2X1&quot;);2;IF([.B136]=&quot;1X1&quot;;1;0)))" office:value-type="float" office:value="1" calcext:value-type="float">
            <text:p>1</text:p>
          </table:table-cell>
          <table:table-cell table:formula="of:=IF([.C136]&gt;0;[.C136];MAX([.D135]-1;0))" office:value-type="float" office:value="1" calcext:value-type="float">
            <text:p>1</text:p>
          </table:table-cell>
          <table:table-cell table:style-name="ce806" table:formula="of:=[.D13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5" calcext:value-type="float">
            <text:p>135</text:p>
          </table:table-cell>
          <table:table-cell table:style-name="ce342" table:formula="of:=IFERROR(VLOOKUP([.A137];[$items.C:.F];4;0);&quot;ID not in use&quot;)" office:value-type="string" office:string-value="1X1" calcext:value-type="string">
            <text:p>1X1</text:p>
          </table:table-cell>
          <table:table-cell table:formula="of:=IF([.B137]=&quot;2X2&quot;;4;IF(OR([.B137]=&quot;1X2&quot;;[.B137]=&quot;2X1&quot;);2;IF([.B137]=&quot;1X1&quot;;1;0)))" office:value-type="float" office:value="1" calcext:value-type="float">
            <text:p>1</text:p>
          </table:table-cell>
          <table:table-cell table:formula="of:=IF([.C137]&gt;0;[.C137];MAX([.D136]-1;0))" office:value-type="float" office:value="1" calcext:value-type="float">
            <text:p>1</text:p>
          </table:table-cell>
          <table:table-cell table:style-name="ce806" table:formula="of:=[.D13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6" calcext:value-type="float">
            <text:p>136</text:p>
          </table:table-cell>
          <table:table-cell table:style-name="ce342" table:formula="of:=IFERROR(VLOOKUP([.A138];[$items.C:.F];4;0);&quot;ID not in use&quot;)" office:value-type="string" office:string-value="1X1" calcext:value-type="string">
            <text:p>1X1</text:p>
          </table:table-cell>
          <table:table-cell table:formula="of:=IF([.B138]=&quot;2X2&quot;;4;IF(OR([.B138]=&quot;1X2&quot;;[.B138]=&quot;2X1&quot;);2;IF([.B138]=&quot;1X1&quot;;1;0)))" office:value-type="float" office:value="1" calcext:value-type="float">
            <text:p>1</text:p>
          </table:table-cell>
          <table:table-cell table:formula="of:=IF([.C138]&gt;0;[.C138];MAX([.D137]-1;0))" office:value-type="float" office:value="1" calcext:value-type="float">
            <text:p>1</text:p>
          </table:table-cell>
          <table:table-cell table:style-name="ce806" table:formula="of:=[.D13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7" calcext:value-type="float">
            <text:p>137</text:p>
          </table:table-cell>
          <table:table-cell table:style-name="ce342" table:formula="of:=IFERROR(VLOOKUP([.A139];[$items.C:.F];4;0);&quot;ID not in use&quot;)" office:value-type="string" office:string-value="1X1" calcext:value-type="string">
            <text:p>1X1</text:p>
          </table:table-cell>
          <table:table-cell table:formula="of:=IF([.B139]=&quot;2X2&quot;;4;IF(OR([.B139]=&quot;1X2&quot;;[.B139]=&quot;2X1&quot;);2;IF([.B139]=&quot;1X1&quot;;1;0)))" office:value-type="float" office:value="1" calcext:value-type="float">
            <text:p>1</text:p>
          </table:table-cell>
          <table:table-cell table:formula="of:=IF([.C139]&gt;0;[.C139];MAX([.D138]-1;0))" office:value-type="float" office:value="1" calcext:value-type="float">
            <text:p>1</text:p>
          </table:table-cell>
          <table:table-cell table:style-name="ce806" table:formula="of:=[.D13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8" calcext:value-type="float">
            <text:p>138</text:p>
          </table:table-cell>
          <table:table-cell table:style-name="ce342" table:formula="of:=IFERROR(VLOOKUP([.A140];[$items.C:.F];4;0);&quot;ID not in use&quot;)" office:value-type="string" office:string-value="1X1" calcext:value-type="string">
            <text:p>1X1</text:p>
          </table:table-cell>
          <table:table-cell table:formula="of:=IF([.B140]=&quot;2X2&quot;;4;IF(OR([.B140]=&quot;1X2&quot;;[.B140]=&quot;2X1&quot;);2;IF([.B140]=&quot;1X1&quot;;1;0)))" office:value-type="float" office:value="1" calcext:value-type="float">
            <text:p>1</text:p>
          </table:table-cell>
          <table:table-cell table:formula="of:=IF([.C140]&gt;0;[.C140];MAX([.D139]-1;0))" office:value-type="float" office:value="1" calcext:value-type="float">
            <text:p>1</text:p>
          </table:table-cell>
          <table:table-cell table:style-name="ce806" table:formula="of:=[.D14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9" calcext:value-type="float">
            <text:p>139</text:p>
          </table:table-cell>
          <table:table-cell table:style-name="ce342" table:formula="of:=IFERROR(VLOOKUP([.A141];[$items.C:.F];4;0);&quot;ID not in use&quot;)" office:value-type="string" office:string-value="1X1" calcext:value-type="string">
            <text:p>1X1</text:p>
          </table:table-cell>
          <table:table-cell table:formula="of:=IF([.B141]=&quot;2X2&quot;;4;IF(OR([.B141]=&quot;1X2&quot;;[.B141]=&quot;2X1&quot;);2;IF([.B141]=&quot;1X1&quot;;1;0)))" office:value-type="float" office:value="1" calcext:value-type="float">
            <text:p>1</text:p>
          </table:table-cell>
          <table:table-cell table:formula="of:=IF([.C141]&gt;0;[.C141];MAX([.D140]-1;0))" office:value-type="float" office:value="1" calcext:value-type="float">
            <text:p>1</text:p>
          </table:table-cell>
          <table:table-cell table:style-name="ce806" table:formula="of:=[.D14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0" calcext:value-type="float">
            <text:p>140</text:p>
          </table:table-cell>
          <table:table-cell table:style-name="ce342" table:formula="of:=IFERROR(VLOOKUP([.A142];[$items.C:.F];4;0);&quot;ID not in use&quot;)" office:value-type="string" office:string-value="1X1" calcext:value-type="string">
            <text:p>1X1</text:p>
          </table:table-cell>
          <table:table-cell table:formula="of:=IF([.B142]=&quot;2X2&quot;;4;IF(OR([.B142]=&quot;1X2&quot;;[.B142]=&quot;2X1&quot;);2;IF([.B142]=&quot;1X1&quot;;1;0)))" office:value-type="float" office:value="1" calcext:value-type="float">
            <text:p>1</text:p>
          </table:table-cell>
          <table:table-cell table:formula="of:=IF([.C142]&gt;0;[.C142];MAX([.D141]-1;0))" office:value-type="float" office:value="1" calcext:value-type="float">
            <text:p>1</text:p>
          </table:table-cell>
          <table:table-cell table:style-name="ce806" table:formula="of:=[.D14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1" calcext:value-type="float">
            <text:p>141</text:p>
          </table:table-cell>
          <table:table-cell table:style-name="ce342" table:formula="of:=IFERROR(VLOOKUP([.A143];[$items.C:.F];4;0);&quot;ID not in use&quot;)" office:value-type="string" office:string-value="1X1" calcext:value-type="string">
            <text:p>1X1</text:p>
          </table:table-cell>
          <table:table-cell table:formula="of:=IF([.B143]=&quot;2X2&quot;;4;IF(OR([.B143]=&quot;1X2&quot;;[.B143]=&quot;2X1&quot;);2;IF([.B143]=&quot;1X1&quot;;1;0)))" office:value-type="float" office:value="1" calcext:value-type="float">
            <text:p>1</text:p>
          </table:table-cell>
          <table:table-cell table:formula="of:=IF([.C143]&gt;0;[.C143];MAX([.D142]-1;0))" office:value-type="float" office:value="1" calcext:value-type="float">
            <text:p>1</text:p>
          </table:table-cell>
          <table:table-cell table:style-name="ce806" table:formula="of:=[.D14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2" calcext:value-type="float">
            <text:p>142</text:p>
          </table:table-cell>
          <table:table-cell table:style-name="ce342" table:formula="of:=IFERROR(VLOOKUP([.A144];[$items.C:.F];4;0);&quot;ID not in use&quot;)" office:value-type="string" office:string-value="1X1" calcext:value-type="string">
            <text:p>1X1</text:p>
          </table:table-cell>
          <table:table-cell table:formula="of:=IF([.B144]=&quot;2X2&quot;;4;IF(OR([.B144]=&quot;1X2&quot;;[.B144]=&quot;2X1&quot;);2;IF([.B144]=&quot;1X1&quot;;1;0)))" office:value-type="float" office:value="1" calcext:value-type="float">
            <text:p>1</text:p>
          </table:table-cell>
          <table:table-cell table:formula="of:=IF([.C144]&gt;0;[.C144];MAX([.D143]-1;0))" office:value-type="float" office:value="1" calcext:value-type="float">
            <text:p>1</text:p>
          </table:table-cell>
          <table:table-cell table:style-name="ce806" table:formula="of:=[.D14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3" calcext:value-type="float">
            <text:p>143</text:p>
          </table:table-cell>
          <table:table-cell table:style-name="ce342" table:formula="of:=IFERROR(VLOOKUP([.A145];[$items.C:.F];4;0);&quot;ID not in use&quot;)" office:value-type="string" office:string-value="1X1" calcext:value-type="string">
            <text:p>1X1</text:p>
          </table:table-cell>
          <table:table-cell table:formula="of:=IF([.B145]=&quot;2X2&quot;;4;IF(OR([.B145]=&quot;1X2&quot;;[.B145]=&quot;2X1&quot;);2;IF([.B145]=&quot;1X1&quot;;1;0)))" office:value-type="float" office:value="1" calcext:value-type="float">
            <text:p>1</text:p>
          </table:table-cell>
          <table:table-cell table:formula="of:=IF([.C145]&gt;0;[.C145];MAX([.D144]-1;0))" office:value-type="float" office:value="1" calcext:value-type="float">
            <text:p>1</text:p>
          </table:table-cell>
          <table:table-cell table:style-name="ce806" table:formula="of:=[.D14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4" calcext:value-type="float">
            <text:p>144</text:p>
          </table:table-cell>
          <table:table-cell table:style-name="ce342" table:formula="of:=IFERROR(VLOOKUP([.A146];[$items.C:.F];4;0);&quot;ID not in use&quot;)" office:value-type="string" office:string-value="1X1" calcext:value-type="string">
            <text:p>1X1</text:p>
          </table:table-cell>
          <table:table-cell table:formula="of:=IF([.B146]=&quot;2X2&quot;;4;IF(OR([.B146]=&quot;1X2&quot;;[.B146]=&quot;2X1&quot;);2;IF([.B146]=&quot;1X1&quot;;1;0)))" office:value-type="float" office:value="1" calcext:value-type="float">
            <text:p>1</text:p>
          </table:table-cell>
          <table:table-cell table:formula="of:=IF([.C146]&gt;0;[.C146];MAX([.D145]-1;0))" office:value-type="float" office:value="1" calcext:value-type="float">
            <text:p>1</text:p>
          </table:table-cell>
          <table:table-cell table:style-name="ce806" table:formula="of:=[.D14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5" calcext:value-type="float">
            <text:p>145</text:p>
          </table:table-cell>
          <table:table-cell table:style-name="ce342" table:formula="of:=IFERROR(VLOOKUP([.A147];[$items.C:.F];4;0);&quot;ID not in use&quot;)" office:value-type="string" office:string-value="1X1" calcext:value-type="string">
            <text:p>1X1</text:p>
          </table:table-cell>
          <table:table-cell table:formula="of:=IF([.B147]=&quot;2X2&quot;;4;IF(OR([.B147]=&quot;1X2&quot;;[.B147]=&quot;2X1&quot;);2;IF([.B147]=&quot;1X1&quot;;1;0)))" office:value-type="float" office:value="1" calcext:value-type="float">
            <text:p>1</text:p>
          </table:table-cell>
          <table:table-cell table:formula="of:=IF([.C147]&gt;0;[.C147];MAX([.D146]-1;0))" office:value-type="float" office:value="1" calcext:value-type="float">
            <text:p>1</text:p>
          </table:table-cell>
          <table:table-cell table:style-name="ce806" table:formula="of:=[.D14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6" calcext:value-type="float">
            <text:p>146</text:p>
          </table:table-cell>
          <table:table-cell table:style-name="ce342" table:formula="of:=IFERROR(VLOOKUP([.A148];[$items.C:.F];4;0);&quot;ID not in use&quot;)" office:value-type="string" office:string-value="1X1" calcext:value-type="string">
            <text:p>1X1</text:p>
          </table:table-cell>
          <table:table-cell table:formula="of:=IF([.B148]=&quot;2X2&quot;;4;IF(OR([.B148]=&quot;1X2&quot;;[.B148]=&quot;2X1&quot;);2;IF([.B148]=&quot;1X1&quot;;1;0)))" office:value-type="float" office:value="1" calcext:value-type="float">
            <text:p>1</text:p>
          </table:table-cell>
          <table:table-cell table:formula="of:=IF([.C148]&gt;0;[.C148];MAX([.D147]-1;0))" office:value-type="float" office:value="1" calcext:value-type="float">
            <text:p>1</text:p>
          </table:table-cell>
          <table:table-cell table:style-name="ce806" table:formula="of:=[.D14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7" calcext:value-type="float">
            <text:p>147</text:p>
          </table:table-cell>
          <table:table-cell table:style-name="ce342" table:formula="of:=IFERROR(VLOOKUP([.A149];[$items.C:.F];4;0);&quot;ID not in use&quot;)" office:value-type="string" office:string-value="1X1" calcext:value-type="string">
            <text:p>1X1</text:p>
          </table:table-cell>
          <table:table-cell table:formula="of:=IF([.B149]=&quot;2X2&quot;;4;IF(OR([.B149]=&quot;1X2&quot;;[.B149]=&quot;2X1&quot;);2;IF([.B149]=&quot;1X1&quot;;1;0)))" office:value-type="float" office:value="1" calcext:value-type="float">
            <text:p>1</text:p>
          </table:table-cell>
          <table:table-cell table:formula="of:=IF([.C149]&gt;0;[.C149];MAX([.D148]-1;0))" office:value-type="float" office:value="1" calcext:value-type="float">
            <text:p>1</text:p>
          </table:table-cell>
          <table:table-cell table:style-name="ce806" table:formula="of:=[.D14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8" calcext:value-type="float">
            <text:p>148</text:p>
          </table:table-cell>
          <table:table-cell table:style-name="ce342" table:formula="of:=IFERROR(VLOOKUP([.A150];[$items.C:.F];4;0);&quot;ID not in use&quot;)" office:value-type="string" office:string-value="1X1" calcext:value-type="string">
            <text:p>1X1</text:p>
          </table:table-cell>
          <table:table-cell table:formula="of:=IF([.B150]=&quot;2X2&quot;;4;IF(OR([.B150]=&quot;1X2&quot;;[.B150]=&quot;2X1&quot;);2;IF([.B150]=&quot;1X1&quot;;1;0)))" office:value-type="float" office:value="1" calcext:value-type="float">
            <text:p>1</text:p>
          </table:table-cell>
          <table:table-cell table:formula="of:=IF([.C150]&gt;0;[.C150];MAX([.D149]-1;0))" office:value-type="float" office:value="1" calcext:value-type="float">
            <text:p>1</text:p>
          </table:table-cell>
          <table:table-cell table:style-name="ce806" table:formula="of:=[.D15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9" calcext:value-type="float">
            <text:p>149</text:p>
          </table:table-cell>
          <table:table-cell table:style-name="ce342" table:formula="of:=IFERROR(VLOOKUP([.A151];[$items.C:.F];4;0);&quot;ID not in use&quot;)" office:value-type="string" office:string-value="1X1" calcext:value-type="string">
            <text:p>1X1</text:p>
          </table:table-cell>
          <table:table-cell table:formula="of:=IF([.B151]=&quot;2X2&quot;;4;IF(OR([.B151]=&quot;1X2&quot;;[.B151]=&quot;2X1&quot;);2;IF([.B151]=&quot;1X1&quot;;1;0)))" office:value-type="float" office:value="1" calcext:value-type="float">
            <text:p>1</text:p>
          </table:table-cell>
          <table:table-cell table:formula="of:=IF([.C151]&gt;0;[.C151];MAX([.D150]-1;0))" office:value-type="float" office:value="1" calcext:value-type="float">
            <text:p>1</text:p>
          </table:table-cell>
          <table:table-cell table:style-name="ce806" table:formula="of:=[.D15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0" calcext:value-type="float">
            <text:p>150</text:p>
          </table:table-cell>
          <table:table-cell table:style-name="ce342" table:formula="of:=IFERROR(VLOOKUP([.A152];[$items.C:.F];4;0);&quot;ID not in use&quot;)" office:value-type="string" office:string-value="1X1" calcext:value-type="string">
            <text:p>1X1</text:p>
          </table:table-cell>
          <table:table-cell table:formula="of:=IF([.B152]=&quot;2X2&quot;;4;IF(OR([.B152]=&quot;1X2&quot;;[.B152]=&quot;2X1&quot;);2;IF([.B152]=&quot;1X1&quot;;1;0)))" office:value-type="float" office:value="1" calcext:value-type="float">
            <text:p>1</text:p>
          </table:table-cell>
          <table:table-cell table:formula="of:=IF([.C152]&gt;0;[.C152];MAX([.D151]-1;0))" office:value-type="float" office:value="1" calcext:value-type="float">
            <text:p>1</text:p>
          </table:table-cell>
          <table:table-cell table:style-name="ce806" table:formula="of:=[.D15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1" calcext:value-type="float">
            <text:p>151</text:p>
          </table:table-cell>
          <table:table-cell table:style-name="ce342" table:formula="of:=IFERROR(VLOOKUP([.A153];[$items.C:.F];4;0);&quot;ID not in use&quot;)" office:value-type="string" office:string-value="1X1" calcext:value-type="string">
            <text:p>1X1</text:p>
          </table:table-cell>
          <table:table-cell table:formula="of:=IF([.B153]=&quot;2X2&quot;;4;IF(OR([.B153]=&quot;1X2&quot;;[.B153]=&quot;2X1&quot;);2;IF([.B153]=&quot;1X1&quot;;1;0)))" office:value-type="float" office:value="1" calcext:value-type="float">
            <text:p>1</text:p>
          </table:table-cell>
          <table:table-cell table:formula="of:=IF([.C153]&gt;0;[.C153];MAX([.D152]-1;0))" office:value-type="float" office:value="1" calcext:value-type="float">
            <text:p>1</text:p>
          </table:table-cell>
          <table:table-cell table:style-name="ce806" table:formula="of:=[.D15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2" calcext:value-type="float">
            <text:p>152</text:p>
          </table:table-cell>
          <table:table-cell table:style-name="ce342" table:formula="of:=IFERROR(VLOOKUP([.A154];[$items.C:.F];4;0);&quot;ID not in use&quot;)" office:value-type="string" office:string-value="1X1" calcext:value-type="string">
            <text:p>1X1</text:p>
          </table:table-cell>
          <table:table-cell table:formula="of:=IF([.B154]=&quot;2X2&quot;;4;IF(OR([.B154]=&quot;1X2&quot;;[.B154]=&quot;2X1&quot;);2;IF([.B154]=&quot;1X1&quot;;1;0)))" office:value-type="float" office:value="1" calcext:value-type="float">
            <text:p>1</text:p>
          </table:table-cell>
          <table:table-cell table:formula="of:=IF([.C154]&gt;0;[.C154];MAX([.D153]-1;0))" office:value-type="float" office:value="1" calcext:value-type="float">
            <text:p>1</text:p>
          </table:table-cell>
          <table:table-cell table:style-name="ce806" table:formula="of:=[.D15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3" calcext:value-type="float">
            <text:p>153</text:p>
          </table:table-cell>
          <table:table-cell table:style-name="ce342" table:formula="of:=IFERROR(VLOOKUP([.A155];[$items.C:.F];4;0);&quot;ID not in use&quot;)" office:value-type="string" office:string-value="1X1" calcext:value-type="string">
            <text:p>1X1</text:p>
          </table:table-cell>
          <table:table-cell table:formula="of:=IF([.B155]=&quot;2X2&quot;;4;IF(OR([.B155]=&quot;1X2&quot;;[.B155]=&quot;2X1&quot;);2;IF([.B155]=&quot;1X1&quot;;1;0)))" office:value-type="float" office:value="1" calcext:value-type="float">
            <text:p>1</text:p>
          </table:table-cell>
          <table:table-cell table:formula="of:=IF([.C155]&gt;0;[.C155];MAX([.D154]-1;0))" office:value-type="float" office:value="1" calcext:value-type="float">
            <text:p>1</text:p>
          </table:table-cell>
          <table:table-cell table:style-name="ce806" table:formula="of:=[.D15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4" calcext:value-type="float">
            <text:p>154</text:p>
          </table:table-cell>
          <table:table-cell table:style-name="ce342" table:formula="of:=IFERROR(VLOOKUP([.A156];[$items.C:.F];4;0);&quot;ID not in use&quot;)" office:value-type="string" office:string-value="1X1" calcext:value-type="string">
            <text:p>1X1</text:p>
          </table:table-cell>
          <table:table-cell table:formula="of:=IF([.B156]=&quot;2X2&quot;;4;IF(OR([.B156]=&quot;1X2&quot;;[.B156]=&quot;2X1&quot;);2;IF([.B156]=&quot;1X1&quot;;1;0)))" office:value-type="float" office:value="1" calcext:value-type="float">
            <text:p>1</text:p>
          </table:table-cell>
          <table:table-cell table:formula="of:=IF([.C156]&gt;0;[.C156];MAX([.D155]-1;0))" office:value-type="float" office:value="1" calcext:value-type="float">
            <text:p>1</text:p>
          </table:table-cell>
          <table:table-cell table:style-name="ce806" table:formula="of:=[.D15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5" calcext:value-type="float">
            <text:p>155</text:p>
          </table:table-cell>
          <table:table-cell table:style-name="ce342" table:formula="of:=IFERROR(VLOOKUP([.A157];[$items.C:.F];4;0);&quot;ID not in use&quot;)" office:value-type="string" office:string-value="1X1" calcext:value-type="string">
            <text:p>1X1</text:p>
          </table:table-cell>
          <table:table-cell table:formula="of:=IF([.B157]=&quot;2X2&quot;;4;IF(OR([.B157]=&quot;1X2&quot;;[.B157]=&quot;2X1&quot;);2;IF([.B157]=&quot;1X1&quot;;1;0)))" office:value-type="float" office:value="1" calcext:value-type="float">
            <text:p>1</text:p>
          </table:table-cell>
          <table:table-cell table:formula="of:=IF([.C157]&gt;0;[.C157];MAX([.D156]-1;0))" office:value-type="float" office:value="1" calcext:value-type="float">
            <text:p>1</text:p>
          </table:table-cell>
          <table:table-cell table:style-name="ce806" table:formula="of:=[.D15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6" calcext:value-type="float">
            <text:p>156</text:p>
          </table:table-cell>
          <table:table-cell table:style-name="ce342" table:formula="of:=IFERROR(VLOOKUP([.A158];[$items.C:.F];4;0);&quot;ID not in use&quot;)" office:value-type="string" office:string-value="1X1" calcext:value-type="string">
            <text:p>1X1</text:p>
          </table:table-cell>
          <table:table-cell table:formula="of:=IF([.B158]=&quot;2X2&quot;;4;IF(OR([.B158]=&quot;1X2&quot;;[.B158]=&quot;2X1&quot;);2;IF([.B158]=&quot;1X1&quot;;1;0)))" office:value-type="float" office:value="1" calcext:value-type="float">
            <text:p>1</text:p>
          </table:table-cell>
          <table:table-cell table:formula="of:=IF([.C158]&gt;0;[.C158];MAX([.D157]-1;0))" office:value-type="float" office:value="1" calcext:value-type="float">
            <text:p>1</text:p>
          </table:table-cell>
          <table:table-cell table:style-name="ce806" table:formula="of:=[.D15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7" calcext:value-type="float">
            <text:p>157</text:p>
          </table:table-cell>
          <table:table-cell table:style-name="ce342" table:formula="of:=IFERROR(VLOOKUP([.A159];[$items.C:.F];4;0);&quot;ID not in use&quot;)" office:value-type="string" office:string-value="1X1" calcext:value-type="string">
            <text:p>1X1</text:p>
          </table:table-cell>
          <table:table-cell table:formula="of:=IF([.B159]=&quot;2X2&quot;;4;IF(OR([.B159]=&quot;1X2&quot;;[.B159]=&quot;2X1&quot;);2;IF([.B159]=&quot;1X1&quot;;1;0)))" office:value-type="float" office:value="1" calcext:value-type="float">
            <text:p>1</text:p>
          </table:table-cell>
          <table:table-cell table:formula="of:=IF([.C159]&gt;0;[.C159];MAX([.D158]-1;0))" office:value-type="float" office:value="1" calcext:value-type="float">
            <text:p>1</text:p>
          </table:table-cell>
          <table:table-cell table:style-name="ce806" table:formula="of:=[.D15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8" calcext:value-type="float">
            <text:p>158</text:p>
          </table:table-cell>
          <table:table-cell table:style-name="ce342" table:formula="of:=IFERROR(VLOOKUP([.A160];[$items.C:.F];4;0);&quot;ID not in use&quot;)" office:value-type="string" office:string-value="1X1" calcext:value-type="string">
            <text:p>1X1</text:p>
          </table:table-cell>
          <table:table-cell table:formula="of:=IF([.B160]=&quot;2X2&quot;;4;IF(OR([.B160]=&quot;1X2&quot;;[.B160]=&quot;2X1&quot;);2;IF([.B160]=&quot;1X1&quot;;1;0)))" office:value-type="float" office:value="1" calcext:value-type="float">
            <text:p>1</text:p>
          </table:table-cell>
          <table:table-cell table:formula="of:=IF([.C160]&gt;0;[.C160];MAX([.D159]-1;0))" office:value-type="float" office:value="1" calcext:value-type="float">
            <text:p>1</text:p>
          </table:table-cell>
          <table:table-cell table:style-name="ce806" table:formula="of:=[.D16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9" calcext:value-type="float">
            <text:p>159</text:p>
          </table:table-cell>
          <table:table-cell table:style-name="ce342" table:formula="of:=IFERROR(VLOOKUP([.A161];[$items.C:.F];4;0);&quot;ID not in use&quot;)" office:value-type="string" office:string-value="1X1" calcext:value-type="string">
            <text:p>1X1</text:p>
          </table:table-cell>
          <table:table-cell table:formula="of:=IF([.B161]=&quot;2X2&quot;;4;IF(OR([.B161]=&quot;1X2&quot;;[.B161]=&quot;2X1&quot;);2;IF([.B161]=&quot;1X1&quot;;1;0)))" office:value-type="float" office:value="1" calcext:value-type="float">
            <text:p>1</text:p>
          </table:table-cell>
          <table:table-cell table:formula="of:=IF([.C161]&gt;0;[.C161];MAX([.D160]-1;0))" office:value-type="float" office:value="1" calcext:value-type="float">
            <text:p>1</text:p>
          </table:table-cell>
          <table:table-cell table:style-name="ce806" table:formula="of:=[.D16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0" calcext:value-type="float">
            <text:p>160</text:p>
          </table:table-cell>
          <table:table-cell table:style-name="ce342" table:formula="of:=IFERROR(VLOOKUP([.A162];[$items.C:.F];4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806" table:formula="of:=[.D1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1" calcext:value-type="float">
            <text:p>161</text:p>
          </table:table-cell>
          <table:table-cell table:style-name="ce342" table:formula="of:=IFERROR(VLOOKUP([.A163];[$items.C:.F];4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806" table:formula="of:=[.D1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2" calcext:value-type="float">
            <text:p>162</text:p>
          </table:table-cell>
          <table:table-cell table:style-name="ce342" table:formula="of:=IFERROR(VLOOKUP([.A164];[$items.C:.F];4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806" table:formula="of:=[.D1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3" calcext:value-type="float">
            <text:p>163</text:p>
          </table:table-cell>
          <table:table-cell table:style-name="ce342" table:formula="of:=IFERROR(VLOOKUP([.A165];[$items.C:.F];4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806" table:formula="of:=[.D1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4" calcext:value-type="float">
            <text:p>164</text:p>
          </table:table-cell>
          <table:table-cell table:style-name="ce342" table:formula="of:=IFERROR(VLOOKUP([.A166];[$items.C:.F];4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806" table:formula="of:=[.D16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5" calcext:value-type="float">
            <text:p>165</text:p>
          </table:table-cell>
          <table:table-cell table:style-name="ce342" table:formula="of:=IFERROR(VLOOKUP([.A167];[$items.C:.F];4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806" table:formula="of:=[.D16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6" calcext:value-type="float">
            <text:p>166</text:p>
          </table:table-cell>
          <table:table-cell table:style-name="ce342" table:formula="of:=IFERROR(VLOOKUP([.A168];[$items.C:.F];4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806" table:formula="of:=[.D1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7" calcext:value-type="float">
            <text:p>167</text:p>
          </table:table-cell>
          <table:table-cell table:style-name="ce342" table:formula="of:=IFERROR(VLOOKUP([.A169];[$items.C:.F];4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806" table:formula="of:=[.D1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8" calcext:value-type="float">
            <text:p>168</text:p>
          </table:table-cell>
          <table:table-cell table:style-name="ce342" table:formula="of:=IFERROR(VLOOKUP([.A170];[$items.C:.F];4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806" table:formula="of:=[.D1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9" calcext:value-type="float">
            <text:p>169</text:p>
          </table:table-cell>
          <table:table-cell table:style-name="ce342" table:formula="of:=IFERROR(VLOOKUP([.A171];[$items.C:.F];4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806" table:formula="of:=[.D1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0" calcext:value-type="float">
            <text:p>170</text:p>
          </table:table-cell>
          <table:table-cell table:style-name="ce342" table:formula="of:=IFERROR(VLOOKUP([.A172];[$items.C:.F];4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806" table:formula="of:=[.D1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1" calcext:value-type="float">
            <text:p>171</text:p>
          </table:table-cell>
          <table:table-cell table:style-name="ce342" table:formula="of:=IFERROR(VLOOKUP([.A173];[$items.C:.F];4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806" table:formula="of:=[.D1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2" calcext:value-type="float">
            <text:p>172</text:p>
          </table:table-cell>
          <table:table-cell table:style-name="ce342" table:formula="of:=IFERROR(VLOOKUP([.A174];[$items.C:.F];4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806" table:formula="of:=[.D1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3" calcext:value-type="float">
            <text:p>173</text:p>
          </table:table-cell>
          <table:table-cell table:style-name="ce342" table:formula="of:=IFERROR(VLOOKUP([.A175];[$items.C:.F];4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806" table:formula="of:=[.D1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4" calcext:value-type="float">
            <text:p>174</text:p>
          </table:table-cell>
          <table:table-cell table:style-name="ce342" table:formula="of:=IFERROR(VLOOKUP([.A176];[$items.C:.F];4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806" table:formula="of:=[.D17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5" calcext:value-type="float">
            <text:p>175</text:p>
          </table:table-cell>
          <table:table-cell table:style-name="ce342" table:formula="of:=IFERROR(VLOOKUP([.A177];[$items.C:.F];4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806" table:formula="of:=[.D17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6" calcext:value-type="float">
            <text:p>176</text:p>
          </table:table-cell>
          <table:table-cell table:style-name="ce342" table:formula="of:=IFERROR(VLOOKUP([.A178];[$items.C:.F];4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806" table:formula="of:=[.D17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7" calcext:value-type="float">
            <text:p>177</text:p>
          </table:table-cell>
          <table:table-cell table:style-name="ce342" table:formula="of:=IFERROR(VLOOKUP([.A179];[$items.C:.F];4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806" table:formula="of:=[.D17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8" calcext:value-type="float">
            <text:p>178</text:p>
          </table:table-cell>
          <table:table-cell table:style-name="ce342" table:formula="of:=IFERROR(VLOOKUP([.A180];[$items.C:.F];4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806" table:formula="of:=[.D18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9" calcext:value-type="float">
            <text:p>179</text:p>
          </table:table-cell>
          <table:table-cell table:style-name="ce342" table:formula="of:=IFERROR(VLOOKUP([.A181];[$items.C:.F];4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806" table:formula="of:=[.D18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0" calcext:value-type="float">
            <text:p>180</text:p>
          </table:table-cell>
          <table:table-cell table:style-name="ce342" table:formula="of:=IFERROR(VLOOKUP([.A182];[$items.C:.F];4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806" table:formula="of:=[.D18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1" calcext:value-type="float">
            <text:p>181</text:p>
          </table:table-cell>
          <table:table-cell table:style-name="ce342" table:formula="of:=IFERROR(VLOOKUP([.A183];[$items.C:.F];4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806" table:formula="of:=[.D18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2" calcext:value-type="float">
            <text:p>182</text:p>
          </table:table-cell>
          <table:table-cell table:style-name="ce342" table:formula="of:=IFERROR(VLOOKUP([.A184];[$items.C:.F];4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806" table:formula="of:=[.D18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3" calcext:value-type="float">
            <text:p>183</text:p>
          </table:table-cell>
          <table:table-cell table:style-name="ce342" table:formula="of:=IFERROR(VLOOKUP([.A185];[$items.C:.F];4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806" table:formula="of:=[.D18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4" calcext:value-type="float">
            <text:p>184</text:p>
          </table:table-cell>
          <table:table-cell table:style-name="ce342" table:formula="of:=IFERROR(VLOOKUP([.A186];[$items.C:.F];4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806" table:formula="of:=[.D18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5" calcext:value-type="float">
            <text:p>185</text:p>
          </table:table-cell>
          <table:table-cell table:style-name="ce342" table:formula="of:=IFERROR(VLOOKUP([.A187];[$items.C:.F];4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806" table:formula="of:=[.D18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6" calcext:value-type="float">
            <text:p>186</text:p>
          </table:table-cell>
          <table:table-cell table:style-name="ce342" table:formula="of:=IFERROR(VLOOKUP([.A188];[$items.C:.F];4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806" table:formula="of:=[.D18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7" calcext:value-type="float">
            <text:p>187</text:p>
          </table:table-cell>
          <table:table-cell table:style-name="ce342" table:formula="of:=IFERROR(VLOOKUP([.A189];[$items.C:.F];4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806" table:formula="of:=[.D18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8" calcext:value-type="float">
            <text:p>188</text:p>
          </table:table-cell>
          <table:table-cell table:style-name="ce342" table:formula="of:=IFERROR(VLOOKUP([.A190];[$items.C:.F];4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806" table:formula="of:=[.D19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9" calcext:value-type="float">
            <text:p>189</text:p>
          </table:table-cell>
          <table:table-cell table:style-name="ce342" table:formula="of:=IFERROR(VLOOKUP([.A191];[$items.C:.F];4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806" table:formula="of:=[.D19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0" calcext:value-type="float">
            <text:p>190</text:p>
          </table:table-cell>
          <table:table-cell table:style-name="ce342" table:formula="of:=IFERROR(VLOOKUP([.A192];[$items.C:.F];4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806" table:formula="of:=[.D19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1" calcext:value-type="float">
            <text:p>191</text:p>
          </table:table-cell>
          <table:table-cell table:style-name="ce342" table:formula="of:=IFERROR(VLOOKUP([.A193];[$items.C:.F];4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806" table:formula="of:=[.D19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2" calcext:value-type="float">
            <text:p>192</text:p>
          </table:table-cell>
          <table:table-cell table:style-name="ce342" table:formula="of:=IFERROR(VLOOKUP([.A194];[$items.C:.F];4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806" table:formula="of:=[.D19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3" calcext:value-type="float">
            <text:p>193</text:p>
          </table:table-cell>
          <table:table-cell table:style-name="ce342" table:formula="of:=IFERROR(VLOOKUP([.A195];[$items.C:.F];4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806" table:formula="of:=[.D19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4" calcext:value-type="float">
            <text:p>194</text:p>
          </table:table-cell>
          <table:table-cell table:style-name="ce342" table:formula="of:=IFERROR(VLOOKUP([.A196];[$items.C:.F];4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806" table:formula="of:=[.D19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5" calcext:value-type="float">
            <text:p>195</text:p>
          </table:table-cell>
          <table:table-cell table:style-name="ce342" table:formula="of:=IFERROR(VLOOKUP([.A197];[$items.C:.F];4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806" table:formula="of:=[.D19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6" calcext:value-type="float">
            <text:p>196</text:p>
          </table:table-cell>
          <table:table-cell table:style-name="ce342" table:formula="of:=IFERROR(VLOOKUP([.A198];[$items.C:.F];4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806" table:formula="of:=[.D19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7" calcext:value-type="float">
            <text:p>197</text:p>
          </table:table-cell>
          <table:table-cell table:style-name="ce342" table:formula="of:=IFERROR(VLOOKUP([.A199];[$items.C:.F];4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806" table:formula="of:=[.D19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8" calcext:value-type="float">
            <text:p>198</text:p>
          </table:table-cell>
          <table:table-cell table:style-name="ce342" table:formula="of:=IFERROR(VLOOKUP([.A200];[$items.C:.F];4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806" table:formula="of:=[.D20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9" calcext:value-type="float">
            <text:p>199</text:p>
          </table:table-cell>
          <table:table-cell table:style-name="ce342" table:formula="of:=IFERROR(VLOOKUP([.A201];[$items.C:.F];4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806" table:formula="of:=[.D20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0" calcext:value-type="float">
            <text:p>200</text:p>
          </table:table-cell>
          <table:table-cell table:style-name="ce342" table:formula="of:=IFERROR(VLOOKUP([.A202];[$items.C:.F];4;0);&quot;ID not in use&quot;)" office:value-type="string" office:string-value="2X2" calcext:value-type="string">
            <text:p>2X2</text:p>
          </table:table-cell>
          <table:table-cell table:formula="of:=IF([.B202]=&quot;2X2&quot;;4;IF(OR([.B202]=&quot;1X2&quot;;[.B202]=&quot;2X1&quot;);2;IF([.B202]=&quot;1X1&quot;;1;0)))" office:value-type="float" office:value="4" calcext:value-type="float">
            <text:p>4</text:p>
          </table:table-cell>
          <table:table-cell table:formula="of:=IF([.C202]&gt;0;[.C202];MAX([.D201]-1;0))" office:value-type="float" office:value="4" calcext:value-type="float">
            <text:p>4</text:p>
          </table:table-cell>
          <table:table-cell table:style-name="ce806" table:formula="of:=[.D20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1" calcext:value-type="float">
            <text:p>201</text:p>
          </table:table-cell>
          <table:table-cell table:style-name="ce342" table:formula="of:=IFERROR(VLOOKUP([.A203];[$items.C:.F];4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3" calcext:value-type="float">
            <text:p>3</text:p>
          </table:table-cell>
          <table:table-cell table:style-name="ce806" table:formula="of:=[.D20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2" calcext:value-type="float">
            <text:p>202</text:p>
          </table:table-cell>
          <table:table-cell table:style-name="ce342" table:formula="of:=IFERROR(VLOOKUP([.A204];[$items.C:.F];4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2" calcext:value-type="float">
            <text:p>2</text:p>
          </table:table-cell>
          <table:table-cell table:style-name="ce806" table:formula="of:=[.D20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3" calcext:value-type="float">
            <text:p>203</text:p>
          </table:table-cell>
          <table:table-cell table:style-name="ce342" table:formula="of:=IFERROR(VLOOKUP([.A205];[$items.C:.F];4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1" calcext:value-type="float">
            <text:p>1</text:p>
          </table:table-cell>
          <table:table-cell table:style-name="ce806" table:formula="of:=[.D20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4" calcext:value-type="float">
            <text:p>204</text:p>
          </table:table-cell>
          <table:table-cell table:style-name="ce342" table:formula="of:=IFERROR(VLOOKUP([.A206];[$items.C:.F];4;0);&quot;ID not in use&quot;)" office:value-type="string" office:string-value="2X2" calcext:value-type="string">
            <text:p>2X2</text:p>
          </table:table-cell>
          <table:table-cell table:formula="of:=IF([.B206]=&quot;2X2&quot;;4;IF(OR([.B206]=&quot;1X2&quot;;[.B206]=&quot;2X1&quot;);2;IF([.B206]=&quot;1X1&quot;;1;0)))" office:value-type="float" office:value="4" calcext:value-type="float">
            <text:p>4</text:p>
          </table:table-cell>
          <table:table-cell table:formula="of:=IF([.C206]&gt;0;[.C206];MAX([.D205]-1;0))" office:value-type="float" office:value="4" calcext:value-type="float">
            <text:p>4</text:p>
          </table:table-cell>
          <table:table-cell table:style-name="ce806" table:formula="of:=[.D20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5" calcext:value-type="float">
            <text:p>205</text:p>
          </table:table-cell>
          <table:table-cell table:style-name="ce342" table:formula="of:=IFERROR(VLOOKUP([.A207];[$items.C:.F];4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3" calcext:value-type="float">
            <text:p>3</text:p>
          </table:table-cell>
          <table:table-cell table:style-name="ce806" table:formula="of:=[.D20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6" calcext:value-type="float">
            <text:p>206</text:p>
          </table:table-cell>
          <table:table-cell table:style-name="ce342" table:formula="of:=IFERROR(VLOOKUP([.A208];[$items.C:.F];4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2" calcext:value-type="float">
            <text:p>2</text:p>
          </table:table-cell>
          <table:table-cell table:style-name="ce806" table:formula="of:=[.D20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7" calcext:value-type="float">
            <text:p>207</text:p>
          </table:table-cell>
          <table:table-cell table:style-name="ce342" table:formula="of:=IFERROR(VLOOKUP([.A209];[$items.C:.F];4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1" calcext:value-type="float">
            <text:p>1</text:p>
          </table:table-cell>
          <table:table-cell table:style-name="ce806" table:formula="of:=[.D20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8" calcext:value-type="float">
            <text:p>208</text:p>
          </table:table-cell>
          <table:table-cell table:style-name="ce342" table:formula="of:=IFERROR(VLOOKUP([.A210];[$items.C:.F];4;0);&quot;ID not in use&quot;)" office:value-type="string" office:string-value="2X2" calcext:value-type="string">
            <text:p>2X2</text:p>
          </table:table-cell>
          <table:table-cell table:formula="of:=IF([.B210]=&quot;2X2&quot;;4;IF(OR([.B210]=&quot;1X2&quot;;[.B210]=&quot;2X1&quot;);2;IF([.B210]=&quot;1X1&quot;;1;0)))" office:value-type="float" office:value="4" calcext:value-type="float">
            <text:p>4</text:p>
          </table:table-cell>
          <table:table-cell table:formula="of:=IF([.C210]&gt;0;[.C210];MAX([.D209]-1;0))" office:value-type="float" office:value="4" calcext:value-type="float">
            <text:p>4</text:p>
          </table:table-cell>
          <table:table-cell table:style-name="ce806" table:formula="of:=[.D2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9" calcext:value-type="float">
            <text:p>209</text:p>
          </table:table-cell>
          <table:table-cell table:style-name="ce342" table:formula="of:=IFERROR(VLOOKUP([.A211];[$items.C:.F];4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3" calcext:value-type="float">
            <text:p>3</text:p>
          </table:table-cell>
          <table:table-cell table:style-name="ce806" table:formula="of:=[.D2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0" calcext:value-type="float">
            <text:p>210</text:p>
          </table:table-cell>
          <table:table-cell table:style-name="ce342" table:formula="of:=IFERROR(VLOOKUP([.A212];[$items.C:.F];4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2" calcext:value-type="float">
            <text:p>2</text:p>
          </table:table-cell>
          <table:table-cell table:style-name="ce806" table:formula="of:=[.D2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1" calcext:value-type="float">
            <text:p>211</text:p>
          </table:table-cell>
          <table:table-cell table:style-name="ce342" table:formula="of:=IFERROR(VLOOKUP([.A213];[$items.C:.F];4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1" calcext:value-type="float">
            <text:p>1</text:p>
          </table:table-cell>
          <table:table-cell table:style-name="ce806" table:formula="of:=[.D2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2" calcext:value-type="float">
            <text:p>212</text:p>
          </table:table-cell>
          <table:table-cell table:style-name="ce342" table:formula="of:=IFERROR(VLOOKUP([.A214];[$items.C:.F];4;0);&quot;ID not in use&quot;)" office:value-type="string" office:string-value="2X2" calcext:value-type="string">
            <text:p>2X2</text:p>
          </table:table-cell>
          <table:table-cell table:formula="of:=IF([.B214]=&quot;2X2&quot;;4;IF(OR([.B214]=&quot;1X2&quot;;[.B214]=&quot;2X1&quot;);2;IF([.B214]=&quot;1X1&quot;;1;0)))" office:value-type="float" office:value="4" calcext:value-type="float">
            <text:p>4</text:p>
          </table:table-cell>
          <table:table-cell table:formula="of:=IF([.C214]&gt;0;[.C214];MAX([.D213]-1;0))" office:value-type="float" office:value="4" calcext:value-type="float">
            <text:p>4</text:p>
          </table:table-cell>
          <table:table-cell table:style-name="ce806" table:formula="of:=[.D2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3" calcext:value-type="float">
            <text:p>213</text:p>
          </table:table-cell>
          <table:table-cell table:style-name="ce342" table:formula="of:=IFERROR(VLOOKUP([.A215];[$items.C:.F];4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3" calcext:value-type="float">
            <text:p>3</text:p>
          </table:table-cell>
          <table:table-cell table:style-name="ce806" table:formula="of:=[.D2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4" calcext:value-type="float">
            <text:p>214</text:p>
          </table:table-cell>
          <table:table-cell table:style-name="ce342" table:formula="of:=IFERROR(VLOOKUP([.A216];[$items.C:.F];4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2" calcext:value-type="float">
            <text:p>2</text:p>
          </table:table-cell>
          <table:table-cell table:style-name="ce806" table:formula="of:=[.D2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5" calcext:value-type="float">
            <text:p>215</text:p>
          </table:table-cell>
          <table:table-cell table:style-name="ce342" table:formula="of:=IFERROR(VLOOKUP([.A217];[$items.C:.F];4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1" calcext:value-type="float">
            <text:p>1</text:p>
          </table:table-cell>
          <table:table-cell table:style-name="ce806" table:formula="of:=[.D2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6" calcext:value-type="float">
            <text:p>216</text:p>
          </table:table-cell>
          <table:table-cell table:style-name="ce342" table:formula="of:=IFERROR(VLOOKUP([.A218];[$items.C:.F];4;0);&quot;ID not in use&quot;)" office:value-type="string" office:string-value="2X2" calcext:value-type="string">
            <text:p>2X2</text:p>
          </table:table-cell>
          <table:table-cell table:formula="of:=IF([.B218]=&quot;2X2&quot;;4;IF(OR([.B218]=&quot;1X2&quot;;[.B218]=&quot;2X1&quot;);2;IF([.B218]=&quot;1X1&quot;;1;0)))" office:value-type="float" office:value="4" calcext:value-type="float">
            <text:p>4</text:p>
          </table:table-cell>
          <table:table-cell table:formula="of:=IF([.C218]&gt;0;[.C218];MAX([.D217]-1;0))" office:value-type="float" office:value="4" calcext:value-type="float">
            <text:p>4</text:p>
          </table:table-cell>
          <table:table-cell table:style-name="ce806" table:formula="of:=[.D2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7" calcext:value-type="float">
            <text:p>217</text:p>
          </table:table-cell>
          <table:table-cell table:style-name="ce342" table:formula="of:=IFERROR(VLOOKUP([.A219];[$items.C:.F];4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3" calcext:value-type="float">
            <text:p>3</text:p>
          </table:table-cell>
          <table:table-cell table:style-name="ce806" table:formula="of:=[.D2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8" calcext:value-type="float">
            <text:p>218</text:p>
          </table:table-cell>
          <table:table-cell table:style-name="ce342" table:formula="of:=IFERROR(VLOOKUP([.A220];[$items.C:.F];4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2" calcext:value-type="float">
            <text:p>2</text:p>
          </table:table-cell>
          <table:table-cell table:style-name="ce806" table:formula="of:=[.D2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9" calcext:value-type="float">
            <text:p>219</text:p>
          </table:table-cell>
          <table:table-cell table:style-name="ce342" table:formula="of:=IFERROR(VLOOKUP([.A221];[$items.C:.F];4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1" calcext:value-type="float">
            <text:p>1</text:p>
          </table:table-cell>
          <table:table-cell table:style-name="ce806" table:formula="of:=[.D2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0" calcext:value-type="float">
            <text:p>220</text:p>
          </table:table-cell>
          <table:table-cell table:style-name="ce342" table:formula="of:=IFERROR(VLOOKUP([.A222];[$items.C:.F];4;0);&quot;ID not in use&quot;)" office:value-type="string" office:string-value="2X2" calcext:value-type="string">
            <text:p>2X2</text:p>
          </table:table-cell>
          <table:table-cell table:formula="of:=IF([.B222]=&quot;2X2&quot;;4;IF(OR([.B222]=&quot;1X2&quot;;[.B222]=&quot;2X1&quot;);2;IF([.B222]=&quot;1X1&quot;;1;0)))" office:value-type="float" office:value="4" calcext:value-type="float">
            <text:p>4</text:p>
          </table:table-cell>
          <table:table-cell table:formula="of:=IF([.C222]&gt;0;[.C222];MAX([.D221]-1;0))" office:value-type="float" office:value="4" calcext:value-type="float">
            <text:p>4</text:p>
          </table:table-cell>
          <table:table-cell table:style-name="ce806" table:formula="of:=[.D2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1" calcext:value-type="float">
            <text:p>221</text:p>
          </table:table-cell>
          <table:table-cell table:style-name="ce342" table:formula="of:=IFERROR(VLOOKUP([.A223];[$items.C:.F];4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3" calcext:value-type="float">
            <text:p>3</text:p>
          </table:table-cell>
          <table:table-cell table:style-name="ce806" table:formula="of:=[.D2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2" calcext:value-type="float">
            <text:p>222</text:p>
          </table:table-cell>
          <table:table-cell table:style-name="ce342" table:formula="of:=IFERROR(VLOOKUP([.A224];[$items.C:.F];4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2" calcext:value-type="float">
            <text:p>2</text:p>
          </table:table-cell>
          <table:table-cell table:style-name="ce806" table:formula="of:=[.D2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3" calcext:value-type="float">
            <text:p>223</text:p>
          </table:table-cell>
          <table:table-cell table:style-name="ce342" table:formula="of:=IFERROR(VLOOKUP([.A225];[$items.C:.F];4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1" calcext:value-type="float">
            <text:p>1</text:p>
          </table:table-cell>
          <table:table-cell table:style-name="ce806" table:formula="of:=[.D2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4" calcext:value-type="float">
            <text:p>224</text:p>
          </table:table-cell>
          <table:table-cell table:style-name="ce342" table:formula="of:=IFERROR(VLOOKUP([.A226];[$items.C:.F];4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806" table:formula="of:=[.D2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5" calcext:value-type="float">
            <text:p>225</text:p>
          </table:table-cell>
          <table:table-cell table:style-name="ce342" table:formula="of:=IFERROR(VLOOKUP([.A227];[$items.C:.F];4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806" table:formula="of:=[.D2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6" calcext:value-type="float">
            <text:p>226</text:p>
          </table:table-cell>
          <table:table-cell table:style-name="ce342" table:formula="of:=IFERROR(VLOOKUP([.A228];[$items.C:.F];4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806" table:formula="of:=[.D2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7" calcext:value-type="float">
            <text:p>227</text:p>
          </table:table-cell>
          <table:table-cell table:style-name="ce342" table:formula="of:=IFERROR(VLOOKUP([.A229];[$items.C:.F];4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806" table:formula="of:=[.D2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8" calcext:value-type="float">
            <text:p>228</text:p>
          </table:table-cell>
          <table:table-cell table:style-name="ce342" table:formula="of:=IFERROR(VLOOKUP([.A230];[$items.C:.F];4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806" table:formula="of:=[.D2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9" calcext:value-type="float">
            <text:p>229</text:p>
          </table:table-cell>
          <table:table-cell table:style-name="ce342" table:formula="of:=IFERROR(VLOOKUP([.A231];[$items.C:.F];4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806" table:formula="of:=[.D2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0" calcext:value-type="float">
            <text:p>230</text:p>
          </table:table-cell>
          <table:table-cell table:style-name="ce342" table:formula="of:=IFERROR(VLOOKUP([.A232];[$items.C:.F];4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806" table:formula="of:=[.D2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1" calcext:value-type="float">
            <text:p>231</text:p>
          </table:table-cell>
          <table:table-cell table:style-name="ce342" table:formula="of:=IFERROR(VLOOKUP([.A233];[$items.C:.F];4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806" table:formula="of:=[.D2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2" calcext:value-type="float">
            <text:p>232</text:p>
          </table:table-cell>
          <table:table-cell table:style-name="ce342" table:formula="of:=IFERROR(VLOOKUP([.A234];[$items.C:.F];4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806" table:formula="of:=[.D2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3" calcext:value-type="float">
            <text:p>233</text:p>
          </table:table-cell>
          <table:table-cell table:style-name="ce342" table:formula="of:=IFERROR(VLOOKUP([.A235];[$items.C:.F];4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806" table:formula="of:=[.D2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4" calcext:value-type="float">
            <text:p>234</text:p>
          </table:table-cell>
          <table:table-cell table:style-name="ce342" table:formula="of:=IFERROR(VLOOKUP([.A236];[$items.C:.F];4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806" table:formula="of:=[.D2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5" calcext:value-type="float">
            <text:p>235</text:p>
          </table:table-cell>
          <table:table-cell table:style-name="ce342" table:formula="of:=IFERROR(VLOOKUP([.A237];[$items.C:.F];4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806" table:formula="of:=[.D2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6" calcext:value-type="float">
            <text:p>236</text:p>
          </table:table-cell>
          <table:table-cell table:style-name="ce342" table:formula="of:=IFERROR(VLOOKUP([.A238];[$items.C:.F];4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806" table:formula="of:=[.D2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7" calcext:value-type="float">
            <text:p>237</text:p>
          </table:table-cell>
          <table:table-cell table:style-name="ce342" table:formula="of:=IFERROR(VLOOKUP([.A239];[$items.C:.F];4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806" table:formula="of:=[.D2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8" calcext:value-type="float">
            <text:p>238</text:p>
          </table:table-cell>
          <table:table-cell table:style-name="ce342" table:formula="of:=IFERROR(VLOOKUP([.A240];[$items.C:.F];4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806" table:formula="of:=[.D2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9" calcext:value-type="float">
            <text:p>239</text:p>
          </table:table-cell>
          <table:table-cell table:style-name="ce342" table:formula="of:=IFERROR(VLOOKUP([.A241];[$items.C:.F];4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806" table:formula="of:=[.D2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0" calcext:value-type="float">
            <text:p>240</text:p>
          </table:table-cell>
          <table:table-cell table:style-name="ce342" table:formula="of:=IFERROR(VLOOKUP([.A242];[$items.C:.F];4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806" table:formula="of:=[.D2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1" calcext:value-type="float">
            <text:p>241</text:p>
          </table:table-cell>
          <table:table-cell table:style-name="ce342" table:formula="of:=IFERROR(VLOOKUP([.A243];[$items.C:.F];4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806" table:formula="of:=[.D2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2" calcext:value-type="float">
            <text:p>242</text:p>
          </table:table-cell>
          <table:table-cell table:style-name="ce342" table:formula="of:=IFERROR(VLOOKUP([.A244];[$items.C:.F];4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806" table:formula="of:=[.D2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3" calcext:value-type="float">
            <text:p>243</text:p>
          </table:table-cell>
          <table:table-cell table:style-name="ce342" table:formula="of:=IFERROR(VLOOKUP([.A245];[$items.C:.F];4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806" table:formula="of:=[.D2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4" calcext:value-type="float">
            <text:p>244</text:p>
          </table:table-cell>
          <table:table-cell table:style-name="ce342" table:formula="of:=IFERROR(VLOOKUP([.A246];[$items.C:.F];4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806" table:formula="of:=[.D2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5" calcext:value-type="float">
            <text:p>245</text:p>
          </table:table-cell>
          <table:table-cell table:style-name="ce342" table:formula="of:=IFERROR(VLOOKUP([.A247];[$items.C:.F];4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806" table:formula="of:=[.D2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6" calcext:value-type="float">
            <text:p>246</text:p>
          </table:table-cell>
          <table:table-cell table:style-name="ce342" table:formula="of:=IFERROR(VLOOKUP([.A248];[$items.C:.F];4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806" table:formula="of:=[.D2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7" calcext:value-type="float">
            <text:p>247</text:p>
          </table:table-cell>
          <table:table-cell table:style-name="ce342" table:formula="of:=IFERROR(VLOOKUP([.A249];[$items.C:.F];4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806" table:formula="of:=[.D2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8" calcext:value-type="float">
            <text:p>248</text:p>
          </table:table-cell>
          <table:table-cell table:style-name="ce342" table:formula="of:=IFERROR(VLOOKUP([.A250];[$items.C:.F];4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806" table:formula="of:=[.D2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9" calcext:value-type="float">
            <text:p>249</text:p>
          </table:table-cell>
          <table:table-cell table:style-name="ce342" table:formula="of:=IFERROR(VLOOKUP([.A251];[$items.C:.F];4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806" table:formula="of:=[.D2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0" calcext:value-type="float">
            <text:p>250</text:p>
          </table:table-cell>
          <table:table-cell table:style-name="ce342" table:formula="of:=IFERROR(VLOOKUP([.A252];[$items.C:.F];4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806" table:formula="of:=[.D2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1" calcext:value-type="float">
            <text:p>251</text:p>
          </table:table-cell>
          <table:table-cell table:style-name="ce342" table:formula="of:=IFERROR(VLOOKUP([.A253];[$items.C:.F];4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806" table:formula="of:=[.D2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2" calcext:value-type="float">
            <text:p>252</text:p>
          </table:table-cell>
          <table:table-cell table:style-name="ce342" table:formula="of:=IFERROR(VLOOKUP([.A254];[$items.C:.F];4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806" table:formula="of:=[.D2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3" calcext:value-type="float">
            <text:p>253</text:p>
          </table:table-cell>
          <table:table-cell table:style-name="ce342" table:formula="of:=IFERROR(VLOOKUP([.A255];[$items.C:.F];4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806" table:formula="of:=[.D2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4" calcext:value-type="float">
            <text:p>254</text:p>
          </table:table-cell>
          <table:table-cell table:style-name="ce342" table:formula="of:=IFERROR(VLOOKUP([.A256];[$items.C:.F];4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806" table:formula="of:=[.D2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5" calcext:value-type="float">
            <text:p>255</text:p>
          </table:table-cell>
          <table:table-cell table:style-name="ce342" table:formula="of:=IFERROR(VLOOKUP([.A257];[$items.C:.F];4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806" table:formula="of:=[.D2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4">
        <table:table-column table:style-name="co20" table:number-columns-repeated="2" table:default-cell-style-name="Default"/>
        <table:table-column table:style-name="co4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807" office:value-type="string" calcext:value-type="string">
            <text:p>Letter</text:p>
          </table:table-cell>
          <table:table-cell table:style-name="ce807" office:value-type="string" calcext:value-type="string">
            <text:p>Meaning</text:p>
          </table:table-cell>
        </table:table-row>
        <table:table-row table:style-name="ro1">
          <table:table-cell/>
          <table:table-cell table:style-name="ce816" office:value-type="string" calcext:value-type="string">
            <text:p>h</text:p>
          </table:table-cell>
          <table:table-cell table:style-name="ce816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table table:name="engines" table:style-name="ta4">
        <office:forms form:automatic-focus="false" form:apply-design-mode="false"/>
        <table:table-column table:style-name="co20" table:number-columns-repeated="3" table:default-cell-style-name="Default"/>
        <table:table-column table:style-name="co20" table:default-cell-style-name="ce340"/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table:style-name="ce807" office:value-type="string" calcext:value-type="string">
            <text:p>Engine</text:p>
          </table:table-cell>
          <table:table-cell table:style-name="ce807" office:value-type="string" calcext:value-type="string">
            <text:p>Count</text:p>
          </table:table-cell>
          <table:table-cell table:style-name="ce807" office:value-type="string" calcext:value-type="string">
            <text:p>Percent</text:p>
          </table:table-cell>
        </table:table-row>
        <table:table-row table:style-name="ro1">
          <table:table-cell/>
          <table:table-cell office:value-type="string" calcext:value-type="string">
            <text:p>manual</text:p>
          </table:table-cell>
          <table:table-cell table:formula="of:=COUNTIF([items.$E:.$E];[.B3])" office:value-type="float" office:value="1" calcext:value-type="float">
            <text:p>1</text:p>
          </table:table-cell>
          <table:table-cell table:formula="of:=[.C3]/SUM([.$C:.$C])" office:value-type="percentage" office:value="0.00694444444444444" calcext:value-type="percentage">
            <text:p>0.69%</text:p>
          </table:table-cell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table:formula="of:=COUNTIF([items.$E:.$E];[.B4])" office:value-type="float" office:value="110" calcext:value-type="float">
            <text:p>110</text:p>
          </table:table-cell>
          <table:table-cell table:formula="of:=[.C4]/SUM([.$C:.$C])" office:value-type="percentage" office:value="0.763888888888889" calcext:value-type="percentage">
            <text:p>76.39%</text:p>
          </table:table-cell>
        </table:table-row>
        <table:table-row table:style-name="ro1">
          <table:table-cell/>
          <table:table-cell office:value-type="string" calcext:value-type="string">
            <text:p>bravo</text:p>
          </table:table-cell>
          <table:table-cell table:formula="of:=COUNTIF([items.$E:.$E];[.B5])" office:value-type="float" office:value="33" calcext:value-type="float">
            <text:p>33</text:p>
          </table:table-cell>
          <table:table-cell table:formula="of:=[.C5]/SUM([.$C:.$C])" office:value-type="percentage" office:value="0.229166666666667" calcext:value-type="percentage">
            <text:p>22.92%</text:p>
          </table:table-cell>
        </table:table-row>
      </table:table>
      <table:table table:name="conditions" table:style-name="ta4">
        <office:forms form:automatic-focus="false" form:apply-design-mode="false"/>
        <table:table-column table:style-name="co20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807" office:value-type="string" calcext:value-type="string">
            <text:p>Condition</text:p>
          </table:table-cell>
          <table:table-cell table:style-name="ce807"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string" calcext:value-type="string">
            <text:p>seaso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ngle</text:p>
          </table:table-cell>
          <table:table-cell/>
        </table:table-row>
      </table:table>
      <table:named-expressions/>
      <table:database-ranges>
        <table:database-range table:name="__Anonymous_Sheet_DB__0" table:target-range-address="items.A1:items.AH145" table:display-filter-buttons="true"/>
        <table:database-range table:name="__Anonymous_Sheet_DB__1" table:target-range-address="colours.A1:colours.CM16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/00/0000</text:date>, <text:time style:data-style-name="N2" text:time-value="06:28:02.4780625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9-30T14:09:24.086117977</dc:date>
    <meta:editing-cycles>1278</meta:editing-cycles>
    <meta:editing-duration>P134DT15H41M45S</meta:editing-duration>
    <meta:generator>LibreOffice/25.2.6.2$Linux_X86_64 LibreOffice_project/520$Build-2</meta:generator>
    <meta:document-statistic meta:table-count="10" meta:cell-count="20955" meta:object-count="0"/>
    <meta:user-defined meta:name="AppVersion">15.0000</meta:user-defined>
  </office:meta>
</office:document-meta>
</file>